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/>
        </table:table-row>
        <table:table-row table:style-name="ro1">
          <table:table-cell office:value-type="float" table:style-name="ce1" office:value="1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002828482319802" table:style-name="ce1">
            <text:p>0.960028285</text:p>
          </table:table-cell>
          <table:table-cell office:value-type="float" office:value="0.42402351625756418" table:style-name="ce1">
            <text:p>0.424023516</text:p>
          </table:table-cell>
          <table:table-cell/>
        </table:table-row>
        <table:table-row table:style-name="ro1">
          <table:table-cell office:value-type="float" table:style-name="ce1" office:value="2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309013359643115" table:style-name="ce1">
            <text:p>0.973090134</text:p>
          </table:table-cell>
          <table:table-cell office:value-type="float" office:value="0.39098245727561709" table:style-name="ce1">
            <text:p>0.390982457</text:p>
          </table:table-cell>
          <table:table-cell/>
        </table:table-row>
        <table:table-row table:style-name="ro1">
          <table:table-cell office:value-type="float" table:style-name="ce1" office:value="3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46737246795743" table:style-name="ce1">
            <text:p>1.034673725</text:p>
          </table:table-cell>
          <table:table-cell office:value-type="float" office:value="0.14725587749796765" table:style-name="ce1">
            <text:p>0.147255877</text:p>
          </table:table-cell>
          <table:table-cell/>
        </table:table-row>
        <table:table-row table:style-name="ro1">
          <table:table-cell office:value-type="float" table:style-name="ce1" office:value="4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02047650986546" table:style-name="ce1">
            <text:p>1.040204765</text:p>
          </table:table-cell>
          <table:table-cell office:value-type="float" office:value="2.0154569359146109E-2" table:style-name="ce1">
            <text:p>0.020154569</text:p>
          </table:table-cell>
          <table:table-cell/>
        </table:table-row>
        <table:table-row table:style-name="ro1">
          <table:table-cell office:value-type="float" table:style-name="ce1" office:value="5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5231415511344819" table:style-name="ce1">
            <text:p>0.952314155</text:p>
          </table:table-cell>
          <table:table-cell office:value-type="float" office:value="0.44083796339534953" table:style-name="ce1">
            <text:p>0.440837963</text:p>
          </table:table-cell>
          <table:table-cell/>
        </table:table-row>
        <table:table-row table:style-name="ro1">
          <table:table-cell office:value-type="float" table:style-name="ce1" office:value="6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530536822002238" table:style-name="ce1">
            <text:p>0.953053682</text:p>
          </table:table-cell>
          <table:table-cell office:value-type="float" office:value="0.43875883905010349" table:style-name="ce1">
            <text:p>0.438758839</text:p>
          </table:table-cell>
          <table:table-cell/>
        </table:table-row>
        <table:table-row table:style-name="ro1">
          <table:table-cell office:value-type="float" table:style-name="ce1" office:value="7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13758201447727" table:style-name="ce1">
            <text:p>1.03137582</text:p>
          </table:table-cell>
          <table:table-cell office:value-type="float" office:value="-0.10785600410129001" table:style-name="ce1">
            <text:p>-0.107856004</text:p>
          </table:table-cell>
          <table:table-cell/>
        </table:table-row>
        <table:table-row table:style-name="ro1">
          <table:table-cell office:value-type="float" table:style-name="ce1" office:value="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97974007585493" table:style-name="ce1">
            <text:p>1.009797401</text:p>
          </table:table-cell>
          <table:table-cell office:value-type="float" office:value="2.2911615564321064E-3" table:style-name="ce1">
            <text:p>0.002291162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1526481738198" table:style-name="ce1">
            <text:p>1.027152648</text:p>
          </table:table-cell>
          <table:table-cell office:value-type="float" office:value="-0.1255725979245044" table:style-name="ce1">
            <text:p>-0.125572598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48000321306883" table:style-name="ce1">
            <text:p>1.034800032</text:p>
          </table:table-cell>
          <table:table-cell office:value-type="float" office:value="-0.10876186602999344" table:style-name="ce1">
            <text:p>-0.108761866</text:p>
          </table:table-cell>
          <table:table-cell/>
        </table:table-row>
        <table:table-row table:style-name="ro1">
          <table:table-cell office:value-type="float" table:style-name="ce1" office:value="1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9056532463419" table:style-name="ce1">
            <text:p>1.010905653</text:p>
          </table:table-cell>
          <table:table-cell office:value-type="float" office:value="-0.15017909386657982" table:style-name="ce1">
            <text:p>-0.150179094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0988806302007" table:style-name="ce1">
            <text:p>1.008098881</text:p>
          </table:table-cell>
          <table:table-cell office:value-type="float" office:value="-0.18756813927780144" table:style-name="ce1">
            <text:p>-0.187568139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3115965792541" table:style-name="ce1">
            <text:p>1.023311597</text:p>
          </table:table-cell>
          <table:table-cell office:value-type="float" office:value="-0.13363149444056205" table:style-name="ce1">
            <text:p>-0.133631494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5990434950192" table:style-name="ce1">
            <text:p>1.028599043</text:p>
          </table:table-cell>
          <table:table-cell office:value-type="float" office:value="-0.12192476254285564" table:style-name="ce1">
            <text:p>-0.121924763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7978565163284" table:style-name="ce1">
            <text:p>1.037978565</text:p>
          </table:table-cell>
          <table:table-cell office:value-type="float" office:value="-0.10323811438402886" table:style-name="ce1">
            <text:p>-0.103238114</text:p>
          </table:table-cell>
          <table:table-cell/>
        </table:table-row>
        <table:table-row table:style-name="ro1">
          <table:table-cell office:value-type="float" table:style-name="ce1" office:value="1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526610671746906" table:style-name="ce1">
            <text:p>0.985266107</text:p>
          </table:table-cell>
          <table:table-cell office:value-type="float" office:value="0.27750253864388513" table:style-name="ce1">
            <text:p>0.277502539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434431452861249" table:style-name="ce1">
            <text:p>0.984344315</text:p>
          </table:table-cell>
          <table:table-cell office:value-type="float" office:value="0.29325872613648823" table:style-name="ce1">
            <text:p>0.293258726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396490591851882" table:style-name="ce1">
            <text:p>0.983964906</text:p>
          </table:table-cell>
          <table:table-cell office:value-type="float" office:value="0.30684776994588098" table:style-name="ce1">
            <text:p>0.30684777</text:p>
          </table:table-cell>
          <table:table-cell/>
        </table:table-row>
        <table:table-row table:style-name="ro1">
          <table:table-cell office:value-type="float" table:style-name="ce1" office:value="1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7119473567885" table:style-name="ce1">
            <text:p>1.008711947</text:p>
          </table:table-cell>
          <table:table-cell office:value-type="float" office:value="-0.15597659202481498" table:style-name="ce1">
            <text:p>-0.155976592</text:p>
          </table:table-cell>
          <table:table-cell/>
        </table:table-row>
        <table:table-row table:style-name="ro1">
          <table:table-cell office:value-type="float" table:style-name="ce1" office:value="2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8128601118878" table:style-name="ce1">
            <text:p>1.01881286</text:p>
          </table:table-cell>
          <table:table-cell office:value-type="float" office:value="-0.14082828576189829" table:style-name="ce1">
            <text:p>-0.140828286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781216298976227" table:style-name="ce1">
            <text:p>0.987812163</text:p>
          </table:table-cell>
          <table:table-cell office:value-type="float" office:value="0.28642517460846079" table:style-name="ce1">
            <text:p>0.286425175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8364689267689" table:style-name="ce1">
            <text:p>1.023836469</text:p>
          </table:table-cell>
          <table:table-cell office:value-type="float" office:value="-0.14461979427300176" table:style-name="ce1">
            <text:p>-0.144619794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704794631026961" table:style-name="ce1">
            <text:p>0.997047946</text:p>
          </table:table-cell>
          <table:table-cell office:value-type="float" office:value="-0.19687834507246807" table:style-name="ce1">
            <text:p>-0.196878345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039825359104" table:style-name="ce1">
            <text:p>1.011039825</text:p>
          </table:table-cell>
          <table:table-cell office:value-type="float" office:value="0.17863751436311606" table:style-name="ce1">
            <text:p>0.178637514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901581806353788" table:style-name="ce1">
            <text:p>0.979015818</text:p>
          </table:table-cell>
          <table:table-cell office:value-type="float" office:value="0.28906862157865132" table:style-name="ce1">
            <text:p>0.289068622</text:p>
          </table:table-cell>
          <table:table-cell/>
        </table:table-row>
        <table:table-row table:style-name="ro1">
          <table:table-cell office:value-type="float" table:style-name="ce1" office:value="2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63058430138734" table:style-name="ce1">
            <text:p>1.036305843</text:p>
          </table:table-cell>
          <table:table-cell office:value-type="float" office:value="-0.10782304825641524" table:style-name="ce1">
            <text:p>-0.107823048</text:p>
          </table:table-cell>
          <table:table-cell/>
        </table:table-row>
        <table:table-row table:style-name="ro1">
          <table:table-cell office:value-type="float" table:style-name="ce1" office:value="2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34394746483853" table:style-name="ce1">
            <text:p>1.033439475</text:p>
          </table:table-cell>
          <table:table-cell office:value-type="float" office:value="-0.11573617515050939" table:style-name="ce1">
            <text:p>-0.115736175</text:p>
          </table:table-cell>
          <table:table-cell/>
        </table:table-row>
        <table:table-row table:style-name="ro1">
          <table:table-cell office:value-type="float" table:style-name="ce1" office:value="2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9641926455751" table:style-name="ce1">
            <text:p>1.025964193</text:p>
          </table:table-cell>
          <table:table-cell office:value-type="float" office:value="-0.14528563387036303" table:style-name="ce1">
            <text:p>-0.145285634</text:p>
          </table:table-cell>
          <table:table-cell/>
        </table:table-row>
        <table:table-row table:style-name="ro1">
          <table:table-cell office:value-type="float" table:style-name="ce1" office:value="2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7555738907196" table:style-name="ce1">
            <text:p>1.017755574</text:p>
          </table:table-cell>
          <table:table-cell office:value-type="float" office:value="-0.16721109955494046" table:style-name="ce1">
            <text:p>-0.1672111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483554275856144" table:style-name="ce1">
            <text:p>0.984835543</text:p>
          </table:table-cell>
          <table:table-cell office:value-type="float" office:value="0.31961244299846914" table:style-name="ce1">
            <text:p>0.319612443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79604659611137" table:style-name="ce1">
            <text:p>1.007960466</text:p>
          </table:table-cell>
          <table:table-cell office:value-type="float" office:value="0.18390448352189409" table:style-name="ce1">
            <text:p>0.183904484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369675609206819" table:style-name="ce1">
            <text:p>0.983696756</text:p>
          </table:table-cell>
          <table:table-cell office:value-type="float" office:value="0.3077063243645502" table:style-name="ce1">
            <text:p>0.307706324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21898842494815" table:style-name="ce1">
            <text:p>0.982189884</text:p>
          </table:table-cell>
          <table:table-cell office:value-type="float" office:value="0.33608725247767146" table:style-name="ce1">
            <text:p>0.336087252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221310194851" table:style-name="ce1">
            <text:p>1.02622131</text:p>
          </table:table-cell>
          <table:table-cell office:value-type="float" office:value="-0.15391917522506332" table:style-name="ce1">
            <text:p>-0.153919175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8849694379232" table:style-name="ce1">
            <text:p>1.026884969</text:p>
          </table:table-cell>
          <table:table-cell office:value-type="float" office:value="5.5560365797574542E-3" table:style-name="ce1">
            <text:p>0.005556037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1804579467559" table:style-name="ce1">
            <text:p>1.026180458</text:p>
          </table:table-cell>
          <table:table-cell office:value-type="float" office:value="-7.878012267181296E-2" table:style-name="ce1">
            <text:p>-0.078780123</text:p>
          </table:table-cell>
          <table:table-cell/>
        </table:table-row>
        <table:table-row table:style-name="ro1">
          <table:table-cell office:value-type="float" table:style-name="ce1" office:value="3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48988395824594" table:style-name="ce1">
            <text:p>1.00489884</text:p>
          </table:table-cell>
          <table:table-cell office:value-type="float" office:value="0.20098099961395921" table:style-name="ce1">
            <text:p>0.20098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8306921451902" table:style-name="ce1">
            <text:p>1.028830692</text:p>
          </table:table-cell>
          <table:table-cell office:value-type="float" office:value="9.7071967632519893E-2" table:style-name="ce1">
            <text:p>0.097071968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049754699783652" table:style-name="ce1">
            <text:p>0.970497547</text:p>
          </table:table-cell>
          <table:table-cell office:value-type="float" office:value="0.39605271274311721" table:style-name="ce1">
            <text:p>0.396052713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47071724608307" table:style-name="ce1">
            <text:p>1.004707172</text:p>
          </table:table-cell>
          <table:table-cell office:value-type="float" office:value="0.20294949520942923" table:style-name="ce1">
            <text:p>0.202949495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9322431653246" table:style-name="ce1">
            <text:p>1.021932243</text:p>
          </table:table-cell>
          <table:table-cell office:value-type="float" office:value="0.17376435301605356" table:style-name="ce1">
            <text:p>0.173764353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8964128788659" table:style-name="ce1">
            <text:p>1.023896413</text:p>
          </table:table-cell>
          <table:table-cell office:value-type="float" office:value="-8.5978984023954166E-2" table:style-name="ce1">
            <text:p>-0.085978984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0563799425739" table:style-name="ce1">
            <text:p>1.01005638</text:p>
          </table:table-cell>
          <table:table-cell office:value-type="float" office:value="0.1835583540384445" table:style-name="ce1">
            <text:p>0.183558354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04208804377715" table:style-name="ce1">
            <text:p>1.03042088</text:p>
          </table:table-cell>
          <table:table-cell office:value-type="float" office:value="-1.276946192474856E-2" table:style-name="ce1">
            <text:p>-0.012769462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9875867507328" table:style-name="ce1">
            <text:p>1.028987587</text:p>
          </table:table-cell>
          <table:table-cell office:value-type="float" office:value="-4.9965851467809734E-2" table:style-name="ce1">
            <text:p>-0.04996585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74347690988417" table:style-name="ce1">
            <text:p>1.007434769</text:p>
          </table:table-cell>
          <table:table-cell office:value-type="float" office:value="0.23814748793712567" table:style-name="ce1">
            <text:p>0.238147488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6272621766822" table:style-name="ce1">
            <text:p>1.017627262</text:p>
          </table:table-cell>
          <table:table-cell office:value-type="float" office:value="0.15590062628094317" table:style-name="ce1">
            <text:p>0.155900626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2659839856848" table:style-name="ce1">
            <text:p>1.00265984</text:p>
          </table:table-cell>
          <table:table-cell office:value-type="float" office:value="0.19580552989698705" table:style-name="ce1">
            <text:p>0.19580553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2642623405792" table:style-name="ce1">
            <text:p>1.027264262</text:p>
          </table:table-cell>
          <table:table-cell office:value-type="float" office:value="-7.3635217918233228E-2" table:style-name="ce1">
            <text:p>-0.073635218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759172584828003" table:style-name="ce1">
            <text:p>0.987591726</text:p>
          </table:table-cell>
          <table:table-cell office:value-type="float" office:value="0.32757111141859796" table:style-name="ce1">
            <text:p>0.327571111</text:p>
          </table:table-cell>
          <table:table-cell/>
        </table:table-row>
        <table:table-row table:style-name="ro1">
          <table:table-cell office:value-type="float" table:style-name="ce1" office:value="5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20014854258295" table:style-name="ce1">
            <text:p>1.032001485</text:p>
          </table:table-cell>
          <table:table-cell office:value-type="float" office:value="4.975112138315254E-2" table:style-name="ce1">
            <text:p>0.049751121</text:p>
          </table:table-cell>
          <table:table-cell/>
        </table:table-row>
        <table:table-row table:style-name="ro1">
          <table:table-cell office:value-type="float" table:style-name="ce1" office:value="5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4209660379014" table:style-name="ce1">
            <text:p>1.00420966</text:p>
          </table:table-cell>
          <table:table-cell office:value-type="float" office:value="0.19829250616567778" table:style-name="ce1">
            <text:p>0.198292506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1107625995775998" table:style-name="ce1">
            <text:p>0.91107626</text:p>
          </table:table-cell>
          <table:table-cell office:value-type="float" office:value="0.516302129127297" table:style-name="ce1">
            <text:p>0.516302129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0854989590406" table:style-name="ce1">
            <text:p>1.023085499</text:p>
          </table:table-cell>
          <table:table-cell office:value-type="float" office:value="-8.8428908280780913E-2" table:style-name="ce1">
            <text:p>-0.088428908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1901176022384" table:style-name="ce1">
            <text:p>1.023190118</text:p>
          </table:table-cell>
          <table:table-cell office:value-type="float" office:value="-9.5098597471874768E-2" table:style-name="ce1">
            <text:p>-0.095098597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44276609980398" table:style-name="ce1">
            <text:p>1.004427661</text:p>
          </table:table-cell>
          <table:table-cell office:value-type="float" office:value="0.20928706080884912" table:style-name="ce1">
            <text:p>0.209287061</text:p>
          </table:table-cell>
          <table:table-cell/>
        </table:table-row>
        <table:table-row table:style-name="ro1">
          <table:table-cell office:value-type="float" table:style-name="ce1" office:value="5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4472585675204" table:style-name="ce1">
            <text:p>1.022447259</text:p>
          </table:table-cell>
          <table:table-cell office:value-type="float" office:value="-8.9992018800345672E-2" table:style-name="ce1">
            <text:p>-0.089992019</text:p>
          </table:table-cell>
          <table:table-cell/>
        </table:table-row>
        <table:table-row table:style-name="ro1">
          <table:table-cell office:value-type="float" table:style-name="ce1" office:value="5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7428290778561" table:style-name="ce1">
            <text:p>1.025742829</text:p>
          </table:table-cell>
          <table:table-cell office:value-type="float" office:value="-8.1808609542981872E-2" table:style-name="ce1">
            <text:p>-0.08180861</text:p>
          </table:table-cell>
          <table:table-cell/>
        </table:table-row>
        <table:table-row table:style-name="ro1">
          <table:table-cell office:value-type="float" table:style-name="ce1" office:value="5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5827821370625" table:style-name="ce1">
            <text:p>1.008582782</text:p>
          </table:table-cell>
          <table:table-cell office:value-type="float" office:value="0.23544694004523173" table:style-name="ce1">
            <text:p>0.23544694</text:p>
          </table:table-cell>
          <table:table-cell/>
        </table:table-row>
        <table:table-row table:style-name="ro1">
          <table:table-cell office:value-type="float" table:style-name="ce1" office:value="6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75989806873951" table:style-name="ce1">
            <text:p>1.007598981</text:p>
          </table:table-cell>
          <table:table-cell office:value-type="float" office:value="0.24134519700570528" table:style-name="ce1">
            <text:p>0.241345197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9662695787085" table:style-name="ce1">
            <text:p>1.01296627</text:p>
          </table:table-cell>
          <table:table-cell office:value-type="float" office:value="0.21291159361527279" table:style-name="ce1">
            <text:p>0.212911594</text:p>
          </table:table-cell>
          <table:table-cell/>
        </table:table-row>
        <table:table-row table:style-name="ro1">
          <table:table-cell office:value-type="float" table:style-name="ce1" office:value="6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2879303103869104" table:style-name="ce1">
            <text:p>0.928793031</text:p>
          </table:table-cell>
          <table:table-cell office:value-type="float" office:value="0.47979648341141606" table:style-name="ce1">
            <text:p>0.479796483</text:p>
          </table:table-cell>
          <table:table-cell/>
        </table:table-row>
        <table:table-row table:style-name="ro1">
          <table:table-cell office:value-type="float" table:style-name="ce1" office:value="6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0711410347164" table:style-name="ce1">
            <text:p>1.025071141</text:p>
          </table:table-cell>
          <table:table-cell office:value-type="float" office:value="-3.8662589382818857E-2" table:style-name="ce1">
            <text:p>-0.038662589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3156323874688" table:style-name="ce1">
            <text:p>1.013315632</text:p>
          </table:table-cell>
          <table:table-cell office:value-type="float" office:value="0.23935093306520444" table:style-name="ce1">
            <text:p>0.239350933</text:p>
          </table:table-cell>
          <table:table-cell/>
        </table:table-row>
        <table:table-row table:style-name="ro1">
          <table:table-cell office:value-type="float" table:style-name="ce1" office:value="6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71415620751052" table:style-name="ce1">
            <text:p>1.007141562</text:p>
          </table:table-cell>
          <table:table-cell office:value-type="float" office:value="0.2466322848714598" table:style-name="ce1">
            <text:p>0.246632285</text:p>
          </table:table-cell>
          <table:table-cell/>
        </table:table-row>
        <table:table-row table:style-name="ro1">
          <table:table-cell office:value-type="float" table:style-name="ce1" office:value="6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56725126943467" table:style-name="ce1">
            <text:p>1.005672513</text:p>
          </table:table-cell>
          <table:table-cell office:value-type="float" office:value="0.21596471288393113" table:style-name="ce1">
            <text:p>0.215964713</text:p>
          </table:table-cell>
          <table:table-cell/>
        </table:table-row>
        <table:table-row table:style-name="ro1">
          <table:table-cell office:value-type="float" table:style-name="ce1" office:value="6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39095059843628" table:style-name="ce1">
            <text:p>1.003909506</text:p>
          </table:table-cell>
          <table:table-cell office:value-type="float" office:value="0.19877943503851936" table:style-name="ce1">
            <text:p>0.198779435</text:p>
          </table:table-cell>
          <table:table-cell/>
        </table:table-row>
        <table:table-row table:style-name="ro1">
          <table:table-cell office:value-type="float" table:style-name="ce1" office:value="6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7522553936585" table:style-name="ce1">
            <text:p>1.020752255</text:p>
          </table:table-cell>
          <table:table-cell office:value-type="float" office:value="0.1478201376969985" table:style-name="ce1">
            <text:p>0.147820138</text:p>
          </table:table-cell>
          <table:table-cell/>
        </table:table-row>
        <table:table-row table:style-name="ro1">
          <table:table-cell office:value-type="float" table:style-name="ce1" office:value="6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98521182739113" table:style-name="ce1">
            <text:p>1.029852118</text:p>
          </table:table-cell>
          <table:table-cell office:value-type="float" office:value="7.7977269038723263E-2" table:style-name="ce1">
            <text:p>0.077977269</text:p>
          </table:table-cell>
          <table:table-cell/>
        </table:table-row>
        <table:table-row table:style-name="ro1">
          <table:table-cell office:value-type="float" table:style-name="ce1" office:value="7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0474196246396" table:style-name="ce1">
            <text:p>1.00804742</text:p>
          </table:table-cell>
          <table:table-cell office:value-type="float" office:value="0.19795375669106643" table:style-name="ce1">
            <text:p>0.197953757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5416878257125726" table:style-name="ce1">
            <text:p>0.954168783</text:p>
          </table:table-cell>
          <table:table-cell office:value-type="float" office:value="0.39133313732226299" table:style-name="ce1">
            <text:p>0.391333137</text:p>
          </table:table-cell>
          <table:table-cell/>
        </table:table-row>
        <table:table-row table:style-name="ro1">
          <table:table-cell office:value-type="float" table:style-name="ce1" office:value="7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6422621214614" table:style-name="ce1">
            <text:p>1.027642262</text:p>
          </table:table-cell>
          <table:table-cell office:value-type="float" office:value="-5.475574035556198E-2" table:style-name="ce1">
            <text:p>-0.05475574</text:p>
          </table:table-cell>
          <table:table-cell/>
        </table:table-row>
        <table:table-row table:style-name="ro1">
          <table:table-cell office:value-type="float" table:style-name="ce1" office:value="7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670749647787349" table:style-name="ce1">
            <text:p>0.996707496</text:p>
          </table:table-cell>
          <table:table-cell office:value-type="float" office:value="0.28297946297356963" table:style-name="ce1">
            <text:p>0.282979463</text:p>
          </table:table-cell>
          <table:table-cell/>
        </table:table-row>
        <table:table-row table:style-name="ro1">
          <table:table-cell office:value-type="float" table:style-name="ce1" office:value="7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5409373526202" table:style-name="ce1">
            <text:p>1.022540937</text:p>
          </table:table-cell>
          <table:table-cell office:value-type="float" office:value="-8.8921265386997864E-2" table:style-name="ce1">
            <text:p>-0.088921265</text:p>
          </table:table-cell>
          <table:table-cell/>
        </table:table-row>
        <table:table-row table:style-name="ro1">
          <table:table-cell office:value-type="float" table:style-name="ce1" office:value="7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3611334468824858" table:style-name="ce1">
            <text:p>0.936113345</text:p>
          </table:table-cell>
          <table:table-cell office:value-type="float" office:value="0.44289859550079913" table:style-name="ce1">
            <text:p>0.442898596</text:p>
          </table:table-cell>
          <table:table-cell/>
        </table:table-row>
        <table:table-row table:style-name="ro1">
          <table:table-cell office:value-type="float" table:style-name="ce1" office:value="7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9395217946949" table:style-name="ce1">
            <text:p>1.025939522</text:p>
          </table:table-cell>
          <table:table-cell office:value-type="float" office:value="0.12724204344348089" table:style-name="ce1">
            <text:p>0.127242043</text:p>
          </table:table-cell>
          <table:table-cell/>
        </table:table-row>
        <table:table-row table:style-name="ro1">
          <table:table-cell office:value-type="float" table:style-name="ce1" office:value="7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151940415705119" table:style-name="ce1">
            <text:p>0.981519404</text:p>
          </table:table-cell>
          <table:table-cell office:value-type="float" office:value="0.32043081821695479" table:style-name="ce1">
            <text:p>0.320430818</text:p>
          </table:table-cell>
          <table:table-cell/>
        </table:table-row>
        <table:table-row table:style-name="ro1">
          <table:table-cell office:value-type="float" table:style-name="ce1" office:value="7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05114262957529" table:style-name="ce1">
            <text:p>1.040511426</text:p>
          </table:table-cell>
          <table:table-cell office:value-type="float" office:value="-5.1799727296367754E-2" table:style-name="ce1">
            <text:p>-0.051799727</text:p>
          </table:table-cell>
          <table:table-cell/>
        </table:table-row>
        <table:table-row table:style-name="ro1">
          <table:table-cell office:value-type="float" table:style-name="ce1" office:value="7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01062834170338" table:style-name="ce1">
            <text:p>1.000106283</text:p>
          </table:table-cell>
          <table:table-cell office:value-type="float" office:value="0.26648156009331614" table:style-name="ce1">
            <text:p>0.26648156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3378686720362" table:style-name="ce1">
            <text:p>1.043378687</text:p>
          </table:table-cell>
          <table:table-cell office:value-type="float" office:value="-2.1491302838424532E-2" table:style-name="ce1">
            <text:p>-0.021491303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94697693099944" table:style-name="ce1">
            <text:p>1.039469769</text:p>
          </table:table-cell>
          <table:table-cell office:value-type="float" office:value="0.10833562982983555" table:style-name="ce1">
            <text:p>0.10833563</text:p>
          </table:table-cell>
          <table:table-cell/>
        </table:table-row>
        <table:table-row table:style-name="ro1">
          <table:table-cell office:value-type="float" table:style-name="ce1" office:value="8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98448003003133" table:style-name="ce1">
            <text:p>1.0398448</text:p>
          </table:table-cell>
          <table:table-cell office:value-type="float" office:value="-6.2142427442140817E-2" table:style-name="ce1">
            <text:p>-0.062142427</text:p>
          </table:table-cell>
          <table:table-cell/>
        </table:table-row>
        <table:table-row table:style-name="ro1">
          <table:table-cell office:value-type="float" table:style-name="ce1" office:value="8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02242815537017" table:style-name="ce1">
            <text:p>1.040224282</text:p>
          </table:table-cell>
          <table:table-cell office:value-type="float" office:value="5.906821536228303E-2" table:style-name="ce1">
            <text:p>0.059068215</text:p>
          </table:table-cell>
          <table:table-cell/>
        </table:table-row>
        <table:table-row table:style-name="ro1">
          <table:table-cell office:value-type="float" table:style-name="ce1" office:value="8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98806636397202" table:style-name="ce1">
            <text:p>1.039880664</text:p>
          </table:table-cell>
          <table:table-cell office:value-type="float" office:value="-6.7975108592890271E-2" table:style-name="ce1">
            <text:p>-0.067975109</text:p>
          </table:table-cell>
          <table:table-cell/>
        </table:table-row>
        <table:table-row table:style-name="ro1">
          <table:table-cell office:value-type="float" table:style-name="ce1" office:value="8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96584777210427" table:style-name="ce1">
            <text:p>1.039658478</text:p>
          </table:table-cell>
          <table:table-cell office:value-type="float" office:value="-7.4158881482695727E-2" table:style-name="ce1">
            <text:p>-0.074158881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314528416552461" table:style-name="ce1">
            <text:p>0.993145284</text:p>
          </table:table-cell>
          <table:table-cell office:value-type="float" office:value="0.31066188137552242" table:style-name="ce1">
            <text:p>0.310661881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43185776782467" table:style-name="ce1">
            <text:p>1.044318578</text:p>
          </table:table-cell>
          <table:table-cell office:value-type="float" office:value="-2.4245995877338038E-2" table:style-name="ce1">
            <text:p>-0.024245996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48957155787355" table:style-name="ce1">
            <text:p>1.004895716</text:p>
          </table:table-cell>
          <table:table-cell office:value-type="float" office:value="0.29499473014191485" table:style-name="ce1">
            <text:p>0.29499473</text:p>
          </table:table-cell>
          <table:table-cell/>
        </table:table-row>
        <table:table-row table:style-name="ro1">
          <table:table-cell office:value-type="float" table:style-name="ce1" office:value="8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922685119008147" table:style-name="ce1">
            <text:p>0.989226851</text:p>
          </table:table-cell>
          <table:table-cell office:value-type="float" office:value="0.338688052467985" table:style-name="ce1">
            <text:p>0.338688052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746702080963168" table:style-name="ce1">
            <text:p>0.997467021</text:p>
          </table:table-cell>
          <table:table-cell office:value-type="float" office:value="0.28903597076688903" table:style-name="ce1">
            <text:p>0.289035971</text:p>
          </table:table-cell>
          <table:table-cell/>
        </table:table-row>
        <table:table-row table:style-name="ro1">
          <table:table-cell office:value-type="float" table:style-name="ce1" office:value="9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976155247920317" table:style-name="ce1">
            <text:p>0.999761552</text:p>
          </table:table-cell>
          <table:table-cell office:value-type="float" office:value="0.2795146654191395" table:style-name="ce1">
            <text:p>0.279514665</text:p>
          </table:table-cell>
          <table:table-cell/>
        </table:table-row>
        <table:table-row table:style-name="ro1">
          <table:table-cell office:value-type="float" table:style-name="ce1" office:value="9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941931484418489" table:style-name="ce1">
            <text:p>0.999419315</text:p>
          </table:table-cell>
          <table:table-cell office:value-type="float" office:value="0.28073589566776125" table:style-name="ce1">
            <text:p>0.280735896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17593326132095" table:style-name="ce1">
            <text:p>1.031759333</text:p>
          </table:table-cell>
          <table:table-cell office:value-type="float" office:value="0.1837843289444025" table:style-name="ce1">
            <text:p>0.183784329</text:p>
          </table:table-cell>
          <table:table-cell/>
        </table:table-row>
        <table:table-row table:style-name="ro1">
          <table:table-cell office:value-type="float" table:style-name="ce1" office:value="9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527700833454734" table:style-name="ce1">
            <text:p>0.975277008</text:p>
          </table:table-cell>
          <table:table-cell office:value-type="float" office:value="0.38712433017573966" table:style-name="ce1">
            <text:p>0.38712433</text:p>
          </table:table-cell>
          <table:table-cell/>
        </table:table-row>
        <table:table-row table:style-name="ro1">
          <table:table-cell office:value-type="float" table:style-name="ce1" office:value="9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06610209850875" table:style-name="ce1">
            <text:p>1.040661021</text:p>
          </table:table-cell>
          <table:table-cell office:value-type="float" office:value="-6.018637223055523E-2" table:style-name="ce1">
            <text:p>-0.060186372</text:p>
          </table:table-cell>
          <table:table-cell/>
        </table:table-row>
        <table:table-row table:style-name="ro1">
          <table:table-cell office:value-type="float" table:style-name="ce1" office:value="9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81234641598722" table:style-name="ce1">
            <text:p>1.038123464</text:p>
          </table:table-cell>
          <table:table-cell office:value-type="float" office:value="0.14571397723178928" table:style-name="ce1">
            <text:p>0.145713977</text:p>
          </table:table-cell>
          <table:table-cell/>
        </table:table-row>
        <table:table-row table:style-name="ro1">
          <table:table-cell office:value-type="float" table:style-name="ce1" office:value="9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14070246280429" table:style-name="ce1">
            <text:p>1.041407025</text:p>
          </table:table-cell>
          <table:table-cell office:value-type="float" office:value="0.13008327738555434" table:style-name="ce1">
            <text:p>0.130083277</text:p>
          </table:table-cell>
          <table:table-cell/>
        </table:table-row>
        <table:table-row table:style-name="ro1">
          <table:table-cell office:value-type="float" table:style-name="ce1" office:value="9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75999840441397" table:style-name="ce1">
            <text:p>1.047599984</text:p>
          </table:table-cell>
          <table:table-cell office:value-type="float" office:value="-1.8284069151065167E-4" table:style-name="ce1">
            <text:p>-0.000182841</text:p>
          </table:table-cell>
          <table:table-cell/>
        </table:table-row>
        <table:table-row table:style-name="ro1">
          <table:table-cell office:value-type="float" table:style-name="ce1" office:value="9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6549050651785" table:style-name="ce1">
            <text:p>1.020654905</text:p>
          </table:table-cell>
          <table:table-cell office:value-type="float" office:value="0.21229652556363504" table:style-name="ce1">
            <text:p>0.212296526</text:p>
          </table:table-cell>
          <table:table-cell/>
        </table:table-row>
        <table:table-row table:style-name="ro1">
          <table:table-cell office:value-type="float" table:style-name="ce1" office:value="10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2947458527013" table:style-name="ce1">
            <text:p>1.023294746</text:p>
          </table:table-cell>
          <table:table-cell office:value-type="float" office:value="-0.10628877226807711" table:style-name="ce1">
            <text:p>-0.106288772</text:p>
          </table:table-cell>
          <table:table-cell/>
        </table:table-row>
        <table:table-row table:style-name="ro1">
          <table:table-cell office:value-type="float" table:style-name="ce1" office:value="10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0408515640968" table:style-name="ce1">
            <text:p>1.016040852</text:p>
          </table:table-cell>
          <table:table-cell office:value-type="float" office:value="0.25313908815689551" table:style-name="ce1">
            <text:p>0.253139088</text:p>
          </table:table-cell>
          <table:table-cell/>
        </table:table-row>
        <table:table-row table:style-name="ro1">
          <table:table-cell office:value-type="float" table:style-name="ce1" office:value="10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804226401435979" table:style-name="ce1">
            <text:p>0.988042264</text:p>
          </table:table-cell>
          <table:table-cell office:value-type="float" office:value="0.33347312413653046" table:style-name="ce1">
            <text:p>0.333473124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32265238022047" table:style-name="ce1">
            <text:p>1.043226524</text:p>
          </table:table-cell>
          <table:table-cell office:value-type="float" office:value="1.2381842979463898E-2" table:style-name="ce1">
            <text:p>0.012381843</text:p>
          </table:table-cell>
          <table:table-cell/>
        </table:table-row>
        <table:table-row table:style-name="ro1">
          <table:table-cell office:value-type="float" table:style-name="ce1" office:value="10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421693172891699" table:style-name="ce1">
            <text:p>0.974216932</text:p>
          </table:table-cell>
          <table:table-cell office:value-type="float" office:value="0.39005349624467506" table:style-name="ce1">
            <text:p>0.390053496</text:p>
          </table:table-cell>
          <table:table-cell/>
        </table:table-row>
        <table:table-row table:style-name="ro1">
          <table:table-cell office:value-type="float" table:style-name="ce1" office:value="10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7573872187556" table:style-name="ce1">
            <text:p>1.026757387</text:p>
          </table:table-cell>
          <table:table-cell office:value-type="float" office:value="-0.10682957358201117" table:style-name="ce1">
            <text:p>-0.106829574</text:p>
          </table:table-cell>
          <table:table-cell/>
        </table:table-row>
        <table:table-row table:style-name="ro1">
          <table:table-cell office:value-type="float" table:style-name="ce1" office:value="10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30" table:style-name="ce1">
            <text:p>13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742392763116672" table:style-name="ce1">
            <text:p>0.997423928</text:p>
          </table:table-cell>
          <table:table-cell office:value-type="float" office:value="0.25498187894204838" table:style-name="ce1">
            <text:p>0.254981879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5218058807806" table:style-name="ce1">
            <text:p>1.026521806</text:p>
          </table:table-cell>
          <table:table-cell office:value-type="float" office:value="-6.0447266698016831E-2" table:style-name="ce1">
            <text:p>-0.060447267</text:p>
          </table:table-cell>
          <table:table-cell/>
        </table:table-row>
        <table:table-row table:style-name="ro1">
          <table:table-cell office:value-type="float" table:style-name="ce1" office:value="10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6532877520651" table:style-name="ce1">
            <text:p>1.020653288</text:p>
          </table:table-cell>
          <table:table-cell office:value-type="float" office:value="-0.147805805707693" table:style-name="ce1">
            <text:p>-0.147805806</text:p>
          </table:table-cell>
          <table:table-cell/>
        </table:table-row>
        <table:table-row table:style-name="ro1">
          <table:table-cell office:value-type="float" table:style-name="ce1" office:value="10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8888883312577" table:style-name="ce1">
            <text:p>1.020888888</text:p>
          </table:table-cell>
          <table:table-cell office:value-type="float" office:value="0.127339379933188" table:style-name="ce1">
            <text:p>0.12733938</text:p>
          </table:table-cell>
          <table:table-cell/>
        </table:table-row>
        <table:table-row table:style-name="ro1">
          <table:table-cell office:value-type="float" table:style-name="ce1" office:value="11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8299924478202" table:style-name="ce1">
            <text:p>1.019829992</text:p>
          </table:table-cell>
          <table:table-cell office:value-type="float" office:value="-0.16061303341845851" table:style-name="ce1">
            <text:p>-0.160613033</text:p>
          </table:table-cell>
          <table:table-cell/>
        </table:table-row>
        <table:table-row table:style-name="ro1">
          <table:table-cell office:value-type="float" table:style-name="ce1" office:value="11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5878740539653" table:style-name="ce1">
            <text:p>1.020587874</text:p>
          </table:table-cell>
          <table:table-cell office:value-type="float" office:value="-0.1647508158826762" table:style-name="ce1">
            <text:p>-0.164750816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11010596745358" table:style-name="ce1">
            <text:p>1.04110106</text:p>
          </table:table-cell>
          <table:table-cell office:value-type="float" office:value="2.0353710830182139E-2" table:style-name="ce1">
            <text:p>0.020353711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4980714061821703" table:style-name="ce1">
            <text:p>0.949807141</text:p>
          </table:table-cell>
          <table:table-cell office:value-type="float" office:value="0.38374699429526027" table:style-name="ce1">
            <text:p>0.383746994</text:p>
          </table:table-cell>
          <table:table-cell/>
        </table:table-row>
        <table:table-row table:style-name="ro1">
          <table:table-cell office:value-type="float" table:style-name="ce1" office:value="11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74685527809037" table:style-name="ce1">
            <text:p>1.007468553</text:p>
          </table:table-cell>
          <table:table-cell office:value-type="float" office:value="0.16443769384648763" table:style-name="ce1">
            <text:p>0.164437694</text:p>
          </table:table-cell>
          <table:table-cell/>
        </table:table-row>
        <table:table-row table:style-name="ro1">
          <table:table-cell office:value-type="float" table:style-name="ce1" office:value="11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12120440178871" table:style-name="ce1">
            <text:p>1.001212044</text:p>
          </table:table-cell>
          <table:table-cell office:value-type="float" office:value="-0.1911725213348533" table:style-name="ce1">
            <text:p>-0.191172521</text:p>
          </table:table-cell>
          <table:table-cell/>
        </table:table-row>
        <table:table-row table:style-name="ro1">
          <table:table-cell office:value-type="float" table:style-name="ce1" office:value="11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8902426516823" table:style-name="ce1">
            <text:p>1.019890243</text:p>
          </table:table-cell>
          <table:table-cell office:value-type="float" office:value="0.15697612220937504" table:style-name="ce1">
            <text:p>0.156976122</text:p>
          </table:table-cell>
          <table:table-cell/>
        </table:table-row>
        <table:table-row table:style-name="ro1">
          <table:table-cell office:value-type="float" table:style-name="ce1" office:value="11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71069071884875" table:style-name="ce1">
            <text:p>1.037106907</text:p>
          </table:table-cell>
          <table:table-cell office:value-type="float" office:value="-0.1188969009769805" table:style-name="ce1">
            <text:p>-0.118896901</text:p>
          </table:table-cell>
          <table:table-cell/>
        </table:table-row>
        <table:table-row table:style-name="ro1">
          <table:table-cell office:value-type="float" table:style-name="ce1" office:value="11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6374987792106" table:style-name="ce1">
            <text:p>1.028637499</text:p>
          </table:table-cell>
          <table:table-cell office:value-type="float" office:value="0.11901741933536338" table:style-name="ce1">
            <text:p>0.119017419</text:p>
          </table:table-cell>
          <table:table-cell/>
        </table:table-row>
        <table:table-row table:style-name="ro1">
          <table:table-cell office:value-type="float" table:style-name="ce1" office:value="11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50614890460361" table:style-name="ce1">
            <text:p>1.005061489</text:p>
          </table:table-cell>
          <table:table-cell office:value-type="float" office:value="-0.23425499618271714" table:style-name="ce1">
            <text:p>-0.234254996</text:p>
          </table:table-cell>
          <table:table-cell/>
        </table:table-row>
        <table:table-row table:style-name="ro1">
          <table:table-cell office:value-type="float" table:style-name="ce1" office:value="12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94013844594714" table:style-name="ce1">
            <text:p>1.039401384</text:p>
          </table:table-cell>
          <table:table-cell office:value-type="float" office:value="2.0320481877515947E-2" table:style-name="ce1">
            <text:p>0.020320482</text:p>
          </table:table-cell>
          <table:table-cell/>
        </table:table-row>
        <table:table-row table:style-name="ro1">
          <table:table-cell office:value-type="float" table:style-name="ce1" office:value="12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0115952537573" table:style-name="ce1">
            <text:p>1.019011595</text:p>
          </table:table-cell>
          <table:table-cell office:value-type="float" office:value="-0.18959857261697013" table:style-name="ce1">
            <text:p>-0.189598573</text:p>
          </table:table-cell>
          <table:table-cell/>
        </table:table-row>
        <table:table-row table:style-name="ro1">
          <table:table-cell office:value-type="float" table:style-name="ce1" office:value="12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3822389538096" table:style-name="ce1">
            <text:p>1.03382239</text:p>
          </table:table-cell>
          <table:table-cell office:value-type="float" office:value="-4.2607005172168436E-2" table:style-name="ce1">
            <text:p>-0.042607005</text:p>
          </table:table-cell>
          <table:table-cell/>
        </table:table-row>
        <table:table-row table:style-name="ro1">
          <table:table-cell office:value-type="float" table:style-name="ce1" office:value="12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16075668926" table:style-name="ce1">
            <text:p>1.023160757</text:p>
          </table:table-cell>
          <table:table-cell office:value-type="float" office:value="-0.11133151382722224" table:style-name="ce1">
            <text:p>-0.111331514</text:p>
          </table:table-cell>
          <table:table-cell/>
        </table:table-row>
        <table:table-row table:style-name="ro1">
          <table:table-cell office:value-type="float" table:style-name="ce1" office:value="12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2204797614301" table:style-name="ce1">
            <text:p>1.02822048</text:p>
          </table:table-cell>
          <table:table-cell office:value-type="float" office:value="-0.12424626754625125" table:style-name="ce1">
            <text:p>-0.124246268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8251090667894" table:style-name="ce1">
            <text:p>1.015825109</text:p>
          </table:table-cell>
          <table:table-cell office:value-type="float" office:value="0.19194214698560971" table:style-name="ce1">
            <text:p>0.191942147</text:p>
          </table:table-cell>
          <table:table-cell/>
        </table:table-row>
        <table:table-row table:style-name="ro1">
          <table:table-cell office:value-type="float" table:style-name="ce1" office:value="12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74862809530971" table:style-name="ce1">
            <text:p>1.007486281</text:p>
          </table:table-cell>
          <table:table-cell office:value-type="float" office:value="0.24858134220270228" table:style-name="ce1">
            <text:p>0.248581342</text:p>
          </table:table-cell>
          <table:table-cell/>
        </table:table-row>
        <table:table-row table:style-name="ro1">
          <table:table-cell office:value-type="float" table:style-name="ce1" office:value="12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10290142717198" table:style-name="ce1">
            <text:p>1.031029014</text:p>
          </table:table-cell>
          <table:table-cell office:value-type="float" office:value="0.11018521556854019" table:style-name="ce1">
            <text:p>0.110185216</text:p>
          </table:table-cell>
          <table:table-cell/>
        </table:table-row>
        <table:table-row table:style-name="ro1">
          <table:table-cell office:value-type="float" table:style-name="ce1" office:value="12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97711033202552" table:style-name="ce1">
            <text:p>1.009771103</text:p>
          </table:table-cell>
          <table:table-cell office:value-type="float" office:value="0.1291755352200811" table:style-name="ce1">
            <text:p>0.129175535</text:p>
          </table:table-cell>
          <table:table-cell/>
        </table:table-row>
        <table:table-row table:style-name="ro1">
          <table:table-cell office:value-type="float" table:style-name="ce1" office:value="12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2752789170263" table:style-name="ce1">
            <text:p>1.032752789</text:p>
          </table:table-cell>
          <table:table-cell office:value-type="float" office:value="-7.2579380412364169E-2" table:style-name="ce1">
            <text:p>-0.07257938</text:p>
          </table:table-cell>
          <table:table-cell/>
        </table:table-row>
        <table:table-row table:style-name="ro1">
          <table:table-cell office:value-type="float" table:style-name="ce1" office:value="13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6415030947551" table:style-name="ce1">
            <text:p>1.012641503</text:p>
          </table:table-cell>
          <table:table-cell office:value-type="float" office:value="7.6140897092135784E-2" table:style-name="ce1">
            <text:p>0.076140897</text:p>
          </table:table-cell>
          <table:table-cell/>
        </table:table-row>
        <table:table-row table:style-name="ro1">
          <table:table-cell office:value-type="float" table:style-name="ce1" office:value="13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15739009036606" table:style-name="ce1">
            <text:p>1.001573901</text:p>
          </table:table-cell>
          <table:table-cell office:value-type="float" office:value="0.25771953947775161" table:style-name="ce1">
            <text:p>0.257719539</text:p>
          </table:table-cell>
          <table:table-cell/>
        </table:table-row>
        <table:table-row table:style-name="ro1">
          <table:table-cell office:value-type="float" table:style-name="ce1" office:value="13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6964573461236" table:style-name="ce1">
            <text:p>1.011696457</text:p>
          </table:table-cell>
          <table:table-cell office:value-type="float" office:value="0.15499202622491048" table:style-name="ce1">
            <text:p>0.154992026</text:p>
          </table:table-cell>
          <table:table-cell/>
        </table:table-row>
        <table:table-row table:style-name="ro1">
          <table:table-cell office:value-type="float" table:style-name="ce1" office:value="13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4283067161426" table:style-name="ce1">
            <text:p>1.024428307</text:p>
          </table:table-cell>
          <table:table-cell office:value-type="float" office:value="-0.1454329206153023" table:style-name="ce1">
            <text:p>-0.145432921</text:p>
          </table:table-cell>
          <table:table-cell/>
        </table:table-row>
        <table:table-row table:style-name="ro1">
          <table:table-cell office:value-type="float" table:style-name="ce1" office:value="13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1894545185897" table:style-name="ce1">
            <text:p>1.018189455</text:p>
          </table:table-cell>
          <table:table-cell office:value-type="float" office:value="-0.19073291458774735" table:style-name="ce1">
            <text:p>-0.190732915</text:p>
          </table:table-cell>
          <table:table-cell/>
        </table:table-row>
        <table:table-row table:style-name="ro1">
          <table:table-cell office:value-type="float" table:style-name="ce1" office:value="13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1933489879005" table:style-name="ce1">
            <text:p>1.010193349</text:p>
          </table:table-cell>
          <table:table-cell office:value-type="float" office:value="0.21490750954913113" table:style-name="ce1">
            <text:p>0.21490751</text:p>
          </table:table-cell>
          <table:table-cell/>
        </table:table-row>
        <table:table-row table:style-name="ro1">
          <table:table-cell office:value-type="float" table:style-name="ce1" office:value="13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2887635371753" table:style-name="ce1">
            <text:p>1.012288764</text:p>
          </table:table-cell>
          <table:table-cell office:value-type="float" office:value="0.17904038431699418" table:style-name="ce1">
            <text:p>0.179040384</text:p>
          </table:table-cell>
          <table:table-cell/>
        </table:table-row>
        <table:table-row table:style-name="ro1">
          <table:table-cell office:value-type="float" table:style-name="ce1" office:value="13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4199965347985" table:style-name="ce1">
            <text:p>1.019419997</text:p>
          </table:table-cell>
          <table:table-cell office:value-type="float" office:value="-0.16000150207104757" table:style-name="ce1">
            <text:p>-0.160001502</text:p>
          </table:table-cell>
          <table:table-cell/>
        </table:table-row>
        <table:table-row table:style-name="ro1">
          <table:table-cell office:value-type="float" table:style-name="ce1" office:value="13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776109005025138" table:style-name="ce1">
            <text:p>0.99776109</text:p>
          </table:table-cell>
          <table:table-cell office:value-type="float" office:value="-0.20989751590177103" table:style-name="ce1">
            <text:p>-0.209897516</text:p>
          </table:table-cell>
          <table:table-cell/>
        </table:table-row>
        <table:table-row table:style-name="ro1">
          <table:table-cell office:value-type="float" table:style-name="ce1" office:value="13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49968976269152" table:style-name="ce1">
            <text:p>1.004996898</text:p>
          </table:table-cell>
          <table:table-cell office:value-type="float" office:value="-0.20100061134303943" table:style-name="ce1">
            <text:p>-0.201000611</text:p>
          </table:table-cell>
          <table:table-cell/>
        </table:table-row>
        <table:table-row table:style-name="ro1">
          <table:table-cell office:value-type="float" table:style-name="ce1" office:value="14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1460290394341" table:style-name="ce1">
            <text:p>1.017146029</text:p>
          </table:table-cell>
          <table:table-cell office:value-type="float" office:value="0.2060164935370731" table:style-name="ce1">
            <text:p>0.206016494</text:p>
          </table:table-cell>
          <table:table-cell/>
        </table:table-row>
        <table:table-row table:style-name="ro1">
          <table:table-cell office:value-type="float" table:style-name="ce1" office:value="14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0825954895754" table:style-name="ce1">
            <text:p>1.012082595</text:p>
          </table:table-cell>
          <table:table-cell office:value-type="float" office:value="-0.14836856104675417" table:style-name="ce1">
            <text:p>-0.148368561</text:p>
          </table:table-cell>
          <table:table-cell/>
        </table:table-row>
        <table:table-row table:style-name="ro1">
          <table:table-cell office:value-type="float" table:style-name="ce1" office:value="14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70025548928" table:style-name="ce1">
            <text:p>1.015700255</text:p>
          </table:table-cell>
          <table:table-cell office:value-type="float" office:value="0.18989966034464462" table:style-name="ce1">
            <text:p>0.18989966</text:p>
          </table:table-cell>
          <table:table-cell/>
        </table:table-row>
        <table:table-row table:style-name="ro1">
          <table:table-cell office:value-type="float" table:style-name="ce1" office:value="14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1497083703501" table:style-name="ce1">
            <text:p>1.016149708</text:p>
          </table:table-cell>
          <table:table-cell office:value-type="float" office:value="0.17077450096209454" table:style-name="ce1">
            <text:p>0.170774501</text:p>
          </table:table-cell>
          <table:table-cell/>
        </table:table-row>
        <table:table-row table:style-name="ro1">
          <table:table-cell office:value-type="float" table:style-name="ce1" office:value="14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4717025202031" table:style-name="ce1">
            <text:p>1.011471703</text:p>
          </table:table-cell>
          <table:table-cell office:value-type="float" office:value="-0.15513827703336822" table:style-name="ce1">
            <text:p>-0.155138277</text:p>
          </table:table-cell>
          <table:table-cell/>
        </table:table-row>
        <table:table-row table:style-name="ro1">
          <table:table-cell office:value-type="float" table:style-name="ce1" office:value="14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5111986774245" table:style-name="ce1">
            <text:p>1.020511199</text:p>
          </table:table-cell>
          <table:table-cell office:value-type="float" office:value="-0.10204044969504078" table:style-name="ce1">
            <text:p>-0.10204045</text:p>
          </table:table-cell>
          <table:table-cell/>
        </table:table-row>
        <table:table-row table:style-name="ro1">
          <table:table-cell office:value-type="float" table:style-name="ce1" office:value="14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563582758528621" table:style-name="ce1">
            <text:p>0.965635828</text:p>
          </table:table-cell>
          <table:table-cell office:value-type="float" office:value="0.29227839209164819" table:style-name="ce1">
            <text:p>0.292278392</text:p>
          </table:table-cell>
          <table:table-cell/>
        </table:table-row>
        <table:table-row table:style-name="ro1">
          <table:table-cell office:value-type="float" table:style-name="ce1" office:value="14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262603933491989" table:style-name="ce1">
            <text:p>0.992626039</text:p>
          </table:table-cell>
          <table:table-cell office:value-type="float" office:value="-0.27155175571936524" table:style-name="ce1">
            <text:p>-0.271551756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2658421925426" table:style-name="ce1">
            <text:p>1.002658422</text:p>
          </table:table-cell>
          <table:table-cell office:value-type="float" office:value="0.18619379404806782" table:style-name="ce1">
            <text:p>0.186193794</text:p>
          </table:table-cell>
          <table:table-cell/>
        </table:table-row>
        <table:table-row table:style-name="ro1">
          <table:table-cell office:value-type="float" table:style-name="ce1" office:value="14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39204978237044" table:style-name="ce1">
            <text:p>1.003920498</text:p>
          </table:table-cell>
          <table:table-cell office:value-type="float" office:value="0.2068057882396071" table:style-name="ce1">
            <text:p>0.206805788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75362522497524" table:style-name="ce1">
            <text:p>1.007536252</text:p>
          </table:table-cell>
          <table:table-cell office:value-type="float" office:value="0.19110455358918932" table:style-name="ce1">
            <text:p>0.191104554</text:p>
          </table:table-cell>
          <table:table-cell/>
        </table:table-row>
        <table:table-row table:style-name="ro1">
          <table:table-cell office:value-type="float" table:style-name="ce1" office:value="15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1979790418468965" table:style-name="ce1">
            <text:p>0.919797904</text:p>
          </table:table-cell>
          <table:table-cell office:value-type="float" office:value="0.46220793530342236" table:style-name="ce1">
            <text:p>0.462207935</text:p>
          </table:table-cell>
          <table:table-cell/>
        </table:table-row>
        <table:table-row table:style-name="ro1">
          <table:table-cell office:value-type="float" table:style-name="ce1" office:value="15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3642910362728" table:style-name="ce1">
            <text:p>1.021364291</text:p>
          </table:table-cell>
          <table:table-cell office:value-type="float" office:value="-9.4209739390214708E-2" table:style-name="ce1">
            <text:p>-0.094209739</text:p>
          </table:table-cell>
          <table:table-cell/>
        </table:table-row>
        <table:table-row table:style-name="ro1">
          <table:table-cell office:value-type="float" table:style-name="ce1" office:value="15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6724132724014" table:style-name="ce1">
            <text:p>1.014672413</text:p>
          </table:table-cell>
          <table:table-cell office:value-type="float" office:value="0.21882388750765117" table:style-name="ce1">
            <text:p>0.218823888</text:p>
          </table:table-cell>
          <table:table-cell/>
        </table:table-row>
        <table:table-row table:style-name="ro1">
          <table:table-cell office:value-type="float" table:style-name="ce1" office:value="15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66124957715976" table:style-name="ce1">
            <text:p>1.006612496</text:p>
          </table:table-cell>
          <table:table-cell office:value-type="float" office:value="0.23109981254097786" table:style-name="ce1">
            <text:p>0.231099813</text:p>
          </table:table-cell>
          <table:table-cell/>
        </table:table-row>
        <table:table-row table:style-name="ro1">
          <table:table-cell office:value-type="float" table:style-name="ce1" office:value="15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3132883715063" table:style-name="ce1">
            <text:p>1.018313288</text:p>
          </table:table-cell>
          <table:table-cell office:value-type="float" office:value="0.11512205143242162" table:style-name="ce1">
            <text:p>0.115122051</text:p>
          </table:table-cell>
          <table:table-cell/>
        </table:table-row>
        <table:table-row table:style-name="ro1">
          <table:table-cell office:value-type="float" table:style-name="ce1" office:value="15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6569137544167" table:style-name="ce1">
            <text:p>1.023656914</text:p>
          </table:table-cell>
          <table:table-cell office:value-type="float" office:value="0.15682436967124308" table:style-name="ce1">
            <text:p>0.15682437</text:p>
          </table:table-cell>
          <table:table-cell/>
        </table:table-row>
        <table:table-row table:style-name="ro1">
          <table:table-cell office:value-type="float" table:style-name="ce1" office:value="15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5737905623489" table:style-name="ce1">
            <text:p>1.012573791</text:p>
          </table:table-cell>
          <table:table-cell office:value-type="float" office:value="-0.22559494379572553" table:style-name="ce1">
            <text:p>-0.225594944</text:p>
          </table:table-cell>
          <table:table-cell/>
        </table:table-row>
        <table:table-row table:style-name="ro1">
          <table:table-cell office:value-type="float" table:style-name="ce1" office:value="15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0726418963549" table:style-name="ce1">
            <text:p>1.021072642</text:p>
          </table:table-cell>
          <table:table-cell office:value-type="float" office:value="0.20978183899184019" table:style-name="ce1">
            <text:p>0.209781839</text:p>
          </table:table-cell>
          <table:table-cell/>
        </table:table-row>
        <table:table-row table:style-name="ro1">
          <table:table-cell office:value-type="float" table:style-name="ce1" office:value="15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232547861096" table:style-name="ce1">
            <text:p>1.025232548</text:p>
          </table:table-cell>
          <table:table-cell office:value-type="float" office:value="6.9713576914728112E-2" table:style-name="ce1">
            <text:p>0.069713577</text:p>
          </table:table-cell>
          <table:table-cell/>
        </table:table-row>
        <table:table-row table:style-name="ro1">
          <table:table-cell office:value-type="float" table:style-name="ce1" office:value="16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1489304779001" table:style-name="ce1">
            <text:p>1.01214893</text:p>
          </table:table-cell>
          <table:table-cell office:value-type="float" office:value="0.15795538146085084" table:style-name="ce1">
            <text:p>0.157955381</text:p>
          </table:table-cell>
          <table:table-cell/>
        </table:table-row>
        <table:table-row table:style-name="ro1">
          <table:table-cell office:value-type="float" table:style-name="ce1" office:value="16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180041596181921" table:style-name="ce1">
            <text:p>0.971800416</text:p>
          </table:table-cell>
          <table:table-cell office:value-type="float" office:value="0.32874726088050565" table:style-name="ce1">
            <text:p>0.328747261</text:p>
          </table:table-cell>
          <table:table-cell/>
        </table:table-row>
        <table:table-row table:style-name="ro1">
          <table:table-cell office:value-type="float" table:style-name="ce1" office:value="16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7526922118193" table:style-name="ce1">
            <text:p>1.026752692</text:p>
          </table:table-cell>
          <table:table-cell office:value-type="float" office:value="-9.8564210431924641E-3" table:style-name="ce1">
            <text:p>-0.009856421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4302112747958922" table:style-name="ce1">
            <text:p>0.943021127</text:p>
          </table:table-cell>
          <table:table-cell office:value-type="float" office:value="0.35633799001386912" table:style-name="ce1">
            <text:p>0.35633799</text:p>
          </table:table-cell>
          <table:table-cell/>
        </table:table-row>
        <table:table-row table:style-name="ro1">
          <table:table-cell office:value-type="float" table:style-name="ce1" office:value="16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9452193019946" table:style-name="ce1">
            <text:p>1.028945219</text:p>
          </table:table-cell>
          <table:table-cell office:value-type="float" office:value="-0.13217600264635906" table:style-name="ce1">
            <text:p>-0.132176003</text:p>
          </table:table-cell>
          <table:table-cell/>
        </table:table-row>
        <table:table-row table:style-name="ro1">
          <table:table-cell office:value-type="float" table:style-name="ce1" office:value="16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206107102667205" table:style-name="ce1">
            <text:p>0.972061071</text:p>
          </table:table-cell>
          <table:table-cell office:value-type="float" office:value="0.26939369739190089" table:style-name="ce1">
            <text:p>0.269393697</text:p>
          </table:table-cell>
          <table:table-cell/>
        </table:table-row>
        <table:table-row table:style-name="ro1">
          <table:table-cell office:value-type="float" table:style-name="ce1" office:value="16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9024579028145" table:style-name="ce1">
            <text:p>1.028902458</text:p>
          </table:table-cell>
          <table:table-cell office:value-type="float" office:value="-0.11032122244403895" table:style-name="ce1">
            <text:p>-0.110321222</text:p>
          </table:table-cell>
          <table:table-cell/>
        </table:table-row>
        <table:table-row table:style-name="ro1">
          <table:table-cell office:value-type="float" table:style-name="ce1" office:value="16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3717036934852" table:style-name="ce1">
            <text:p>1.024371704</text:p>
          </table:table-cell>
          <table:table-cell office:value-type="float" office:value="-0.16389439487702617" table:style-name="ce1">
            <text:p>-0.163894395</text:p>
          </table:table-cell>
          <table:table-cell/>
        </table:table-row>
        <table:table-row table:style-name="ro1">
          <table:table-cell office:value-type="float" table:style-name="ce1" office:value="16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5495421812149" table:style-name="ce1">
            <text:p>1.025549542</text:p>
          </table:table-cell>
          <table:table-cell office:value-type="float" office:value="0.10489493091613314" table:style-name="ce1">
            <text:p>0.104894931</text:p>
          </table:table-cell>
          <table:table-cell/>
        </table:table-row>
        <table:table-row table:style-name="ro1">
          <table:table-cell office:value-type="float" table:style-name="ce1" office:value="16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0423255821001" table:style-name="ce1">
            <text:p>1.024042326</text:p>
          </table:table-cell>
          <table:table-cell office:value-type="float" office:value="6.3350733353325972E-2" table:style-name="ce1">
            <text:p>0.063350733</text:p>
          </table:table-cell>
          <table:table-cell/>
        </table:table-row>
        <table:table-row table:style-name="ro1">
          <table:table-cell office:value-type="float" table:style-name="ce1" office:value="17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381368482963481" table:style-name="ce1">
            <text:p>0.963813685</text:p>
          </table:table-cell>
          <table:table-cell office:value-type="float" office:value="0.2968761205201948" table:style-name="ce1">
            <text:p>0.296876121</text:p>
          </table:table-cell>
          <table:table-cell/>
        </table:table-row>
        <table:table-row table:style-name="ro1">
          <table:table-cell office:value-type="float" table:style-name="ce1" office:value="17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17074248404587" table:style-name="ce1">
            <text:p>0.981707425</text:p>
          </table:table-cell>
          <table:table-cell office:value-type="float" office:value="0.33994667524939104" table:style-name="ce1">
            <text:p>0.339946675</text:p>
          </table:table-cell>
          <table:table-cell/>
        </table:table-row>
        <table:table-row table:style-name="ro1">
          <table:table-cell office:value-type="float" table:style-name="ce1" office:value="17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276053840683708" table:style-name="ce1">
            <text:p>0.982760538</text:p>
          </table:table-cell>
          <table:table-cell office:value-type="float" office:value="0.33379355019278584" table:style-name="ce1">
            <text:p>0.33379355</text:p>
          </table:table-cell>
          <table:table-cell/>
        </table:table-row>
        <table:table-row table:style-name="ro1">
          <table:table-cell office:value-type="float" table:style-name="ce1" office:value="17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4727970246814" table:style-name="ce1">
            <text:p>1.012472797</text:p>
          </table:table-cell>
          <table:table-cell office:value-type="float" office:value="7.4219461745788379E-3" table:style-name="ce1">
            <text:p>0.007421946</text:p>
          </table:table-cell>
          <table:table-cell/>
        </table:table-row>
        <table:table-row table:style-name="ro1">
          <table:table-cell office:value-type="float" table:style-name="ce1" office:value="17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3727997113949" table:style-name="ce1">
            <text:p>1.0123728</text:p>
          </table:table-cell>
          <table:table-cell office:value-type="float" office:value="7.4212131428578925E-3" table:style-name="ce1">
            <text:p>0.007421213</text:p>
          </table:table-cell>
          <table:table-cell/>
        </table:table-row>
        <table:table-row table:style-name="ro1">
          <table:table-cell office:value-type="float" table:style-name="ce1" office:value="17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186169923663247" table:style-name="ce1">
            <text:p>0.981861699</text:p>
          </table:table-cell>
          <table:table-cell office:value-type="float" office:value="0.34345835784291628" table:style-name="ce1">
            <text:p>0.343458358</text:p>
          </table:table-cell>
          <table:table-cell/>
        </table:table-row>
        <table:table-row table:style-name="ro1">
          <table:table-cell office:value-type="float" table:style-name="ce1" office:value="17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472233853822289" table:style-name="ce1">
            <text:p>0.984722339</text:p>
          </table:table-cell>
          <table:table-cell office:value-type="float" office:value="0.29618036056398711" table:style-name="ce1">
            <text:p>0.296180361</text:p>
          </table:table-cell>
          <table:table-cell/>
        </table:table-row>
        <table:table-row table:style-name="ro1">
          <table:table-cell office:value-type="float" table:style-name="ce1" office:value="17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512393297254197" table:style-name="ce1">
            <text:p>0.985123933</text:p>
          </table:table-cell>
          <table:table-cell office:value-type="float" office:value="0.32675257716613443" table:style-name="ce1">
            <text:p>0.326752577</text:p>
          </table:table-cell>
          <table:table-cell/>
        </table:table-row>
        <table:table-row table:style-name="ro1">
          <table:table-cell office:value-type="float" table:style-name="ce1" office:value="17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8600807529614" table:style-name="ce1">
            <text:p>1.025860081</text:p>
          </table:table-cell>
          <table:table-cell office:value-type="float" office:value="-0.12868684749238099" table:style-name="ce1">
            <text:p>-0.128686847</text:p>
          </table:table-cell>
          <table:table-cell/>
        </table:table-row>
        <table:table-row table:style-name="ro1">
          <table:table-cell office:value-type="float" table:style-name="ce1" office:value="17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8960597531709" table:style-name="ce1">
            <text:p>1.01289606</text:p>
          </table:table-cell>
          <table:table-cell office:value-type="float" office:value="0.19817159770386081" table:style-name="ce1">
            <text:p>0.198171598</text:p>
          </table:table-cell>
          <table:table-cell/>
        </table:table-row>
        <table:table-row table:style-name="ro1">
          <table:table-cell office:value-type="float" table:style-name="ce1" office:value="18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196769241879911" table:style-name="ce1">
            <text:p>0.981967692</text:p>
          </table:table-cell>
          <table:table-cell office:value-type="float" office:value="0.33735195426393871" table:style-name="ce1">
            <text:p>0.337351954</text:p>
          </table:table-cell>
          <table:table-cell/>
        </table:table-row>
        <table:table-row table:style-name="ro1">
          <table:table-cell office:value-type="float" table:style-name="ce1" office:value="18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537385680437573" table:style-name="ce1">
            <text:p>0.985373857</text:p>
          </table:table-cell>
          <table:table-cell office:value-type="float" office:value="0.31598956047070531" table:style-name="ce1">
            <text:p>0.31598956</text:p>
          </table:table-cell>
          <table:table-cell/>
        </table:table-row>
        <table:table-row table:style-name="ro1">
          <table:table-cell office:value-type="float" table:style-name="ce1" office:value="18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1162513091165" table:style-name="ce1">
            <text:p>1.031162513</text:p>
          </table:table-cell>
          <table:table-cell office:value-type="float" office:value="-0.11894482584590674" table:style-name="ce1">
            <text:p>-0.118944826</text:p>
          </table:table-cell>
          <table:table-cell/>
        </table:table-row>
        <table:table-row table:style-name="ro1">
          <table:table-cell office:value-type="float" table:style-name="ce1" office:value="18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135252226911" table:style-name="ce1">
            <text:p>1.019135252</text:p>
          </table:table-cell>
          <table:table-cell office:value-type="float" office:value="-0.14214196308054172" table:style-name="ce1">
            <text:p>-0.142141963</text:p>
          </table:table-cell>
          <table:table-cell/>
        </table:table-row>
        <table:table-row table:style-name="ro1">
          <table:table-cell office:value-type="float" table:style-name="ce1" office:value="18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9829657952823" table:style-name="ce1">
            <text:p>1.026982966</text:p>
          </table:table-cell>
          <table:table-cell office:value-type="float" office:value="5.9150626645724635E-3" table:style-name="ce1">
            <text:p>0.005915063</text:p>
          </table:table-cell>
          <table:table-cell/>
        </table:table-row>
        <table:table-row table:style-name="ro1">
          <table:table-cell office:value-type="float" table:style-name="ce1" office:value="18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8849694379232" table:style-name="ce1">
            <text:p>1.026884969</text:p>
          </table:table-cell>
          <table:table-cell office:value-type="float" office:value="5.5560365797574542E-3" table:style-name="ce1">
            <text:p>0.005556037</text:p>
          </table:table-cell>
          <table:table-cell/>
        </table:table-row>
        <table:table-row table:style-name="ro1">
          <table:table-cell office:value-type="float" table:style-name="ce1" office:value="18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8849694379232" table:style-name="ce1">
            <text:p>1.026884969</text:p>
          </table:table-cell>
          <table:table-cell office:value-type="float" office:value="5.5560365797574542E-3" table:style-name="ce1">
            <text:p>0.005556037</text:p>
          </table:table-cell>
          <table:table-cell/>
        </table:table-row>
        <table:table-row table:style-name="ro1">
          <table:table-cell office:value-type="float" table:style-name="ce1" office:value="18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23609069219721" table:style-name="ce1">
            <text:p>1.002360907</text:p>
          </table:table-cell>
          <table:table-cell office:value-type="float" office:value="0.19629205861308205" table:style-name="ce1">
            <text:p>0.196292059</text:p>
          </table:table-cell>
          <table:table-cell/>
        </table:table-row>
        <table:table-row table:style-name="ro1">
          <table:table-cell office:value-type="float" table:style-name="ce1" office:value="18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0095517076933684" table:style-name="ce1">
            <text:p>0.900955171</text:p>
          </table:table-cell>
          <table:table-cell office:value-type="float" office:value="0.53729021977325708" table:style-name="ce1">
            <text:p>0.53729022</text:p>
          </table:table-cell>
          <table:table-cell/>
        </table:table-row>
        <table:table-row table:style-name="ro1">
          <table:table-cell office:value-type="float" table:style-name="ce1" office:value="18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2299857258547091" table:style-name="ce1">
            <text:p>0.922998573</text:p>
          </table:table-cell>
          <table:table-cell office:value-type="float" office:value="0.48829015452411423" table:style-name="ce1">
            <text:p>0.488290155</text:p>
          </table:table-cell>
          <table:table-cell/>
        </table:table-row>
        <table:table-row table:style-name="ro1">
          <table:table-cell office:value-type="float" table:style-name="ce1" office:value="19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41115547068395" table:style-name="ce1">
            <text:p>1.004111555</text:p>
          </table:table-cell>
          <table:table-cell office:value-type="float" office:value="0.1982731340959078" table:style-name="ce1">
            <text:p>0.198273134</text:p>
          </table:table-cell>
          <table:table-cell/>
        </table:table-row>
        <table:table-row table:style-name="ro1">
          <table:table-cell office:value-type="float" table:style-name="ce1" office:value="19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801885479846862" table:style-name="ce1">
            <text:p>0.978018855</text:p>
          </table:table-cell>
          <table:table-cell office:value-type="float" office:value="0.37542626394365658" table:style-name="ce1">
            <text:p>0.375426264</text:p>
          </table:table-cell>
          <table:table-cell/>
        </table:table-row>
        <table:table-row table:style-name="ro1">
          <table:table-cell office:value-type="float" table:style-name="ce1" office:value="19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1937221651386" table:style-name="ce1">
            <text:p>1.031937222</text:p>
          </table:table-cell>
          <table:table-cell office:value-type="float" office:value="0.12432992628654713" table:style-name="ce1">
            <text:p>0.124329926</text:p>
          </table:table-cell>
          <table:table-cell/>
        </table:table-row>
        <table:table-row table:style-name="ro1">
          <table:table-cell office:value-type="float" table:style-name="ce1" office:value="19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040627831089976" table:style-name="ce1">
            <text:p>0.970406278</text:p>
          </table:table-cell>
          <table:table-cell office:value-type="float" office:value="0.39759696303516762" table:style-name="ce1">
            <text:p>0.397596963</text:p>
          </table:table-cell>
          <table:table-cell/>
        </table:table-row>
        <table:table-row table:style-name="ro1">
          <table:table-cell office:value-type="float" table:style-name="ce1" office:value="19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328598315833669" table:style-name="ce1">
            <text:p>0.963285983</text:p>
          </table:table-cell>
          <table:table-cell office:value-type="float" office:value="0.41505580907954603" table:style-name="ce1">
            <text:p>0.415055809</text:p>
          </table:table-cell>
          <table:table-cell/>
        </table:table-row>
        <table:table-row table:style-name="ro1">
          <table:table-cell office:value-type="float" table:style-name="ce1" office:value="19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19446203432294" table:style-name="ce1">
            <text:p>1.03194462</text:p>
          </table:table-cell>
          <table:table-cell office:value-type="float" office:value="4.8845783284413566E-2" table:style-name="ce1">
            <text:p>0.048845783</text:p>
          </table:table-cell>
          <table:table-cell/>
        </table:table-row>
        <table:table-row table:style-name="ro1">
          <table:table-cell office:value-type="float" table:style-name="ce1" office:value="19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1098613436084919" table:style-name="ce1">
            <text:p>0.910986134</text:p>
          </table:table-cell>
          <table:table-cell office:value-type="float" office:value="0.51646113406748884" table:style-name="ce1">
            <text:p>0.516461134</text:p>
          </table:table-cell>
          <table:table-cell/>
        </table:table-row>
        <table:table-row table:style-name="ro1">
          <table:table-cell office:value-type="float" table:style-name="ce1" office:value="19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1098613436084919" table:style-name="ce1">
            <text:p>0.910986134</text:p>
          </table:table-cell>
          <table:table-cell office:value-type="float" office:value="0.51646113406748884" table:style-name="ce1">
            <text:p>0.516461134</text:p>
          </table:table-cell>
          <table:table-cell/>
        </table:table-row>
        <table:table-row table:style-name="ro1">
          <table:table-cell office:value-type="float" table:style-name="ce1" office:value="19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1098613436084919" table:style-name="ce1">
            <text:p>0.910986134</text:p>
          </table:table-cell>
          <table:table-cell office:value-type="float" office:value="0.51646113406748884" table:style-name="ce1">
            <text:p>0.516461134</text:p>
          </table:table-cell>
          <table:table-cell/>
        </table:table-row>
        <table:table-row table:style-name="ro1">
          <table:table-cell office:value-type="float" table:style-name="ce1" office:value="19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1080255780923236" table:style-name="ce1">
            <text:p>0.910802558</text:p>
          </table:table-cell>
          <table:table-cell office:value-type="float" office:value="0.51698741830740869" table:style-name="ce1">
            <text:p>0.516987418</text:p>
          </table:table-cell>
          <table:table-cell/>
        </table:table-row>
        <table:table-row table:style-name="ro1">
          <table:table-cell office:value-type="float" table:style-name="ce1" office:value="20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0558431144589" table:style-name="ce1">
            <text:p>1.024055843</text:p>
          </table:table-cell>
          <table:table-cell office:value-type="float" office:value="-8.5272446799273746E-2" table:style-name="ce1">
            <text:p>-0.085272447</text:p>
          </table:table-cell>
          <table:table-cell/>
        </table:table-row>
        <table:table-row table:style-name="ro1">
          <table:table-cell office:value-type="float" table:style-name="ce1" office:value="20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4685577711986" table:style-name="ce1">
            <text:p>1.023468558</text:p>
          </table:table-cell>
          <table:table-cell office:value-type="float" office:value="-8.8641983584206704E-2" table:style-name="ce1">
            <text:p>-0.088641984</text:p>
          </table:table-cell>
          <table:table-cell/>
        </table:table-row>
        <table:table-row table:style-name="ro1">
          <table:table-cell office:value-type="float" table:style-name="ce1" office:value="20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6390513130878" table:style-name="ce1">
            <text:p>1.008639051</text:p>
          </table:table-cell>
          <table:table-cell office:value-type="float" office:value="0.23564571747908822" table:style-name="ce1">
            <text:p>0.235645717</text:p>
          </table:table-cell>
          <table:table-cell/>
        </table:table-row>
        <table:table-row table:style-name="ro1">
          <table:table-cell office:value-type="float" table:style-name="ce1" office:value="20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6390513130878" table:style-name="ce1">
            <text:p>1.008639051</text:p>
          </table:table-cell>
          <table:table-cell office:value-type="float" office:value="0.23564571747908822" table:style-name="ce1">
            <text:p>0.235645717</text:p>
          </table:table-cell>
          <table:table-cell/>
        </table:table-row>
        <table:table-row table:style-name="ro1">
          <table:table-cell office:value-type="float" table:style-name="ce1" office:value="20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50799716262531" table:style-name="ce1">
            <text:p>1.005079972</text:p>
          </table:table-cell>
          <table:table-cell office:value-type="float" office:value="0.20211207444329007" table:style-name="ce1">
            <text:p>0.202112074</text:p>
          </table:table-cell>
          <table:table-cell/>
        </table:table-row>
        <table:table-row table:style-name="ro1">
          <table:table-cell office:value-type="float" table:style-name="ce1" office:value="20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54995128002742" table:style-name="ce1">
            <text:p>1.005499513</text:p>
          </table:table-cell>
          <table:table-cell office:value-type="float" office:value="0.2025616443416953" table:style-name="ce1">
            <text:p>0.202561644</text:p>
          </table:table-cell>
          <table:table-cell/>
        </table:table-row>
        <table:table-row table:style-name="ro1">
          <table:table-cell office:value-type="float" table:style-name="ce1" office:value="20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48948001292464" table:style-name="ce1">
            <text:p>1.0048948</text:p>
          </table:table-cell>
          <table:table-cell office:value-type="float" office:value="0.20353508462474565" table:style-name="ce1">
            <text:p>0.203535085</text:p>
          </table:table-cell>
          <table:table-cell/>
        </table:table-row>
        <table:table-row table:style-name="ro1">
          <table:table-cell office:value-type="float" table:style-name="ce1" office:value="20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56609976242479" table:style-name="ce1">
            <text:p>1.005660998</text:p>
          </table:table-cell>
          <table:table-cell office:value-type="float" office:value="0.20478683516623453" table:style-name="ce1">
            <text:p>0.204786835</text:p>
          </table:table-cell>
          <table:table-cell/>
        </table:table-row>
        <table:table-row table:style-name="ro1">
          <table:table-cell office:value-type="float" table:style-name="ce1" office:value="20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0346040194625" table:style-name="ce1">
            <text:p>1.012034604</text:p>
          </table:table-cell>
          <table:table-cell office:value-type="float" office:value="0.21345362556576447" table:style-name="ce1">
            <text:p>0.213453626</text:p>
          </table:table-cell>
          <table:table-cell/>
        </table:table-row>
        <table:table-row table:style-name="ro1">
          <table:table-cell office:value-type="float" table:style-name="ce1" office:value="20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2938999894693" table:style-name="ce1">
            <text:p>1.0262939</text:p>
          </table:table-cell>
          <table:table-cell office:value-type="float" office:value="-7.8608656294363768E-2" table:style-name="ce1">
            <text:p>-0.078608656</text:p>
          </table:table-cell>
          <table:table-cell/>
        </table:table-row>
        <table:table-row table:style-name="ro1">
          <table:table-cell office:value-type="float" table:style-name="ce1" office:value="21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3076041567787" table:style-name="ce1">
            <text:p>1.026307604</text:p>
          </table:table-cell>
          <table:table-cell office:value-type="float" office:value="-7.8429533021515369E-2" table:style-name="ce1">
            <text:p>-0.078429533</text:p>
          </table:table-cell>
          <table:table-cell/>
        </table:table-row>
        <table:table-row table:style-name="ro1">
          <table:table-cell office:value-type="float" table:style-name="ce1" office:value="21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1804579467559" table:style-name="ce1">
            <text:p>1.026180458</text:p>
          </table:table-cell>
          <table:table-cell office:value-type="float" office:value="-7.878012267181296E-2" table:style-name="ce1">
            <text:p>-0.078780123</text:p>
          </table:table-cell>
          <table:table-cell/>
        </table:table-row>
        <table:table-row table:style-name="ro1">
          <table:table-cell office:value-type="float" table:style-name="ce1" office:value="21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3076041567787" table:style-name="ce1">
            <text:p>1.026307604</text:p>
          </table:table-cell>
          <table:table-cell office:value-type="float" office:value="-7.8429533021515369E-2" table:style-name="ce1">
            <text:p>-0.078429533</text:p>
          </table:table-cell>
          <table:table-cell/>
        </table:table-row>
        <table:table-row table:style-name="ro1">
          <table:table-cell office:value-type="float" table:style-name="ce1" office:value="21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4352017912101" table:style-name="ce1">
            <text:p>1.027435202</text:p>
          </table:table-cell>
          <table:table-cell office:value-type="float" office:value="-7.9417605858243534E-2" table:style-name="ce1">
            <text:p>-0.079417606</text:p>
          </table:table-cell>
          <table:table-cell/>
        </table:table-row>
        <table:table-row table:style-name="ro1">
          <table:table-cell office:value-type="float" table:style-name="ce1" office:value="21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72065228412506" table:style-name="ce1">
            <text:p>1.007206523</text:p>
          </table:table-cell>
          <table:table-cell office:value-type="float" office:value="0.24720726192010917" table:style-name="ce1">
            <text:p>0.247207262</text:p>
          </table:table-cell>
          <table:table-cell/>
        </table:table-row>
        <table:table-row table:style-name="ro1">
          <table:table-cell office:value-type="float" table:style-name="ce1" office:value="21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9238921141466" table:style-name="ce1">
            <text:p>1.022923892</text:p>
          </table:table-cell>
          <table:table-cell office:value-type="float" office:value="-8.9134454292633974E-2" table:style-name="ce1">
            <text:p>-0.089134454</text:p>
          </table:table-cell>
          <table:table-cell/>
        </table:table-row>
        <table:table-row table:style-name="ro1">
          <table:table-cell office:value-type="float" table:style-name="ce1" office:value="21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40836352611118" table:style-name="ce1">
            <text:p>1.004083635</text:p>
          </table:table-cell>
          <table:table-cell office:value-type="float" office:value="0.20300594424999102" table:style-name="ce1">
            <text:p>0.203005944</text:p>
          </table:table-cell>
          <table:table-cell/>
        </table:table-row>
        <table:table-row table:style-name="ro1">
          <table:table-cell office:value-type="float" table:style-name="ce1" office:value="21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39856185064007" table:style-name="ce1">
            <text:p>1.003985619</text:p>
          </table:table-cell>
          <table:table-cell office:value-type="float" office:value="0.20298612719178621" table:style-name="ce1">
            <text:p>0.202986127</text:p>
          </table:table-cell>
          <table:table-cell/>
        </table:table-row>
        <table:table-row table:style-name="ro1">
          <table:table-cell office:value-type="float" table:style-name="ce1" office:value="21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94131471113901" table:style-name="ce1">
            <text:p>1.029413147</text:p>
          </table:table-cell>
          <table:table-cell office:value-type="float" office:value="-4.9446259254097062E-2" table:style-name="ce1">
            <text:p>-0.049446259</text:p>
          </table:table-cell>
          <table:table-cell/>
        </table:table-row>
        <table:table-row table:style-name="ro1">
          <table:table-cell office:value-type="float" table:style-name="ce1" office:value="21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2863794392065" table:style-name="ce1">
            <text:p>1.028286379</text:p>
          </table:table-cell>
          <table:table-cell office:value-type="float" office:value="0.12862663744267111" table:style-name="ce1">
            <text:p>0.128626637</text:p>
          </table:table-cell>
          <table:table-cell/>
        </table:table-row>
        <table:table-row table:style-name="ro1">
          <table:table-cell office:value-type="float" table:style-name="ce1" office:value="22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78381278241886" table:style-name="ce1">
            <text:p>1.007838128</text:p>
          </table:table-cell>
          <table:table-cell office:value-type="float" office:value="0.23861432920894488" table:style-name="ce1">
            <text:p>0.238614329</text:p>
          </table:table-cell>
          <table:table-cell/>
        </table:table-row>
        <table:table-row table:style-name="ro1">
          <table:table-cell office:value-type="float" table:style-name="ce1" office:value="22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984878925931639" table:style-name="ce1">
            <text:p>0.969848789</text:p>
          </table:table-cell>
          <table:table-cell office:value-type="float" office:value="0.39974282479143747" table:style-name="ce1">
            <text:p>0.399742825</text:p>
          </table:table-cell>
          <table:table-cell/>
        </table:table-row>
        <table:table-row table:style-name="ro1">
          <table:table-cell office:value-type="float" table:style-name="ce1" office:value="22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29041484925468" table:style-name="ce1">
            <text:p>1.042904148</text:p>
          </table:table-cell>
          <table:table-cell office:value-type="float" office:value="-6.1229299008202502E-2" table:style-name="ce1">
            <text:p>-0.061229299</text:p>
          </table:table-cell>
          <table:table-cell/>
        </table:table-row>
        <table:table-row table:style-name="ro1">
          <table:table-cell office:value-type="float" table:style-name="ce1" office:value="22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32243468736924" table:style-name="ce1">
            <text:p>1.043224347</text:p>
          </table:table-cell>
          <table:table-cell office:value-type="float" office:value="1.256392016679808E-2" table:style-name="ce1">
            <text:p>0.01256392</text:p>
          </table:table-cell>
          <table:table-cell/>
        </table:table-row>
        <table:table-row table:style-name="ro1">
          <table:table-cell office:value-type="float" table:style-name="ce1" office:value="22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32221381667495" table:style-name="ce1">
            <text:p>1.043222138</text:p>
          </table:table-cell>
          <table:table-cell office:value-type="float" office:value="1.2745996971413371E-2" table:style-name="ce1">
            <text:p>0.012745997</text:p>
          </table:table-cell>
          <table:table-cell/>
        </table:table-row>
        <table:table-row table:style-name="ro1">
          <table:table-cell office:value-type="float" table:style-name="ce1" office:value="22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922685119008147" table:style-name="ce1">
            <text:p>0.989226851</text:p>
          </table:table-cell>
          <table:table-cell office:value-type="float" office:value="0.338688052467985" table:style-name="ce1">
            <text:p>0.338688052</text:p>
          </table:table-cell>
          <table:table-cell/>
        </table:table-row>
        <table:table-row table:style-name="ro1">
          <table:table-cell office:value-type="float" table:style-name="ce1" office:value="22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946074036714615" table:style-name="ce1">
            <text:p>0.98946074</text:p>
          </table:table-cell>
          <table:table-cell office:value-type="float" office:value="0.3410850381827073" table:style-name="ce1">
            <text:p>0.341085038</text:p>
          </table:table-cell>
          <table:table-cell/>
        </table:table-row>
        <table:table-row table:style-name="ro1">
          <table:table-cell office:value-type="float" table:style-name="ce1" office:value="22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991233878587105" table:style-name="ce1">
            <text:p>0.999912339</text:p>
          </table:table-cell>
          <table:table-cell office:value-type="float" office:value="0.31680676246533823" table:style-name="ce1">
            <text:p>0.316806762</text:p>
          </table:table-cell>
          <table:table-cell/>
        </table:table-row>
        <table:table-row table:style-name="ro1">
          <table:table-cell office:value-type="float" table:style-name="ce1" office:value="22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527700833454734" table:style-name="ce1">
            <text:p>0.975277008</text:p>
          </table:table-cell>
          <table:table-cell office:value-type="float" office:value="0.38712433017573966" table:style-name="ce1">
            <text:p>0.38712433</text:p>
          </table:table-cell>
          <table:table-cell/>
        </table:table-row>
        <table:table-row table:style-name="ro1">
          <table:table-cell office:value-type="float" table:style-name="ce1" office:value="22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527700833454734" table:style-name="ce1">
            <text:p>0.975277008</text:p>
          </table:table-cell>
          <table:table-cell office:value-type="float" office:value="0.38712433017573966" table:style-name="ce1">
            <text:p>0.38712433</text:p>
          </table:table-cell>
          <table:table-cell/>
        </table:table-row>
        <table:table-row table:style-name="ro1">
          <table:table-cell office:value-type="float" table:style-name="ce1" office:value="230"/>
          <table:table-cell office:value-type="float" table:style-name="ce1" office:value="3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76000000000001" table:style-name="ce1">
            <text:p>1.047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75999840441397" table:style-name="ce1">
            <text:p>1.047599984</text:p>
          </table:table-cell>
          <table:table-cell office:value-type="float" office:value="-1.8284069151065167E-4" table:style-name="ce1">
            <text:p>-0.000182841</text:p>
          </table:table-cell>
          <table:table-cell/>
        </table:table-row>
        <table:table-row table:style-name="ro1">
          <table:table-cell office:value-type="float" table:style-name="ce1" office:value="23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15260312691865" table:style-name="ce1">
            <text:p>1.031526031</text:p>
          </table:table-cell>
          <table:table-cell office:value-type="float" office:value="0.19285851501564896" table:style-name="ce1">
            <text:p>0.192858515</text:p>
          </table:table-cell>
          <table:table-cell/>
        </table:table-row>
        <table:table-row table:style-name="ro1">
          <table:table-cell office:value-type="float" table:style-name="ce1" office:value="23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17943069615023" table:style-name="ce1">
            <text:p>1.031794307</text:p>
          </table:table-cell>
          <table:table-cell office:value-type="float" office:value="0.19141804544460694" table:style-name="ce1">
            <text:p>0.191418045</text:p>
          </table:table-cell>
          <table:table-cell/>
        </table:table-row>
        <table:table-row table:style-name="ro1">
          <table:table-cell office:value-type="float" table:style-name="ce1" office:value="23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14070246280429" table:style-name="ce1">
            <text:p>1.041407025</text:p>
          </table:table-cell>
          <table:table-cell office:value-type="float" office:value="0.13008327738555434" table:style-name="ce1">
            <text:p>0.130083277</text:p>
          </table:table-cell>
          <table:table-cell/>
        </table:table-row>
        <table:table-row table:style-name="ro1">
          <table:table-cell office:value-type="float" table:style-name="ce1" office:value="23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14070246280429" table:style-name="ce1">
            <text:p>1.041407025</text:p>
          </table:table-cell>
          <table:table-cell office:value-type="float" office:value="0.13008327738555434" table:style-name="ce1">
            <text:p>0.130083277</text:p>
          </table:table-cell>
          <table:table-cell/>
        </table:table-row>
        <table:table-row table:style-name="ro1">
          <table:table-cell office:value-type="float" table:style-name="ce1" office:value="23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3778198224554" table:style-name="ce1">
            <text:p>1.01137782</text:p>
          </table:table-cell>
          <table:table-cell office:value-type="float" office:value="-0.15964371447437778" table:style-name="ce1">
            <text:p>-0.159643714</text:p>
          </table:table-cell>
          <table:table-cell/>
        </table:table-row>
        <table:table-row table:style-name="ro1">
          <table:table-cell office:value-type="float" table:style-name="ce1" office:value="23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931083486204" table:style-name="ce1">
            <text:p>1.024931083</text:p>
          </table:table-cell>
          <table:table-cell office:value-type="float" office:value="-0.12966064978934783" table:style-name="ce1">
            <text:p>-0.12966065</text:p>
          </table:table-cell>
          <table:table-cell/>
        </table:table-row>
        <table:table-row table:style-name="ro1">
          <table:table-cell office:value-type="float" table:style-name="ce1" office:value="23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9117926872961" table:style-name="ce1">
            <text:p>1.018911793</text:p>
          </table:table-cell>
          <table:table-cell office:value-type="float" office:value="-0.14301737210129542" table:style-name="ce1">
            <text:p>-0.143017372</text:p>
          </table:table-cell>
          <table:table-cell/>
        </table:table-row>
        <table:table-row table:style-name="ro1">
          <table:table-cell office:value-type="float" table:style-name="ce1" office:value="23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98796874613869" table:style-name="ce1">
            <text:p>1.009879687</text:p>
          </table:table-cell>
          <table:table-cell office:value-type="float" office:value="0.18116019665724473" table:style-name="ce1">
            <text:p>0.181160197</text:p>
          </table:table-cell>
          <table:table-cell/>
        </table:table-row>
        <table:table-row table:style-name="ro1">
          <table:table-cell office:value-type="float" table:style-name="ce1" office:value="24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6933440185358" table:style-name="ce1">
            <text:p>1.025693344</text:p>
          </table:table-cell>
          <table:table-cell office:value-type="float" office:value="-0.12921147021868321" table:style-name="ce1">
            <text:p>-0.12921147</text:p>
          </table:table-cell>
          <table:table-cell/>
        </table:table-row>
        <table:table-row table:style-name="ro1">
          <table:table-cell office:value-type="float" table:style-name="ce1" office:value="24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77518382992177" table:style-name="ce1">
            <text:p>1.037751838</text:p>
          </table:table-cell>
          <table:table-cell office:value-type="float" office:value="-0.10248396024058641" table:style-name="ce1">
            <text:p>-0.10248396</text:p>
          </table:table-cell>
          <table:table-cell/>
        </table:table-row>
        <table:table-row table:style-name="ro1">
          <table:table-cell office:value-type="float" table:style-name="ce1" office:value="24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927624272459913" table:style-name="ce1">
            <text:p>0.989276243</text:p>
          </table:table-cell>
          <table:table-cell office:value-type="float" office:value="0.28890980526922233" table:style-name="ce1">
            <text:p>0.288909805</text:p>
          </table:table-cell>
          <table:table-cell/>
        </table:table-row>
        <table:table-row table:style-name="ro1">
          <table:table-cell office:value-type="float" table:style-name="ce1" office:value="24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98252081405485" table:style-name="ce1">
            <text:p>1.009825208</text:p>
          </table:table-cell>
          <table:table-cell office:value-type="float" office:value="0.183152229044306" table:style-name="ce1">
            <text:p>0.183152229</text:p>
          </table:table-cell>
          <table:table-cell/>
        </table:table-row>
        <table:table-row table:style-name="ro1">
          <table:table-cell office:value-type="float" table:style-name="ce1" office:value="24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96061390866686" table:style-name="ce1">
            <text:p>1.009606139</text:p>
          </table:table-cell>
          <table:table-cell office:value-type="float" office:value="0.187119437575337" table:style-name="ce1">
            <text:p>0.187119438</text:p>
          </table:table-cell>
          <table:table-cell/>
        </table:table-row>
        <table:table-row table:style-name="ro1">
          <table:table-cell office:value-type="float" table:style-name="ce1" office:value="24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576271878835897" table:style-name="ce1">
            <text:p>0.985762719</text:p>
          </table:table-cell>
          <table:table-cell office:value-type="float" office:value="0.31213436569365893" table:style-name="ce1">
            <text:p>0.312134366</text:p>
          </table:table-cell>
          <table:table-cell/>
        </table:table-row>
        <table:table-row table:style-name="ro1">
          <table:table-cell office:value-type="float" table:style-name="ce1" office:value="24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09079296367911" table:style-name="ce1">
            <text:p>1.04090793</text:p>
          </table:table-cell>
          <table:table-cell office:value-type="float" office:value="-9.1250709691756263E-2" table:style-name="ce1">
            <text:p>-0.09125071</text:p>
          </table:table-cell>
          <table:table-cell/>
        </table:table-row>
        <table:table-row table:style-name="ro1">
          <table:table-cell office:value-type="float" table:style-name="ce1" office:value="24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175418614742" table:style-name="ce1">
            <text:p>1.001754186</text:p>
          </table:table-cell>
          <table:table-cell office:value-type="float" office:value="0.19417700825823969" table:style-name="ce1">
            <text:p>0.194177008</text:p>
          </table:table-cell>
          <table:table-cell/>
        </table:table-row>
        <table:table-row table:style-name="ro1">
          <table:table-cell office:value-type="float" table:style-name="ce1" office:value="24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8580769175796" table:style-name="ce1">
            <text:p>1.017858077</text:p>
          </table:table-cell>
          <table:table-cell office:value-type="float" office:value="0.20653061577801579" table:style-name="ce1">
            <text:p>0.206530616</text:p>
          </table:table-cell>
          <table:table-cell/>
        </table:table-row>
        <table:table-row table:style-name="ro1">
          <table:table-cell office:value-type="float" table:style-name="ce1" office:value="24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94217241008154" table:style-name="ce1">
            <text:p>1.029421724</text:p>
          </table:table-cell>
          <table:table-cell office:value-type="float" office:value="0.11110388809265277" table:style-name="ce1">
            <text:p>0.111103888</text:p>
          </table:table-cell>
          <table:table-cell/>
        </table:table-row>
        <table:table-row table:style-name="ro1">
          <table:table-cell office:value-type="float" table:style-name="ce1" office:value="25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1355006692505" table:style-name="ce1">
            <text:p>1.014135501</text:p>
          </table:table-cell>
          <table:table-cell office:value-type="float" office:value="0.22594288278750604" table:style-name="ce1">
            <text:p>0.225942883</text:p>
          </table:table-cell>
          <table:table-cell/>
        </table:table-row>
        <table:table-row table:style-name="ro1">
          <table:table-cell office:value-type="float" table:style-name="ce1" office:value="25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504502462911681" table:style-name="ce1">
            <text:p>0.985045025</text:p>
          </table:table-cell>
          <table:table-cell office:value-type="float" office:value="-0.12304303902871823" table:style-name="ce1">
            <text:p>-0.123043039</text:p>
          </table:table-cell>
          <table:table-cell/>
        </table:table-row>
        <table:table-row table:style-name="ro1">
          <table:table-cell office:value-type="float" table:style-name="ce1" office:value="25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1483810274398" table:style-name="ce1">
            <text:p>1.011148381</text:p>
          </table:table-cell>
          <table:table-cell office:value-type="float" office:value="0.20590425334506229" table:style-name="ce1">
            <text:p>0.205904253</text:p>
          </table:table-cell>
          <table:table-cell/>
        </table:table-row>
        <table:table-row table:style-name="ro1">
          <table:table-cell office:value-type="float" table:style-name="ce1" office:value="25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3721716726759" table:style-name="ce1">
            <text:p>1.028372172</text:p>
          </table:table-cell>
          <table:table-cell office:value-type="float" office:value="0.12954893488263217" table:style-name="ce1">
            <text:p>0.129548935</text:p>
          </table:table-cell>
          <table:table-cell/>
        </table:table-row>
        <table:table-row table:style-name="ro1">
          <table:table-cell office:value-type="float" table:style-name="ce1" office:value="25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6896729291365" table:style-name="ce1">
            <text:p>1.011689673</text:p>
          </table:table-cell>
          <table:table-cell office:value-type="float" office:value="0.21411869532700026" table:style-name="ce1">
            <text:p>0.214118695</text:p>
          </table:table-cell>
          <table:table-cell/>
        </table:table-row>
        <table:table-row table:style-name="ro1">
          <table:table-cell office:value-type="float" table:style-name="ce1" office:value="25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1856897315244" table:style-name="ce1">
            <text:p>1.00818569</text:p>
          </table:table-cell>
          <table:table-cell office:value-type="float" office:value="0.23888245021468299" table:style-name="ce1">
            <text:p>0.23888245</text:p>
          </table:table-cell>
          <table:table-cell/>
        </table:table-row>
        <table:table-row table:style-name="ro1">
          <table:table-cell office:value-type="float" table:style-name="ce1" office:value="25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2863794392065" table:style-name="ce1">
            <text:p>1.028286379</text:p>
          </table:table-cell>
          <table:table-cell office:value-type="float" office:value="0.12862663744267111" table:style-name="ce1">
            <text:p>0.128626637</text:p>
          </table:table-cell>
          <table:table-cell/>
        </table:table-row>
        <table:table-row table:style-name="ro1">
          <table:table-cell office:value-type="float" table:style-name="ce1" office:value="25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0346040194625" table:style-name="ce1">
            <text:p>1.012034604</text:p>
          </table:table-cell>
          <table:table-cell office:value-type="float" office:value="0.21345362556576447" table:style-name="ce1">
            <text:p>0.213453626</text:p>
          </table:table-cell>
          <table:table-cell/>
        </table:table-row>
        <table:table-row table:style-name="ro1">
          <table:table-cell office:value-type="float" table:style-name="ce1" office:value="25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680369447965689" table:style-name="ce1">
            <text:p>0.996803694</text:p>
          </table:table-cell>
          <table:table-cell office:value-type="float" office:value="0.2830067749572559" table:style-name="ce1">
            <text:p>0.283006775</text:p>
          </table:table-cell>
          <table:table-cell/>
        </table:table-row>
        <table:table-row table:style-name="ro1">
          <table:table-cell office:value-type="float" table:style-name="ce1" office:value="25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61430796866819" table:style-name="ce1">
            <text:p>1.00614308</text:p>
          </table:table-cell>
          <table:table-cell office:value-type="float" office:value="0.29536090330068937" table:style-name="ce1">
            <text:p>0.295360903</text:p>
          </table:table-cell>
          <table:table-cell/>
        </table:table-row>
        <table:table-row table:style-name="ro1">
          <table:table-cell office:value-type="float" table:style-name="ce1" office:value="26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4855144227911781" table:style-name="ce1">
            <text:p>0.948551442</text:p>
          </table:table-cell>
          <table:table-cell office:value-type="float" office:value="0.37747446450085226" table:style-name="ce1">
            <text:p>0.377474465</text:p>
          </table:table-cell>
          <table:table-cell/>
        </table:table-row>
        <table:table-row table:style-name="ro1">
          <table:table-cell office:value-type="float" table:style-name="ce1" office:value="26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4855144227911781" table:style-name="ce1">
            <text:p>0.948551442</text:p>
          </table:table-cell>
          <table:table-cell office:value-type="float" office:value="0.37747446450085226" table:style-name="ce1">
            <text:p>0.377474465</text:p>
          </table:table-cell>
          <table:table-cell/>
        </table:table-row>
        <table:table-row table:style-name="ro1">
          <table:table-cell office:value-type="float" table:style-name="ce1" office:value="26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4751839240190272" table:style-name="ce1">
            <text:p>0.947518392</text:p>
          </table:table-cell>
          <table:table-cell office:value-type="float" office:value="0.37247349712444516" table:style-name="ce1">
            <text:p>0.372473497</text:p>
          </table:table-cell>
          <table:table-cell/>
        </table:table-row>
        <table:table-row table:style-name="ro1">
          <table:table-cell office:value-type="float" table:style-name="ce1" office:value="26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4478640122155255" table:style-name="ce1">
            <text:p>0.944786401</text:p>
          </table:table-cell>
          <table:table-cell office:value-type="float" office:value="0.36210205200582257" table:style-name="ce1">
            <text:p>0.362102052</text:p>
          </table:table-cell>
          <table:table-cell/>
        </table:table-row>
        <table:table-row table:style-name="ro1">
          <table:table-cell office:value-type="float" table:style-name="ce1" office:value="26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1549912499097" table:style-name="ce1">
            <text:p>1.020154991</text:p>
          </table:table-cell>
          <table:table-cell office:value-type="float" office:value="0.18447407359273174" table:style-name="ce1">
            <text:p>0.184474074</text:p>
          </table:table-cell>
          <table:table-cell/>
        </table:table-row>
        <table:table-row table:style-name="ro1">
          <table:table-cell office:value-type="float" table:style-name="ce1" office:value="26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6930310211068" table:style-name="ce1">
            <text:p>1.019693031</text:p>
          </table:table-cell>
          <table:table-cell office:value-type="float" office:value="0.18365547224895912" table:style-name="ce1">
            <text:p>0.183655472</text:p>
          </table:table-cell>
          <table:table-cell/>
        </table:table-row>
        <table:table-row table:style-name="ro1">
          <table:table-cell office:value-type="float" table:style-name="ce1" office:value="26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9988806456356" table:style-name="ce1">
            <text:p>1.018998881</text:p>
          </table:table-cell>
          <table:table-cell office:value-type="float" office:value="0.18242894847841887" table:style-name="ce1">
            <text:p>0.182428948</text:p>
          </table:table-cell>
          <table:table-cell/>
        </table:table-row>
        <table:table-row table:style-name="ro1">
          <table:table-cell office:value-type="float" table:style-name="ce1" office:value="26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0651144657467" table:style-name="ce1">
            <text:p>1.012065114</text:p>
          </table:table-cell>
          <table:table-cell office:value-type="float" office:value="0.17154140631764467" table:style-name="ce1">
            <text:p>0.171541406</text:p>
          </table:table-cell>
          <table:table-cell/>
        </table:table-row>
        <table:table-row table:style-name="ro1">
          <table:table-cell office:value-type="float" table:style-name="ce1" office:value="26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6915992205104" table:style-name="ce1">
            <text:p>1.011691599</text:p>
          </table:table-cell>
          <table:table-cell office:value-type="float" office:value="0.17075159755225139" table:style-name="ce1">
            <text:p>0.170751598</text:p>
          </table:table-cell>
          <table:table-cell/>
        </table:table-row>
        <table:table-row table:style-name="ro1">
          <table:table-cell office:value-type="float" table:style-name="ce1" office:value="26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4790953790797" table:style-name="ce1">
            <text:p>1.010479095</text:p>
          </table:table-cell>
          <table:table-cell office:value-type="float" office:value="0.16891491290551147" table:style-name="ce1">
            <text:p>0.168914913</text:p>
          </table:table-cell>
          <table:table-cell/>
        </table:table-row>
        <table:table-row table:style-name="ro1">
          <table:table-cell office:value-type="float" table:style-name="ce1" office:value="27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79456046070951" table:style-name="ce1">
            <text:p>1.007945605</text:p>
          </table:table-cell>
          <table:table-cell office:value-type="float" office:value="0.16523806508561359" table:style-name="ce1">
            <text:p>0.165238065</text:p>
          </table:table-cell>
          <table:table-cell/>
        </table:table-row>
        <table:table-row table:style-name="ro1">
          <table:table-cell office:value-type="float" table:style-name="ce1" office:value="27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4501278100435" table:style-name="ce1">
            <text:p>1.012450128</text:p>
          </table:table-cell>
          <table:table-cell office:value-type="float" office:value="0.14156987213890809" table:style-name="ce1">
            <text:p>0.141569872</text:p>
          </table:table-cell>
          <table:table-cell/>
        </table:table-row>
        <table:table-row table:style-name="ro1">
          <table:table-cell office:value-type="float" table:style-name="ce1" office:value="27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542213523735" table:style-name="ce1">
            <text:p>1.016542214</text:p>
          </table:table-cell>
          <table:table-cell office:value-type="float" office:value="0.16027706674463746" table:style-name="ce1">
            <text:p>0.160277067</text:p>
          </table:table-cell>
          <table:table-cell/>
        </table:table-row>
        <table:table-row table:style-name="ro1">
          <table:table-cell office:value-type="float" table:style-name="ce1" office:value="27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9795721255155" table:style-name="ce1">
            <text:p>1.018979572</text:p>
          </table:table-cell>
          <table:table-cell office:value-type="float" office:value="0.17619149125568276" table:style-name="ce1">
            <text:p>0.176191491</text:p>
          </table:table-cell>
          <table:table-cell/>
        </table:table-row>
        <table:table-row table:style-name="ro1">
          <table:table-cell office:value-type="float" table:style-name="ce1" office:value="27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6148632146534" table:style-name="ce1">
            <text:p>1.012614863</text:p>
          </table:table-cell>
          <table:table-cell office:value-type="float" office:value="7.6494371013615683E-2" table:style-name="ce1">
            <text:p>0.076494371</text:p>
          </table:table-cell>
          <table:table-cell/>
        </table:table-row>
        <table:table-row table:style-name="ro1">
          <table:table-cell office:value-type="float" table:style-name="ce1" office:value="27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1934648276817" table:style-name="ce1">
            <text:p>1.015193465</text:p>
          </table:table-cell>
          <table:table-cell office:value-type="float" office:value="0.14502578726270318" table:style-name="ce1">
            <text:p>0.145025787</text:p>
          </table:table-cell>
          <table:table-cell/>
        </table:table-row>
        <table:table-row table:style-name="ro1">
          <table:table-cell office:value-type="float" table:style-name="ce1" office:value="27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2389977859586" table:style-name="ce1">
            <text:p>1.015238998</text:p>
          </table:table-cell>
          <table:table-cell office:value-type="float" office:value="0.14611730689607663" table:style-name="ce1">
            <text:p>0.146117307</text:p>
          </table:table-cell>
          <table:table-cell/>
        </table:table-row>
        <table:table-row table:style-name="ro1">
          <table:table-cell office:value-type="float" table:style-name="ce1" office:value="27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0024559785164" table:style-name="ce1">
            <text:p>1.016002456</text:p>
          </table:table-cell>
          <table:table-cell office:value-type="float" office:value="0.16983821550411654" table:style-name="ce1">
            <text:p>0.169838216</text:p>
          </table:table-cell>
          <table:table-cell/>
        </table:table-row>
        <table:table-row table:style-name="ro1">
          <table:table-cell office:value-type="float" table:style-name="ce1" office:value="27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025641576564848" table:style-name="ce1">
            <text:p>0.980256416</text:p>
          </table:table-cell>
          <table:table-cell office:value-type="float" office:value="0.33027370369177744" table:style-name="ce1">
            <text:p>0.330273704</text:p>
          </table:table-cell>
          <table:table-cell/>
        </table:table-row>
        <table:table-row table:style-name="ro1">
          <table:table-cell office:value-type="float" table:style-name="ce1" office:value="27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03140444708186" table:style-name="ce1">
            <text:p>0.980314044</text:p>
          </table:table-cell>
          <table:table-cell office:value-type="float" office:value="0.33010261164260074" table:style-name="ce1">
            <text:p>0.330102612</text:p>
          </table:table-cell>
          <table:table-cell/>
        </table:table-row>
        <table:table-row table:style-name="ro1">
          <table:table-cell office:value-type="float" table:style-name="ce1" office:value="28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824968631601728" table:style-name="ce1">
            <text:p>0.978249686</text:p>
          </table:table-cell>
          <table:table-cell office:value-type="float" office:value="0.34257816804725566" table:style-name="ce1">
            <text:p>0.342578168</text:p>
          </table:table-cell>
          <table:table-cell/>
        </table:table-row>
        <table:table-row table:style-name="ro1">
          <table:table-cell office:value-type="float" table:style-name="ce1" office:value="28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645978808726208" table:style-name="ce1">
            <text:p>0.976459788</text:p>
          </table:table-cell>
          <table:table-cell office:value-type="float" office:value="0.35385907116898818" table:style-name="ce1">
            <text:p>0.353859071</text:p>
          </table:table-cell>
          <table:table-cell/>
        </table:table-row>
        <table:table-row table:style-name="ro1">
          <table:table-cell office:value-type="float" table:style-name="ce1" office:value="28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587592245702781" table:style-name="ce1">
            <text:p>0.975875922</text:p>
          </table:table-cell>
          <table:table-cell office:value-type="float" office:value="0.35750618731519146" table:style-name="ce1">
            <text:p>0.357506187</text:p>
          </table:table-cell>
          <table:table-cell/>
        </table:table-row>
        <table:table-row table:style-name="ro1">
          <table:table-cell office:value-type="float" table:style-name="ce1" office:value="28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578247829216402" table:style-name="ce1">
            <text:p>0.975782478</text:p>
          </table:table-cell>
          <table:table-cell office:value-type="float" office:value="0.35805155363160002" table:style-name="ce1">
            <text:p>0.358051554</text:p>
          </table:table-cell>
          <table:table-cell/>
        </table:table-row>
        <table:table-row table:style-name="ro1">
          <table:table-cell office:value-type="float" table:style-name="ce1" office:value="28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520158326307638" table:style-name="ce1">
            <text:p>0.975201583</text:p>
          </table:table-cell>
          <table:table-cell office:value-type="float" office:value="0.38158840653404141" table:style-name="ce1">
            <text:p>0.381588407</text:p>
          </table:table-cell>
          <table:table-cell/>
        </table:table-row>
        <table:table-row table:style-name="ro1">
          <table:table-cell office:value-type="float" table:style-name="ce1" office:value="28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810008261877811" table:style-name="ce1">
            <text:p>0.968100083</text:p>
          </table:table-cell>
          <table:table-cell office:value-type="float" office:value="0.28400957736230437" table:style-name="ce1">
            <text:p>0.284009577</text:p>
          </table:table-cell>
          <table:table-cell/>
        </table:table-row>
        <table:table-row table:style-name="ro1">
          <table:table-cell office:value-type="float" table:style-name="ce1" office:value="28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102036777704437" table:style-name="ce1">
            <text:p>0.971020368</text:p>
          </table:table-cell>
          <table:table-cell office:value-type="float" office:value="0.27349019244231271" table:style-name="ce1">
            <text:p>0.273490192</text:p>
          </table:table-cell>
          <table:table-cell/>
        </table:table-row>
        <table:table-row table:style-name="ro1">
          <table:table-cell office:value-type="float" table:style-name="ce1" office:value="28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159103419268888" table:style-name="ce1">
            <text:p>0.971591034</text:p>
          </table:table-cell>
          <table:table-cell office:value-type="float" office:value="0.27145589379562396" table:style-name="ce1">
            <text:p>0.271455894</text:p>
          </table:table-cell>
          <table:table-cell/>
        </table:table-row>
        <table:table-row table:style-name="ro1">
          <table:table-cell office:value-type="float" table:style-name="ce1" office:value="28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173121915688521" table:style-name="ce1">
            <text:p>0.971731219</text:p>
          </table:table-cell>
          <table:table-cell office:value-type="float" office:value="0.27058109267994607" table:style-name="ce1">
            <text:p>0.270581093</text:p>
          </table:table-cell>
          <table:table-cell/>
        </table:table-row>
        <table:table-row table:style-name="ro1">
          <table:table-cell office:value-type="float" table:style-name="ce1" office:value="28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491867868164835" table:style-name="ce1">
            <text:p>0.949186787</text:p>
          </table:table-cell>
          <table:table-cell office:value-type="float" office:value="0.3434134588699162" table:style-name="ce1">
            <text:p>0.343413459</text:p>
          </table:table-cell>
          <table:table-cell/>
        </table:table-row>
        <table:table-row table:style-name="ro1">
          <table:table-cell office:value-type="float" table:style-name="ce1" office:value="29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491867868164835" table:style-name="ce1">
            <text:p>0.949186787</text:p>
          </table:table-cell>
          <table:table-cell office:value-type="float" office:value="0.3434134588699162" table:style-name="ce1">
            <text:p>0.343413459</text:p>
          </table:table-cell>
          <table:table-cell/>
        </table:table-row>
        <table:table-row table:style-name="ro1">
          <table:table-cell office:value-type="float" table:style-name="ce1" office:value="29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491867868164835" table:style-name="ce1">
            <text:p>0.949186787</text:p>
          </table:table-cell>
          <table:table-cell office:value-type="float" office:value="0.3434134588699162" table:style-name="ce1">
            <text:p>0.343413459</text:p>
          </table:table-cell>
          <table:table-cell/>
        </table:table-row>
        <table:table-row table:style-name="ro1">
          <table:table-cell office:value-type="float" table:style-name="ce1" office:value="29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5375283753410267" table:style-name="ce1">
            <text:p>0.953752838</text:p>
          </table:table-cell>
          <table:table-cell office:value-type="float" office:value="0.33082589816344166" table:style-name="ce1">
            <text:p>0.330825898</text:p>
          </table:table-cell>
          <table:table-cell/>
        </table:table-row>
        <table:table-row table:style-name="ro1">
          <table:table-cell office:value-type="float" table:style-name="ce1" office:value="29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5758929321369979" table:style-name="ce1">
            <text:p>0.957589293</text:p>
          </table:table-cell>
          <table:table-cell office:value-type="float" office:value="0.31891885413453847" table:style-name="ce1">
            <text:p>0.318918854</text:p>
          </table:table-cell>
          <table:table-cell/>
        </table:table-row>
        <table:table-row table:style-name="ro1">
          <table:table-cell office:value-type="float" table:style-name="ce1" office:value="29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16208069037524" table:style-name="ce1">
            <text:p>0.961620807</text:p>
          </table:table-cell>
          <table:table-cell office:value-type="float" office:value="0.30522882191853362" table:style-name="ce1">
            <text:p>0.305228822</text:p>
          </table:table-cell>
          <table:table-cell/>
        </table:table-row>
        <table:table-row table:style-name="ro1">
          <table:table-cell office:value-type="float" table:style-name="ce1" office:value="29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16208069037524" table:style-name="ce1">
            <text:p>0.961620807</text:p>
          </table:table-cell>
          <table:table-cell office:value-type="float" office:value="0.30522882191853362" table:style-name="ce1">
            <text:p>0.305228822</text:p>
          </table:table-cell>
          <table:table-cell/>
        </table:table-row>
        <table:table-row table:style-name="ro1">
          <table:table-cell office:value-type="float" table:style-name="ce1" office:value="296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629537333276363" table:style-name="ce1">
            <text:p>0.986295373</text:p>
          </table:table-cell>
          <table:table-cell office:value-type="float" office:value="0.35547713926831431" table:style-name="ce1">
            <text:p>0.355477139</text:p>
          </table:table-cell>
          <table:table-cell/>
        </table:table-row>
        <table:table-row table:style-name="ro1">
          <table:table-cell office:value-type="float" table:style-name="ce1" office:value="29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30528058518061" table:style-name="ce1">
            <text:p>0.983052806</text:p>
          </table:table-cell>
          <table:table-cell office:value-type="float" office:value="0.30167543968127614" table:style-name="ce1">
            <text:p>0.30167544</text:p>
          </table:table-cell>
          <table:table-cell/>
        </table:table-row>
        <table:table-row table:style-name="ro1">
          <table:table-cell office:value-type="float" table:style-name="ce1" office:value="29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239542899287369" table:style-name="ce1">
            <text:p>0.982395429</text:p>
          </table:table-cell>
          <table:table-cell office:value-type="float" office:value="0.2990365046175929" table:style-name="ce1">
            <text:p>0.299036505</text:p>
          </table:table-cell>
          <table:table-cell/>
        </table:table-row>
        <table:table-row table:style-name="ro1">
          <table:table-cell office:value-type="float" table:style-name="ce1" office:value="29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46091522488834" table:style-name="ce1">
            <text:p>1.004609152</text:p>
          </table:table-cell>
          <table:table-cell office:value-type="float" office:value="0.2029296952586771" table:style-name="ce1">
            <text:p>0.202929695</text:p>
          </table:table-cell>
          <table:table-cell/>
        </table:table-row>
        <table:table-row table:style-name="ro1">
          <table:table-cell office:value-type="float" table:style-name="ce1" office:value="30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9662695787085" table:style-name="ce1">
            <text:p>1.01296627</text:p>
          </table:table-cell>
          <table:table-cell office:value-type="float" office:value="0.21291159361527279" table:style-name="ce1">
            <text:p>0.212911594</text:p>
          </table:table-cell>
          <table:table-cell/>
        </table:table-row>
        <table:table-row table:style-name="ro1">
          <table:table-cell office:value-type="float" table:style-name="ce1" office:value="30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709100247754501" table:style-name="ce1">
            <text:p>0.997091002</text:p>
          </table:table-cell>
          <table:table-cell office:value-type="float" office:value="0.32589957468263769" table:style-name="ce1">
            <text:p>0.325899575</text:p>
          </table:table-cell>
          <table:table-cell/>
        </table:table-row>
        <table:table-row table:style-name="ro1">
          <table:table-cell office:value-type="float" table:style-name="ce1" office:value="30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36655886185699" table:style-name="ce1">
            <text:p>1.003665589</text:p>
          </table:table-cell>
          <table:table-cell office:value-type="float" office:value="0.30436298431796782" table:style-name="ce1">
            <text:p>0.304362984</text:p>
          </table:table-cell>
          <table:table-cell/>
        </table:table-row>
        <table:table-row table:style-name="ro1">
          <table:table-cell office:value-type="float" table:style-name="ce1" office:value="30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275293061500058" table:style-name="ce1">
            <text:p>0.992752931</text:p>
          </table:table-cell>
          <table:table-cell office:value-type="float" office:value="0.31950278364253359" table:style-name="ce1">
            <text:p>0.319502784</text:p>
          </table:table-cell>
          <table:table-cell/>
        </table:table-row>
        <table:table-row table:style-name="ro1">
          <table:table-cell office:value-type="float" table:style-name="ce1" office:value="30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82326515294251" table:style-name="ce1">
            <text:p>1.048232652</text:p>
          </table:table-cell>
          <table:table-cell office:value-type="float" office:value="4.2651122700236431E-2" table:style-name="ce1">
            <text:p>0.042651123</text:p>
          </table:table-cell>
          <table:table-cell/>
        </table:table-row>
        <table:table-row table:style-name="ro1">
          <table:table-cell office:value-type="float" table:style-name="ce1" office:value="30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60235415982408" table:style-name="ce1">
            <text:p>1.036023542</text:p>
          </table:table-cell>
          <table:table-cell office:value-type="float" office:value="-7.5899020113819382E-2" table:style-name="ce1">
            <text:p>-0.07589902</text:p>
          </table:table-cell>
          <table:table-cell/>
        </table:table-row>
        <table:table-row table:style-name="ro1">
          <table:table-cell office:value-type="float" table:style-name="ce1" office:value="30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84405777978938" table:style-name="ce1">
            <text:p>1.048440578</text:p>
          </table:table-cell>
          <table:table-cell office:value-type="float" office:value="-1.1162653215912475E-2" table:style-name="ce1">
            <text:p>-0.011162653</text:p>
          </table:table-cell>
          <table:table-cell/>
        </table:table-row>
        <table:table-row table:style-name="ro1">
          <table:table-cell office:value-type="float" table:style-name="ce1" office:value="30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66314117897257" table:style-name="ce1">
            <text:p>1.046631412</text:p>
          </table:table-cell>
          <table:table-cell office:value-type="float" office:value="7.337116501082086E-2" table:style-name="ce1">
            <text:p>0.073371165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014837419008516" table:style-name="ce1">
            <text:p>0.980148374</text:p>
          </table:table-cell>
          <table:table-cell office:value-type="float" office:value="0.37545881874385767" table:style-name="ce1">
            <text:p>0.375458819</text:p>
          </table:table-cell>
          <table:table-cell/>
        </table:table-row>
        <table:table-row table:style-name="ro1">
          <table:table-cell office:value-type="float" table:style-name="ce1" office:value="30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8817892958728" table:style-name="ce1">
            <text:p>1.024881789</text:p>
          </table:table-cell>
          <table:table-cell office:value-type="float" office:value="0.22364775422456179" table:style-name="ce1">
            <text:p>0.223647754</text:p>
          </table:table-cell>
          <table:table-cell/>
        </table:table-row>
        <table:table-row table:style-name="ro1">
          <table:table-cell office:value-type="float" table:style-name="ce1" office:value="31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823122909220252" table:style-name="ce1">
            <text:p>0.998231229</text:p>
          </table:table-cell>
          <table:table-cell office:value-type="float" office:value="0.25946169903296118" table:style-name="ce1">
            <text:p>0.259461699</text:p>
          </table:table-cell>
          <table:table-cell/>
        </table:table-row>
        <table:table-row table:style-name="ro1">
          <table:table-cell office:value-type="float" table:style-name="ce1" office:value="31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00721254085821" table:style-name="ce1">
            <text:p>1.030072125</text:p>
          </table:table-cell>
          <table:table-cell office:value-type="float" office:value="3.5970911251267744E-2" table:style-name="ce1">
            <text:p>0.035970911</text:p>
          </table:table-cell>
          <table:table-cell/>
        </table:table-row>
        <table:table-row table:style-name="ro1">
          <table:table-cell office:value-type="float" table:style-name="ce1" office:value="31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7499377918398" table:style-name="ce1">
            <text:p>1.025749938</text:p>
          </table:table-cell>
          <table:table-cell office:value-type="float" office:value="-1.7546370565934583E-2" table:style-name="ce1">
            <text:p>-0.017546371</text:p>
          </table:table-cell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Lines" table:style-name="ta1">
        <table:table-column table:style-name="co1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/>
        </table:table-row>
        <table:table-row table:style-name="ro1">
          <table:table-cell office:value-type="float" table:style-name="ce1" office:value="8"/>
          <table:table-cell office:value-type="float" table:style-name="ce1" office:value="24"/>
          <table:table-cell office:value-type="float" office:value="2.7713039260691019" table:style-name="ce1">
            <text:p>2.771303926</text:p>
          </table:table-cell>
          <table:table-cell office:value-type="float" office:value="-9.2963366674487791" table:style-name="ce1">
            <text:p>-9.296336667</text:p>
          </table:table-cell>
          <table:table-cell office:value-type="float" office:value="0" table:style-name="ce1">
            <text:p>0</text:p>
          </table:table-cell>
          <table:table-cell office:value-type="float" office:value="3.3020000000000001E-2" table:style-name="ce1">
            <text:p>0.03302</text:p>
          </table:table-cell>
          <table:table-cell office:value-type="float" office:value="0.91" table:style-name="ce1">
            <text:p>0.9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"/>
          <table:table-cell office:value-type="float" table:style-name="ce1" office:value="174"/>
          <table:table-cell office:value-type="float" office:value="3.9274126774697158" table:style-name="ce1">
            <text:p>3.927412677</text:p>
          </table:table-cell>
          <table:table-cell office:value-type="float" office:value="-13.400784468506398" table:style-name="ce1">
            <text:p>-13.40078447</text:p>
          </table:table-cell>
          <table:table-cell office:value-type="float" office:value="0" table:style-name="ce1">
            <text:p>0</text:p>
          </table:table-cell>
          <table:table-cell office:value-type="float" office:value="2.2290000000000001E-2" table:style-name="ce1">
            <text:p>0.02229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"/>
          <table:table-cell office:value-type="float" table:style-name="ce1" office:value="174"/>
          <table:table-cell office:value-type="float" office:value="3.9211673051311728" table:style-name="ce1">
            <text:p>3.921167305</text:p>
          </table:table-cell>
          <table:table-cell office:value-type="float" office:value="-13.416370644910693" table:style-name="ce1">
            <text:p>-13.41637064</text:p>
          </table:table-cell>
          <table:table-cell office:value-type="float" office:value="0" table:style-name="ce1">
            <text:p>0</text:p>
          </table:table-cell>
          <table:table-cell office:value-type="float" office:value="2.205E-2" table:style-name="ce1">
            <text:p>0.02205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4"/>
          <table:table-cell office:value-type="float" office:value="23.829848354026669" table:style-name="ce1">
            <text:p>23.82984835</text:p>
          </table:table-cell>
          <table:table-cell office:value-type="float" office:value="-125.51474920716788" table:style-name="ce1">
            <text:p>-125.5147492</text:p>
          </table:table-cell>
          <table:table-cell office:value-type="float" office:value="0" table:style-name="ce1">
            <text:p>0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4"/>
          <table:table-cell office:value-type="float" office:value="24.379913798319386" table:style-name="ce1">
            <text:p>24.3799138</text:p>
          </table:table-cell>
          <table:table-cell office:value-type="float" office:value="-131.15325890044809" table:style-name="ce1">
            <text:p>-131.1532589</text:p>
          </table:table-cell>
          <table:table-cell office:value-type="float" office:value="0" table:style-name="ce1">
            <text:p>0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1.24" table:style-name="ce1">
            <text:p>1.2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4"/>
          <table:table-cell office:value-type="float" office:value="22.788109601442205" table:style-name="ce1">
            <text:p>22.7881096</text:p>
          </table:table-cell>
          <table:table-cell office:value-type="float" office:value="-122.83727572832203" table:style-name="ce1">
            <text:p>-122.8372757</text:p>
          </table:table-cell>
          <table:table-cell office:value-type="float" office:value="0" table:style-name="ce1">
            <text:p>0</text:p>
          </table:table-cell>
          <table:table-cell office:value-type="float" office:value="2.65E-3" table:style-name="ce1">
            <text:p>0.00265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26"/>
          <table:table-cell office:value-type="float" office:value="3.3389412075622511" table:style-name="ce1">
            <text:p>3.338941208</text:p>
          </table:table-cell>
          <table:table-cell office:value-type="float" office:value="-20.459072186877577" table:style-name="ce1">
            <text:p>-20.45907219</text:p>
          </table:table-cell>
          <table:table-cell office:value-type="float" office:value="0" table:style-name="ce1">
            <text:p>0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19"/>
          <table:table-cell office:value-type="float" office:value="1.6247717691304948" table:style-name="ce1">
            <text:p>1.624771769</text:p>
          </table:table-cell>
          <table:table-cell office:value-type="float" office:value="-8.648928082769002" table:style-name="ce1">
            <text:p>-8.648928083</text:p>
          </table:table-cell>
          <table:table-cell office:value-type="float" office:value="0" table:style-name="ce1">
            <text:p>0</text:p>
          </table:table-cell>
          <table:table-cell office:value-type="float" office:value="3.8010000000000002E-2" table:style-name="ce1">
            <text:p>0.03801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22"/>
          <table:table-cell office:value-type="float" office:value="3.3649143967841826" table:style-name="ce1">
            <text:p>3.364914397</text:p>
          </table:table-cell>
          <table:table-cell office:value-type="float" office:value="-11.238401212327048" table:style-name="ce1">
            <text:p>-11.23840121</text:p>
          </table:table-cell>
          <table:table-cell office:value-type="float" office:value="0" table:style-name="ce1">
            <text:p>0</text:p>
          </table:table-cell>
          <table:table-cell office:value-type="float" office:value="2.7470000000000001E-2" table:style-name="ce1">
            <text:p>0.02747</text:p>
          </table:table-cell>
          <table:table-cell office:value-type="float" office:value="1.64" table:style-name="ce1">
            <text:p>1.6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1"/>
          <table:table-cell office:value-type="float" table:style-name="ce1" office:value="14"/>
          <table:table-cell office:value-type="float" office:value="3.8024052217250852" table:style-name="ce1">
            <text:p>3.802405222</text:p>
          </table:table-cell>
          <table:table-cell office:value-type="float" office:value="-13.147331158270136" table:style-name="ce1">
            <text:p>-13.14733116</text:p>
          </table:table-cell>
          <table:table-cell office:value-type="float" office:value="0" table:style-name="ce1">
            <text:p>0</text:p>
          </table:table-cell>
          <table:table-cell office:value-type="float" office:value="2.214E-2" table:style-name="ce1">
            <text:p>0.02214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1"/>
          <table:table-cell office:value-type="float" table:style-name="ce1" office:value="14"/>
          <table:table-cell office:value-type="float" office:value="3.9313754744446512" table:style-name="ce1">
            <text:p>3.931375474</text:p>
          </table:table-cell>
          <table:table-cell office:value-type="float" office:value="-13.421442042606564" table:style-name="ce1">
            <text:p>-13.42144204</text:p>
          </table:table-cell>
          <table:table-cell office:value-type="float" office:value="0" table:style-name="ce1">
            <text:p>0</text:p>
          </table:table-cell>
          <table:table-cell office:value-type="float" office:value="2.2040000000000001E-2" table:style-name="ce1">
            <text:p>0.02204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34"/>
          <table:table-cell office:value-type="float" office:value="1.558496451566" table:style-name="ce1">
            <text:p>1.558496452</text:p>
          </table:table-cell>
          <table:table-cell office:value-type="float" office:value="-8.0215157980558516" table:style-name="ce1">
            <text:p>-8.021515798</text:p>
          </table:table-cell>
          <table:table-cell office:value-type="float" office:value="0" table:style-name="ce1">
            <text:p>0</text:p>
          </table:table-cell>
          <table:table-cell office:value-type="float" office:value="4.4350000000000001E-2" table:style-name="ce1">
            <text:p>0.04435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22"/>
          <table:table-cell office:value-type="float" office:value="2.3656066832553546" table:style-name="ce1">
            <text:p>2.365606683</text:p>
          </table:table-cell>
          <table:table-cell office:value-type="float" office:value="-8.8431623550810325" table:style-name="ce1">
            <text:p>-8.843162355</text:p>
          </table:table-cell>
          <table:table-cell office:value-type="float" office:value="0" table:style-name="ce1">
            <text:p>0</text:p>
          </table:table-cell>
          <table:table-cell office:value-type="float" office:value="4.0489999999999998E-2" table:style-name="ce1">
            <text:p>0.04049</text:p>
          </table:table-cell>
          <table:table-cell office:value-type="float" office:value="1.89" table:style-name="ce1">
            <text:p>1.8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29"/>
          <table:table-cell office:value-type="float" office:value="5.6639219388184276" table:style-name="ce1">
            <text:p>5.663921939</text:p>
          </table:table-cell>
          <table:table-cell office:value-type="float" office:value="-18.487190750796781" table:style-name="ce1">
            <text:p>-18.48719075</text:p>
          </table:table-cell>
          <table:table-cell office:value-type="float" office:value="0" table:style-name="ce1">
            <text:p>0</text:p>
          </table:table-cell>
          <table:table-cell office:value-type="float" office:value="1.745E-2" table:style-name="ce1">
            <text:p>0.0174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29"/>
          <table:table-cell office:value-type="float" office:value="5.6639219388184276" table:style-name="ce1">
            <text:p>5.663921939</text:p>
          </table:table-cell>
          <table:table-cell office:value-type="float" office:value="-18.487190750796781" table:style-name="ce1">
            <text:p>-18.48719075</text:p>
          </table:table-cell>
          <table:table-cell office:value-type="float" office:value="0" table:style-name="ce1">
            <text:p>0</text:p>
          </table:table-cell>
          <table:table-cell office:value-type="float" office:value="1.745E-2" table:style-name="ce1">
            <text:p>0.0174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23"/>
          <table:table-cell office:value-type="float" office:value="2.4187361020203815" table:style-name="ce1">
            <text:p>2.418736102</text:p>
          </table:table-cell>
          <table:table-cell office:value-type="float" office:value="-10.862639196528811" table:style-name="ce1">
            <text:p>-10.8626392</text:p>
          </table:table-cell>
          <table:table-cell office:value-type="float" office:value="0" table:style-name="ce1">
            <text:p>0</text:p>
          </table:table-cell>
          <table:table-cell office:value-type="float" office:value="3.2140000000000002E-2" table:style-name="ce1">
            <text:p>0.0321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29"/>
          <table:table-cell office:value-type="float" office:value="1.6428720552114735" table:style-name="ce1">
            <text:p>1.642872055</text:p>
          </table:table-cell>
          <table:table-cell office:value-type="float" office:value="-17.189033390733474" table:style-name="ce1">
            <text:p>-17.18903339</text:p>
          </table:table-cell>
          <table:table-cell office:value-type="float" office:value="0" table:style-name="ce1">
            <text:p>0</text:p>
          </table:table-cell>
          <table:table-cell office:value-type="float" office:value="3.6089999999999997E-2" table:style-name="ce1">
            <text:p>0.03609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78"/>
          <table:table-cell office:value-type="float" office:value="8.8941383300357213" table:style-name="ce1">
            <text:p>8.89413833</text:p>
          </table:table-cell>
          <table:table-cell office:value-type="float" office:value="-45.6609048086992" table:style-name="ce1">
            <text:p>-45.66090481</text:p>
          </table:table-cell>
          <table:table-cell office:value-type="float" office:value="0" table:style-name="ce1">
            <text:p>0</text:p>
          </table:table-cell>
          <table:table-cell office:value-type="float" office:value="7.8799999999999999E-3" table:style-name="ce1">
            <text:p>0.0078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20"/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20"/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4"/>
          <table:table-cell office:value-type="float" office:value="4.6311138563455518" table:style-name="ce1">
            <text:p>4.631113856</text:p>
          </table:table-cell>
          <table:table-cell office:value-type="float" office:value="-23.796167518201951" table:style-name="ce1">
            <text:p>-23.79616752</text:p>
          </table:table-cell>
          <table:table-cell office:value-type="float" office:value="0" table:style-name="ce1">
            <text:p>0</text:p>
          </table:table-cell>
          <table:table-cell office:value-type="float" office:value="1.506E-2" table:style-name="ce1">
            <text:p>0.0150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20"/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4"/>
          <table:table-cell office:value-type="float" office:value="4.6311138563455518" table:style-name="ce1">
            <text:p>4.631113856</text:p>
          </table:table-cell>
          <table:table-cell office:value-type="float" office:value="-23.796167518201951" table:style-name="ce1">
            <text:p>-23.79616752</text:p>
          </table:table-cell>
          <table:table-cell office:value-type="float" office:value="0" table:style-name="ce1">
            <text:p>0</text:p>
          </table:table-cell>
          <table:table-cell office:value-type="float" office:value="1.506E-2" table:style-name="ce1">
            <text:p>0.0150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237"/>
          <table:table-cell office:value-type="float" office:value="8.6891116165803908" table:style-name="ce1">
            <text:p>8.689111617</text:p>
          </table:table-cell>
          <table:table-cell office:value-type="float" office:value="-44.53684461294641" table:style-name="ce1">
            <text:p>-44.53684461</text:p>
          </table:table-cell>
          <table:table-cell office:value-type="float" office:value="0" table:style-name="ce1">
            <text:p>0</text:p>
          </table:table-cell>
          <table:table-cell office:value-type="float" office:value="8.1099999999999992E-3" table:style-name="ce1">
            <text:p>0.00811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20"/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178"/>
          <table:table-cell office:value-type="float" office:value="8.8941383300357213" table:style-name="ce1">
            <text:p>8.89413833</text:p>
          </table:table-cell>
          <table:table-cell office:value-type="float" office:value="-45.6609048086992" table:style-name="ce1">
            <text:p>-45.66090481</text:p>
          </table:table-cell>
          <table:table-cell office:value-type="float" office:value="0" table:style-name="ce1">
            <text:p>0</text:p>
          </table:table-cell>
          <table:table-cell office:value-type="float" office:value="7.8799999999999999E-3" table:style-name="ce1">
            <text:p>0.0078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182"/>
          <table:table-cell office:value-type="float" office:value="7.1456336586285785" table:style-name="ce1">
            <text:p>7.145633659</text:p>
          </table:table-cell>
          <table:table-cell office:value-type="float" office:value="-24.297720196485685" table:style-name="ce1">
            <text:p>-24.2977202</text:p>
          </table:table-cell>
          <table:table-cell office:value-type="float" office:value="0" table:style-name="ce1">
            <text:p>0</text:p>
          </table:table-cell>
          <table:table-cell office:value-type="float" office:value="1.2659999999999999E-2" table:style-name="ce1">
            <text:p>0.0126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237"/>
          <table:table-cell office:value-type="float" office:value="8.9809919945902728" table:style-name="ce1">
            <text:p>8.980991995</text:p>
          </table:table-cell>
          <table:table-cell office:value-type="float" office:value="-46.049596207556" table:style-name="ce1">
            <text:p>-46.04959621</text:p>
          </table:table-cell>
          <table:table-cell office:value-type="float" office:value="0" table:style-name="ce1">
            <text:p>0</text:p>
          </table:table-cell>
          <table:table-cell office:value-type="float" office:value="7.79E-3" table:style-name="ce1">
            <text:p>0.00779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183"/>
          <table:table-cell office:value-type="float" office:value="2.9889572513989271" table:style-name="ce1">
            <text:p>2.988957251</text:p>
          </table:table-cell>
          <table:table-cell office:value-type="float" office:value="-10.166047691271931" table:style-name="ce1">
            <text:p>-10.16604769</text:p>
          </table:table-cell>
          <table:table-cell office:value-type="float" office:value="0" table:style-name="ce1">
            <text:p>0</text:p>
          </table:table-cell>
          <table:table-cell office:value-type="float" office:value="2.9049999999999999E-2" table:style-name="ce1">
            <text:p>0.02905</text:p>
          </table:table-cell>
          <table:table-cell office:value-type="float" office:value="1.85" table:style-name="ce1">
            <text:p>1.8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8"/>
          <table:table-cell office:value-type="float" office:value="2.5602748975218304" table:style-name="ce1">
            <text:p>2.560274898</text:p>
          </table:table-cell>
          <table:table-cell office:value-type="float" office:value="-8.3794304367168753" table:style-name="ce1">
            <text:p>-8.379430437</text:p>
          </table:table-cell>
          <table:table-cell office:value-type="float" office:value="0" table:style-name="ce1">
            <text:p>0</text:p>
          </table:table-cell>
          <table:table-cell office:value-type="float" office:value="3.8269999999999998E-2" table:style-name="ce1">
            <text:p>0.03827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9"/>
          <table:table-cell office:value-type="float" office:value="1.6284665757390389" table:style-name="ce1">
            <text:p>1.628466576</text:p>
          </table:table-cell>
          <table:table-cell office:value-type="float" office:value="-5.3254671564636791" table:style-name="ce1">
            <text:p>-5.325467156</text:p>
          </table:table-cell>
          <table:table-cell office:value-type="float" office:value="0" table:style-name="ce1">
            <text:p>0</text:p>
          </table:table-cell>
          <table:table-cell office:value-type="float" office:value="6.0319999999999999E-2" table:style-name="ce1">
            <text:p>0.06032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2"/>
          <table:table-cell office:value-type="float" office:value="1.7350211851402928" table:style-name="ce1">
            <text:p>1.735021185</text:p>
          </table:table-cell>
          <table:table-cell office:value-type="float" office:value="-8.8055949841939096" table:style-name="ce1">
            <text:p>-8.805594984</text:p>
          </table:table-cell>
          <table:table-cell office:value-type="float" office:value="0" table:style-name="ce1">
            <text:p>0</text:p>
          </table:table-cell>
          <table:table-cell office:value-type="float" office:value="4.1259999999999998E-2" table:style-name="ce1">
            <text:p>0.04126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6"/>
          <table:table-cell office:value-type="float" office:value="2.6636984933968177" table:style-name="ce1">
            <text:p>2.663698493</text:p>
          </table:table-cell>
          <table:table-cell office:value-type="float" office:value="-16.321306579663457" table:style-name="ce1">
            <text:p>-16.32130658</text:p>
          </table:table-cell>
          <table:table-cell office:value-type="float" office:value="0" table:style-name="ce1">
            <text:p>0</text:p>
          </table:table-cell>
          <table:table-cell office:value-type="float" office:value="2.0549999999999999E-2" table:style-name="ce1">
            <text:p>0.0205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41"/>
          <table:table-cell office:value-type="float" office:value="19.010923656400426" table:style-name="ce1">
            <text:p>19.01092366</text:p>
          </table:table-cell>
          <table:table-cell office:value-type="float" office:value="-99.019463322641798" table:style-name="ce1">
            <text:p>-99.01946332</text:p>
          </table:table-cell>
          <table:table-cell office:value-type="float" office:value="0" table:style-name="ce1">
            <text:p>0</text:p>
          </table:table-cell>
          <table:table-cell office:value-type="float" office:value="3.49E-3" table:style-name="ce1">
            <text:p>0.00349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46"/>
          <table:table-cell office:value-type="float" office:value="19.884739026902921" table:style-name="ce1">
            <text:p>19.88473903</text:p>
          </table:table-cell>
          <table:table-cell office:value-type="float" office:value="-81.5838406174705" table:style-name="ce1">
            <text:p>-81.58384062</text:p>
          </table:table-cell>
          <table:table-cell office:value-type="float" office:value="0" table:style-name="ce1">
            <text:p>0</text:p>
          </table:table-cell>
          <table:table-cell office:value-type="float" office:value="2.7269999999999999E-2" table:style-name="ce1">
            <text:p>0.02727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7"/>
          <table:table-cell office:value-type="float" office:value="2.7284157489813872" table:style-name="ce1">
            <text:p>2.728415749</text:p>
          </table:table-cell>
          <table:table-cell office:value-type="float" office:value="-9.6731985236008011" table:style-name="ce1">
            <text:p>-9.673198524</text:p>
          </table:table-cell>
          <table:table-cell office:value-type="float" office:value="0" table:style-name="ce1">
            <text:p>0</text:p>
          </table:table-cell>
          <table:table-cell office:value-type="float" office:value="3.0370000000000001E-2" table:style-name="ce1">
            <text:p>0.03037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2"/>
          <table:table-cell office:value-type="float" office:value="1.7350211851402928" table:style-name="ce1">
            <text:p>1.735021185</text:p>
          </table:table-cell>
          <table:table-cell office:value-type="float" office:value="-8.8055949841939096" table:style-name="ce1">
            <text:p>-8.805594984</text:p>
          </table:table-cell>
          <table:table-cell office:value-type="float" office:value="0" table:style-name="ce1">
            <text:p>0</text:p>
          </table:table-cell>
          <table:table-cell office:value-type="float" office:value="4.1259999999999998E-2" table:style-name="ce1">
            <text:p>0.04126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41"/>
          <table:table-cell office:value-type="float" office:value="19.492103579343457" table:style-name="ce1">
            <text:p>19.49210358</text:p>
          </table:table-cell>
          <table:table-cell office:value-type="float" office:value="-101.06231964507423" table:style-name="ce1">
            <text:p>-101.0623196</text:p>
          </table:table-cell>
          <table:table-cell office:value-type="float" office:value="0" table:style-name="ce1">
            <text:p>0</text:p>
          </table:table-cell>
          <table:table-cell office:value-type="float" office:value="3.4199999999999999E-3" table:style-name="ce1">
            <text:p>0.00342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6"/>
          <table:table-cell office:value-type="float" table:style-name="ce1" office:value="176"/>
          <table:table-cell office:value-type="float" office:value="6.185802484746171" table:style-name="ce1">
            <text:p>6.185802485</text:p>
          </table:table-cell>
          <table:table-cell office:value-type="float" office:value="-26.438960322168974" table:style-name="ce1">
            <text:p>-26.43896032</text:p>
          </table:table-cell>
          <table:table-cell office:value-type="float" office:value="0" table:style-name="ce1">
            <text:p>0</text:p>
          </table:table-cell>
          <table:table-cell office:value-type="float" office:value="1.167E-2" table:style-name="ce1">
            <text:p>0.01167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21"/>
          <table:table-cell office:value-type="float" office:value="2.6842915259899067" table:style-name="ce1">
            <text:p>2.684291526</text:p>
          </table:table-cell>
          <table:table-cell office:value-type="float" office:value="-17.060163920735853" table:style-name="ce1">
            <text:p>-17.06016392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181"/>
          <table:table-cell office:value-type="float" office:value="10.705062933380827" table:style-name="ce1">
            <text:p>10.70506293</text:p>
          </table:table-cell>
          <table:table-cell office:value-type="float" office:value="-29.211464677163953" table:style-name="ce1">
            <text:p>-29.21146468</text:p>
          </table:table-cell>
          <table:table-cell office:value-type="float" office:value="0" table:style-name="ce1">
            <text:p>0</text:p>
          </table:table-cell>
          <table:table-cell office:value-type="float" office:value="1.0319999999999999E-2" table:style-name="ce1">
            <text:p>0.01032</text:p>
          </table:table-cell>
          <table:table-cell office:value-type="float" office:value="0.91" table:style-name="ce1">
            <text:p>0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25"/>
          <table:table-cell office:value-type="float" office:value="3.6954937514682986" table:style-name="ce1">
            <text:p>3.695493751</text:p>
          </table:table-cell>
          <table:table-cell office:value-type="float" office:value="-14.558620987927311" table:style-name="ce1">
            <text:p>-14.55862099</text:p>
          </table:table-cell>
          <table:table-cell office:value-type="float" office:value="0" table:style-name="ce1">
            <text:p>0</text:p>
          </table:table-cell>
          <table:table-cell office:value-type="float" office:value="2.1909999999999999E-2" table:style-name="ce1">
            <text:p>0.02191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21"/>
          <table:table-cell office:value-type="float" office:value="3.3947941916258939" table:style-name="ce1">
            <text:p>3.394794192</text:p>
          </table:table-cell>
          <table:table-cell office:value-type="float" office:value="-13.90063797765271" table:style-name="ce1">
            <text:p>-13.90063798</text:p>
          </table:table-cell>
          <table:table-cell office:value-type="float" office:value="0" table:style-name="ce1">
            <text:p>0</text:p>
          </table:table-cell>
          <table:table-cell office:value-type="float" office:value="2.3230000000000001E-2" table:style-name="ce1">
            <text:p>0.0232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279"/>
          <table:table-cell office:value-type="float" office:value="13.72421597007939" table:style-name="ce1">
            <text:p>13.72421597</text:p>
          </table:table-cell>
          <table:table-cell office:value-type="float" office:value="-94.34262368836032" table:style-name="ce1">
            <text:p>-94.34262369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297"/>
          <table:table-cell office:value-type="float" office:value="6.672126934049313" table:style-name="ce1">
            <text:p>6.672126934</text:p>
          </table:table-cell>
          <table:table-cell office:value-type="float" office:value="-34.249439900512257" table:style-name="ce1">
            <text:p>-34.2494399</text:p>
          </table:table-cell>
          <table:table-cell office:value-type="float" office:value="0" table:style-name="ce1">
            <text:p>0</text:p>
          </table:table-cell>
          <table:table-cell office:value-type="float" office:value="1.051E-2" table:style-name="ce1">
            <text:p>0.01051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278"/>
          <table:table-cell office:value-type="float" office:value="13.391017717346518" table:style-name="ce1">
            <text:p>13.39101772</text:p>
          </table:table-cell>
          <table:table-cell office:value-type="float" office:value="-91.67696744952616" table:style-name="ce1">
            <text:p>-91.67696745</text:p>
          </table:table-cell>
          <table:table-cell office:value-type="float" office:value="0" table:style-name="ce1">
            <text:p>0</text:p>
          </table:table-cell>
          <table:table-cell office:value-type="float" office:value="4.9800000000000001E-3" table:style-name="ce1">
            <text:p>0.00498</text:p>
          </table:table-cell>
          <table:table-cell office:value-type="float" office:value="2.6" table:style-name="ce1">
            <text:p>2.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298"/>
          <table:table-cell office:value-type="float" office:value="7.6348979094854217" table:style-name="ce1">
            <text:p>7.634897909</text:p>
          </table:table-cell>
          <table:table-cell office:value-type="float" office:value="-39.144757823424221" table:style-name="ce1">
            <text:p>-39.14475782</text:p>
          </table:table-cell>
          <table:table-cell office:value-type="float" office:value="0" table:style-name="ce1">
            <text:p>0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9"/>
          <table:table-cell office:value-type="float" table:style-name="ce1" office:value="183"/>
          <table:table-cell office:value-type="float" office:value="2.9889572513989271" table:style-name="ce1">
            <text:p>2.988957251</text:p>
          </table:table-cell>
          <table:table-cell office:value-type="float" office:value="-10.166047691271931" table:style-name="ce1">
            <text:p>-10.16604769</text:p>
          </table:table-cell>
          <table:table-cell office:value-type="float" office:value="0" table:style-name="ce1">
            <text:p>0</text:p>
          </table:table-cell>
          <table:table-cell office:value-type="float" office:value="2.9049999999999999E-2" table:style-name="ce1">
            <text:p>0.02905</text:p>
          </table:table-cell>
          <table:table-cell office:value-type="float" office:value="1.85" table:style-name="ce1">
            <text:p>1.8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32"/>
          <table:table-cell office:value-type="float" office:value="3.3510752599840981" table:style-name="ce1">
            <text:p>3.35107526</text:p>
          </table:table-cell>
          <table:table-cell office:value-type="float" office:value="-21.311907799259981" table:style-name="ce1">
            <text:p>-21.3119078</text:p>
          </table:table-cell>
          <table:table-cell office:value-type="float" office:value="0" table:style-name="ce1">
            <text:p>0</text:p>
          </table:table-cell>
          <table:table-cell office:value-type="float" office:value="1.985E-2" table:style-name="ce1">
            <text:p>0.0198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32"/>
          <table:table-cell office:value-type="float" office:value="3.3510752599840981" table:style-name="ce1">
            <text:p>3.35107526</text:p>
          </table:table-cell>
          <table:table-cell office:value-type="float" office:value="-21.311907799259981" table:style-name="ce1">
            <text:p>-21.3119078</text:p>
          </table:table-cell>
          <table:table-cell office:value-type="float" office:value="0" table:style-name="ce1">
            <text:p>0</text:p>
          </table:table-cell>
          <table:table-cell office:value-type="float" office:value="1.985E-2" table:style-name="ce1">
            <text:p>0.0198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30"/>
          <table:table-cell office:value-type="float" office:value="3.7058020103911611" table:style-name="ce1">
            <text:p>3.70580201</text:p>
          </table:table-cell>
          <table:table-cell office:value-type="float" office:value="-15.602429421959178" table:style-name="ce1">
            <text:p>-15.60242942</text:p>
          </table:table-cell>
          <table:table-cell office:value-type="float" office:value="0" table:style-name="ce1">
            <text:p>0</text:p>
          </table:table-cell>
          <table:table-cell office:value-type="float" office:value="2.0799999999999999E-2" table:style-name="ce1">
            <text:p>0.0208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242"/>
          <table:table-cell office:value-type="float" office:value="3.4184202415310048" table:style-name="ce1">
            <text:p>3.418420242</text:p>
          </table:table-cell>
          <table:table-cell office:value-type="float" office:value="-23.424584605900979" table:style-name="ce1">
            <text:p>-23.42458461</text:p>
          </table:table-cell>
          <table:table-cell office:value-type="float" office:value="0" table:style-name="ce1">
            <text:p>0</text:p>
          </table:table-cell>
          <table:table-cell office:value-type="float" office:value="1.95E-2" table:style-name="ce1">
            <text:p>0.019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236"/>
          <table:table-cell office:value-type="float" office:value="6.5832355625081469" table:style-name="ce1">
            <text:p>6.583235563</text:p>
          </table:table-cell>
          <table:table-cell office:value-type="float" office:value="-22.356928692478164" table:style-name="ce1">
            <text:p>-22.35692869</text:p>
          </table:table-cell>
          <table:table-cell office:value-type="float" office:value="0" table:style-name="ce1">
            <text:p>0</text:p>
          </table:table-cell>
          <table:table-cell office:value-type="float" office:value="1.324E-2" table:style-name="ce1">
            <text:p>0.01324</text:p>
          </table:table-cell>
          <table:table-cell office:value-type="float" office:value="0.81" table:style-name="ce1">
            <text:p>0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34"/>
          <table:table-cell office:value-type="float" office:value="3.2580683480774657" table:style-name="ce1">
            <text:p>3.258068348</text:p>
          </table:table-cell>
          <table:table-cell office:value-type="float" office:value="-15.338739890797909" table:style-name="ce1">
            <text:p>-15.33873989</text:p>
          </table:table-cell>
          <table:table-cell office:value-type="float" office:value="0" table:style-name="ce1">
            <text:p>0</text:p>
          </table:table-cell>
          <table:table-cell office:value-type="float" office:value="6.2379999999999998E-2" table:style-name="ce1">
            <text:p>0.06238</text:p>
          </table:table-cell>
          <table:table-cell office:value-type="float" office:value="3.37" table:style-name="ce1">
            <text:p>3.3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34"/>
          <table:table-cell office:value-type="float" office:value="3.0351578858396433" table:style-name="ce1">
            <text:p>3.035157886</text:p>
          </table:table-cell>
          <table:table-cell office:value-type="float" office:value="-15.713665510233092" table:style-name="ce1">
            <text:p>-15.71366551</text:p>
          </table:table-cell>
          <table:table-cell office:value-type="float" office:value="0" table:style-name="ce1">
            <text:p>0</text:p>
          </table:table-cell>
          <table:table-cell office:value-type="float" office:value="2.247E-2" table:style-name="ce1">
            <text:p>0.02247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34"/>
          <table:table-cell office:value-type="float" office:value="2.7067760626772848" table:style-name="ce1">
            <text:p>2.706776063</text:p>
          </table:table-cell>
          <table:table-cell office:value-type="float" office:value="-12.805791815514368" table:style-name="ce1">
            <text:p>-12.80579182</text:p>
          </table:table-cell>
          <table:table-cell office:value-type="float" office:value="0" table:style-name="ce1">
            <text:p>0</text:p>
          </table:table-cell>
          <table:table-cell office:value-type="float" office:value="2.7300000000000001E-2" table:style-name="ce1">
            <text:p>0.0273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34"/>
          <table:table-cell office:value-type="float" office:value="3.0351578858396433" table:style-name="ce1">
            <text:p>3.035157886</text:p>
          </table:table-cell>
          <table:table-cell office:value-type="float" office:value="-15.713665510233092" table:style-name="ce1">
            <text:p>-15.71366551</text:p>
          </table:table-cell>
          <table:table-cell office:value-type="float" office:value="0" table:style-name="ce1">
            <text:p>0</text:p>
          </table:table-cell>
          <table:table-cell office:value-type="float" office:value="2.247E-2" table:style-name="ce1">
            <text:p>0.02247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179"/>
          <table:table-cell office:value-type="float" office:value="18.685244485281512" table:style-name="ce1">
            <text:p>18.68524449</text:p>
          </table:table-cell>
          <table:table-cell office:value-type="float" office:value="-62.741279647825998" table:style-name="ce1">
            <text:p>-62.74127965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1.89" table:style-name="ce1">
            <text:p>1.8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239"/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243"/>
          <table:table-cell office:value-type="float" office:value="2.824300215277729" table:style-name="ce1">
            <text:p>2.824300215</text:p>
          </table:table-cell>
          <table:table-cell office:value-type="float" office:value="-14.825298468744142" table:style-name="ce1">
            <text:p>-14.82529847</text:p>
          </table:table-cell>
          <table:table-cell office:value-type="float" office:value="0" table:style-name="ce1">
            <text:p>0</text:p>
          </table:table-cell>
          <table:table-cell office:value-type="float" office:value="2.3140000000000001E-2" table:style-name="ce1">
            <text:p>0.02314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31"/>
          <table:table-cell office:value-type="float" office:value="2.8715559507392907" table:style-name="ce1">
            <text:p>2.871555951</text:p>
          </table:table-cell>
          <table:table-cell office:value-type="float" office:value="-30.299546822155552" table:style-name="ce1">
            <text:p>-30.29954682</text:p>
          </table:table-cell>
          <table:table-cell office:value-type="float" office:value="0" table:style-name="ce1">
            <text:p>0</text:p>
          </table:table-cell>
          <table:table-cell office:value-type="float" office:value="7.5399999999999995E-2" table:style-name="ce1">
            <text:p>0.0754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239"/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32"/>
          <table:table-cell office:value-type="float" office:value="6.7288677505128103" table:style-name="ce1">
            <text:p>6.728867751</text:p>
          </table:table-cell>
          <table:table-cell office:value-type="float" office:value="-35.913996525554481" table:style-name="ce1">
            <text:p>-35.91399653</text:p>
          </table:table-cell>
          <table:table-cell office:value-type="float" office:value="0" table:style-name="ce1">
            <text:p>0</text:p>
          </table:table-cell>
          <table:table-cell office:value-type="float" office:value="1.516E-2" table:style-name="ce1">
            <text:p>0.01516</text:p>
          </table:table-cell>
          <table:table-cell office:value-type="float" office:value="2.33" table:style-name="ce1">
            <text:p>2.3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32"/>
          <table:table-cell office:value-type="float" office:value="8.0579256659762084" table:style-name="ce1">
            <text:p>8.057925666</text:p>
          </table:table-cell>
          <table:table-cell office:value-type="float" office:value="-26.299858793364599" table:style-name="ce1">
            <text:p>-26.29985879</text:p>
          </table:table-cell>
          <table:table-cell office:value-type="float" office:value="0" table:style-name="ce1">
            <text:p>0</text:p>
          </table:table-cell>
          <table:table-cell office:value-type="float" office:value="1.2189999999999999E-2" table:style-name="ce1">
            <text:p>0.01219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298"/>
          <table:table-cell office:value-type="float" office:value="15.512871277611776" table:style-name="ce1">
            <text:p>15.51287128</text:p>
          </table:table-cell>
          <table:table-cell office:value-type="float" office:value="-49.288744197024677" table:style-name="ce1">
            <text:p>-49.2887442</text:p>
          </table:table-cell>
          <table:table-cell office:value-type="float" office:value="0" table:style-name="ce1">
            <text:p>0</text:p>
          </table:table-cell>
          <table:table-cell office:value-type="float" office:value="6.77E-3" table:style-name="ce1">
            <text:p>0.00677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298"/>
          <table:table-cell office:value-type="float" office:value="15.428118355404996" table:style-name="ce1">
            <text:p>15.42811836</text:p>
          </table:table-cell>
          <table:table-cell office:value-type="float" office:value="-49.120796069700106" table:style-name="ce1">
            <text:p>-49.12079607</text:p>
          </table:table-cell>
          <table:table-cell office:value-type="float" office:value="0" table:style-name="ce1">
            <text:p>0</text:p>
          </table:table-cell>
          <table:table-cell office:value-type="float" office:value="6.7499999999999999E-3" table:style-name="ce1">
            <text:p>0.00675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32"/>
          <table:table-cell office:value-type="float" office:value="8.0322160237825724" table:style-name="ce1">
            <text:p>8.032216024</text:p>
          </table:table-cell>
          <table:table-cell office:value-type="float" office:value="-26.208016361977187" table:style-name="ce1">
            <text:p>-26.20801636</text:p>
          </table:table-cell>
          <table:table-cell office:value-type="float" office:value="0" table:style-name="ce1">
            <text:p>0</text:p>
          </table:table-cell>
          <table:table-cell office:value-type="float" office:value="1.223E-2" table:style-name="ce1">
            <text:p>0.0122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7"/>
          <table:table-cell office:value-type="float" table:style-name="ce1" office:value="182"/>
          <table:table-cell office:value-type="float" office:value="7.1456336586285785" table:style-name="ce1">
            <text:p>7.145633659</text:p>
          </table:table-cell>
          <table:table-cell office:value-type="float" office:value="-24.297720196485685" table:style-name="ce1">
            <text:p>-24.2977202</text:p>
          </table:table-cell>
          <table:table-cell office:value-type="float" office:value="0" table:style-name="ce1">
            <text:p>0</text:p>
          </table:table-cell>
          <table:table-cell office:value-type="float" office:value="1.2659999999999999E-2" table:style-name="ce1">
            <text:p>0.0126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"/>
          <table:table-cell office:value-type="float" table:style-name="ce1" office:value="29"/>
          <table:table-cell office:value-type="float" office:value="4.4606092444536003" table:style-name="ce1">
            <text:p>4.460609244</text:p>
          </table:table-cell>
          <table:table-cell office:value-type="float" office:value="-14.570704325323446" table:style-name="ce1">
            <text:p>-14.57070433</text:p>
          </table:table-cell>
          <table:table-cell office:value-type="float" office:value="0" table:style-name="ce1">
            <text:p>0</text:p>
          </table:table-cell>
          <table:table-cell office:value-type="float" office:value="2.2100000000000002E-2" table:style-name="ce1">
            <text:p>0.0221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177"/>
          <table:table-cell office:value-type="float" office:value="19.761595716980601" table:style-name="ce1">
            <text:p>19.76159572</text:p>
          </table:table-cell>
          <table:table-cell office:value-type="float" office:value="-67.17961819420205" table:style-name="ce1">
            <text:p>-67.17961819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181"/>
          <table:table-cell office:value-type="float" office:value="10.705062933380827" table:style-name="ce1">
            <text:p>10.70506293</text:p>
          </table:table-cell>
          <table:table-cell office:value-type="float" office:value="-29.211464677163953" table:style-name="ce1">
            <text:p>-29.21146468</text:p>
          </table:table-cell>
          <table:table-cell office:value-type="float" office:value="0" table:style-name="ce1">
            <text:p>0</text:p>
          </table:table-cell>
          <table:table-cell office:value-type="float" office:value="1.0319999999999999E-2" table:style-name="ce1">
            <text:p>0.01032</text:p>
          </table:table-cell>
          <table:table-cell office:value-type="float" office:value="0.91" table:style-name="ce1">
            <text:p>0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32"/>
          <table:table-cell office:value-type="float" office:value="11.738884693235084" table:style-name="ce1">
            <text:p>11.73888469</text:p>
          </table:table-cell>
          <table:table-cell office:value-type="float" office:value="-38.372787687214277" table:style-name="ce1">
            <text:p>-38.37278769</text:p>
          </table:table-cell>
          <table:table-cell office:value-type="float" office:value="0" table:style-name="ce1">
            <text:p>0</text:p>
          </table:table-cell>
          <table:table-cell office:value-type="float" office:value="8.3400000000000002E-3" table:style-name="ce1">
            <text:p>0.0083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172"/>
          <table:table-cell office:value-type="float" office:value="6.0454458794967003" table:style-name="ce1">
            <text:p>6.045445879</text:p>
          </table:table-cell>
          <table:table-cell office:value-type="float" office:value="-40.646335843431729" table:style-name="ce1">
            <text:p>-40.64633584</text:p>
          </table:table-cell>
          <table:table-cell office:value-type="float" office:value="0" table:style-name="ce1">
            <text:p>0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33"/>
          <table:table-cell office:value-type="float" office:value="3.4723260952250712" table:style-name="ce1">
            <text:p>3.472326095</text:p>
          </table:table-cell>
          <table:table-cell office:value-type="float" office:value="-36.379293397665748" table:style-name="ce1">
            <text:p>-36.3792934</text:p>
          </table:table-cell>
          <table:table-cell office:value-type="float" office:value="0" table:style-name="ce1">
            <text:p>0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32"/>
          <table:table-cell office:value-type="float" office:value="11.738884693235084" table:style-name="ce1">
            <text:p>11.73888469</text:p>
          </table:table-cell>
          <table:table-cell office:value-type="float" office:value="-38.372787687214277" table:style-name="ce1">
            <text:p>-38.37278769</text:p>
          </table:table-cell>
          <table:table-cell office:value-type="float" office:value="0" table:style-name="ce1">
            <text:p>0</text:p>
          </table:table-cell>
          <table:table-cell office:value-type="float" office:value="8.3400000000000002E-3" table:style-name="ce1">
            <text:p>0.0083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32"/>
          <table:table-cell office:value-type="float" office:value="8.5723671151349716" table:style-name="ce1">
            <text:p>8.572367115</text:p>
          </table:table-cell>
          <table:table-cell office:value-type="float" office:value="-33.130090940869991" table:style-name="ce1">
            <text:p>-33.13009094</text:p>
          </table:table-cell>
          <table:table-cell office:value-type="float" office:value="0" table:style-name="ce1">
            <text:p>0</text:p>
          </table:table-cell>
          <table:table-cell office:value-type="float" office:value="9.4599999999999997E-3" table:style-name="ce1">
            <text:p>0.00946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239"/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239"/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244"/>
          <table:table-cell office:value-type="float" office:value="3.2152952567911326" table:style-name="ce1">
            <text:p>3.215295257</text:p>
          </table:table-cell>
          <table:table-cell office:value-type="float" office:value="-16.863354224893548" table:style-name="ce1">
            <text:p>-16.86335422</text:p>
          </table:table-cell>
          <table:table-cell office:value-type="float" office:value="0" table:style-name="ce1">
            <text:p>0</text:p>
          </table:table-cell>
          <table:table-cell office:value-type="float" office:value="2.036E-2" table:style-name="ce1">
            <text:p>0.02036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297"/>
          <table:table-cell office:value-type="float" office:value="5.4123781448731387" table:style-name="ce1">
            <text:p>5.412378145</text:p>
          </table:table-cell>
          <table:table-cell office:value-type="float" office:value="-19.269828924381788" table:style-name="ce1">
            <text:p>-19.26982892</text:p>
          </table:table-cell>
          <table:table-cell office:value-type="float" office:value="0" table:style-name="ce1">
            <text:p>0</text:p>
          </table:table-cell>
          <table:table-cell office:value-type="float" office:value="1.5610000000000001E-2" table:style-name="ce1">
            <text:p>0.01561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245"/>
          <table:table-cell office:value-type="float" office:value="1.7420319166531399" table:style-name="ce1">
            <text:p>1.742031917</text:p>
          </table:table-cell>
          <table:table-cell office:value-type="float" office:value="-9.4958914750466512" table:style-name="ce1">
            <text:p>-9.495891475</text:p>
          </table:table-cell>
          <table:table-cell office:value-type="float" office:value="0" table:style-name="ce1">
            <text:p>0</text:p>
          </table:table-cell>
          <table:table-cell office:value-type="float" office:value="3.32E-2" table:style-name="ce1">
            <text:p>0.0332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33"/>
          <table:table-cell office:value-type="float" office:value="2.9329660275178049" table:style-name="ce1">
            <text:p>2.932966028</text:p>
          </table:table-cell>
          <table:table-cell office:value-type="float" office:value="-20.332417727454366" table:style-name="ce1">
            <text:p>-20.33241773</text:p>
          </table:table-cell>
          <table:table-cell office:value-type="float" office:value="0" table:style-name="ce1">
            <text:p>0</text:p>
          </table:table-cell>
          <table:table-cell office:value-type="float" office:value="2.461E-2" table:style-name="ce1">
            <text:p>0.02461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245"/>
          <table:table-cell office:value-type="float" office:value="1.7420319166531399" table:style-name="ce1">
            <text:p>1.742031917</text:p>
          </table:table-cell>
          <table:table-cell office:value-type="float" office:value="-9.4958914750466512" table:style-name="ce1">
            <text:p>-9.495891475</text:p>
          </table:table-cell>
          <table:table-cell office:value-type="float" office:value="0" table:style-name="ce1">
            <text:p>0</text:p>
          </table:table-cell>
          <table:table-cell office:value-type="float" office:value="3.32E-2" table:style-name="ce1">
            <text:p>0.0332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75"/>
          <table:table-cell office:value-type="float" office:value="9.2393663798381453" table:style-name="ce1">
            <text:p>9.23936638</text:p>
          </table:table-cell>
          <table:table-cell office:value-type="float" office:value="-32.05948816136609" table:style-name="ce1">
            <text:p>-32.05948816</text:p>
          </table:table-cell>
          <table:table-cell office:value-type="float" office:value="0" table:style-name="ce1">
            <text:p>0</text:p>
          </table:table-cell>
          <table:table-cell office:value-type="float" office:value="9.3799999999999994E-3" table:style-name="ce1">
            <text:p>0.00938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81"/>
          <table:table-cell office:value-type="float" office:value="4.3106618747615872" table:style-name="ce1">
            <text:p>4.310661875</text:p>
          </table:table-cell>
          <table:table-cell office:value-type="float" office:value="-28.92590964373748" table:style-name="ce1">
            <text:p>-28.92590964</text:p>
          </table:table-cell>
          <table:table-cell office:value-type="float" office:value="0" table:style-name="ce1">
            <text:p>0</text:p>
          </table:table-cell>
          <table:table-cell office:value-type="float" office:value="1.2670000000000001E-2" table:style-name="ce1">
            <text:p>0.01267</text:p>
          </table:table-cell>
          <table:table-cell office:value-type="float" office:value="2.74" table:style-name="ce1">
            <text:p>2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80"/>
          <table:table-cell office:value-type="float" office:value="86.956521739130437" table:style-name="ce1">
            <text:p>86.95652174</text:p>
          </table:table-cell>
          <table:table-cell office:value-type="float" office:value="-608.69565217391312" table:style-name="ce1">
            <text:p>-608.6956522</text:p>
          </table:table-cell>
          <table:table-cell office:value-type="float" office:value="0" table:style-name="ce1">
            <text:p>0</text:p>
          </table:table-cell>
          <table:table-cell office:value-type="float" office:value="5.5999999999999995E-4" table:style-name="ce1">
            <text:p>0.00056</text:p>
          </table:table-cell>
          <table:table-cell office:value-type="float" office:value="3.06" table:style-name="ce1">
            <text:p>3.0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71"/>
          <table:table-cell office:value-type="float" office:value="28.934368383909668" table:style-name="ce1">
            <text:p>28.93436838</text:p>
          </table:table-cell>
          <table:table-cell office:value-type="float" office:value="-185.60338743824983" table:style-name="ce1">
            <text:p>-185.6033874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3.06" table:style-name="ce1">
            <text:p>3.0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63"/>
          <table:table-cell office:value-type="float" office:value="7.7008276363175465" table:style-name="ce1">
            <text:p>7.700827636</text:p>
          </table:table-cell>
          <table:table-cell office:value-type="float" office:value="-42.225590771387125" table:style-name="ce1">
            <text:p>-42.22559077</text:p>
          </table:table-cell>
          <table:table-cell office:value-type="float" office:value="0" table:style-name="ce1">
            <text:p>0</text:p>
          </table:table-cell>
          <table:table-cell office:value-type="float" office:value="0.13769999999999999" table:style-name="ce1">
            <text:p>0.1377</text:p>
          </table:table-cell>
          <table:table-cell office:value-type="float" office:value="9.99" table:style-name="ce1">
            <text:p>9.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186"/>
          <table:table-cell office:value-type="float" office:value="444.99381953028438" table:style-name="ce1">
            <text:p>444.9938195</text:p>
          </table:table-cell>
          <table:table-cell office:value-type="float" office:value="-1508.034610630408" table:style-name="ce1">
            <text:p>-1508.034611</text:p>
          </table:table-cell>
          <table:table-cell office:value-type="float" office:value="0" table:style-name="ce1">
            <text:p>0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69"/>
          <table:table-cell office:value-type="float" office:value="8.4138867376110316" table:style-name="ce1">
            <text:p>8.413886738</text:p>
          </table:table-cell>
          <table:table-cell office:value-type="float" office:value="-45.320253563950324" table:style-name="ce1">
            <text:p>-45.32025356</text:p>
          </table:table-cell>
          <table:table-cell office:value-type="float" office:value="0" table:style-name="ce1">
            <text:p>0</text:p>
          </table:table-cell>
          <table:table-cell office:value-type="float" office:value="0.13034999999999999" table:style-name="ce1">
            <text:p>0.13035</text:p>
          </table:table-cell>
          <table:table-cell office:value-type="float" office:value="9.99" table:style-name="ce1">
            <text:p>9.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184"/>
          <table:table-cell office:value-type="float" office:value="295.61945713517878" table:style-name="ce1">
            <text:p>295.6194571</text:p>
          </table:table-cell>
          <table:table-cell office:value-type="float" office:value="-1612.469766191884" table:style-name="ce1">
            <text:p>-1612.469766</text:p>
          </table:table-cell>
          <table:table-cell office:value-type="float" office:value="0" table:style-name="ce1">
            <text:p>0</text:p>
          </table:table-cell>
          <table:table-cell office:value-type="float" office:value="9.3999999999999997E-4" table:style-name="ce1">
            <text:p>0.00094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185"/>
          <table:table-cell office:value-type="float" office:value="444.99381953028438" table:style-name="ce1">
            <text:p>444.9938195</text:p>
          </table:table-cell>
          <table:table-cell office:value-type="float" office:value="-1508.034610630408" table:style-name="ce1">
            <text:p>-1508.034611</text:p>
          </table:table-cell>
          <table:table-cell office:value-type="float" office:value="0" table:style-name="ce1">
            <text:p>0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211"/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58"/>
          <table:table-cell office:value-type="float" office:value="96.469669476537192" table:style-name="ce1">
            <text:p>96.46966948</text:p>
          </table:table-cell>
          <table:table-cell office:value-type="float" office:value="-219.35365321450718" table:style-name="ce1">
            <text:p>-219.3536532</text:p>
          </table:table-cell>
          <table:table-cell office:value-type="float" office:value="0" table:style-name="ce1">
            <text:p>0</text:p>
          </table:table-cell>
          <table:table-cell office:value-type="float" office:value="0.35975000000000001" table:style-name="ce1">
            <text:p>0.35975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212"/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209"/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210"/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7"/>
          <table:table-cell office:value-type="float" table:style-name="ce1" office:value="204"/>
          <table:table-cell office:value-type="float" office:value="338.385618611209" table:style-name="ce1">
            <text:p>338.3856186</text:p>
          </table:table-cell>
          <table:table-cell office:value-type="float" office:value="-768.41734226295387" table:style-name="ce1">
            <text:p>-768.4173423</text:p>
          </table:table-cell>
          <table:table-cell office:value-type="float" office:value="0" table:style-name="ce1">
            <text:p>0</text:p>
          </table:table-cell>
          <table:table-cell office:value-type="float" office:value="0.10267999999999999" table:style-name="ce1">
            <text:p>0.10268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7"/>
          <table:table-cell office:value-type="float" table:style-name="ce1" office:value="205"/>
          <table:table-cell office:value-type="float" office:value="343.64261168384883" table:style-name="ce1">
            <text:p>343.6426117</text:p>
          </table:table-cell>
          <table:table-cell office:value-type="float" office:value="-773.19587628865986" table:style-name="ce1">
            <text:p>-773.1958763</text:p>
          </table:table-cell>
          <table:table-cell office:value-type="float" office:value="0" table:style-name="ce1">
            <text:p>0</text:p>
          </table:table-cell>
          <table:table-cell office:value-type="float" office:value="0.10056" table:style-name="ce1">
            <text:p>0.10056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68"/>
          <table:table-cell office:value-type="float" office:value="4.8242998377052473" table:style-name="ce1">
            <text:p>4.824299838</text:p>
          </table:table-cell>
          <table:table-cell office:value-type="float" office:value="-25.978610269321599" table:style-name="ce1">
            <text:p>-25.97861027</text:p>
          </table:table-cell>
          <table:table-cell office:value-type="float" office:value="0" table:style-name="ce1">
            <text:p>0</text:p>
          </table:table-cell>
          <table:table-cell office:value-type="float" office:value="5.799E-2" table:style-name="ce1">
            <text:p>0.05799</text:p>
          </table:table-cell>
          <table:table-cell office:value-type="float" office:value="5.13" table:style-name="ce1">
            <text:p>5.1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192"/>
          <table:table-cell office:value-type="float" office:value="6.7482667829673746" table:style-name="ce1">
            <text:p>6.748266783</text:p>
          </table:table-cell>
          <table:table-cell office:value-type="float" office:value="-36.725071707305922" table:style-name="ce1">
            <text:p>-36.72507171</text:p>
          </table:table-cell>
          <table:table-cell office:value-type="float" office:value="0" table:style-name="ce1">
            <text:p>0</text:p>
          </table:table-cell>
          <table:table-cell office:value-type="float" office:value="4.0460000000000003E-2" table:style-name="ce1">
            <text:p>0.04046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249"/>
          <table:table-cell office:value-type="float" office:value="13.59119607622169" table:style-name="ce1">
            <text:p>13.59119608</text:p>
          </table:table-cell>
          <table:table-cell office:value-type="float" office:value="-74.015388631757304" table:style-name="ce1">
            <text:p>-74.01538863</text:p>
          </table:table-cell>
          <table:table-cell office:value-type="float" office:value="0" table:style-name="ce1">
            <text:p>0</text:p>
          </table:table-cell>
          <table:table-cell office:value-type="float" office:value="2.0070000000000001E-2" table:style-name="ce1">
            <text:p>0.02007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44"/>
          <table:table-cell office:value-type="float" office:value="1.9440480727325238" table:style-name="ce1">
            <text:p>1.944048073</text:p>
          </table:table-cell>
          <table:table-cell office:value-type="float" office:value="-10.528349969368062" table:style-name="ce1">
            <text:p>-10.52834997</text:p>
          </table:table-cell>
          <table:table-cell office:value-type="float" office:value="0" table:style-name="ce1">
            <text:p>0</text:p>
          </table:table-cell>
          <table:table-cell office:value-type="float" office:value="0.14133000000000001" table:style-name="ce1">
            <text:p>0.141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69"/>
          <table:table-cell office:value-type="float" office:value="17.503168264747377" table:style-name="ce1">
            <text:p>17.50316826</text:p>
          </table:table-cell>
          <table:table-cell office:value-type="float" office:value="-96.219602591999234" table:style-name="ce1">
            <text:p>-96.21960259</text:p>
          </table:table-cell>
          <table:table-cell office:value-type="float" office:value="0" table:style-name="ce1">
            <text:p>0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10.26" table:style-name="ce1">
            <text:p>10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195"/>
          <table:table-cell office:value-type="float" office:value="3.5791230123670386" table:style-name="ce1">
            <text:p>3.579123012</text:p>
          </table:table-cell>
          <table:table-cell office:value-type="float" office:value="-19.929114505287714" table:style-name="ce1">
            <text:p>-19.92911451</text:p>
          </table:table-cell>
          <table:table-cell office:value-type="float" office:value="0" table:style-name="ce1">
            <text:p>0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249"/>
          <table:table-cell office:value-type="float" office:value="9.6381951622173272" table:style-name="ce1">
            <text:p>9.638195162</text:p>
          </table:table-cell>
          <table:table-cell office:value-type="float" office:value="-53.512678661390687" table:style-name="ce1">
            <text:p>-53.51267866</text:p>
          </table:table-cell>
          <table:table-cell office:value-type="float" office:value="0" table:style-name="ce1">
            <text:p>0</text:p>
          </table:table-cell>
          <table:table-cell office:value-type="float" office:value="2.6290000000000001E-2" table:style-name="ce1">
            <text:p>0.0262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68"/>
          <table:table-cell office:value-type="float" office:value="4.7882592719030104" table:style-name="ce1">
            <text:p>4.788259272</text:p>
          </table:table-cell>
          <table:table-cell office:value-type="float" office:value="-25.962541175893325" table:style-name="ce1">
            <text:p>-25.96254118</text:p>
          </table:table-cell>
          <table:table-cell office:value-type="float" office:value="0" table:style-name="ce1">
            <text:p>0</text:p>
          </table:table-cell>
          <table:table-cell office:value-type="float" office:value="5.6710000000000003E-2" table:style-name="ce1">
            <text:p>0.05671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76"/>
          <table:table-cell office:value-type="float" office:value="4.79117852287966" table:style-name="ce1">
            <text:p>4.791178523</text:p>
          </table:table-cell>
          <table:table-cell office:value-type="float" office:value="-26.55536181298195" table:style-name="ce1">
            <text:p>-26.55536181</text:p>
          </table:table-cell>
          <table:table-cell office:value-type="float" office:value="0" table:style-name="ce1">
            <text:p>0</text:p>
          </table:table-cell>
          <table:table-cell office:value-type="float" office:value="5.3319999999999999E-2" table:style-name="ce1">
            <text:p>0.0533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193"/>
          <table:table-cell office:value-type="float" office:value="198.36639439906654" table:style-name="ce1">
            <text:p>198.3663944</text:p>
          </table:table-cell>
          <table:table-cell office:value-type="float" office:value="-1061.8436406067678" table:style-name="ce1">
            <text:p>-1061.843641</text:p>
          </table:table-cell>
          <table:table-cell office:value-type="float" office:value="0" table:style-name="ce1">
            <text:p>0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194"/>
          <table:table-cell office:value-type="float" office:value="8.577082116743707" table:style-name="ce1">
            <text:p>8.577082117</text:p>
          </table:table-cell>
          <table:table-cell office:value-type="float" office:value="-62.724922956560285" table:style-name="ce1">
            <text:p>-62.72492296</text:p>
          </table:table-cell>
          <table:table-cell office:value-type="float" office:value="0" table:style-name="ce1">
            <text:p>0</text:p>
          </table:table-cell>
          <table:table-cell office:value-type="float" office:value="2.877E-2" table:style-name="ce1">
            <text:p>0.02877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64"/>
          <table:table-cell office:value-type="float" office:value="3.1350906752568357" table:style-name="ce1">
            <text:p>3.135090675</text:p>
          </table:table-cell>
          <table:table-cell office:value-type="float" office:value="-17.562873447783982" table:style-name="ce1">
            <text:p>-17.56287345</text:p>
          </table:table-cell>
          <table:table-cell office:value-type="float" office:value="0" table:style-name="ce1">
            <text:p>0</text:p>
          </table:table-cell>
          <table:table-cell office:value-type="float" office:value="7.9820000000000002E-2" table:style-name="ce1">
            <text:p>0.07982</text:p>
          </table:table-cell>
          <table:table-cell office:value-type="float" office:value="4.9950000000000001" table:style-name="ce1">
            <text:p>4.9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50"/>
          <table:table-cell office:value-type="float" office:value="3.6088077205362419" table:style-name="ce1">
            <text:p>3.608807721</text:p>
          </table:table-cell>
          <table:table-cell office:value-type="float" office:value="-19.997089005213983" table:style-name="ce1">
            <text:p>-19.99708901</text:p>
          </table:table-cell>
          <table:table-cell office:value-type="float" office:value="0" table:style-name="ce1">
            <text:p>0</text:p>
          </table:table-cell>
          <table:table-cell office:value-type="float" office:value="7.2720000000000007E-2" table:style-name="ce1">
            <text:p>0.0727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64"/>
          <table:table-cell office:value-type="float" office:value="3.0977371850238717" table:style-name="ce1">
            <text:p>3.097737185</text:p>
          </table:table-cell>
          <table:table-cell office:value-type="float" office:value="-17.848085327695802" table:style-name="ce1">
            <text:p>-17.84808533</text:p>
          </table:table-cell>
          <table:table-cell office:value-type="float" office:value="0" table:style-name="ce1">
            <text:p>0</text:p>
          </table:table-cell>
          <table:table-cell office:value-type="float" office:value="7.9750000000000001E-2" table:style-name="ce1">
            <text:p>0.07975</text:p>
          </table:table-cell>
          <table:table-cell office:value-type="float" office:value="4.9950000000000001" table:style-name="ce1">
            <text:p>4.9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6"/>
          <table:table-cell office:value-type="float" office:value="6.5350943397251795" table:style-name="ce1">
            <text:p>6.53509434</text:p>
          </table:table-cell>
          <table:table-cell office:value-type="float" office:value="-36.275887499098197" table:style-name="ce1">
            <text:p>-36.2758875</text:p>
          </table:table-cell>
          <table:table-cell office:value-type="float" office:value="0" table:style-name="ce1">
            <text:p>0</text:p>
          </table:table-cell>
          <table:table-cell office:value-type="float" office:value="3.9390000000000001E-2" table:style-name="ce1">
            <text:p>0.03939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5"/>
          <table:table-cell office:value-type="float" office:value="4.6878869718019187" table:style-name="ce1">
            <text:p>4.687886972</text:p>
          </table:table-cell>
          <table:table-cell office:value-type="float" office:value="-26.741594235373206" table:style-name="ce1">
            <text:p>-26.74159424</text:p>
          </table:table-cell>
          <table:table-cell office:value-type="float" office:value="0" table:style-name="ce1">
            <text:p>0</text:p>
          </table:table-cell>
          <table:table-cell office:value-type="float" office:value="5.5640000000000002E-2" table:style-name="ce1">
            <text:p>0.055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5"/>
          <table:table-cell office:value-type="float" office:value="4.7576052963776663" table:style-name="ce1">
            <text:p>4.757605296</text:p>
          </table:table-cell>
          <table:table-cell office:value-type="float" office:value="-27.065487908281831" table:style-name="ce1">
            <text:p>-27.06548791</text:p>
          </table:table-cell>
          <table:table-cell office:value-type="float" office:value="0" table:style-name="ce1">
            <text:p>0</text:p>
          </table:table-cell>
          <table:table-cell office:value-type="float" office:value="5.4969999999999998E-2" table:style-name="ce1">
            <text:p>0.05497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206"/>
          <table:table-cell office:value-type="float" office:value="16.160123740376068" table:style-name="ce1">
            <text:p>16.16012374</text:p>
          </table:table-cell>
          <table:table-cell office:value-type="float" office:value="-169.1041519975067" table:style-name="ce1">
            <text:p>-169.104152</text:p>
          </table:table-cell>
          <table:table-cell office:value-type="float" office:value="0" table:style-name="ce1">
            <text:p>0</text:p>
          </table:table-cell>
          <table:table-cell office:value-type="float" office:value="1.7149999999999999E-2" table:style-name="ce1">
            <text:p>0.01715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207"/>
          <table:table-cell office:value-type="float" office:value="4.0934946775307894" table:style-name="ce1">
            <text:p>4.093494678</text:p>
          </table:table-cell>
          <table:table-cell office:value-type="float" office:value="-42.842774611442152" table:style-name="ce1">
            <text:p>-42.84277461</text:p>
          </table:table-cell>
          <table:table-cell office:value-type="float" office:value="0" table:style-name="ce1">
            <text:p>0</text:p>
          </table:table-cell>
          <table:table-cell office:value-type="float" office:value="6.7019999999999996E-2" table:style-name="ce1">
            <text:p>0.0670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67"/>
          <table:table-cell office:value-type="float" office:value="25.131641933939683" table:style-name="ce1">
            <text:p>25.13164193</text:p>
          </table:table-cell>
          <table:table-cell office:value-type="float" office:value="-171.13451412158926" table:style-name="ce1">
            <text:p>-171.1345141</text:p>
          </table:table-cell>
          <table:table-cell office:value-type="float" office:value="0" table:style-name="ce1">
            <text:p>0</text:p>
          </table:table-cell>
          <table:table-cell office:value-type="float" office:value="9.9500000000000005E-3" table:style-name="ce1">
            <text:p>0.00995</text:p>
          </table:table-cell>
          <table:table-cell office:value-type="float" office:value="4.01" table:style-name="ce1">
            <text:p>4.0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52"/>
          <table:table-cell office:value-type="float" office:value="19.726549214339165" table:style-name="ce1">
            <text:p>19.72654921</text:p>
          </table:table-cell>
          <table:table-cell office:value-type="float" office:value="-114.95816611114891" table:style-name="ce1">
            <text:p>-114.9581661</text:p>
          </table:table-cell>
          <table:table-cell office:value-type="float" office:value="0" table:style-name="ce1">
            <text:p>0</text:p>
          </table:table-cell>
          <table:table-cell office:value-type="float" office:value="1.465E-2" table:style-name="ce1">
            <text:p>0.0146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52"/>
          <table:table-cell office:value-type="float" office:value="25.641025641025646" table:style-name="ce1">
            <text:p>25.64102564</text:p>
          </table:table-cell>
          <table:table-cell office:value-type="float" office:value="-179.4871794871795" table:style-name="ce1">
            <text:p>-179.4871795</text:p>
          </table:table-cell>
          <table:table-cell office:value-type="float" office:value="0" table:style-name="ce1">
            <text:p>0</text:p>
          </table:table-cell>
          <table:table-cell office:value-type="float" office:value="9.0200000000000002E-3" table:style-name="ce1">
            <text:p>0.0090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56"/>
          <table:table-cell office:value-type="float" office:value="11.131631897236137" table:style-name="ce1">
            <text:p>11.1316319</text:p>
          </table:table-cell>
          <table:table-cell office:value-type="float" office:value="-58.108518708842723" table:style-name="ce1">
            <text:p>-58.10851871</text:p>
          </table:table-cell>
          <table:table-cell office:value-type="float" office:value="0" table:style-name="ce1">
            <text:p>0</text:p>
          </table:table-cell>
          <table:table-cell office:value-type="float" office:value="2.7980000000000001E-2" table:style-name="ce1">
            <text:p>0.0279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67"/>
          <table:table-cell office:value-type="float" office:value="95.561451634662944" table:style-name="ce1">
            <text:p>95.56145163</text:p>
          </table:table-cell>
          <table:table-cell office:value-type="float" office:value="-216.98070782929352" table:style-name="ce1">
            <text:p>-216.9807078</text:p>
          </table:table-cell>
          <table:table-cell office:value-type="float" office:value="0" table:style-name="ce1">
            <text:p>0</text:p>
          </table:table-cell>
          <table:table-cell office:value-type="float" office:value="0.36132999999999998" table:style-name="ce1">
            <text:p>0.36133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299"/>
          <table:table-cell office:value-type="float" office:value="907.71558245083202" table:style-name="ce1">
            <text:p>907.7155825</text:p>
          </table:table-cell>
          <table:table-cell office:value-type="float" office:value="-3782.1482602118003" table:style-name="ce1">
            <text:p>-3782.14826</text:p>
          </table:table-cell>
          <table:table-cell office:value-type="float" office:value="0" table:style-name="ce1">
            <text:p>0</text:p>
          </table:table-cell>
          <table:table-cell office:value-type="float" office:value="1.7080000000000001E-2" table:style-name="ce1">
            <text:p>0.01708</text:p>
          </table:table-cell>
          <table:table-cell office:value-type="float" office:value="2.4" table:style-name="ce1">
            <text:p>2.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248"/>
          <table:table-cell office:value-type="float" office:value="11.23309693633561" table:style-name="ce1">
            <text:p>11.23309694</text:p>
          </table:table-cell>
          <table:table-cell office:value-type="float" office:value="-62.799523814369003" table:style-name="ce1">
            <text:p>-62.79952381</text:p>
          </table:table-cell>
          <table:table-cell office:value-type="float" office:value="0" table:style-name="ce1">
            <text:p>0</text:p>
          </table:table-cell>
          <table:table-cell office:value-type="float" office:value="2.23E-2" table:style-name="ce1">
            <text:p>0.022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76"/>
          <table:table-cell office:value-type="float" office:value="6.977388899098858" table:style-name="ce1">
            <text:p>6.977388899</text:p>
          </table:table-cell>
          <table:table-cell office:value-type="float" office:value="-38.842874808822664" table:style-name="ce1">
            <text:p>-38.84287481</text:p>
          </table:table-cell>
          <table:table-cell office:value-type="float" office:value="0" table:style-name="ce1">
            <text:p>0</text:p>
          </table:table-cell>
          <table:table-cell office:value-type="float" office:value="3.619E-2" table:style-name="ce1">
            <text:p>0.0361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76"/>
          <table:table-cell office:value-type="float" office:value="6.982812461764035" table:style-name="ce1">
            <text:p>6.982812462</text:p>
          </table:table-cell>
          <table:table-cell office:value-type="float" office:value="-38.857480953521744" table:style-name="ce1">
            <text:p>-38.85748095</text:p>
          </table:table-cell>
          <table:table-cell office:value-type="float" office:value="0" table:style-name="ce1">
            <text:p>0</text:p>
          </table:table-cell>
          <table:table-cell office:value-type="float" office:value="3.6170000000000001E-2" table:style-name="ce1">
            <text:p>0.036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248"/>
          <table:table-cell office:value-type="float" office:value="11.427846910227171" table:style-name="ce1">
            <text:p>11.42784691</text:p>
          </table:table-cell>
          <table:table-cell office:value-type="float" office:value="-63.562185004329237" table:style-name="ce1">
            <text:p>-63.562185</text:p>
          </table:table-cell>
          <table:table-cell office:value-type="float" office:value="0" table:style-name="ce1">
            <text:p>0</text:p>
          </table:table-cell>
          <table:table-cell office:value-type="float" office:value="2.2370000000000001E-2" table:style-name="ce1">
            <text:p>0.0223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74"/>
          <table:table-cell office:value-type="float" office:value="98.116680704008886" table:style-name="ce1">
            <text:p>98.1166807</text:p>
          </table:table-cell>
          <table:table-cell office:value-type="float" office:value="-277.85254712639687" table:style-name="ce1">
            <text:p>-277.8525471</text:p>
          </table:table-cell>
          <table:table-cell office:value-type="float" office:value="0" table:style-name="ce1">
            <text:p>0</text:p>
          </table:table-cell>
          <table:table-cell office:value-type="float" office:value="0.34510999999999997" table:style-name="ce1">
            <text:p>0.34511</text:p>
          </table:table-cell>
          <table:table-cell office:value-type="float" office:value="4.46" table:style-name="ce1">
            <text:p>4.4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74"/>
          <table:table-cell office:value-type="float" office:value="97.573611950608736" table:style-name="ce1">
            <text:p>97.57361195</text:p>
          </table:table-cell>
          <table:table-cell office:value-type="float" office:value="-277.17813660305671" table:style-name="ce1">
            <text:p>-277.1781366</text:p>
          </table:table-cell>
          <table:table-cell office:value-type="float" office:value="0" table:style-name="ce1">
            <text:p>0</text:p>
          </table:table-cell>
          <table:table-cell office:value-type="float" office:value="0.34651999999999999" table:style-name="ce1">
            <text:p>0.34652</text:p>
          </table:table-cell>
          <table:table-cell office:value-type="float" office:value="4.46" table:style-name="ce1">
            <text:p>4.4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215"/>
          <table:table-cell office:value-type="float" office:value="40.50479713440761" table:style-name="ce1">
            <text:p>40.50479713</text:p>
          </table:table-cell>
          <table:table-cell office:value-type="float" office:value="-217.16427379290826" table:style-name="ce1">
            <text:p>-217.1642738</text:p>
          </table:table-cell>
          <table:table-cell office:value-type="float" office:value="0" table:style-name="ce1">
            <text:p>0</text:p>
          </table:table-cell>
          <table:table-cell office:value-type="float" office:value="6.7600000000000004E-3" table:style-name="ce1">
            <text:p>0.00676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201"/>
          <table:table-cell office:value-type="float" office:value="55.169756464932185" table:style-name="ce1">
            <text:p>55.16975646</text:p>
          </table:table-cell>
          <table:table-cell office:value-type="float" office:value="-290.73585946599178" table:style-name="ce1">
            <text:p>-290.7358595</text:p>
          </table:table-cell>
          <table:table-cell office:value-type="float" office:value="0" table:style-name="ce1">
            <text:p>0</text:p>
          </table:table-cell>
          <table:table-cell office:value-type="float" office:value="5.3299999999999997E-3" table:style-name="ce1">
            <text:p>0.005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200"/>
          <table:table-cell office:value-type="float" office:value="23.710652091653039" table:style-name="ce1">
            <text:p>23.71065209</text:p>
          </table:table-cell>
          <table:table-cell office:value-type="float" office:value="-125.21173125112666" table:style-name="ce1">
            <text:p>-125.2117313</text:p>
          </table:table-cell>
          <table:table-cell office:value-type="float" office:value="0" table:style-name="ce1">
            <text:p>0</text:p>
          </table:table-cell>
          <table:table-cell office:value-type="float" office:value="1.235E-2" table:style-name="ce1">
            <text:p>0.012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57"/>
          <table:table-cell office:value-type="float" office:value="77.583531602358519" table:style-name="ce1">
            <text:p>77.5835316</text:p>
          </table:table-cell>
          <table:table-cell office:value-type="float" office:value="-175.85600496534602" table:style-name="ce1">
            <text:p>-175.856005</text:p>
          </table:table-cell>
          <table:table-cell office:value-type="float" office:value="0" table:style-name="ce1">
            <text:p>0</text:p>
          </table:table-cell>
          <table:table-cell office:value-type="float" office:value="0.44633" table:style-name="ce1">
            <text:p>0.44633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65"/>
          <table:table-cell office:value-type="float" office:value="3.2452892956271757" table:style-name="ce1">
            <text:p>3.245289296</text:p>
          </table:table-cell>
          <table:table-cell office:value-type="float" office:value="-32.139842541902581" table:style-name="ce1">
            <text:p>-32.13984254</text:p>
          </table:table-cell>
          <table:table-cell office:value-type="float" office:value="0" table:style-name="ce1">
            <text:p>0</text:p>
          </table:table-cell>
          <table:table-cell office:value-type="float" office:value="9.461E-2" table:style-name="ce1">
            <text:p>0.09461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47"/>
          <table:table-cell office:value-type="float" office:value="8.3683122445525147" table:style-name="ce1">
            <text:p>8.368312245</text:p>
          </table:table-cell>
          <table:table-cell office:value-type="float" office:value="-45.201565381560172" table:style-name="ce1">
            <text:p>-45.20156538</text:p>
          </table:table-cell>
          <table:table-cell office:value-type="float" office:value="0" table:style-name="ce1">
            <text:p>0</text:p>
          </table:table-cell>
          <table:table-cell office:value-type="float" office:value="3.3110000000000001E-2" table:style-name="ce1">
            <text:p>0.0331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65"/>
          <table:table-cell office:value-type="float" office:value="4.6259780915102793" table:style-name="ce1">
            <text:p>4.625978092</text:p>
          </table:table-cell>
          <table:table-cell office:value-type="float" office:value="-23.925629949544177" table:style-name="ce1">
            <text:p>-23.92562995</text:p>
          </table:table-cell>
          <table:table-cell office:value-type="float" office:value="0" table:style-name="ce1">
            <text:p>0</text:p>
          </table:table-cell>
          <table:table-cell office:value-type="float" office:value="6.8339999999999998E-2" table:style-name="ce1">
            <text:p>0.068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190"/>
          <table:table-cell office:value-type="float" office:value="6.7482418419915255" table:style-name="ce1">
            <text:p>6.748241842</text:p>
          </table:table-cell>
          <table:table-cell office:value-type="float" office:value="-35.963844419819914" table:style-name="ce1">
            <text:p>-35.96384442</text:p>
          </table:table-cell>
          <table:table-cell office:value-type="float" office:value="0" table:style-name="ce1">
            <text:p>0</text:p>
          </table:table-cell>
          <table:table-cell office:value-type="float" office:value="4.2340000000000003E-2" table:style-name="ce1">
            <text:p>0.042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72"/>
          <table:table-cell office:value-type="float" office:value="5.3318459969983349" table:style-name="ce1">
            <text:p>5.331845997</text:p>
          </table:table-cell>
          <table:table-cell office:value-type="float" office:value="-29.689101515709158" table:style-name="ce1">
            <text:p>-29.68910152</text:p>
          </table:table-cell>
          <table:table-cell office:value-type="float" office:value="0" table:style-name="ce1">
            <text:p>0</text:p>
          </table:table-cell>
          <table:table-cell office:value-type="float" office:value="4.7750000000000001E-2" table:style-name="ce1">
            <text:p>0.0477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45"/>
          <table:table-cell office:value-type="float" office:value="5.100999795960008" table:style-name="ce1">
            <text:p>5.100999796</text:p>
          </table:table-cell>
          <table:table-cell office:value-type="float" office:value="-27.545398898184043" table:style-name="ce1">
            <text:p>-27.5453989</text:p>
          </table:table-cell>
          <table:table-cell office:value-type="float" office:value="0" table:style-name="ce1">
            <text:p>0</text:p>
          </table:table-cell>
          <table:table-cell office:value-type="float" office:value="5.2699999999999997E-2" table:style-name="ce1">
            <text:p>0.052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72"/>
          <table:table-cell office:value-type="float" office:value="5.3318459969983349" table:style-name="ce1">
            <text:p>5.331845997</text:p>
          </table:table-cell>
          <table:table-cell office:value-type="float" office:value="-29.689101515709158" table:style-name="ce1">
            <text:p>-29.68910152</text:p>
          </table:table-cell>
          <table:table-cell office:value-type="float" office:value="0" table:style-name="ce1">
            <text:p>0</text:p>
          </table:table-cell>
          <table:table-cell office:value-type="float" office:value="4.7750000000000001E-2" table:style-name="ce1">
            <text:p>0.0477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45"/>
          <table:table-cell office:value-type="float" office:value="5.9432654333003487" table:style-name="ce1">
            <text:p>5.943265433</text:p>
          </table:table-cell>
          <table:table-cell office:value-type="float" office:value="-30.539091925183389" table:style-name="ce1">
            <text:p>-30.53909193</text:p>
          </table:table-cell>
          <table:table-cell office:value-type="float" office:value="0" table:style-name="ce1">
            <text:p>0</text:p>
          </table:table-cell>
          <table:table-cell office:value-type="float" office:value="5.4170000000000003E-2" table:style-name="ce1">
            <text:p>0.054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45"/>
          <table:table-cell office:value-type="float" office:value="5.9473822958754221" table:style-name="ce1">
            <text:p>5.947382296</text:p>
          </table:table-cell>
          <table:table-cell office:value-type="float" office:value="-30.705317478212088" table:style-name="ce1">
            <text:p>-30.70531748</text:p>
          </table:table-cell>
          <table:table-cell office:value-type="float" office:value="0" table:style-name="ce1">
            <text:p>0</text:p>
          </table:table-cell>
          <table:table-cell office:value-type="float" office:value="5.4199999999999998E-2" table:style-name="ce1">
            <text:p>0.054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195"/>
          <table:table-cell office:value-type="float" office:value="3.5791230123670386" table:style-name="ce1">
            <text:p>3.579123012</text:p>
          </table:table-cell>
          <table:table-cell office:value-type="float" office:value="-19.929114505287714" table:style-name="ce1">
            <text:p>-19.92911451</text:p>
          </table:table-cell>
          <table:table-cell office:value-type="float" office:value="0" table:style-name="ce1">
            <text:p>0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218"/>
          <table:table-cell office:value-type="float" office:value="1257.8616352201257" table:style-name="ce1">
            <text:p>1257.861635</text:p>
          </table:table-cell>
          <table:table-cell office:value-type="float" office:value="-4402.5157232704405" table:style-name="ce1">
            <text:p>-4402.515723</text:p>
          </table:table-cell>
          <table:table-cell office:value-type="float" office:value="0" table:style-name="ce1">
            <text:p>0</text:p>
          </table:table-cell>
          <table:table-cell office:value-type="float" office:value="2.068E-2" table:style-name="ce1">
            <text:p>0.02068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63"/>
          <table:table-cell office:value-type="float" office:value="11.673688567213913" table:style-name="ce1">
            <text:p>11.67368857</text:p>
          </table:table-cell>
          <table:table-cell office:value-type="float" office:value="-64.099162678156404" table:style-name="ce1">
            <text:p>-64.09916268</text:p>
          </table:table-cell>
          <table:table-cell office:value-type="float" office:value="0" table:style-name="ce1">
            <text:p>0</text:p>
          </table:table-cell>
          <table:table-cell office:value-type="float" office:value="9.0649999999999994E-2" table:style-name="ce1">
            <text:p>0.09065</text:p>
          </table:table-cell>
          <table:table-cell office:value-type="float" office:value="6.66" table:style-name="ce1">
            <text:p>6.6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210"/>
          <table:table-cell office:value-type="float" office:value="7.039540968800222" table:style-name="ce1">
            <text:p>7.039540969</text:p>
          </table:table-cell>
          <table:table-cell office:value-type="float" office:value="-37.765587713123203" table:style-name="ce1">
            <text:p>-37.76558771</text:p>
          </table:table-cell>
          <table:table-cell office:value-type="float" office:value="0" table:style-name="ce1">
            <text:p>0</text:p>
          </table:table-cell>
          <table:table-cell office:value-type="float" office:value="4.0009999999999997E-2" table:style-name="ce1">
            <text:p>0.04001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212"/>
          <table:table-cell office:value-type="float" office:value="7.0595726210644605" table:style-name="ce1">
            <text:p>7.059572621</text:p>
          </table:table-cell>
          <table:table-cell office:value-type="float" office:value="-38.319056549605804" table:style-name="ce1">
            <text:p>-38.31905655</text:p>
          </table:table-cell>
          <table:table-cell office:value-type="float" office:value="0" table:style-name="ce1">
            <text:p>0</text:p>
          </table:table-cell>
          <table:table-cell office:value-type="float" office:value="3.7969999999999997E-2" table:style-name="ce1">
            <text:p>0.0379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251"/>
          <table:table-cell office:value-type="float" office:value="3.6924525905062389" table:style-name="ce1">
            <text:p>3.692452591</text:p>
          </table:table-cell>
          <table:table-cell office:value-type="float" office:value="-19.768574219490137" table:style-name="ce1">
            <text:p>-19.76857422</text:p>
          </table:table-cell>
          <table:table-cell office:value-type="float" office:value="0" table:style-name="ce1">
            <text:p>0</text:p>
          </table:table-cell>
          <table:table-cell office:value-type="float" office:value="7.5310000000000002E-2" table:style-name="ce1">
            <text:p>0.0753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49"/>
          <table:table-cell office:value-type="float" office:value="8.019416006126912" table:style-name="ce1">
            <text:p>8.019416006</text:p>
          </table:table-cell>
          <table:table-cell office:value-type="float" office:value="-43.547977871901892" table:style-name="ce1">
            <text:p>-43.54797787</text:p>
          </table:table-cell>
          <table:table-cell office:value-type="float" office:value="0" table:style-name="ce1">
            <text:p>0</text:p>
          </table:table-cell>
          <table:table-cell office:value-type="float" office:value="3.3279999999999997E-2" table:style-name="ce1">
            <text:p>0.0332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220"/>
          <table:table-cell office:value-type="float" office:value="21.311824784012853" table:style-name="ce1">
            <text:p>21.31182478</text:p>
          </table:table-cell>
          <table:table-cell office:value-type="float" office:value="-232.79070148690963" table:style-name="ce1">
            <text:p>-232.7907015</text:p>
          </table:table-cell>
          <table:table-cell office:value-type="float" office:value="0" table:style-name="ce1">
            <text:p>0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7.5" table:style-name="ce1">
            <text:p>7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56"/>
          <table:table-cell office:value-type="float" office:value="3.4167208201406258" table:style-name="ce1">
            <text:p>3.41672082</text:p>
          </table:table-cell>
          <table:table-cell office:value-type="float" office:value="-17.907871380270127" table:style-name="ce1">
            <text:p>-17.90787138</text:p>
          </table:table-cell>
          <table:table-cell office:value-type="float" office:value="0" table:style-name="ce1">
            <text:p>0</text:p>
          </table:table-cell>
          <table:table-cell office:value-type="float" office:value="8.9539999999999995E-2" table:style-name="ce1">
            <text:p>0.0895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73"/>
          <table:table-cell office:value-type="float" office:value="4.5315319200419966" table:style-name="ce1">
            <text:p>4.53153192</text:p>
          </table:table-cell>
          <table:table-cell office:value-type="float" office:value="-24.604215438791556" table:style-name="ce1">
            <text:p>-24.60421544</text:p>
          </table:table-cell>
          <table:table-cell office:value-type="float" office:value="0" table:style-name="ce1">
            <text:p>0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66"/>
          <table:table-cell office:value-type="float" office:value="4.415238336132262" table:style-name="ce1">
            <text:p>4.415238336</text:p>
          </table:table-cell>
          <table:table-cell office:value-type="float" office:value="-23.240158187525076" table:style-name="ce1">
            <text:p>-23.24015819</text:p>
          </table:table-cell>
          <table:table-cell office:value-type="float" office:value="0" table:style-name="ce1">
            <text:p>0</text:p>
          </table:table-cell>
          <table:table-cell office:value-type="float" office:value="6.8559999999999996E-2" table:style-name="ce1">
            <text:p>0.0685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60"/>
          <table:table-cell office:value-type="float" office:value="99.183197199533268" table:style-name="ce1">
            <text:p>99.1831972</text:p>
          </table:table-cell>
          <table:table-cell office:value-type="float" office:value="-530.92182030338392" table:style-name="ce1">
            <text:p>-530.9218203</text:p>
          </table:table-cell>
          <table:table-cell office:value-type="float" office:value="0" table:style-name="ce1">
            <text:p>0</text:p>
          </table:table-cell>
          <table:table-cell office:value-type="float" office:value="2.8500000000000001E-3" table:style-name="ce1">
            <text:p>0.00285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207"/>
          <table:table-cell office:value-type="float" office:value="4.0934946775307894" table:style-name="ce1">
            <text:p>4.093494678</text:p>
          </table:table-cell>
          <table:table-cell office:value-type="float" office:value="-42.842774611442152" table:style-name="ce1">
            <text:p>-42.84277461</text:p>
          </table:table-cell>
          <table:table-cell office:value-type="float" office:value="0" table:style-name="ce1">
            <text:p>0</text:p>
          </table:table-cell>
          <table:table-cell office:value-type="float" office:value="6.7019999999999996E-2" table:style-name="ce1">
            <text:p>0.0670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65"/>
          <table:table-cell office:value-type="float" office:value="6.1013727391363322" table:style-name="ce1">
            <text:p>6.101372739</text:p>
          </table:table-cell>
          <table:table-cell office:value-type="float" office:value="-33.54011757170943" table:style-name="ce1">
            <text:p>-33.54011757</text:p>
          </table:table-cell>
          <table:table-cell office:value-type="float" office:value="0" table:style-name="ce1">
            <text:p>0</text:p>
          </table:table-cell>
          <table:table-cell office:value-type="float" office:value="4.4299999999999999E-2" table:style-name="ce1">
            <text:p>0.044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68"/>
          <table:table-cell office:value-type="float" office:value="9.5530865289809963" table:style-name="ce1">
            <text:p>9.553086529</text:p>
          </table:table-cell>
          <table:table-cell office:value-type="float" office:value="-51.212142841440738" table:style-name="ce1">
            <text:p>-51.21214284</text:p>
          </table:table-cell>
          <table:table-cell office:value-type="float" office:value="0" table:style-name="ce1">
            <text:p>0</text:p>
          </table:table-cell>
          <table:table-cell office:value-type="float" office:value="2.971E-2" table:style-name="ce1">
            <text:p>0.02971</text:p>
          </table:table-cell>
          <table:table-cell office:value-type="float" office:value="5.13" table:style-name="ce1">
            <text:p>5.1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68"/>
          <table:table-cell office:value-type="float" office:value="9.4829849510447684" table:style-name="ce1">
            <text:p>9.482984951</text:p>
          </table:table-cell>
          <table:table-cell office:value-type="float" office:value="-51.181024492924479" table:style-name="ce1">
            <text:p>-51.18102449</text:p>
          </table:table-cell>
          <table:table-cell office:value-type="float" office:value="0" table:style-name="ce1">
            <text:p>0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65"/>
          <table:table-cell office:value-type="float" office:value="3.2241701363832758" table:style-name="ce1">
            <text:p>3.224170136</text:p>
          </table:table-cell>
          <table:table-cell office:value-type="float" office:value="-16.806096650956963" table:style-name="ce1">
            <text:p>-16.80609665</text:p>
          </table:table-cell>
          <table:table-cell office:value-type="float" office:value="0" table:style-name="ce1">
            <text:p>0</text:p>
          </table:table-cell>
          <table:table-cell office:value-type="float" office:value="9.5350000000000004E-2" table:style-name="ce1">
            <text:p>0.095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190"/>
          <table:table-cell office:value-type="float" office:value="15.322877884945894" table:style-name="ce1">
            <text:p>15.32287788</text:p>
          </table:table-cell>
          <table:table-cell office:value-type="float" office:value="-202.92459901685103" table:style-name="ce1">
            <text:p>-202.924599</text:p>
          </table:table-cell>
          <table:table-cell office:value-type="float" office:value="0" table:style-name="ce1">
            <text:p>0</text:p>
          </table:table-cell>
          <table:table-cell office:value-type="float" office:value="1.932E-2" table:style-name="ce1">
            <text:p>0.0193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56"/>
          <table:table-cell office:value-type="float" office:value="21.421011604104216" table:style-name="ce1">
            <text:p>21.4210116</text:p>
          </table:table-cell>
          <table:table-cell office:value-type="float" office:value="-110.52734981525963" table:style-name="ce1">
            <text:p>-110.5273498</text:p>
          </table:table-cell>
          <table:table-cell office:value-type="float" office:value="0" table:style-name="ce1">
            <text:p>0</text:p>
          </table:table-cell>
          <table:table-cell office:value-type="float" office:value="5.96E-2" table:style-name="ce1">
            <text:p>0.059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217"/>
          <table:table-cell office:value-type="float" office:value="10.318775105110797" table:style-name="ce1">
            <text:p>10.31877511</text:p>
          </table:table-cell>
          <table:table-cell office:value-type="float" office:value="-136.5830595731029" table:style-name="ce1">
            <text:p>-136.5830596</text:p>
          </table:table-cell>
          <table:table-cell office:value-type="float" office:value="0" table:style-name="ce1">
            <text:p>0</text:p>
          </table:table-cell>
          <table:table-cell office:value-type="float" office:value="2.8819999999999998E-2" table:style-name="ce1">
            <text:p>0.0288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209"/>
          <table:table-cell office:value-type="float" office:value="17.133500153793563" table:style-name="ce1">
            <text:p>17.13350015</text:p>
          </table:table-cell>
          <table:table-cell office:value-type="float" office:value="-88.686260319874293" table:style-name="ce1">
            <text:p>-88.68626032</text:p>
          </table:table-cell>
          <table:table-cell office:value-type="float" office:value="0" table:style-name="ce1">
            <text:p>0</text:p>
          </table:table-cell>
          <table:table-cell office:value-type="float" office:value="1.848E-2" table:style-name="ce1">
            <text:p>0.0184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200"/>
          <table:table-cell office:value-type="float" office:value="23.710652091653039" table:style-name="ce1">
            <text:p>23.71065209</text:p>
          </table:table-cell>
          <table:table-cell office:value-type="float" office:value="-125.21173125112666" table:style-name="ce1">
            <text:p>-125.2117313</text:p>
          </table:table-cell>
          <table:table-cell office:value-type="float" office:value="0" table:style-name="ce1">
            <text:p>0</text:p>
          </table:table-cell>
          <table:table-cell office:value-type="float" office:value="1.235E-2" table:style-name="ce1">
            <text:p>0.012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54"/>
          <table:table-cell office:value-type="float" office:value="12.859550742409423" table:style-name="ce1">
            <text:p>12.85955074</text:p>
          </table:table-cell>
          <table:table-cell office:value-type="float" office:value="-70.26825941388006" table:style-name="ce1">
            <text:p>-70.26825941</text:p>
          </table:table-cell>
          <table:table-cell office:value-type="float" office:value="0" table:style-name="ce1">
            <text:p>0</text:p>
          </table:table-cell>
          <table:table-cell office:value-type="float" office:value="2.0619999999999999E-2" table:style-name="ce1">
            <text:p>0.0206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213"/>
          <table:table-cell office:value-type="float" office:value="19.373491103096775" table:style-name="ce1">
            <text:p>19.3734911</text:p>
          </table:table-cell>
          <table:table-cell office:value-type="float" office:value="-101.33826115466006" table:style-name="ce1">
            <text:p>-101.3382612</text:p>
          </table:table-cell>
          <table:table-cell office:value-type="float" office:value="0" table:style-name="ce1">
            <text:p>0</text:p>
          </table:table-cell>
          <table:table-cell office:value-type="float" office:value="1.558E-2" table:style-name="ce1">
            <text:p>0.01558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54"/>
          <table:table-cell office:value-type="float" office:value="10.865425935177779" table:style-name="ce1">
            <text:p>10.86542594</text:p>
          </table:table-cell>
          <table:table-cell office:value-type="float" office:value="-58.100332251449025" table:style-name="ce1">
            <text:p>-58.10033225</text:p>
          </table:table-cell>
          <table:table-cell office:value-type="float" office:value="0" table:style-name="ce1">
            <text:p>0</text:p>
          </table:table-cell>
          <table:table-cell office:value-type="float" office:value="2.615E-2" table:style-name="ce1">
            <text:p>0.0261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55"/>
          <table:table-cell office:value-type="float" office:value="7.9419356261995633" table:style-name="ce1">
            <text:p>7.941935626</text:p>
          </table:table-cell>
          <table:table-cell office:value-type="float" office:value="-69.565473170229509" table:style-name="ce1">
            <text:p>-69.56547317</text:p>
          </table:table-cell>
          <table:table-cell office:value-type="float" office:value="0" table:style-name="ce1">
            <text:p>0</text:p>
          </table:table-cell>
          <table:table-cell office:value-type="float" office:value="6.0900000000000003E-2" table:style-name="ce1">
            <text:p>0.0609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211"/>
          <table:table-cell office:value-type="float" office:value="10.355970085666156" table:style-name="ce1">
            <text:p>10.35597009</text:p>
          </table:table-cell>
          <table:table-cell office:value-type="float" office:value="-56.302394326501449" table:style-name="ce1">
            <text:p>-56.30239433</text:p>
          </table:table-cell>
          <table:table-cell office:value-type="float" office:value="0" table:style-name="ce1">
            <text:p>0</text:p>
          </table:table-cell>
          <table:table-cell office:value-type="float" office:value="2.5819999999999999E-2" table:style-name="ce1">
            <text:p>0.0258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220"/>
          <table:table-cell office:value-type="float" office:value="21.311824784012853" table:style-name="ce1">
            <text:p>21.31182478</text:p>
          </table:table-cell>
          <table:table-cell office:value-type="float" office:value="-232.79070148690963" table:style-name="ce1">
            <text:p>-232.7907015</text:p>
          </table:table-cell>
          <table:table-cell office:value-type="float" office:value="0" table:style-name="ce1">
            <text:p>0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7.5" table:style-name="ce1">
            <text:p>7.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65"/>
          <table:table-cell office:value-type="float" office:value="4.864376469945225" table:style-name="ce1">
            <text:p>4.86437647</text:p>
          </table:table-cell>
          <table:table-cell office:value-type="float" office:value="-25.681448245118119" table:style-name="ce1">
            <text:p>-25.68144825</text:p>
          </table:table-cell>
          <table:table-cell office:value-type="float" office:value="0" table:style-name="ce1">
            <text:p>0</text:p>
          </table:table-cell>
          <table:table-cell office:value-type="float" office:value="6.4079999999999998E-2" table:style-name="ce1">
            <text:p>0.06408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191"/>
          <table:table-cell office:value-type="float" office:value="7.6451229294664262" table:style-name="ce1">
            <text:p>7.645122929</text:p>
          </table:table-cell>
          <table:table-cell office:value-type="float" office:value="-39.820403731543408" table:style-name="ce1">
            <text:p>-39.82040373</text:p>
          </table:table-cell>
          <table:table-cell office:value-type="float" office:value="0" table:style-name="ce1">
            <text:p>0</text:p>
          </table:table-cell>
          <table:table-cell office:value-type="float" office:value="4.0460000000000003E-2" table:style-name="ce1">
            <text:p>0.0404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65"/>
          <table:table-cell office:value-type="float" office:value="4.8730238037960234" table:style-name="ce1">
            <text:p>4.873023804</text:p>
          </table:table-cell>
          <table:table-cell office:value-type="float" office:value="-25.722163622568885" table:style-name="ce1">
            <text:p>-25.72216362</text:p>
          </table:table-cell>
          <table:table-cell office:value-type="float" office:value="0" table:style-name="ce1">
            <text:p>0</text:p>
          </table:table-cell>
          <table:table-cell office:value-type="float" office:value="6.3990000000000005E-2" table:style-name="ce1">
            <text:p>0.0639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191"/>
          <table:table-cell office:value-type="float" office:value="7.6299818992596791" table:style-name="ce1">
            <text:p>7.629981899</text:p>
          </table:table-cell>
          <table:table-cell office:value-type="float" office:value="-39.738124612667896" table:style-name="ce1">
            <text:p>-39.73812461</text:p>
          </table:table-cell>
          <table:table-cell office:value-type="float" office:value="0" table:style-name="ce1">
            <text:p>0</text:p>
          </table:table-cell>
          <table:table-cell office:value-type="float" office:value="4.0550000000000003E-2" table:style-name="ce1">
            <text:p>0.04055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1"/>
          <table:table-cell office:value-type="float" table:style-name="ce1" office:value="195"/>
          <table:table-cell office:value-type="float" office:value="57.017105131539466" table:style-name="ce1">
            <text:p>57.01710513</text:p>
          </table:table-cell>
          <table:table-cell office:value-type="float" office:value="-311.09332799839956" table:style-name="ce1">
            <text:p>-311.093328</text:p>
          </table:table-cell>
          <table:table-cell office:value-type="float" office:value="0" table:style-name="ce1">
            <text:p>0</text:p>
          </table:table-cell>
          <table:table-cell office:value-type="float" office:value="4.6899999999999997E-3" table:style-name="ce1">
            <text:p>0.00469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2"/>
          <table:table-cell office:value-type="float" table:style-name="ce1" office:value="67"/>
          <table:table-cell office:value-type="float" office:value="25.733317057560154" table:style-name="ce1">
            <text:p>25.73331706</text:p>
          </table:table-cell>
          <table:table-cell office:value-type="float" office:value="-179.80330508167029" table:style-name="ce1">
            <text:p>-179.8033051</text:p>
          </table:table-cell>
          <table:table-cell office:value-type="float" office:value="0" table:style-name="ce1">
            <text:p>0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4.01" table:style-name="ce1">
            <text:p>4.0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2"/>
          <table:table-cell office:value-type="float" table:style-name="ce1" office:value="187"/>
          <table:table-cell office:value-type="float" office:value="15.003041156991282" table:style-name="ce1">
            <text:p>15.00304116</text:p>
          </table:table-cell>
          <table:table-cell office:value-type="float" office:value="-80.827194701628699" table:style-name="ce1">
            <text:p>-80.8271947</text:p>
          </table:table-cell>
          <table:table-cell office:value-type="float" office:value="0" table:style-name="ce1">
            <text:p>0</text:p>
          </table:table-cell>
          <table:table-cell office:value-type="float" office:value="2.035E-2" table:style-name="ce1">
            <text:p>0.020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89"/>
          <table:table-cell office:value-type="float" office:value="10.095515336852062" table:style-name="ce1">
            <text:p>10.09551534</text:p>
          </table:table-cell>
          <table:table-cell office:value-type="float" office:value="-56.260444692748386" table:style-name="ce1">
            <text:p>-56.26044469</text:p>
          </table:table-cell>
          <table:table-cell office:value-type="float" office:value="0" table:style-name="ce1">
            <text:p>0</text:p>
          </table:table-cell>
          <table:table-cell office:value-type="float" office:value="2.5159999999999998E-2" table:style-name="ce1">
            <text:p>0.02516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62"/>
          <table:table-cell office:value-type="float" office:value="8.5358385052503696" table:style-name="ce1">
            <text:p>8.535838505</text:p>
          </table:table-cell>
          <table:table-cell office:value-type="float" office:value="-44.709561879442468" table:style-name="ce1">
            <text:p>-44.70956188</text:p>
          </table:table-cell>
          <table:table-cell office:value-type="float" office:value="0" table:style-name="ce1">
            <text:p>0</text:p>
          </table:table-cell>
          <table:table-cell office:value-type="float" office:value="3.5200000000000002E-2" table:style-name="ce1">
            <text:p>0.035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75"/>
          <table:table-cell office:value-type="float" office:value="4.0772105725403716" table:style-name="ce1">
            <text:p>4.077210573</text:p>
          </table:table-cell>
          <table:table-cell office:value-type="float" office:value="-24.988941527928251" table:style-name="ce1">
            <text:p>-24.98894153</text:p>
          </table:table-cell>
          <table:table-cell office:value-type="float" office:value="0" table:style-name="ce1">
            <text:p>0</text:p>
          </table:table-cell>
          <table:table-cell office:value-type="float" office:value="6.2489999999999997E-2" table:style-name="ce1">
            <text:p>0.06249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88"/>
          <table:table-cell office:value-type="float" office:value="13.333235818809765" table:style-name="ce1">
            <text:p>13.33323582</text:p>
          </table:table-cell>
          <table:table-cell office:value-type="float" office:value="-73.810993224803426" table:style-name="ce1">
            <text:p>-73.81099322</text:p>
          </table:table-cell>
          <table:table-cell office:value-type="float" office:value="0" table:style-name="ce1">
            <text:p>0</text:p>
          </table:table-cell>
          <table:table-cell office:value-type="float" office:value="1.925E-2" table:style-name="ce1">
            <text:p>0.01925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97"/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75"/>
          <table:table-cell office:value-type="float" office:value="4.9504340730453418" table:style-name="ce1">
            <text:p>4.950434073</text:p>
          </table:table-cell>
          <table:table-cell office:value-type="float" office:value="-27.5686613830132" table:style-name="ce1">
            <text:p>-27.56866138</text:p>
          </table:table-cell>
          <table:table-cell office:value-type="float" office:value="0" table:style-name="ce1">
            <text:p>0</text:p>
          </table:table-cell>
          <table:table-cell office:value-type="float" office:value="5.1819999999999998E-2" table:style-name="ce1">
            <text:p>0.0518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88"/>
          <table:table-cell office:value-type="float" office:value="11.018243062441957" table:style-name="ce1">
            <text:p>11.01824306</text:p>
          </table:table-cell>
          <table:table-cell office:value-type="float" office:value="-75.553666713887708" table:style-name="ce1">
            <text:p>-75.55366671</text:p>
          </table:table-cell>
          <table:table-cell office:value-type="float" office:value="0" table:style-name="ce1">
            <text:p>0</text:p>
          </table:table-cell>
          <table:table-cell office:value-type="float" office:value="2.104E-2" table:style-name="ce1">
            <text:p>0.02104</text:p>
          </table:table-cell>
          <table:table-cell office:value-type="float" office:value="2.29" table:style-name="ce1">
            <text:p>2.2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98"/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99"/>
          <table:table-cell office:value-type="float" office:value="423.37002540220146" table:style-name="ce1">
            <text:p>423.3700254</text:p>
          </table:table-cell>
          <table:table-cell office:value-type="float" office:value="-2878.9161727349701" table:style-name="ce1">
            <text:p>-2878.916173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96"/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200"/>
          <table:table-cell office:value-type="float" office:value="79.063578687544606" table:style-name="ce1">
            <text:p>79.06357869</text:p>
          </table:table-cell>
          <table:table-cell office:value-type="float" office:value="-431.95711282951197" table:style-name="ce1">
            <text:p>-431.9571128</text:p>
          </table:table-cell>
          <table:table-cell office:value-type="float" office:value="0" table:style-name="ce1">
            <text:p>0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57"/>
          <table:table-cell office:value-type="float" office:value="145.27127186480877" table:style-name="ce1">
            <text:p>145.2712719</text:p>
          </table:table-cell>
          <table:table-cell office:value-type="float" office:value="-524.75541061369699" table:style-name="ce1">
            <text:p>-524.7554106</text:p>
          </table:table-cell>
          <table:table-cell office:value-type="float" office:value="0" table:style-name="ce1">
            <text:p>0</text:p>
          </table:table-cell>
          <table:table-cell office:value-type="float" office:value="0.22417999999999999" table:style-name="ce1">
            <text:p>0.22418</text:p>
          </table:table-cell>
          <table:table-cell office:value-type="float" office:value="3.64" table:style-name="ce1">
            <text:p>3.6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201"/>
          <table:table-cell office:value-type="float" office:value="55.169756464932185" table:style-name="ce1">
            <text:p>55.16975646</text:p>
          </table:table-cell>
          <table:table-cell office:value-type="float" office:value="-290.73585946599178" table:style-name="ce1">
            <text:p>-290.7358595</text:p>
          </table:table-cell>
          <table:table-cell office:value-type="float" office:value="0" table:style-name="ce1">
            <text:p>0</text:p>
          </table:table-cell>
          <table:table-cell office:value-type="float" office:value="5.3299999999999997E-3" table:style-name="ce1">
            <text:p>0.005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72"/>
          <table:table-cell office:value-type="float" office:value="4.3362819849798191" table:style-name="ce1">
            <text:p>4.336281985</text:p>
          </table:table-cell>
          <table:table-cell office:value-type="float" office:value="-24.17220889540906" table:style-name="ce1">
            <text:p>-24.1722089</text:p>
          </table:table-cell>
          <table:table-cell office:value-type="float" office:value="0" table:style-name="ce1">
            <text:p>0</text:p>
          </table:table-cell>
          <table:table-cell office:value-type="float" office:value="5.8569999999999997E-2" table:style-name="ce1">
            <text:p>0.0585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201"/>
          <table:table-cell office:value-type="float" office:value="22.945391561513567" table:style-name="ce1">
            <text:p>22.94539156</text:p>
          </table:table-cell>
          <table:table-cell office:value-type="float" office:value="-124.12819462791019" table:style-name="ce1">
            <text:p>-124.1281946</text:p>
          </table:table-cell>
          <table:table-cell office:value-type="float" office:value="0" table:style-name="ce1">
            <text:p>0</text:p>
          </table:table-cell>
          <table:table-cell office:value-type="float" office:value="1.17E-2" table:style-name="ce1">
            <text:p>0.01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206"/>
          <table:table-cell office:value-type="float" office:value="16.160123740376068" table:style-name="ce1">
            <text:p>16.16012374</text:p>
          </table:table-cell>
          <table:table-cell office:value-type="float" office:value="-169.1041519975067" table:style-name="ce1">
            <text:p>-169.104152</text:p>
          </table:table-cell>
          <table:table-cell office:value-type="float" office:value="0" table:style-name="ce1">
            <text:p>0</text:p>
          </table:table-cell>
          <table:table-cell office:value-type="float" office:value="1.7149999999999999E-2" table:style-name="ce1">
            <text:p>0.01715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66"/>
          <table:table-cell office:value-type="float" office:value="14.233435196712936" table:style-name="ce1">
            <text:p>14.2334352</text:p>
          </table:table-cell>
          <table:table-cell office:value-type="float" office:value="-74.253945062369894" table:style-name="ce1">
            <text:p>-74.25394506</text:p>
          </table:table-cell>
          <table:table-cell office:value-type="float" office:value="0" table:style-name="ce1">
            <text:p>0</text:p>
          </table:table-cell>
          <table:table-cell office:value-type="float" office:value="2.1770000000000001E-2" table:style-name="ce1">
            <text:p>0.0217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187"/>
          <table:table-cell office:value-type="float" office:value="15.003041156991282" table:style-name="ce1">
            <text:p>15.00304116</text:p>
          </table:table-cell>
          <table:table-cell office:value-type="float" office:value="-80.827194701628699" table:style-name="ce1">
            <text:p>-80.8271947</text:p>
          </table:table-cell>
          <table:table-cell office:value-type="float" office:value="0" table:style-name="ce1">
            <text:p>0</text:p>
          </table:table-cell>
          <table:table-cell office:value-type="float" office:value="2.035E-2" table:style-name="ce1">
            <text:p>0.020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59"/>
          <table:table-cell office:value-type="float" office:value="10.850422749163267" table:style-name="ce1">
            <text:p>10.85042275</text:p>
          </table:table-cell>
          <table:table-cell office:value-type="float" office:value="-54.530329713743598" table:style-name="ce1">
            <text:p>-54.53032971</text:p>
          </table:table-cell>
          <table:table-cell office:value-type="float" office:value="0" table:style-name="ce1">
            <text:p>0</text:p>
          </table:table-cell>
          <table:table-cell office:value-type="float" office:value="2.8420000000000001E-2" table:style-name="ce1">
            <text:p>0.0284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217"/>
          <table:table-cell office:value-type="float" office:value="10.318775105110797" table:style-name="ce1">
            <text:p>10.31877511</text:p>
          </table:table-cell>
          <table:table-cell office:value-type="float" office:value="-136.5830595731029" table:style-name="ce1">
            <text:p>-136.5830596</text:p>
          </table:table-cell>
          <table:table-cell office:value-type="float" office:value="0" table:style-name="ce1">
            <text:p>0</text:p>
          </table:table-cell>
          <table:table-cell office:value-type="float" office:value="2.8819999999999998E-2" table:style-name="ce1">
            <text:p>0.0288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216"/>
          <table:table-cell office:value-type="float" office:value="13.177173370815073" table:style-name="ce1">
            <text:p>13.17717337</text:p>
          </table:table-cell>
          <table:table-cell office:value-type="float" office:value="-176.63687161354488" table:style-name="ce1">
            <text:p>-176.6368716</text:p>
          </table:table-cell>
          <table:table-cell office:value-type="float" office:value="0" table:style-name="ce1">
            <text:p>0</text:p>
          </table:table-cell>
          <table:table-cell office:value-type="float" office:value="2.1520000000000001E-2" table:style-name="ce1">
            <text:p>0.0215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7"/>
          <table:table-cell office:value-type="float" table:style-name="ce1" office:value="215"/>
          <table:table-cell office:value-type="float" office:value="185.47442405310429" table:style-name="ce1">
            <text:p>185.4744241</text:p>
          </table:table-cell>
          <table:table-cell office:value-type="float" office:value="-673.56501366653652" table:style-name="ce1">
            <text:p>-673.5650137</text:p>
          </table:table-cell>
          <table:table-cell office:value-type="float" office:value="0" table:style-name="ce1">
            <text:p>0</text:p>
          </table:table-cell>
          <table:table-cell office:value-type="float" office:value="0.17477000000000001" table:style-name="ce1">
            <text:p>0.17477</text:p>
          </table:table-cell>
          <table:table-cell office:value-type="float" office:value="3.64" table:style-name="ce1">
            <text:p>3.6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8"/>
          <table:table-cell office:value-type="float" table:style-name="ce1" office:value="213"/>
          <table:table-cell office:value-type="float" office:value="79.981180898612095" table:style-name="ce1">
            <text:p>79.9811809</text:p>
          </table:table-cell>
          <table:table-cell office:value-type="float" office:value="-181.13385085862151" table:style-name="ce1">
            <text:p>-181.1338509</text:p>
          </table:table-cell>
          <table:table-cell office:value-type="float" office:value="0" table:style-name="ce1">
            <text:p>0</text:p>
          </table:table-cell>
          <table:table-cell office:value-type="float" office:value="0.43235000000000001" table:style-name="ce1">
            <text:p>0.43235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9"/>
          <table:table-cell office:value-type="float" table:style-name="ce1" office:value="203"/>
          <table:table-cell office:value-type="float" office:value="675.67567567567573" table:style-name="ce1">
            <text:p>675.6756757</text:p>
          </table:table-cell>
          <table:table-cell office:value-type="float" office:value="-4054.0540540540542" table:style-name="ce1">
            <text:p>-4054.054054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9"/>
          <table:table-cell office:value-type="float" table:style-name="ce1" office:value="65"/>
          <table:table-cell office:value-type="float" office:value="16.385213148330354" table:style-name="ce1">
            <text:p>16.38521315</text:p>
          </table:table-cell>
          <table:table-cell office:value-type="float" office:value="-88.110680508423528" table:style-name="ce1">
            <text:p>-88.11068051</text:p>
          </table:table-cell>
          <table:table-cell office:value-type="float" office:value="0" table:style-name="ce1">
            <text:p>0</text:p>
          </table:table-cell>
          <table:table-cell office:value-type="float" office:value="1.7080000000000001E-2" table:style-name="ce1">
            <text:p>0.0170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9"/>
          <table:table-cell office:value-type="float" table:style-name="ce1" office:value="202"/>
          <table:table-cell office:value-type="float" office:value="961.53846153846155" table:style-name="ce1">
            <text:p>961.5384615</text:p>
          </table:table-cell>
          <table:table-cell office:value-type="float" office:value="-4807.6923076923076" table:style-name="ce1">
            <text:p>-4807.692308</text:p>
          </table:table-cell>
          <table:table-cell office:value-type="float" office:value="0" table:style-name="ce1">
            <text:p>0</text:p>
          </table:table-cell>
          <table:table-cell office:value-type="float" office:value="3.1E-4" table:style-name="ce1">
            <text:p>0.00031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300"/>
          <table:table-cell office:value-type="float" office:value="36.541882903566339" table:style-name="ce1">
            <text:p>36.5418829</text:p>
          </table:table-cell>
          <table:table-cell office:value-type="float" office:value="-188.61517337093332" table:style-name="ce1">
            <text:p>-188.6151734</text:p>
          </table:table-cell>
          <table:table-cell office:value-type="float" office:value="0" table:style-name="ce1">
            <text:p>0</text:p>
          </table:table-cell>
          <table:table-cell office:value-type="float" office:value="8.6400000000000001E-3" table:style-name="ce1">
            <text:p>0.00864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250"/>
          <table:table-cell office:value-type="float" office:value="5.6740410439913909" table:style-name="ce1">
            <text:p>5.674041044</text:p>
          </table:table-cell>
          <table:table-cell office:value-type="float" office:value="-33.412521046499911" table:style-name="ce1">
            <text:p>-33.41252105</text:p>
          </table:table-cell>
          <table:table-cell office:value-type="float" office:value="0" table:style-name="ce1">
            <text:p>0</text:p>
          </table:table-cell>
          <table:table-cell office:value-type="float" office:value="5.1360000000000003E-2" table:style-name="ce1">
            <text:p>0.05136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250"/>
          <table:table-cell office:value-type="float" office:value="5.6702512449300606" table:style-name="ce1">
            <text:p>5.670251245</text:p>
          </table:table-cell>
          <table:table-cell office:value-type="float" office:value="-33.401682434709471" table:style-name="ce1">
            <text:p>-33.40168243</text:p>
          </table:table-cell>
          <table:table-cell office:value-type="float" office:value="0" table:style-name="ce1">
            <text:p>0</text:p>
          </table:table-cell>
          <table:table-cell office:value-type="float" office:value="5.1380000000000002E-2" table:style-name="ce1">
            <text:p>0.05138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252"/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300"/>
          <table:table-cell office:value-type="float" office:value="34.003311922581268" table:style-name="ce1">
            <text:p>34.00331192</text:p>
          </table:table-cell>
          <table:table-cell office:value-type="float" office:value="-181.23765254735812" table:style-name="ce1">
            <text:p>-181.2376525</text:p>
          </table:table-cell>
          <table:table-cell office:value-type="float" office:value="0" table:style-name="ce1">
            <text:p>0</text:p>
          </table:table-cell>
          <table:table-cell office:value-type="float" office:value="8.3199999999999993E-3" table:style-name="ce1">
            <text:p>0.0083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2"/>
          <table:table-cell office:value-type="float" table:style-name="ce1" office:value="191"/>
          <table:table-cell office:value-type="float" office:value="2.6314891336529986" table:style-name="ce1">
            <text:p>2.631489134</text:p>
          </table:table-cell>
          <table:table-cell office:value-type="float" office:value="-14.686915240870416" table:style-name="ce1">
            <text:p>-14.68691524</text:p>
          </table:table-cell>
          <table:table-cell office:value-type="float" office:value="0" table:style-name="ce1">
            <text:p>0</text:p>
          </table:table-cell>
          <table:table-cell office:value-type="float" office:value="9.5890000000000003E-2" table:style-name="ce1">
            <text:p>0.09589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250"/>
          <table:table-cell office:value-type="float" office:value="5.6702512449300606" table:style-name="ce1">
            <text:p>5.670251245</text:p>
          </table:table-cell>
          <table:table-cell office:value-type="float" office:value="-33.401682434709471" table:style-name="ce1">
            <text:p>-33.40168243</text:p>
          </table:table-cell>
          <table:table-cell office:value-type="float" office:value="0" table:style-name="ce1">
            <text:p>0</text:p>
          </table:table-cell>
          <table:table-cell office:value-type="float" office:value="5.1380000000000002E-2" table:style-name="ce1">
            <text:p>0.05138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250"/>
          <table:table-cell office:value-type="float" office:value="5.6740410439913909" table:style-name="ce1">
            <text:p>5.674041044</text:p>
          </table:table-cell>
          <table:table-cell office:value-type="float" office:value="-33.412521046499911" table:style-name="ce1">
            <text:p>-33.41252105</text:p>
          </table:table-cell>
          <table:table-cell office:value-type="float" office:value="0" table:style-name="ce1">
            <text:p>0</text:p>
          </table:table-cell>
          <table:table-cell office:value-type="float" office:value="5.1360000000000003E-2" table:style-name="ce1">
            <text:p>0.05136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248"/>
          <table:table-cell office:value-type="float" office:value="11.427846910227171" table:style-name="ce1">
            <text:p>11.42784691</text:p>
          </table:table-cell>
          <table:table-cell office:value-type="float" office:value="-63.562185004329237" table:style-name="ce1">
            <text:p>-63.562185</text:p>
          </table:table-cell>
          <table:table-cell office:value-type="float" office:value="0" table:style-name="ce1">
            <text:p>0</text:p>
          </table:table-cell>
          <table:table-cell office:value-type="float" office:value="2.2370000000000001E-2" table:style-name="ce1">
            <text:p>0.0223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248"/>
          <table:table-cell office:value-type="float" office:value="11.23309693633561" table:style-name="ce1">
            <text:p>11.23309694</text:p>
          </table:table-cell>
          <table:table-cell office:value-type="float" office:value="-62.799523814369003" table:style-name="ce1">
            <text:p>-62.79952381</text:p>
          </table:table-cell>
          <table:table-cell office:value-type="float" office:value="0" table:style-name="ce1">
            <text:p>0</text:p>
          </table:table-cell>
          <table:table-cell office:value-type="float" office:value="2.23E-2" table:style-name="ce1">
            <text:p>0.022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5"/>
          <table:table-cell office:value-type="float" table:style-name="ce1" office:value="73"/>
          <table:table-cell office:value-type="float" office:value="1.2819424470443133" table:style-name="ce1">
            <text:p>1.281942447</text:p>
          </table:table-cell>
          <table:table-cell office:value-type="float" office:value="-14.061493124422302" table:style-name="ce1">
            <text:p>-14.06149312</text:p>
          </table:table-cell>
          <table:table-cell office:value-type="float" office:value="0" table:style-name="ce1">
            <text:p>0</text:p>
          </table:table-cell>
          <table:table-cell office:value-type="float" office:value="0.19964000000000001" table:style-name="ce1">
            <text:p>0.19964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5"/>
          <table:table-cell office:value-type="float" table:style-name="ce1" office:value="214"/>
          <table:table-cell office:value-type="float" office:value="675.67567567567573" table:style-name="ce1">
            <text:p>675.6756757</text:p>
          </table:table-cell>
          <table:table-cell office:value-type="float" office:value="-4054.0540540540542" table:style-name="ce1">
            <text:p>-4054.054054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9"/>
          <table:table-cell office:value-type="float" table:style-name="ce1" office:value="76"/>
          <table:table-cell office:value-type="float" office:value="3.0373462805930895" table:style-name="ce1">
            <text:p>3.037346281</text:p>
          </table:table-cell>
          <table:table-cell office:value-type="float" office:value="-16.660948577870876" table:style-name="ce1">
            <text:p>-16.66094858</text:p>
          </table:table-cell>
          <table:table-cell office:value-type="float" office:value="0" table:style-name="ce1">
            <text:p>0</text:p>
          </table:table-cell>
          <table:table-cell office:value-type="float" office:value="8.7059999999999998E-2" table:style-name="ce1">
            <text:p>0.087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9"/>
          <table:table-cell office:value-type="float" table:style-name="ce1" office:value="76"/>
          <table:table-cell office:value-type="float" office:value="3.0373462805930895" table:style-name="ce1">
            <text:p>3.037346281</text:p>
          </table:table-cell>
          <table:table-cell office:value-type="float" office:value="-16.660948577870876" table:style-name="ce1">
            <text:p>-16.66094858</text:p>
          </table:table-cell>
          <table:table-cell office:value-type="float" office:value="0" table:style-name="ce1">
            <text:p>0</text:p>
          </table:table-cell>
          <table:table-cell office:value-type="float" office:value="8.7059999999999998E-2" table:style-name="ce1">
            <text:p>0.087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0"/>
          <table:table-cell office:value-type="float" table:style-name="ce1" office:value="252"/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0"/>
          <table:table-cell office:value-type="float" table:style-name="ce1" office:value="252"/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77"/>
          <table:table-cell office:value-type="float" office:value="2.6732103766909292" table:style-name="ce1">
            <text:p>2.673210377</text:p>
          </table:table-cell>
          <table:table-cell office:value-type="float" office:value="-28.643904376864729" table:style-name="ce1">
            <text:p>-28.64390438</text:p>
          </table:table-cell>
          <table:table-cell office:value-type="float" office:value="0" table:style-name="ce1">
            <text:p>0</text:p>
          </table:table-cell>
          <table:table-cell office:value-type="float" office:value="9.2619999999999994E-2" table:style-name="ce1">
            <text:p>0.0926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75"/>
          <table:table-cell office:value-type="float" office:value="4.5526724187097827" table:style-name="ce1">
            <text:p>4.552672419</text:p>
          </table:table-cell>
          <table:table-cell office:value-type="float" office:value="-24.589433997756682" table:style-name="ce1">
            <text:p>-24.589434</text:p>
          </table:table-cell>
          <table:table-cell office:value-type="float" office:value="0" table:style-name="ce1">
            <text:p>0</text:p>
          </table:table-cell>
          <table:table-cell office:value-type="float" office:value="6.0499999999999998E-2" table:style-name="ce1">
            <text:p>0.060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75"/>
          <table:table-cell office:value-type="float" office:value="4.5526724187097827" table:style-name="ce1">
            <text:p>4.552672419</text:p>
          </table:table-cell>
          <table:table-cell office:value-type="float" office:value="-24.589433997756682" table:style-name="ce1">
            <text:p>-24.589434</text:p>
          </table:table-cell>
          <table:table-cell office:value-type="float" office:value="0" table:style-name="ce1">
            <text:p>0</text:p>
          </table:table-cell>
          <table:table-cell office:value-type="float" office:value="6.0499999999999998E-2" table:style-name="ce1">
            <text:p>0.060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3"/>
          <table:table-cell office:value-type="float" table:style-name="ce1" office:value="77"/>
          <table:table-cell office:value-type="float" office:value="4.1586739962945796" table:style-name="ce1">
            <text:p>4.158673996</text:p>
          </table:table-cell>
          <table:table-cell office:value-type="float" office:value="-45.640396939131925" table:style-name="ce1">
            <text:p>-45.64039694</text:p>
          </table:table-cell>
          <table:table-cell office:value-type="float" office:value="0" table:style-name="ce1">
            <text:p>0</text:p>
          </table:table-cell>
          <table:table-cell office:value-type="float" office:value="6.1510000000000002E-2" table:style-name="ce1">
            <text:p>0.06151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3"/>
          <table:table-cell office:value-type="float" table:style-name="ce1" office:value="258"/>
          <table:table-cell office:value-type="float" office:value="493.65303244005645" table:style-name="ce1">
            <text:p>493.6530324</text:p>
          </table:table-cell>
          <table:table-cell office:value-type="float" office:value="-2609.308885754584" table:style-name="ce1">
            <text:p>-2609.308886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5"/>
          <table:table-cell office:value-type="float" table:style-name="ce1" office:value="189"/>
          <table:table-cell office:value-type="float" office:value="7.6297283632853796" table:style-name="ce1">
            <text:p>7.629728363</text:p>
          </table:table-cell>
          <table:table-cell office:value-type="float" office:value="-42.193317093349272" table:style-name="ce1">
            <text:p>-42.19331709</text:p>
          </table:table-cell>
          <table:table-cell office:value-type="float" office:value="0" table:style-name="ce1">
            <text:p>0</text:p>
          </table:table-cell>
          <table:table-cell office:value-type="float" office:value="3.3910000000000003E-2" table:style-name="ce1">
            <text:p>0.03391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5"/>
          <table:table-cell office:value-type="float" table:style-name="ce1" office:value="189"/>
          <table:table-cell office:value-type="float" office:value="7.5301408786428414" table:style-name="ce1">
            <text:p>7.530140879</text:p>
          </table:table-cell>
          <table:table-cell office:value-type="float" office:value="-41.822077397930023" table:style-name="ce1">
            <text:p>-41.8220774</text:p>
          </table:table-cell>
          <table:table-cell office:value-type="float" office:value="0" table:style-name="ce1">
            <text:p>0</text:p>
          </table:table-cell>
          <table:table-cell office:value-type="float" office:value="3.3849999999999998E-2" table:style-name="ce1">
            <text:p>0.0338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6"/>
          <table:table-cell office:value-type="float" table:style-name="ce1" office:value="219"/>
          <table:table-cell office:value-type="float" office:value="15.924279293659636" table:style-name="ce1">
            <text:p>15.92427929</text:p>
          </table:table-cell>
          <table:table-cell office:value-type="float" office:value="-85.611958678770137" table:style-name="ce1">
            <text:p>-85.61195868</text:p>
          </table:table-cell>
          <table:table-cell office:value-type="float" office:value="0" table:style-name="ce1">
            <text:p>0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6"/>
          <table:table-cell office:value-type="float" table:style-name="ce1" office:value="249"/>
          <table:table-cell office:value-type="float" office:value="9.6381951622173272" table:style-name="ce1">
            <text:p>9.638195162</text:p>
          </table:table-cell>
          <table:table-cell office:value-type="float" office:value="-53.512678661390687" table:style-name="ce1">
            <text:p>-53.51267866</text:p>
          </table:table-cell>
          <table:table-cell office:value-type="float" office:value="0" table:style-name="ce1">
            <text:p>0</text:p>
          </table:table-cell>
          <table:table-cell office:value-type="float" office:value="2.6290000000000001E-2" table:style-name="ce1">
            <text:p>0.0262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8"/>
          <table:table-cell office:value-type="float" table:style-name="ce1" office:value="85"/>
          <table:table-cell office:value-type="float" office:value="7.1209210069759132" table:style-name="ce1">
            <text:p>7.120921007</text:p>
          </table:table-cell>
          <table:table-cell office:value-type="float" office:value="-80.142729151238001" table:style-name="ce1">
            <text:p>-80.14272915</text:p>
          </table:table-cell>
          <table:table-cell office:value-type="float" office:value="0" table:style-name="ce1">
            <text:p>0</text:p>
          </table:table-cell>
          <table:table-cell office:value-type="float" office:value="0.32679000000000002" table:style-name="ce1">
            <text:p>0.32679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8"/>
          <table:table-cell office:value-type="float" table:style-name="ce1" office:value="103"/>
          <table:table-cell office:value-type="float" office:value="6.8969369619961665" table:style-name="ce1">
            <text:p>6.896936962</text:p>
          </table:table-cell>
          <table:table-cell office:value-type="float" office:value="-75.182312833660703" table:style-name="ce1">
            <text:p>-75.18231283</text:p>
          </table:table-cell>
          <table:table-cell office:value-type="float" office:value="0" table:style-name="ce1">
            <text:p>0</text:p>
          </table:table-cell>
          <table:table-cell office:value-type="float" office:value="0.34994999999999998" table:style-name="ce1">
            <text:p>0.34995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8"/>
          <table:table-cell office:value-type="float" table:style-name="ce1" office:value="306"/>
          <table:table-cell office:value-type="float" office:value="4.4251050962460354" table:style-name="ce1">
            <text:p>4.425105096</text:p>
          </table:table-cell>
          <table:table-cell office:value-type="float" office:value="-48.184477714679055" table:style-name="ce1">
            <text:p>-48.18447771</text:p>
          </table:table-cell>
          <table:table-cell office:value-type="float" office:value="0" table:style-name="ce1">
            <text:p>0</text:p>
          </table:table-cell>
          <table:table-cell office:value-type="float" office:value="0.54593999999999998" table:style-name="ce1">
            <text:p>0.54594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8"/>
          <table:table-cell office:value-type="float" table:style-name="ce1" office:value="305"/>
          <table:table-cell office:value-type="float" office:value="9.927763700313907" table:style-name="ce1">
            <text:p>9.9277637</text:p>
          </table:table-cell>
          <table:table-cell office:value-type="float" office:value="-108.25989939866118" table:style-name="ce1">
            <text:p>-108.2598994</text:p>
          </table:table-cell>
          <table:table-cell office:value-type="float" office:value="0" table:style-name="ce1">
            <text:p>0</text:p>
          </table:table-cell>
          <table:table-cell office:value-type="float" office:value="0.24295" table:style-name="ce1">
            <text:p>0.24295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9"/>
          <table:table-cell office:value-type="float" table:style-name="ce1" office:value="91"/>
          <table:table-cell office:value-type="float" office:value="26.106562240417706" table:style-name="ce1">
            <text:p>26.10656224</text:p>
          </table:table-cell>
          <table:table-cell office:value-type="float" office:value="-280.05221312448083" table:style-name="ce1">
            <text:p>-280.0522131</text:p>
          </table:table-cell>
          <table:table-cell office:value-type="float" office:value="0" table:style-name="ce1">
            <text:p>0</text:p>
          </table:table-cell>
          <table:table-cell office:value-type="float" office:value="0.11277" table:style-name="ce1">
            <text:p>0.1127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9"/>
          <table:table-cell office:value-type="float" table:style-name="ce1" office:value="92"/>
          <table:table-cell office:value-type="float" office:value="13.626388823920616" table:style-name="ce1">
            <text:p>13.62638882</text:p>
          </table:table-cell>
          <table:table-cell office:value-type="float" office:value="-141.95849849397896" table:style-name="ce1">
            <text:p>-141.9584985</text:p>
          </table:table-cell>
          <table:table-cell office:value-type="float" office:value="0" table:style-name="ce1">
            <text:p>0</text:p>
          </table:table-cell>
          <table:table-cell office:value-type="float" office:value="0.22053" table:style-name="ce1">
            <text:p>0.2205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87"/>
          <table:table-cell office:value-type="float" office:value="28.781245094105948" table:style-name="ce1">
            <text:p>28.78124509</text:p>
          </table:table-cell>
          <table:table-cell office:value-type="float" office:value="-293.91756353677891" table:style-name="ce1">
            <text:p>-293.9175635</text:p>
          </table:table-cell>
          <table:table-cell office:value-type="float" office:value="0" table:style-name="ce1">
            <text:p>0</text:p>
          </table:table-cell>
          <table:table-cell office:value-type="float" office:value="0.1105" table:style-name="ce1">
            <text:p>0.110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83"/>
          <table:table-cell office:value-type="float" office:value="6.3186665164554734" table:style-name="ce1">
            <text:p>6.318666516</text:p>
          </table:table-cell>
          <table:table-cell office:value-type="float" office:value="-69.701259324931314" table:style-name="ce1">
            <text:p>-69.70125932</text:p>
          </table:table-cell>
          <table:table-cell office:value-type="float" office:value="0" table:style-name="ce1">
            <text:p>0</text:p>
          </table:table-cell>
          <table:table-cell office:value-type="float" office:value="0.39180999999999999" table:style-name="ce1">
            <text:p>0.3918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98"/>
          <table:table-cell office:value-type="float" office:value="12.297470764026697" table:style-name="ce1">
            <text:p>12.29747076</text:p>
          </table:table-cell>
          <table:table-cell office:value-type="float" office:value="-129.20767227408874" table:style-name="ce1">
            <text:p>-129.2076723</text:p>
          </table:table-cell>
          <table:table-cell office:value-type="float" office:value="0" table:style-name="ce1">
            <text:p>0</text:p>
          </table:table-cell>
          <table:table-cell office:value-type="float" office:value="0.23726" table:style-name="ce1">
            <text:p>0.2372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99"/>
          <table:table-cell office:value-type="float" office:value="4.1772800522809801" table:style-name="ce1">
            <text:p>4.177280052</text:p>
          </table:table-cell>
          <table:table-cell office:value-type="float" office:value="-47.992306378428154" table:style-name="ce1">
            <text:p>-47.99230638</text:p>
          </table:table-cell>
          <table:table-cell office:value-type="float" office:value="0" table:style-name="ce1">
            <text:p>0</text:p>
          </table:table-cell>
          <table:table-cell office:value-type="float" office:value="0.54757999999999996" table:style-name="ce1">
            <text:p>0.5475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98"/>
          <table:table-cell office:value-type="float" office:value="5.1911100136512154" table:style-name="ce1">
            <text:p>5.191110014</text:p>
          </table:table-cell>
          <table:table-cell office:value-type="float" office:value="-58.996263803792878" table:style-name="ce1">
            <text:p>-58.9962638</text:p>
          </table:table-cell>
          <table:table-cell office:value-type="float" office:value="0" table:style-name="ce1">
            <text:p>0</text:p>
          </table:table-cell>
          <table:table-cell office:value-type="float" office:value="0.44535999999999998" table:style-name="ce1">
            <text:p>0.44536</text:p>
          </table:table-cell>
          <table:table-cell office:value-type="float" office:value="13.63" table:style-name="ce1">
            <text:p>13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83"/>
          <table:table-cell office:value-type="float" office:value="8.0502271032204877" table:style-name="ce1">
            <text:p>8.050227103</text:p>
          </table:table-cell>
          <table:table-cell office:value-type="float" office:value="-88.473574340295741" table:style-name="ce1">
            <text:p>-88.47357434</text:p>
          </table:table-cell>
          <table:table-cell office:value-type="float" office:value="0" table:style-name="ce1">
            <text:p>0</text:p>
          </table:table-cell>
          <table:table-cell office:value-type="float" office:value="0.31128" table:style-name="ce1">
            <text:p>0.3112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93"/>
          <table:table-cell office:value-type="float" office:value="8.4032958246015603" table:style-name="ce1">
            <text:p>8.403295825</text:p>
          </table:table-cell>
          <table:table-cell office:value-type="float" office:value="-92.696149817769779" table:style-name="ce1">
            <text:p>-92.69614982</text:p>
          </table:table-cell>
          <table:table-cell office:value-type="float" office:value="0" table:style-name="ce1">
            <text:p>0</text:p>
          </table:table-cell>
          <table:table-cell office:value-type="float" office:value="0.29713000000000001" table:style-name="ce1">
            <text:p>0.2971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97"/>
          <table:table-cell office:value-type="float" office:value="7.7627032623697332" table:style-name="ce1">
            <text:p>7.762703262</text:p>
          </table:table-cell>
          <table:table-cell office:value-type="float" office:value="-72.755267128003226" table:style-name="ce1">
            <text:p>-72.75526713</text:p>
          </table:table-cell>
          <table:table-cell office:value-type="float" office:value="0" table:style-name="ce1">
            <text:p>0</text:p>
          </table:table-cell>
          <table:table-cell office:value-type="float" office:value="0.36482999999999999" table:style-name="ce1">
            <text:p>0.3648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2"/>
          <table:table-cell office:value-type="float" table:style-name="ce1" office:value="84"/>
          <table:table-cell office:value-type="float" office:value="17.349005268092174" table:style-name="ce1">
            <text:p>17.34900527</text:p>
          </table:table-cell>
          <table:table-cell office:value-type="float" office:value="-181.83092059827379" table:style-name="ce1">
            <text:p>-181.8309206</text:p>
          </table:table-cell>
          <table:table-cell office:value-type="float" office:value="0" table:style-name="ce1">
            <text:p>0</text:p>
          </table:table-cell>
          <table:table-cell office:value-type="float" office:value="0.17093" table:style-name="ce1">
            <text:p>0.17093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2"/>
          <table:table-cell office:value-type="float" table:style-name="ce1" office:value="98"/>
          <table:table-cell office:value-type="float" office:value="5.3601386674834499" table:style-name="ce1">
            <text:p>5.360138667</text:p>
          </table:table-cell>
          <table:table-cell office:value-type="float" office:value="-58.752688770857553" table:style-name="ce1">
            <text:p>-58.75268877</text:p>
          </table:table-cell>
          <table:table-cell office:value-type="float" office:value="0" table:style-name="ce1">
            <text:p>0</text:p>
          </table:table-cell>
          <table:table-cell office:value-type="float" office:value="0.47566000000000003" table:style-name="ce1">
            <text:p>0.475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3"/>
          <table:table-cell office:value-type="float" table:style-name="ce1" office:value="93"/>
          <table:table-cell office:value-type="float" office:value="4.8481759514933778" table:style-name="ce1">
            <text:p>4.848175951</text:p>
          </table:table-cell>
          <table:table-cell office:value-type="float" office:value="-55.536477085376063" table:style-name="ce1">
            <text:p>-55.53647709</text:p>
          </table:table-cell>
          <table:table-cell office:value-type="float" office:value="0" table:style-name="ce1">
            <text:p>0</text:p>
          </table:table-cell>
          <table:table-cell office:value-type="float" office:value="0.47431000000000001" table:style-name="ce1">
            <text:p>0.4743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3"/>
          <table:table-cell office:value-type="float" table:style-name="ce1" office:value="97"/>
          <table:table-cell office:value-type="float" office:value="5.4261943053666108" table:style-name="ce1">
            <text:p>5.426194305</text:p>
          </table:table-cell>
          <table:table-cell office:value-type="float" office:value="-58.917967844722625" table:style-name="ce1">
            <text:p>-58.91796784</text:p>
          </table:table-cell>
          <table:table-cell office:value-type="float" office:value="0" table:style-name="ce1">
            <text:p>0</text:p>
          </table:table-cell>
          <table:table-cell office:value-type="float" office:value="0.44571" table:style-name="ce1">
            <text:p>0.4457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3"/>
          <table:table-cell office:value-type="float" table:style-name="ce1" office:value="87"/>
          <table:table-cell office:value-type="float" office:value="4.8498335099089926" table:style-name="ce1">
            <text:p>4.84983351</text:p>
          </table:table-cell>
          <table:table-cell office:value-type="float" office:value="-55.726151491276873" table:style-name="ce1">
            <text:p>-55.72615149</text:p>
          </table:table-cell>
          <table:table-cell office:value-type="float" office:value="0" table:style-name="ce1">
            <text:p>0</text:p>
          </table:table-cell>
          <table:table-cell office:value-type="float" office:value="0.47277000000000002" table:style-name="ce1">
            <text:p>0.4727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4"/>
          <table:table-cell office:value-type="float" table:style-name="ce1" office:value="95"/>
          <table:table-cell office:value-type="float" office:value="27.073200332346875" table:style-name="ce1">
            <text:p>27.07320033</text:p>
          </table:table-cell>
          <table:table-cell office:value-type="float" office:value="-304.34011408086485" table:style-name="ce1">
            <text:p>-304.3401141</text:p>
          </table:table-cell>
          <table:table-cell office:value-type="float" office:value="0" table:style-name="ce1">
            <text:p>0</text:p>
          </table:table-cell>
          <table:table-cell office:value-type="float" office:value="8.8190000000000004E-2" table:style-name="ce1">
            <text:p>0.08819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4"/>
          <table:table-cell office:value-type="float" table:style-name="ce1" office:value="85"/>
          <table:table-cell office:value-type="float" office:value="4.4124751891755256" table:style-name="ce1">
            <text:p>4.412475189</text:p>
          </table:table-cell>
          <table:table-cell office:value-type="float" office:value="-49.733830522063123" table:style-name="ce1">
            <text:p>-49.73383052</text:p>
          </table:table-cell>
          <table:table-cell office:value-type="float" office:value="0" table:style-name="ce1">
            <text:p>0</text:p>
          </table:table-cell>
          <table:table-cell office:value-type="float" office:value="0.52617999999999998" table:style-name="ce1">
            <text:p>0.52618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4"/>
          <table:table-cell office:value-type="float" table:style-name="ce1" office:value="222"/>
          <table:table-cell office:value-type="float" office:value="8.61753023564488" table:style-name="ce1">
            <text:p>8.617530236</text:p>
          </table:table-cell>
          <table:table-cell office:value-type="float" office:value="-99.151123745753154" table:style-name="ce1">
            <text:p>-99.15112375</text:p>
          </table:table-cell>
          <table:table-cell office:value-type="float" office:value="0" table:style-name="ce1">
            <text:p>0</text:p>
          </table:table-cell>
          <table:table-cell office:value-type="float" office:value="0.27166000000000001" table:style-name="ce1">
            <text:p>0.271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5"/>
          <table:table-cell office:value-type="float" table:style-name="ce1" office:value="222"/>
          <table:table-cell office:value-type="float" office:value="8.61753023564488" table:style-name="ce1">
            <text:p>8.617530236</text:p>
          </table:table-cell>
          <table:table-cell office:value-type="float" office:value="-99.151123745753154" table:style-name="ce1">
            <text:p>-99.15112375</text:p>
          </table:table-cell>
          <table:table-cell office:value-type="float" office:value="0" table:style-name="ce1">
            <text:p>0</text:p>
          </table:table-cell>
          <table:table-cell office:value-type="float" office:value="0.27166000000000001" table:style-name="ce1">
            <text:p>0.271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5"/>
          <table:table-cell office:value-type="float" table:style-name="ce1" office:value="100"/>
          <table:table-cell office:value-type="float" office:value="4.7525825735942453" table:style-name="ce1">
            <text:p>4.752582574</text:p>
          </table:table-cell>
          <table:table-cell office:value-type="float" office:value="-50.053795189981955" table:style-name="ce1">
            <text:p>-50.05379519</text:p>
          </table:table-cell>
          <table:table-cell office:value-type="float" office:value="0" table:style-name="ce1">
            <text:p>0</text:p>
          </table:table-cell>
          <table:table-cell office:value-type="float" office:value="0.56096000000000001" table:style-name="ce1">
            <text:p>0.5609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91"/>
          <table:table-cell office:value-type="float" office:value="14.306151645207441" table:style-name="ce1">
            <text:p>14.30615165</text:p>
          </table:table-cell>
          <table:table-cell office:value-type="float" office:value="-162.136385312351" table:style-name="ce1">
            <text:p>-162.1363853</text:p>
          </table:table-cell>
          <table:table-cell office:value-type="float" office:value="0" table:style-name="ce1">
            <text:p>0</text:p>
          </table:table-cell>
          <table:table-cell office:value-type="float" office:value="0.16169" table:style-name="ce1">
            <text:p>0.1616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102"/>
          <table:table-cell office:value-type="float" office:value="19.808517662594912" table:style-name="ce1">
            <text:p>19.80851766</text:p>
          </table:table-cell>
          <table:table-cell office:value-type="float" office:value="-224.49653350940903" table:style-name="ce1">
            <text:p>-224.4965335</text:p>
          </table:table-cell>
          <table:table-cell office:value-type="float" office:value="0" table:style-name="ce1">
            <text:p>0</text:p>
          </table:table-cell>
          <table:table-cell office:value-type="float" office:value="0.11663" table:style-name="ce1">
            <text:p>0.11663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91"/>
          <table:table-cell office:value-type="float" office:value="11.526026728855983" table:style-name="ce1">
            <text:p>11.52602673</text:p>
          </table:table-cell>
          <table:table-cell office:value-type="float" office:value="-138.12022030079089" table:style-name="ce1">
            <text:p>-138.1202203</text:p>
          </table:table-cell>
          <table:table-cell office:value-type="float" office:value="0" table:style-name="ce1">
            <text:p>0</text:p>
          </table:table-cell>
          <table:table-cell office:value-type="float" office:value="0.18512000000000001" table:style-name="ce1">
            <text:p>0.1851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94"/>
          <table:table-cell office:value-type="float" office:value="7.0304790440593727" table:style-name="ce1">
            <text:p>7.030479044</text:p>
          </table:table-cell>
          <table:table-cell office:value-type="float" office:value="-79.636153535436165" table:style-name="ce1">
            <text:p>-79.63615354</text:p>
          </table:table-cell>
          <table:table-cell office:value-type="float" office:value="0" table:style-name="ce1">
            <text:p>0</text:p>
          </table:table-cell>
          <table:table-cell office:value-type="float" office:value="0.32750000000000001" table:style-name="ce1">
            <text:p>0.327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95"/>
          <table:table-cell office:value-type="float" office:value="8.0790560364975459" table:style-name="ce1">
            <text:p>8.079056036</text:p>
          </table:table-cell>
          <table:table-cell office:value-type="float" office:value="-90.435964000385809" table:style-name="ce1">
            <text:p>-90.435964</text:p>
          </table:table-cell>
          <table:table-cell office:value-type="float" office:value="0" table:style-name="ce1">
            <text:p>0</text:p>
          </table:table-cell>
          <table:table-cell office:value-type="float" office:value="0.30363000000000001" table:style-name="ce1">
            <text:p>0.30363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222"/>
          <table:table-cell office:value-type="float" office:value="5.3604714472306778" table:style-name="ce1">
            <text:p>5.360471447</text:p>
          </table:table-cell>
          <table:table-cell office:value-type="float" office:value="-55.568142967513367" table:style-name="ce1">
            <text:p>-55.56814297</text:p>
          </table:table-cell>
          <table:table-cell office:value-type="float" office:value="0" table:style-name="ce1">
            <text:p>0</text:p>
          </table:table-cell>
          <table:table-cell office:value-type="float" office:value="0.57194" table:style-name="ce1">
            <text:p>0.5719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306"/>
          <table:table-cell office:value-type="float" office:value="5.7694643507834309" table:style-name="ce1">
            <text:p>5.769464351</text:p>
          </table:table-cell>
          <table:table-cell office:value-type="float" office:value="-61.33851572938174" table:style-name="ce1">
            <text:p>-61.33851573</text:p>
          </table:table-cell>
          <table:table-cell office:value-type="float" office:value="0" table:style-name="ce1">
            <text:p>0</text:p>
          </table:table-cell>
          <table:table-cell office:value-type="float" office:value="0.48176999999999998" table:style-name="ce1">
            <text:p>0.4817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306"/>
          <table:table-cell office:value-type="float" office:value="5.7694643507834309" table:style-name="ce1">
            <text:p>5.769464351</text:p>
          </table:table-cell>
          <table:table-cell office:value-type="float" office:value="-61.33851572938174" table:style-name="ce1">
            <text:p>-61.33851573</text:p>
          </table:table-cell>
          <table:table-cell office:value-type="float" office:value="0" table:style-name="ce1">
            <text:p>0</text:p>
          </table:table-cell>
          <table:table-cell office:value-type="float" office:value="0.48176999999999998" table:style-name="ce1">
            <text:p>0.4817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98"/>
          <table:table-cell office:value-type="float" office:value="19.441300234159659" table:style-name="ce1">
            <text:p>19.44130023</text:p>
          </table:table-cell>
          <table:table-cell office:value-type="float" office:value="-206.94184027027728" table:style-name="ce1">
            <text:p>-206.9418403</text:p>
          </table:table-cell>
          <table:table-cell office:value-type="float" office:value="0" table:style-name="ce1">
            <text:p>0</text:p>
          </table:table-cell>
          <table:table-cell office:value-type="float" office:value="0.14279" table:style-name="ce1">
            <text:p>0.1427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91"/>
          <table:table-cell office:value-type="float" office:value="6.5972385844210919" table:style-name="ce1">
            <text:p>6.597238584</text:p>
          </table:table-cell>
          <table:table-cell office:value-type="float" office:value="-68.328542481504172" table:style-name="ce1">
            <text:p>-68.32854248</text:p>
          </table:table-cell>
          <table:table-cell office:value-type="float" office:value="0" table:style-name="ce1">
            <text:p>0</text:p>
          </table:table-cell>
          <table:table-cell office:value-type="float" office:value="0.44012000000000001" table:style-name="ce1">
            <text:p>0.4401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101"/>
          <table:table-cell office:value-type="float" office:value="9.7897095091966797" table:style-name="ce1">
            <text:p>9.789709509</text:p>
          </table:table-cell>
          <table:table-cell office:value-type="float" office:value="-86.224749138693838" table:style-name="ce1">
            <text:p>-86.22474914</text:p>
          </table:table-cell>
          <table:table-cell office:value-type="float" office:value="0" table:style-name="ce1">
            <text:p>0</text:p>
          </table:table-cell>
          <table:table-cell office:value-type="float" office:value="0.38502999999999998" table:style-name="ce1">
            <text:p>0.3850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101"/>
          <table:table-cell office:value-type="float" office:value="9.7897095091966797" table:style-name="ce1">
            <text:p>9.789709509</text:p>
          </table:table-cell>
          <table:table-cell office:value-type="float" office:value="-86.224749138693838" table:style-name="ce1">
            <text:p>-86.22474914</text:p>
          </table:table-cell>
          <table:table-cell office:value-type="float" office:value="0" table:style-name="ce1">
            <text:p>0</text:p>
          </table:table-cell>
          <table:table-cell office:value-type="float" office:value="0.38502999999999998" table:style-name="ce1">
            <text:p>0.3850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259"/>
          <table:table-cell office:value-type="float" office:value="29.349256148163143" table:style-name="ce1">
            <text:p>29.34925615</text:p>
          </table:table-cell>
          <table:table-cell office:value-type="float" office:value="-316.76955773707118" table:style-name="ce1">
            <text:p>-316.7695577</text:p>
          </table:table-cell>
          <table:table-cell office:value-type="float" office:value="0" table:style-name="ce1">
            <text:p>0</text:p>
          </table:table-cell>
          <table:table-cell office:value-type="float" office:value="8.8650000000000007E-2" table:style-name="ce1">
            <text:p>0.0886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302"/>
          <table:table-cell office:value-type="float" office:value="35.490740143253532" table:style-name="ce1">
            <text:p>35.49074014</text:p>
          </table:table-cell>
          <table:table-cell office:value-type="float" office:value="-400.07743434213074" table:style-name="ce1">
            <text:p>-400.0774343</text:p>
          </table:table-cell>
          <table:table-cell office:value-type="float" office:value="0" table:style-name="ce1">
            <text:p>0</text:p>
          </table:table-cell>
          <table:table-cell office:value-type="float" office:value="6.6409999999999997E-2" table:style-name="ce1">
            <text:p>0.06641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301"/>
          <table:table-cell office:value-type="float" office:value="10.302066772655008" table:style-name="ce1">
            <text:p>10.30206677</text:p>
          </table:table-cell>
          <table:table-cell office:value-type="float" office:value="-112.30524642289349" table:style-name="ce1">
            <text:p>-112.3052464</text:p>
          </table:table-cell>
          <table:table-cell office:value-type="float" office:value="0" table:style-name="ce1">
            <text:p>0</text:p>
          </table:table-cell>
          <table:table-cell office:value-type="float" office:value="0.24845" table:style-name="ce1">
            <text:p>0.2484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9"/>
          <table:table-cell office:value-type="float" table:style-name="ce1" office:value="102"/>
          <table:table-cell office:value-type="float" office:value="16.315197755028787" table:style-name="ce1">
            <text:p>16.31519776</text:p>
          </table:table-cell>
          <table:table-cell office:value-type="float" office:value="-171.45789640739346" table:style-name="ce1">
            <text:p>-171.4578964</text:p>
          </table:table-cell>
          <table:table-cell office:value-type="float" office:value="0" table:style-name="ce1">
            <text:p>0</text:p>
          </table:table-cell>
          <table:table-cell office:value-type="float" office:value="0.21834000000000001" table:style-name="ce1">
            <text:p>0.2183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9"/>
          <table:table-cell office:value-type="float" table:style-name="ce1" office:value="102"/>
          <table:table-cell office:value-type="float" office:value="20.102592541244974" table:style-name="ce1">
            <text:p>20.10259254</text:p>
          </table:table-cell>
          <table:table-cell office:value-type="float" office:value="-185.08248994870374" table:style-name="ce1">
            <text:p>-185.0824899</text:p>
          </table:table-cell>
          <table:table-cell office:value-type="float" office:value="0" table:style-name="ce1">
            <text:p>0</text:p>
          </table:table-cell>
          <table:table-cell office:value-type="float" office:value="0.23072000000000001" table:style-name="ce1">
            <text:p>0.2307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9"/>
          <table:table-cell office:value-type="float" table:style-name="ce1" office:value="226"/>
          <table:table-cell office:value-type="float" office:value="69.344120196475004" table:style-name="ce1">
            <text:p>69.3441202</text:p>
          </table:table-cell>
          <table:table-cell office:value-type="float" office:value="-757.00664547818553" table:style-name="ce1">
            <text:p>-757.0066455</text:p>
          </table:table-cell>
          <table:table-cell office:value-type="float" office:value="0" table:style-name="ce1">
            <text:p>0</text:p>
          </table:table-cell>
          <table:table-cell office:value-type="float" office:value="3.755E-2" table:style-name="ce1">
            <text:p>0.0375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9"/>
          <table:table-cell office:value-type="float" table:style-name="ce1" office:value="225"/>
          <table:table-cell office:value-type="float" office:value="257.51072961373387" table:style-name="ce1">
            <text:p>257.5107296</text:p>
          </table:table-cell>
          <table:table-cell office:value-type="float" office:value="-2918.4549356223174" table:style-name="ce1">
            <text:p>-2918.454936</text:p>
          </table:table-cell>
          <table:table-cell office:value-type="float" office:value="0" table:style-name="ce1">
            <text:p>0</text:p>
          </table:table-cell>
          <table:table-cell office:value-type="float" office:value="9.7599999999999996E-3" table:style-name="ce1">
            <text:p>0.00976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9"/>
          <table:table-cell office:value-type="float" table:style-name="ce1" office:value="225"/>
          <table:table-cell office:value-type="float" office:value="145.20813165537268" table:style-name="ce1">
            <text:p>145.2081317</text:p>
          </table:table-cell>
          <table:table-cell office:value-type="float" office:value="-1548.8867376573087" table:style-name="ce1">
            <text:p>-1548.886738</text:p>
          </table:table-cell>
          <table:table-cell office:value-type="float" office:value="0" table:style-name="ce1">
            <text:p>0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308"/>
          <table:table-cell office:value-type="float" office:value="4.2053758491469644" table:style-name="ce1">
            <text:p>4.205375849</text:p>
          </table:table-cell>
          <table:table-cell office:value-type="float" office:value="-47.752847073920172" table:style-name="ce1">
            <text:p>-47.75284707</text:p>
          </table:table-cell>
          <table:table-cell office:value-type="float" office:value="0" table:style-name="ce1">
            <text:p>0</text:p>
          </table:table-cell>
          <table:table-cell office:value-type="float" office:value="0.56001999999999996" table:style-name="ce1">
            <text:p>0.5600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93"/>
          <table:table-cell office:value-type="float" office:value="3.8077666810661528" table:style-name="ce1">
            <text:p>3.807766681</text:p>
          </table:table-cell>
          <table:table-cell office:value-type="float" office:value="-43.142184071192858" table:style-name="ce1">
            <text:p>-43.14218407</text:p>
          </table:table-cell>
          <table:table-cell office:value-type="float" office:value="0" table:style-name="ce1">
            <text:p>0</text:p>
          </table:table-cell>
          <table:table-cell office:value-type="float" office:value="0.61990000000000001" table:style-name="ce1">
            <text:p>0.619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91"/>
          <table:table-cell office:value-type="float" office:value="18.4705504663814" table:style-name="ce1">
            <text:p>18.47055047</text:p>
          </table:table-cell>
          <table:table-cell office:value-type="float" office:value="-208.89313027455154" table:style-name="ce1">
            <text:p>-208.8931303</text:p>
          </table:table-cell>
          <table:table-cell office:value-type="float" office:value="0" table:style-name="ce1">
            <text:p>0</text:p>
          </table:table-cell>
          <table:table-cell office:value-type="float" office:value="0.12570999999999999" table:style-name="ce1">
            <text:p>0.1257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308"/>
          <table:table-cell office:value-type="float" office:value="4.2053758491469644" table:style-name="ce1">
            <text:p>4.205375849</text:p>
          </table:table-cell>
          <table:table-cell office:value-type="float" office:value="-47.752847073920172" table:style-name="ce1">
            <text:p>-47.75284707</text:p>
          </table:table-cell>
          <table:table-cell office:value-type="float" office:value="0" table:style-name="ce1">
            <text:p>0</text:p>
          </table:table-cell>
          <table:table-cell office:value-type="float" office:value="0.56001999999999996" table:style-name="ce1">
            <text:p>0.5600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1"/>
          <table:table-cell office:value-type="float" table:style-name="ce1" office:value="92"/>
          <table:table-cell office:value-type="float" office:value="10.695628194191372" table:style-name="ce1">
            <text:p>10.69562819</text:p>
          </table:table-cell>
          <table:table-cell office:value-type="float" office:value="-113.01284248561244" table:style-name="ce1">
            <text:p>-113.0128425</text:p>
          </table:table-cell>
          <table:table-cell office:value-type="float" office:value="0" table:style-name="ce1">
            <text:p>0</text:p>
          </table:table-cell>
          <table:table-cell office:value-type="float" office:value="0.26932" table:style-name="ce1">
            <text:p>0.2693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1"/>
          <table:table-cell office:value-type="float" table:style-name="ce1" office:value="99"/>
          <table:table-cell office:value-type="float" office:value="4.8841179584260068" table:style-name="ce1">
            <text:p>4.884117958</text:p>
          </table:table-cell>
          <table:table-cell office:value-type="float" office:value="-56.103926418542898" table:style-name="ce1">
            <text:p>-56.10392642</text:p>
          </table:table-cell>
          <table:table-cell office:value-type="float" office:value="0" table:style-name="ce1">
            <text:p>0</text:p>
          </table:table-cell>
          <table:table-cell office:value-type="float" office:value="0.46840999999999999" table:style-name="ce1">
            <text:p>0.468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2"/>
          <table:table-cell office:value-type="float" table:style-name="ce1" office:value="303"/>
          <table:table-cell office:value-type="float" office:value="10.138936860049247" table:style-name="ce1">
            <text:p>10.13893686</text:p>
          </table:table-cell>
          <table:table-cell office:value-type="float" office:value="-105.06612592336747" table:style-name="ce1">
            <text:p>-105.0661259</text:p>
          </table:table-cell>
          <table:table-cell office:value-type="float" office:value="0" table:style-name="ce1">
            <text:p>0</text:p>
          </table:table-cell>
          <table:table-cell office:value-type="float" office:value="0.29801" table:style-name="ce1">
            <text:p>0.2980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232"/>
          <table:table-cell office:value-type="float" office:value="40.228779318909268" table:style-name="ce1">
            <text:p>40.22877932</text:p>
          </table:table-cell>
          <table:table-cell office:value-type="float" office:value="-416.28041208262636" table:style-name="ce1">
            <text:p>-416.2804121</text:p>
          </table:table-cell>
          <table:table-cell office:value-type="float" office:value="0" table:style-name="ce1">
            <text:p>0</text:p>
          </table:table-cell>
          <table:table-cell office:value-type="float" office:value="7.5509999999999994E-2" table:style-name="ce1">
            <text:p>0.07551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233"/>
          <table:table-cell office:value-type="float" office:value="43.339031613415834" table:style-name="ce1">
            <text:p>43.33903161</text:p>
          </table:table-cell>
          <table:table-cell office:value-type="float" office:value="-488.76796764018968" table:style-name="ce1">
            <text:p>-488.7679676</text:p>
          </table:table-cell>
          <table:table-cell office:value-type="float" office:value="0" table:style-name="ce1">
            <text:p>0</text:p>
          </table:table-cell>
          <table:table-cell office:value-type="float" office:value="5.5989999999999998E-2" table:style-name="ce1">
            <text:p>0.05599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99"/>
          <table:table-cell office:value-type="float" office:value="7.7785102175346079" table:style-name="ce1">
            <text:p>7.778510218</text:p>
          </table:table-cell>
          <table:table-cell office:value-type="float" office:value="-80.817402768622287" table:style-name="ce1">
            <text:p>-80.81740277</text:p>
          </table:table-cell>
          <table:table-cell office:value-type="float" office:value="0" table:style-name="ce1">
            <text:p>0</text:p>
          </table:table-cell>
          <table:table-cell office:value-type="float" office:value="0.38323000000000002" table:style-name="ce1">
            <text:p>0.3832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4"/>
          <table:table-cell office:value-type="float" table:style-name="ce1" office:value="229"/>
          <table:table-cell office:value-type="float" office:value="0" table:style-name="ce1">
            <text:p>0</text:p>
          </table:table-cell>
          <table:table-cell office:value-type="float" office:value="-12499.999999999998" table:style-name="ce1">
            <text:p>-12500</text:p>
          </table:table-cell>
          <table:table-cell office:value-type="float" office:value="0" table:style-name="ce1">
            <text:p>0</text:p>
          </table:table-cell>
          <table:table-cell office:value-type="float" office:value="2.3600000000000001E-3" table:style-name="ce1">
            <text:p>0.0023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4"/>
          <table:table-cell office:value-type="float" table:style-name="ce1" office:value="102"/>
          <table:table-cell office:value-type="float" office:value="10.849888082661284" table:style-name="ce1">
            <text:p>10.84988808</text:p>
          </table:table-cell>
          <table:table-cell office:value-type="float" office:value="-121.42956936348315" table:style-name="ce1">
            <text:p>-121.4295694</text:p>
          </table:table-cell>
          <table:table-cell office:value-type="float" office:value="0" table:style-name="ce1">
            <text:p>0</text:p>
          </table:table-cell>
          <table:table-cell office:value-type="float" office:value="0.21485000000000001" table:style-name="ce1">
            <text:p>0.2148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4"/>
          <table:table-cell office:value-type="float" table:style-name="ce1" office:value="1"/>
          <table:table-cell office:value-type="float" office:value="9.8424766295860451" table:style-name="ce1">
            <text:p>9.84247663</text:p>
          </table:table-cell>
          <table:table-cell office:value-type="float" office:value="-104.1115305707324" table:style-name="ce1">
            <text:p>-104.1115306</text:p>
          </table:table-cell>
          <table:table-cell office:value-type="float" office:value="0" table:style-name="ce1">
            <text:p>0</text:p>
          </table:table-cell>
          <table:table-cell office:value-type="float" office:value="0.28795999999999999" table:style-name="ce1">
            <text:p>0.2879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4"/>
          <table:table-cell office:value-type="float" table:style-name="ce1" office:value="1"/>
          <table:table-cell office:value-type="float" office:value="9.8424766295860451" table:style-name="ce1">
            <text:p>9.84247663</text:p>
          </table:table-cell>
          <table:table-cell office:value-type="float" office:value="-104.1115305707324" table:style-name="ce1">
            <text:p>-104.1115306</text:p>
          </table:table-cell>
          <table:table-cell office:value-type="float" office:value="0" table:style-name="ce1">
            <text:p>0</text:p>
          </table:table-cell>
          <table:table-cell office:value-type="float" office:value="0.28795999999999999" table:style-name="ce1">
            <text:p>0.2879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4"/>
          <table:table-cell office:value-type="float" table:style-name="ce1" office:value="228"/>
          <table:table-cell office:value-type="float" office:value="0" table:style-name="ce1">
            <text:p>0</text:p>
          </table:table-cell>
          <table:table-cell office:value-type="float" office:value="-11111.111111111109" table:style-name="ce1">
            <text:p>-11111.11111</text:p>
          </table:table-cell>
          <table:table-cell office:value-type="float" office:value="0" table:style-name="ce1">
            <text:p>0</text:p>
          </table:table-cell>
          <table:table-cell office:value-type="float" office:value="2.47E-3" table:style-name="ce1">
            <text:p>0.00247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6"/>
          <table:table-cell office:value-type="float" table:style-name="ce1" office:value="97"/>
          <table:table-cell office:value-type="float" office:value="10.4708533326632" table:style-name="ce1">
            <text:p>10.47085333</text:p>
          </table:table-cell>
          <table:table-cell office:value-type="float" office:value="-117.69239145913436" table:style-name="ce1">
            <text:p>-117.6923915</text:p>
          </table:table-cell>
          <table:table-cell office:value-type="float" office:value="0" table:style-name="ce1">
            <text:p>0</text:p>
          </table:table-cell>
          <table:table-cell office:value-type="float" office:value="0.22417999999999999" table:style-name="ce1">
            <text:p>0.2241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6"/>
          <table:table-cell office:value-type="float" table:style-name="ce1" office:value="3"/>
          <table:table-cell office:value-type="float" office:value="15.817779183802596" table:style-name="ce1">
            <text:p>15.81777918</text:p>
          </table:table-cell>
          <table:table-cell office:value-type="float" office:value="-177.15912685858908" table:style-name="ce1">
            <text:p>-177.1591269</text:p>
          </table:table-cell>
          <table:table-cell office:value-type="float" office:value="0" table:style-name="ce1">
            <text:p>0</text:p>
          </table:table-cell>
          <table:table-cell office:value-type="float" office:value="0.14990000000000001" table:style-name="ce1">
            <text:p>0.149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6"/>
          <table:table-cell office:value-type="float" table:style-name="ce1" office:value="309"/>
          <table:table-cell office:value-type="float" office:value="4.2166735433206526" table:style-name="ce1">
            <text:p>4.216673543</text:p>
          </table:table-cell>
          <table:table-cell office:value-type="float" office:value="-47.426242218423681" table:style-name="ce1">
            <text:p>-47.42624222</text:p>
          </table:table-cell>
          <table:table-cell office:value-type="float" office:value="0" table:style-name="ce1">
            <text:p>0</text:p>
          </table:table-cell>
          <table:table-cell office:value-type="float" office:value="0.55633999999999995" table:style-name="ce1">
            <text:p>0.5563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6"/>
          <table:table-cell office:value-type="float" table:style-name="ce1" office:value="307"/>
          <table:table-cell office:value-type="float" office:value="4.8289585832368775" table:style-name="ce1">
            <text:p>4.828958583</text:p>
          </table:table-cell>
          <table:table-cell office:value-type="float" office:value="-54.214688388487644" table:style-name="ce1">
            <text:p>-54.21468839</text:p>
          </table:table-cell>
          <table:table-cell office:value-type="float" office:value="0" table:style-name="ce1">
            <text:p>0</text:p>
          </table:table-cell>
          <table:table-cell office:value-type="float" office:value="0.48673" table:style-name="ce1">
            <text:p>0.4867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7"/>
          <table:table-cell office:value-type="float" table:style-name="ce1" office:value="234"/>
          <table:table-cell office:value-type="float" office:value="0" table:style-name="ce1">
            <text:p>0</text:p>
          </table:table-cell>
          <table:table-cell office:value-type="float" office:value="-33333.333333333336" table:style-name="ce1">
            <text:p>-33333.33333</text:p>
          </table:table-cell>
          <table:table-cell office:value-type="float" office:value="0" table:style-name="ce1">
            <text:p>0</text:p>
          </table:table-cell>
          <table:table-cell office:value-type="float" office:value="8.4999999999999995E-4" table:style-name="ce1">
            <text:p>0.00085</text:p>
          </table:table-cell>
          <table:table-cell office:value-type="float" office:value="5.05" table:style-name="ce1">
            <text:p>5.0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7"/>
          <table:table-cell office:value-type="float" table:style-name="ce1" office:value="304"/>
          <table:table-cell office:value-type="float" office:value="3.7269794986099778" table:style-name="ce1">
            <text:p>3.726979499</text:p>
          </table:table-cell>
          <table:table-cell office:value-type="float" office:value="-41.862281572064681" table:style-name="ce1">
            <text:p>-41.86228157</text:p>
          </table:table-cell>
          <table:table-cell office:value-type="float" office:value="0" table:style-name="ce1">
            <text:p>0</text:p>
          </table:table-cell>
          <table:table-cell office:value-type="float" office:value="0.63032999999999995" table:style-name="ce1">
            <text:p>0.6303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7"/>
          <table:table-cell office:value-type="float" table:style-name="ce1" office:value="235"/>
          <table:table-cell office:value-type="float" office:value="0" table:style-name="ce1">
            <text:p>0</text:p>
          </table:table-cell>
          <table:table-cell office:value-type="float" office:value="-24999.999999999996" table:style-name="ce1">
            <text:p>-25000</text:p>
          </table:table-cell>
          <table:table-cell office:value-type="float" office:value="0" table:style-name="ce1">
            <text:p>0</text:p>
          </table:table-cell>
          <table:table-cell office:value-type="float" office:value="1.1199999999999999E-3" table:style-name="ce1">
            <text:p>0.00112</text:p>
          </table:table-cell>
          <table:table-cell office:value-type="float" office:value="5.05" table:style-name="ce1">
            <text:p>5.0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8"/>
          <table:table-cell office:value-type="float" table:style-name="ce1" office:value="231"/>
          <table:table-cell office:value-type="float" office:value="0" table:style-name="ce1">
            <text:p>0</text:p>
          </table:table-cell>
          <table:table-cell office:value-type="float" office:value="-20000" table:style-name="ce1">
            <text:p>-20000</text:p>
          </table:table-cell>
          <table:table-cell office:value-type="float" office:value="0" table:style-name="ce1">
            <text:p>0</text:p>
          </table:table-cell>
          <table:table-cell office:value-type="float" office:value="1.47E-3" table:style-name="ce1">
            <text:p>0.00147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8"/>
          <table:table-cell office:value-type="float" table:style-name="ce1" office:value="230"/>
          <table:table-cell office:value-type="float" office:value="2702.7027027027029" table:style-name="ce1">
            <text:p>2702.702703</text:p>
          </table:table-cell>
          <table:table-cell office:value-type="float" office:value="-16216.216216216217" table:style-name="ce1">
            <text:p>-16216.21622</text:p>
          </table:table-cell>
          <table:table-cell office:value-type="float" office:value="0" table:style-name="ce1">
            <text:p>0</text:p>
          </table:table-cell>
          <table:table-cell office:value-type="float" office:value="1.89E-3" table:style-name="ce1">
            <text:p>0.00189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9"/>
          <table:table-cell office:value-type="float" table:style-name="ce1" office:value="101"/>
          <table:table-cell office:value-type="float" office:value="8.635722208646726" table:style-name="ce1">
            <text:p>8.635722209</text:p>
          </table:table-cell>
          <table:table-cell office:value-type="float" office:value="-79.512612632206512" table:style-name="ce1">
            <text:p>-79.51261263</text:p>
          </table:table-cell>
          <table:table-cell office:value-type="float" office:value="0" table:style-name="ce1">
            <text:p>0</text:p>
          </table:table-cell>
          <table:table-cell office:value-type="float" office:value="0.34410000000000002" table:style-name="ce1">
            <text:p>0.34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9"/>
          <table:table-cell office:value-type="float" table:style-name="ce1" office:value="101"/>
          <table:table-cell office:value-type="float" office:value="8.635722208646726" table:style-name="ce1">
            <text:p>8.635722209</text:p>
          </table:table-cell>
          <table:table-cell office:value-type="float" office:value="-79.512612632206512" table:style-name="ce1">
            <text:p>-79.51261263</text:p>
          </table:table-cell>
          <table:table-cell office:value-type="float" office:value="0" table:style-name="ce1">
            <text:p>0</text:p>
          </table:table-cell>
          <table:table-cell office:value-type="float" office:value="0.34410000000000002" table:style-name="ce1">
            <text:p>0.34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0"/>
          <table:table-cell office:value-type="float" table:style-name="ce1" office:value="105"/>
          <table:table-cell office:value-type="float" office:value="6.0426217139161569" table:style-name="ce1">
            <text:p>6.042621714</text:p>
          </table:table-cell>
          <table:table-cell office:value-type="float" office:value="-63.610842096495766" table:style-name="ce1">
            <text:p>-63.6108421</text:p>
          </table:table-cell>
          <table:table-cell office:value-type="float" office:value="0" table:style-name="ce1">
            <text:p>0</text:p>
          </table:table-cell>
          <table:table-cell office:value-type="float" office:value="0.48415999999999998" table:style-name="ce1">
            <text:p>0.4841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2"/>
          <table:table-cell office:value-type="float" table:style-name="ce1" office:value="303"/>
          <table:table-cell office:value-type="float" office:value="12.729453002490546" table:style-name="ce1">
            <text:p>12.729453</text:p>
          </table:table-cell>
          <table:table-cell office:value-type="float" office:value="-135.22737754819667" table:style-name="ce1">
            <text:p>-135.2273775</text:p>
          </table:table-cell>
          <table:table-cell office:value-type="float" office:value="0" table:style-name="ce1">
            <text:p>0</text:p>
          </table:table-cell>
          <table:table-cell office:value-type="float" office:value="0.2205" table:style-name="ce1">
            <text:p>0.220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223"/>
          <table:table-cell office:value-type="float" office:value="317.96502384737681" table:style-name="ce1">
            <text:p>317.9650238</text:p>
          </table:table-cell>
          <table:table-cell office:value-type="float" office:value="-3974.56279809221" table:style-name="ce1">
            <text:p>-3974.562798</text:p>
          </table:table-cell>
          <table:table-cell office:value-type="float" office:value="0" table:style-name="ce1">
            <text:p>0</text:p>
          </table:table-cell>
          <table:table-cell office:value-type="float" office:value="7.2899999999999996E-3" table:style-name="ce1">
            <text:p>0.0072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224"/>
          <table:table-cell office:value-type="float" office:value="769.23076923076917" table:style-name="ce1">
            <text:p>769.2307692</text:p>
          </table:table-cell>
          <table:table-cell office:value-type="float" office:value="-6153.8461538461534" table:style-name="ce1">
            <text:p>-6153.846154</text:p>
          </table:table-cell>
          <table:table-cell office:value-type="float" office:value="0" table:style-name="ce1">
            <text:p>0</text:p>
          </table:table-cell>
          <table:table-cell office:value-type="float" office:value="4.8999999999999998E-3" table:style-name="ce1">
            <text:p>0.004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4"/>
          <table:table-cell office:value-type="float" office:value="6.4974699245899705" table:style-name="ce1">
            <text:p>6.497469925</text:p>
          </table:table-cell>
          <table:table-cell office:value-type="float" office:value="-62.415089881667292" table:style-name="ce1">
            <text:p>-62.41508988</text:p>
          </table:table-cell>
          <table:table-cell office:value-type="float" office:value="0" table:style-name="ce1">
            <text:p>0</text:p>
          </table:table-cell>
          <table:table-cell office:value-type="float" office:value="0.47305999999999998" table:style-name="ce1">
            <text:p>0.47306</text:p>
          </table:table-cell>
          <table:table-cell office:value-type="float" office:value="12.8" table:style-name="ce1">
            <text:p>12.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304"/>
          <table:table-cell office:value-type="float" office:value="5.728137608128975" table:style-name="ce1">
            <text:p>5.728137608</text:p>
          </table:table-cell>
          <table:table-cell office:value-type="float" office:value="-64.171744508459383" table:style-name="ce1">
            <text:p>-64.17174451</text:p>
          </table:table-cell>
          <table:table-cell office:value-type="float" office:value="0" table:style-name="ce1">
            <text:p>0</text:p>
          </table:table-cell>
          <table:table-cell office:value-type="float" office:value="0.41109000000000001" table:style-name="ce1">
            <text:p>0.4110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4"/>
          <table:table-cell office:value-type="float" table:style-name="ce1" office:value="221"/>
          <table:table-cell office:value-type="float" office:value="16.134236850596963" table:style-name="ce1">
            <text:p>16.13423685</text:p>
          </table:table-cell>
          <table:table-cell office:value-type="float" office:value="-172.09852640636763" table:style-name="ce1">
            <text:p>-172.0985264</text:p>
          </table:table-cell>
          <table:table-cell office:value-type="float" office:value="0" table:style-name="ce1">
            <text:p>0</text:p>
          </table:table-cell>
          <table:table-cell office:value-type="float" office:value="0.17268" table:style-name="ce1">
            <text:p>0.1726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4"/>
          <table:table-cell office:value-type="float" table:style-name="ce1" office:value="2"/>
          <table:table-cell office:value-type="float" office:value="85.758039816232753" table:style-name="ce1">
            <text:p>85.75803982</text:p>
          </table:table-cell>
          <table:table-cell office:value-type="float" office:value="-777.9479326186829" table:style-name="ce1">
            <text:p>-777.9479326</text:p>
          </table:table-cell>
          <table:table-cell office:value-type="float" office:value="0" table:style-name="ce1">
            <text:p>0</text:p>
          </table:table-cell>
          <table:table-cell office:value-type="float" office:value="3.4799999999999998E-2" table:style-name="ce1">
            <text:p>0.0348</text:p>
          </table:table-cell>
          <table:table-cell office:value-type="float" office:value="14.69" table:style-name="ce1">
            <text:p>14.6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4"/>
          <table:table-cell office:value-type="float" table:style-name="ce1" office:value="308"/>
          <table:table-cell office:value-type="float" office:value="2.953142831981415" table:style-name="ce1">
            <text:p>2.953142832</text:p>
          </table:table-cell>
          <table:table-cell office:value-type="float" office:value="-32.399893221129432" table:style-name="ce1">
            <text:p>-32.39989322</text:p>
          </table:table-cell>
          <table:table-cell office:value-type="float" office:value="0" table:style-name="ce1">
            <text:p>0</text:p>
          </table:table-cell>
          <table:table-cell office:value-type="float" office:value="0.86180999999999996" table:style-name="ce1">
            <text:p>0.8618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4"/>
          <table:table-cell office:value-type="float" table:style-name="ce1" office:value="301"/>
          <table:table-cell office:value-type="float" office:value="10.302066772655008" table:style-name="ce1">
            <text:p>10.30206677</text:p>
          </table:table-cell>
          <table:table-cell office:value-type="float" office:value="-112.30524642289349" table:style-name="ce1">
            <text:p>-112.3052464</text:p>
          </table:table-cell>
          <table:table-cell office:value-type="float" office:value="0" table:style-name="ce1">
            <text:p>0</text:p>
          </table:table-cell>
          <table:table-cell office:value-type="float" office:value="0.24845" table:style-name="ce1">
            <text:p>0.2484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5"/>
          <table:table-cell office:value-type="float" table:style-name="ce1" office:value="7"/>
          <table:table-cell office:value-type="float" office:value="9.4624164646046491" table:style-name="ce1">
            <text:p>9.462416465</text:p>
          </table:table-cell>
          <table:table-cell office:value-type="float" office:value="-85.457448695960736" table:style-name="ce1">
            <text:p>-85.4574487</text:p>
          </table:table-cell>
          <table:table-cell office:value-type="float" office:value="0" table:style-name="ce1">
            <text:p>0</text:p>
          </table:table-cell>
          <table:table-cell office:value-type="float" office:value="0.34478999999999999" table:style-name="ce1">
            <text:p>0.3447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5"/>
          <table:table-cell office:value-type="float" table:style-name="ce1" office:value="305"/>
          <table:table-cell office:value-type="float" office:value="7.620448529812732" table:style-name="ce1">
            <text:p>7.62044853</text:p>
          </table:table-cell>
          <table:table-cell office:value-type="float" office:value="-83.265634853274904" table:style-name="ce1">
            <text:p>-83.26563485</text:p>
          </table:table-cell>
          <table:table-cell office:value-type="float" office:value="0" table:style-name="ce1">
            <text:p>0</text:p>
          </table:table-cell>
          <table:table-cell office:value-type="float" office:value="0.31609999999999999" table:style-name="ce1">
            <text:p>0.3161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260"/>
          <table:table-cell office:value-type="float" office:value="2.5118504355160431" table:style-name="ce1">
            <text:p>2.511850436</text:p>
          </table:table-cell>
          <table:table-cell office:value-type="float" office:value="-6.7266241034847729" table:style-name="ce1">
            <text:p>-6.726624103</text:p>
          </table:table-cell>
          <table:table-cell office:value-type="float" office:value="0" table:style-name="ce1">
            <text:p>0</text:p>
          </table:table-cell>
          <table:table-cell office:value-type="float" office:value="6.5799999999999999E-3" table:style-name="ce1">
            <text:p>0.00658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14"/>
          <table:table-cell office:value-type="float" table:style-name="ce1" office:value="270"/>
          <table:table-cell office:value-type="float" office:value="34.867156135125171" table:style-name="ce1">
            <text:p>34.86715614</text:p>
          </table:table-cell>
          <table:table-cell office:value-type="float" office:value="-153.91358922505256" table:style-name="ce1">
            <text:p>-153.9135892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8"/>
          <table:table-cell office:value-type="float" table:style-name="ce1" office:value="271"/>
          <table:table-cell office:value-type="float" office:value="12.064528605801627" table:style-name="ce1">
            <text:p>12.06452861</text:p>
          </table:table-cell>
          <table:table-cell office:value-type="float" office:value="-40.518942739781167" table:style-name="ce1">
            <text:p>-40.51894274</text:p>
          </table:table-cell>
          <table:table-cell office:value-type="float" office:value="0" table:style-name="ce1">
            <text:p>0</text:p>
          </table:table-cell>
          <table:table-cell office:value-type="float" office:value="1.24E-3" table:style-name="ce1">
            <text:p>0.00124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8"/>
          <table:table-cell office:value-type="float" table:style-name="ce1" office:value="271"/>
          <table:table-cell office:value-type="float" office:value="10.65077786227457" table:style-name="ce1">
            <text:p>10.65077786</text:p>
          </table:table-cell>
          <table:table-cell office:value-type="float" office:value="-35.786055984893743" table:style-name="ce1">
            <text:p>-35.78605598</text:p>
          </table:table-cell>
          <table:table-cell office:value-type="float" office:value="0" table:style-name="ce1">
            <text:p>0</text:p>
          </table:table-cell>
          <table:table-cell office:value-type="float" office:value="1.41E-3" table:style-name="ce1">
            <text:p>0.00141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0"/>
          <table:table-cell office:value-type="float" table:style-name="ce1" office:value="274"/>
          <table:table-cell office:value-type="float" office:value="405.40540540540536" table:style-name="ce1">
            <text:p>405.4054054</text:p>
          </table:table-cell>
          <table:table-cell office:value-type="float" office:value="-2567.567567567567" table:style-name="ce1">
            <text:p>-2567.567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8199999999999998" table:style-name="ce1">
            <text:p>0.9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3"/>
          <table:table-cell office:value-type="float" table:style-name="ce1" office:value="277"/>
          <table:table-cell office:value-type="float" office:value="211.71489061397318" table:style-name="ce1">
            <text:p>211.7148906</text:p>
          </table:table-cell>
          <table:table-cell office:value-type="float" office:value="-705.71630204657731" table:style-name="ce1">
            <text:p>-705.716302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6"/>
          <table:table-cell office:value-type="float" table:style-name="ce1" office:value="170"/>
          <table:table-cell office:value-type="float" office:value="3.8777095356758893" table:style-name="ce1">
            <text:p>3.877709536</text:p>
          </table:table-cell>
          <table:table-cell office:value-type="float" office:value="-13.030434807681132" table:style-name="ce1">
            <text:p>-13.03043481</text:p>
          </table:table-cell>
          <table:table-cell office:value-type="float" office:value="0" table:style-name="ce1">
            <text:p>0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6"/>
          <table:table-cell office:value-type="float" table:style-name="ce1" office:value="285"/>
          <table:table-cell office:value-type="float" office:value="2.7599990020680196" table:style-name="ce1">
            <text:p>2.759999002</text:p>
          </table:table-cell>
          <table:table-cell office:value-type="float" office:value="-7.3911204669724109" table:style-name="ce1">
            <text:p>-7.391120467</text:p>
          </table:table-cell>
          <table:table-cell office:value-type="float" office:value="0" table:style-name="ce1">
            <text:p>0</text:p>
          </table:table-cell>
          <table:table-cell office:value-type="float" office:value="1.5E-3" table:style-name="ce1">
            <text:p>0.0015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291"/>
          <table:table-cell office:value-type="float" office:value="0.86742235623393227" table:style-name="ce1">
            <text:p>0.867422356</text:p>
          </table:table-cell>
          <table:table-cell office:value-type="float" office:value="-2.9143061277818991" table:style-name="ce1">
            <text:p>-2.914306128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263"/>
          <table:table-cell office:value-type="float" office:value="2.2962799131521541" table:style-name="ce1">
            <text:p>2.296279913</text:p>
          </table:table-cell>
          <table:table-cell office:value-type="float" office:value="-7.7149562432005352" table:style-name="ce1">
            <text:p>-7.714956243</text:p>
          </table:table-cell>
          <table:table-cell office:value-type="float" office:value="0" table:style-name="ce1">
            <text:p>0</text:p>
          </table:table-cell>
          <table:table-cell office:value-type="float" office:value="1.6299999999999999E-3" table:style-name="ce1">
            <text:p>0.00163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289"/>
          <table:table-cell office:value-type="float" office:value="0.74352498293694402" table:style-name="ce1">
            <text:p>0.743524983</text:p>
          </table:table-cell>
          <table:table-cell office:value-type="float" office:value="-2.497841853703211" table:style-name="ce1">
            <text:p>-2.497841854</text:p>
          </table:table-cell>
          <table:table-cell office:value-type="float" office:value="0" table:style-name="ce1">
            <text:p>0</text:p>
          </table:table-cell>
          <table:table-cell office:value-type="float" office:value="5.0400000000000002E-3" table:style-name="ce1">
            <text:p>0.00504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65"/>
          <table:table-cell office:value-type="float" table:style-name="ce1" office:value="288"/>
          <table:table-cell office:value-type="float" office:value="17.475425183335936" table:style-name="ce1">
            <text:p>17.47542518</text:p>
          </table:table-cell>
          <table:table-cell office:value-type="float" office:value="-46.809174598221254" table:style-name="ce1">
            <text:p>-46.8091746</text:p>
          </table:table-cell>
          <table:table-cell office:value-type="float" office:value="0" table:style-name="ce1">
            <text:p>0</text:p>
          </table:table-cell>
          <table:table-cell office:value-type="float" office:value="2.4000000000000001E-4" table:style-name="ce1">
            <text:p>0.00024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0"/>
          <table:table-cell office:value-type="float" table:style-name="ce1" office:value="295"/>
          <table:table-cell office:value-type="float" office:value="2.504944587195884" table:style-name="ce1">
            <text:p>2.504944587</text:p>
          </table:table-cell>
          <table:table-cell office:value-type="float" office:value="-8.4143015564361434" table:style-name="ce1">
            <text:p>-8.414301556</text:p>
          </table:table-cell>
          <table:table-cell office:value-type="float" office:value="0" table:style-name="ce1">
            <text:p>0</text:p>
          </table:table-cell>
          <table:table-cell office:value-type="float" office:value="1.5E-3" table:style-name="ce1">
            <text:p>0.0015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1"/>
          <table:table-cell office:value-type="float" table:style-name="ce1" office:value="172"/>
          <table:table-cell office:value-type="float" office:value="10.315155134504193" table:style-name="ce1">
            <text:p>10.31515513</text:p>
          </table:table-cell>
          <table:table-cell office:value-type="float" office:value="-69.491571432449305" table:style-name="ce1">
            <text:p>-69.49157143</text:p>
          </table:table-cell>
          <table:table-cell office:value-type="float" office:value="0" table:style-name="ce1">
            <text:p>0</text:p>
          </table:table-cell>
          <table:table-cell office:value-type="float" office:value="5.2199999999999998E-3" table:style-name="ce1">
            <text:p>0.00522</text:p>
          </table:table-cell>
          <table:table-cell office:value-type="float" office:value="2.74" table:style-name="ce1">
            <text:p>2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3"/>
          <table:table-cell office:value-type="float" table:style-name="ce1" office:value="174"/>
          <table:table-cell office:value-type="float" office:value="13.724310996699494" table:style-name="ce1">
            <text:p>13.724311</text:p>
          </table:table-cell>
          <table:table-cell office:value-type="float" office:value="-46.843742047762504" table:style-name="ce1">
            <text:p>-46.84374205</text:p>
          </table:table-cell>
          <table:table-cell office:value-type="float" office:value="0" table:style-name="ce1">
            <text:p>0</text:p>
          </table:table-cell>
          <table:table-cell office:value-type="float" office:value="6.3200000000000001E-3" table:style-name="ce1">
            <text:p>0.00632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8"/>
          <table:table-cell office:value-type="float" table:style-name="ce1" office:value="240"/>
          <table:table-cell office:value-type="float" office:value="20.291398558255082" table:style-name="ce1">
            <text:p>20.29139856</text:p>
          </table:table-cell>
          <table:table-cell office:value-type="float" office:value="-106.38322827940671" table:style-name="ce1">
            <text:p>-106.3832283</text:p>
          </table:table-cell>
          <table:table-cell office:value-type="float" office:value="0" table:style-name="ce1">
            <text:p>0</text:p>
          </table:table-cell>
          <table:table-cell office:value-type="float" office:value="3.0999999999999999E-3" table:style-name="ce1">
            <text:p>0.0031</text:p>
          </table:table-cell>
          <table:table-cell office:value-type="float" office:value="1.36" table:style-name="ce1">
            <text:p>1.3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82"/>
          <table:table-cell office:value-type="float" table:style-name="ce1" office:value="238"/>
          <table:table-cell office:value-type="float" office:value="17.376110743745805" table:style-name="ce1">
            <text:p>17.37611074</text:p>
          </table:table-cell>
          <table:table-cell office:value-type="float" office:value="-58.403038888701175" table:style-name="ce1">
            <text:p>-58.40303889</text:p>
          </table:table-cell>
          <table:table-cell office:value-type="float" office:value="0" table:style-name="ce1">
            <text:p>0</text:p>
          </table:table-cell>
          <table:table-cell office:value-type="float" office:value="5.2500000000000003E-3" table:style-name="ce1">
            <text:p>0.00525</text:p>
          </table:table-cell>
          <table:table-cell office:value-type="float" office:value="1.71" table:style-name="ce1">
            <text:p>1.7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3"/>
          <table:table-cell office:value-type="float" table:style-name="ce1" office:value="238"/>
          <table:table-cell office:value-type="float" office:value="21.286317689933014" table:style-name="ce1">
            <text:p>21.28631769</text:p>
          </table:table-cell>
          <table:table-cell office:value-type="float" office:value="-71.548774643649196" table:style-name="ce1">
            <text:p>-71.54877464</text:p>
          </table:table-cell>
          <table:table-cell office:value-type="float" office:value="0" table:style-name="ce1">
            <text:p>0</text:p>
          </table:table-cell>
          <table:table-cell office:value-type="float" office:value="4.28E-3" table:style-name="ce1">
            <text:p>0.00428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87"/>
          <table:table-cell office:value-type="float" table:style-name="ce1" office:value="247"/>
          <table:table-cell office:value-type="float" office:value="113.27834613614642" table:style-name="ce1">
            <text:p>113.2783461</text:p>
          </table:table-cell>
          <table:table-cell office:value-type="float" office:value="-584.091472264505" table:style-name="ce1">
            <text:p>-584.0914723</text:p>
          </table:table-cell>
          <table:table-cell office:value-type="float" office:value="0" table:style-name="ce1">
            <text:p>0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90"/>
          <table:table-cell office:value-type="float" table:style-name="ce1" office:value="216"/>
          <table:table-cell office:value-type="float" office:value="15.322877884945894" table:style-name="ce1">
            <text:p>15.32287788</text:p>
          </table:table-cell>
          <table:table-cell office:value-type="float" office:value="-202.92459901685103" table:style-name="ce1">
            <text:p>-202.924599</text:p>
          </table:table-cell>
          <table:table-cell office:value-type="float" office:value="0" table:style-name="ce1">
            <text:p>0</text:p>
          </table:table-cell>
          <table:table-cell office:value-type="float" office:value="1.932E-2" table:style-name="ce1">
            <text:p>0.0193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92"/>
          <table:table-cell office:value-type="float" table:style-name="ce1" office:value="249"/>
          <table:table-cell office:value-type="float" office:value="13.59119607622169" table:style-name="ce1">
            <text:p>13.59119608</text:p>
          </table:table-cell>
          <table:table-cell office:value-type="float" office:value="-74.015388631757304" table:style-name="ce1">
            <text:p>-74.01538863</text:p>
          </table:table-cell>
          <table:table-cell office:value-type="float" office:value="0" table:style-name="ce1">
            <text:p>0</text:p>
          </table:table-cell>
          <table:table-cell office:value-type="float" office:value="2.0070000000000001E-2" table:style-name="ce1">
            <text:p>0.02007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04"/>
          <table:table-cell office:value-type="float" table:style-name="ce1" office:value="206"/>
          <table:table-cell office:value-type="float" office:value="61.786726757287212" table:style-name="ce1">
            <text:p>61.78672676</text:p>
          </table:table-cell>
          <table:table-cell office:value-type="float" office:value="-599.69470087955233" table:style-name="ce1">
            <text:p>-599.6947009</text:p>
          </table:table-cell>
          <table:table-cell office:value-type="float" office:value="0" table:style-name="ce1">
            <text:p>0</text:p>
          </table:table-cell>
          <table:table-cell office:value-type="float" office:value="4.9199999999999999E-3" table:style-name="ce1">
            <text:p>0.00492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05"/>
          <table:table-cell office:value-type="float" table:style-name="ce1" office:value="207"/>
          <table:table-cell office:value-type="float" office:value="58.927519151443732" table:style-name="ce1">
            <text:p>58.92751915</text:p>
          </table:table-cell>
          <table:table-cell office:value-type="float" office:value="-604.00707130229819" table:style-name="ce1">
            <text:p>-604.0070713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08"/>
          <table:table-cell office:value-type="float" table:style-name="ce1" office:value="254"/>
          <table:table-cell office:value-type="float" office:value="17.080841669095662" table:style-name="ce1">
            <text:p>17.08084167</text:p>
          </table:table-cell>
          <table:table-cell office:value-type="float" office:value="-90.587946364457579" table:style-name="ce1">
            <text:p>-90.58794636</text:p>
          </table:table-cell>
          <table:table-cell office:value-type="float" office:value="0" table:style-name="ce1">
            <text:p>0</text:p>
          </table:table-cell>
          <table:table-cell office:value-type="float" office:value="1.6639999999999999E-2" table:style-name="ce1">
            <text:p>0.016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08"/>
          <table:table-cell office:value-type="float" table:style-name="ce1" office:value="300"/>
          <table:table-cell office:value-type="float" office:value="34.003311922581268" table:style-name="ce1">
            <text:p>34.00331192</text:p>
          </table:table-cell>
          <table:table-cell office:value-type="float" office:value="-181.23765254735812" table:style-name="ce1">
            <text:p>-181.2376525</text:p>
          </table:table-cell>
          <table:table-cell office:value-type="float" office:value="0" table:style-name="ce1">
            <text:p>0</text:p>
          </table:table-cell>
          <table:table-cell office:value-type="float" office:value="8.3199999999999993E-3" table:style-name="ce1">
            <text:p>0.0083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08"/>
          <table:table-cell office:value-type="float" table:style-name="ce1" office:value="257"/>
          <table:table-cell office:value-type="float" office:value="2702.7027027027029" table:style-name="ce1">
            <text:p>2702.702703</text:p>
          </table:table-cell>
          <table:table-cell office:value-type="float" office:value="-16216.216216216217" table:style-name="ce1">
            <text:p>-16216.21622</text:p>
          </table:table-cell>
          <table:table-cell office:value-type="float" office:value="0" table:style-name="ce1">
            <text:p>0</text:p>
          </table:table-cell>
          <table:table-cell office:value-type="float" office:value="1E-4" table:style-name="ce1">
            <text:p>0.0001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6"/>
          <table:table-cell office:value-type="float" table:style-name="ce1" office:value="217"/>
          <table:table-cell office:value-type="float" office:value="161.46393972012919" table:style-name="ce1">
            <text:p>161.4639397</text:p>
          </table:table-cell>
          <table:table-cell office:value-type="float" office:value="-2314.3164693218514" table:style-name="ce1">
            <text:p>-2314.316469</text:p>
          </table:table-cell>
          <table:table-cell office:value-type="float" office:value="0" table:style-name="ce1">
            <text:p>0</text:p>
          </table:table-cell>
          <table:table-cell office:value-type="float" office:value="1.7099999999999999E-3" table:style-name="ce1">
            <text:p>0.00171</text:p>
          </table:table-cell>
          <table:table-cell office:value-type="float" office:value="12.04" table:style-name="ce1">
            <text:p>12.0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9"/>
          <table:table-cell office:value-type="float" table:style-name="ce1" office:value="256"/>
          <table:table-cell office:value-type="float" office:value="2000.0000000000005" table:style-name="ce1">
            <text:p>2000</text:p>
          </table:table-cell>
          <table:table-cell office:value-type="float" office:value="-14000" table:style-name="ce1">
            <text:p>-14000</text:p>
          </table:table-cell>
          <table:table-cell office:value-type="float" office:value="0" table:style-name="ce1">
            <text:p>0</text:p>
          </table:table-cell>
          <table:table-cell office:value-type="float" office:value="1.1E-4" table:style-name="ce1">
            <text:p>0.00011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9"/>
          <table:table-cell office:value-type="float" table:style-name="ce1" office:value="253"/>
          <table:table-cell office:value-type="float" office:value="15.924279293659636" table:style-name="ce1">
            <text:p>15.92427929</text:p>
          </table:table-cell>
          <table:table-cell office:value-type="float" office:value="-85.611958678770137" table:style-name="ce1">
            <text:p>-85.61195868</text:p>
          </table:table-cell>
          <table:table-cell office:value-type="float" office:value="0" table:style-name="ce1">
            <text:p>0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20"/>
          <table:table-cell office:value-type="float" table:style-name="ce1" office:value="255"/>
          <table:table-cell office:value-type="float" office:value="60.172841299318378" table:style-name="ce1">
            <text:p>60.1728413</text:p>
          </table:table-cell>
          <table:table-cell office:value-type="float" office:value="-316.42614821193285" table:style-name="ce1">
            <text:p>-316.4261482</text:p>
          </table:table-cell>
          <table:table-cell office:value-type="float" office:value="0" table:style-name="ce1">
            <text:p>0</text:p>
          </table:table-cell>
          <table:table-cell office:value-type="float" office:value="4.81E-3" table:style-name="ce1">
            <text:p>0.00481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27"/>
          <table:table-cell office:value-type="float" table:style-name="ce1" office:value="302"/>
          <table:table-cell office:value-type="float" office:value="14.957699625459199" table:style-name="ce1">
            <text:p>14.95769963</text:p>
          </table:table-cell>
          <table:table-cell office:value-type="float" office:value="-172.31269968528997" table:style-name="ce1">
            <text:p>-172.3126997</text:p>
          </table:table-cell>
          <table:table-cell office:value-type="float" office:value="0" table:style-name="ce1">
            <text:p>0</text:p>
          </table:table-cell>
          <table:table-cell office:value-type="float" office:value="0.15386" table:style-name="ce1">
            <text:p>0.15386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2"/>
          <table:table-cell office:value-type="float" table:style-name="ce1" office:value="300"/>
          <table:table-cell office:value-type="float" office:value="10.657525019093415" table:style-name="ce1">
            <text:p>10.65752502</text:p>
          </table:table-cell>
          <table:table-cell office:value-type="float" office:value="-55.216731998032941" table:style-name="ce1">
            <text:p>-55.216732</text:p>
          </table:table-cell>
          <table:table-cell office:value-type="float" office:value="0" table:style-name="ce1">
            <text:p>0</text:p>
          </table:table-cell>
          <table:table-cell office:value-type="float" office:value="2.9530000000000001E-2" table:style-name="ce1">
            <text:p>0.02953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0"/>
          <table:table-cell office:value-type="float" table:style-name="ce1" office:value="261"/>
          <table:table-cell office:value-type="float" office:value="684.93150684931516" table:style-name="ce1">
            <text:p>684.9315068</text:p>
          </table:table-cell>
          <table:table-cell office:value-type="float" office:value="-1826.4840182648402" table:style-name="ce1">
            <text:p>-1826.484018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1"/>
          <table:table-cell office:value-type="float" table:style-name="ce1" office:value="262"/>
          <table:table-cell office:value-type="float" office:value="2.6920790381586177" table:style-name="ce1">
            <text:p>2.692079038</text:p>
          </table:table-cell>
          <table:table-cell office:value-type="float" office:value="-9.0430353404812305" table:style-name="ce1">
            <text:p>-9.04303534</text:p>
          </table:table-cell>
          <table:table-cell office:value-type="float" office:value="0" table:style-name="ce1">
            <text:p>0</text:p>
          </table:table-cell>
          <table:table-cell office:value-type="float" office:value="1.39E-3" table:style-name="ce1">
            <text:p>0.00139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2"/>
          <table:table-cell office:value-type="float" table:style-name="ce1" office:value="263"/>
          <table:table-cell office:value-type="float" office:value="1.2794108568242868" table:style-name="ce1">
            <text:p>1.279410857</text:p>
          </table:table-cell>
          <table:table-cell office:value-type="float" office:value="-4.2984262570652154" table:style-name="ce1">
            <text:p>-4.298426257</text:p>
          </table:table-cell>
          <table:table-cell office:value-type="float" office:value="0" table:style-name="ce1">
            <text:p>0</text:p>
          </table:table-cell>
          <table:table-cell office:value-type="float" office:value="2.9299999999999999E-3" table:style-name="ce1">
            <text:p>0.00293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4"/>
          <table:table-cell office:value-type="float" table:style-name="ce1" office:value="265"/>
          <table:table-cell office:value-type="float" office:value="40.522069407652019" table:style-name="ce1">
            <text:p>40.52206941</text:p>
          </table:table-cell>
          <table:table-cell office:value-type="float" office:value="-136.08157636898065" table:style-name="ce1">
            <text:p>-136.0815764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4"/>
          <table:table-cell office:value-type="float" table:style-name="ce1" office:value="273"/>
          <table:table-cell office:value-type="float" office:value="26.846310771123395" table:style-name="ce1">
            <text:p>26.84631077</text:p>
          </table:table-cell>
          <table:table-cell office:value-type="float" office:value="-118.44828323742905" table:style-name="ce1">
            <text:p>-118.4482832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5"/>
          <table:table-cell office:value-type="float" table:style-name="ce1" office:value="266"/>
          <table:table-cell office:value-type="float" office:value="28.966175547393711" table:style-name="ce1">
            <text:p>28.96617555</text:p>
          </table:table-cell>
          <table:table-cell office:value-type="float" office:value="-97.309856643201655" table:style-name="ce1">
            <text:p>-97.30985664</text:p>
          </table:table-cell>
          <table:table-cell office:value-type="float" office:value="0" table:style-name="ce1">
            <text:p>0</text:p>
          </table:table-cell>
          <table:table-cell office:value-type="float" office:value="1.2999999999999999E-4" table:style-name="ce1">
            <text:p>0.00013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6"/>
          <table:table-cell office:value-type="float" table:style-name="ce1" office:value="267"/>
          <table:table-cell office:value-type="float" office:value="3.1309172831402652" table:style-name="ce1">
            <text:p>3.130917283</text:p>
          </table:table-cell>
          <table:table-cell office:value-type="float" office:value="-10.517473673441184" table:style-name="ce1">
            <text:p>-10.51747367</text:p>
          </table:table-cell>
          <table:table-cell office:value-type="float" office:value="0" table:style-name="ce1">
            <text:p>0</text:p>
          </table:table-cell>
          <table:table-cell office:value-type="float" office:value="4.79E-3" table:style-name="ce1">
            <text:p>0.00479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7"/>
          <table:table-cell office:value-type="float" table:style-name="ce1" office:value="268"/>
          <table:table-cell office:value-type="float" office:value="35.391421427197535" table:style-name="ce1">
            <text:p>35.39142143</text:p>
          </table:table-cell>
          <table:table-cell office:value-type="float" office:value="-156.18388151567606" table:style-name="ce1">
            <text:p>-156.1838815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8"/>
          <table:table-cell office:value-type="float" table:style-name="ce1" office:value="269"/>
          <table:table-cell office:value-type="float" office:value="18.49148867385836" table:style-name="ce1">
            <text:p>18.49148867</text:p>
          </table:table-cell>
          <table:table-cell office:value-type="float" office:value="-62.057603712721935" table:style-name="ce1">
            <text:p>-62.05760371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9"/>
          <table:table-cell office:value-type="float" table:style-name="ce1" office:value="270"/>
          <table:table-cell office:value-type="float" office:value="9.0060133839531797" table:style-name="ce1">
            <text:p>9.006013384</text:p>
          </table:table-cell>
          <table:table-cell office:value-type="float" office:value="-30.269380531891361" table:style-name="ce1">
            <text:p>-30.26938053</text:p>
          </table:table-cell>
          <table:table-cell office:value-type="float" office:value="0" table:style-name="ce1">
            <text:p>0</text:p>
          </table:table-cell>
          <table:table-cell office:value-type="float" office:value="1.66E-3" table:style-name="ce1">
            <text:p>0.00166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71"/>
          <table:table-cell office:value-type="float" table:style-name="ce1" office:value="272"/>
          <table:table-cell office:value-type="float" office:value="15.104192255592132" table:style-name="ce1">
            <text:p>15.10419226</text:p>
          </table:table-cell>
          <table:table-cell office:value-type="float" office:value="-50.787144591758668" table:style-name="ce1">
            <text:p>-50.78714459</text:p>
          </table:table-cell>
          <table:table-cell office:value-type="float" office:value="0" table:style-name="ce1">
            <text:p>0</text:p>
          </table:table-cell>
          <table:table-cell office:value-type="float" office:value="9.8999999999999999E-4" table:style-name="ce1">
            <text:p>0.00099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72"/>
          <table:table-cell office:value-type="float" table:style-name="ce1" office:value="273"/>
          <table:table-cell office:value-type="float" office:value="13.753154823049828" table:style-name="ce1">
            <text:p>13.75315482</text:p>
          </table:table-cell>
          <table:table-cell office:value-type="float" office:value="-60.614325610576344" table:style-name="ce1">
            <text:p>-60.61432561</text:p>
          </table:table-cell>
          <table:table-cell office:value-type="float" office:value="0" table:style-name="ce1">
            <text:p>0</text:p>
          </table:table-cell>
          <table:table-cell office:value-type="float" office:value="1.7000000000000001E-4" table:style-name="ce1">
            <text:p>0.0001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74"/>
          <table:table-cell office:value-type="float" table:style-name="ce1" office:value="275"/>
          <table:table-cell office:value-type="float" office:value="2.5577740306587073" table:style-name="ce1">
            <text:p>2.557774031</text:p>
          </table:table-cell>
          <table:table-cell office:value-type="float" office:value="-11.450788152324613" table:style-name="ce1">
            <text:p>-11.45078815</text:p>
          </table:table-cell>
          <table:table-cell office:value-type="float" office:value="0" table:style-name="ce1">
            <text:p>0</text:p>
          </table:table-cell>
          <table:table-cell office:value-type="float" office:value="4.4200000000000003E-3" table:style-name="ce1">
            <text:p>0.00442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75"/>
          <table:table-cell office:value-type="float" table:style-name="ce1" office:value="276"/>
          <table:table-cell office:value-type="float" office:value="204.54080589077518" table:style-name="ce1">
            <text:p>204.5408059</text:p>
          </table:table-cell>
          <table:table-cell office:value-type="float" office:value="-685.2116997340969" table:style-name="ce1">
            <text:p>-685.2116997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76"/>
          <table:table-cell office:value-type="float" table:style-name="ce1" office:value="277"/>
          <table:table-cell office:value-type="float" office:value="7.4116759837610173" table:style-name="ce1">
            <text:p>7.411675984</text:p>
          </table:table-cell>
          <table:table-cell office:value-type="float" office:value="-33.213573002229062" table:style-name="ce1">
            <text:p>-33.213573</text:p>
          </table:table-cell>
          <table:table-cell office:value-type="float" office:value="0" table:style-name="ce1">
            <text:p>0</text:p>
          </table:table-cell>
          <table:table-cell office:value-type="float" office:value="1.5200000000000001E-3" table:style-name="ce1">
            <text:p>0.00152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78"/>
          <table:table-cell office:value-type="float" table:style-name="ce1" office:value="279"/>
          <table:table-cell office:value-type="float" office:value="1538.4615384615383" table:style-name="ce1">
            <text:p>1538.461538</text:p>
          </table:table-cell>
          <table:table-cell office:value-type="float" office:value="-12307.692307692307" table:style-name="ce1">
            <text:p>-12307.69231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3E-5" table:style-name="ce1">
            <text:p>0.00004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78"/>
          <table:table-cell office:value-type="float" table:style-name="ce1" office:value="280"/>
          <table:table-cell office:value-type="float" office:value="25.898348980252511" table:style-name="ce1">
            <text:p>25.89834898</text:p>
          </table:table-cell>
          <table:table-cell office:value-type="float" office:value="-178.051149239236" table:style-name="ce1">
            <text:p>-178.0511492</text:p>
          </table:table-cell>
          <table:table-cell office:value-type="float" office:value="0" table:style-name="ce1">
            <text:p>0</text:p>
          </table:table-cell>
          <table:table-cell office:value-type="float" office:value="2.5699999999999998E-3" table:style-name="ce1">
            <text:p>0.00257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0"/>
          <table:table-cell office:value-type="float" table:style-name="ce1" office:value="281"/>
          <table:table-cell office:value-type="float" office:value="28.257554057088004" table:style-name="ce1">
            <text:p>28.25755406</text:p>
          </table:table-cell>
          <table:table-cell office:value-type="float" office:value="-194.70616014678447" table:style-name="ce1">
            <text:p>-194.7061601</text:p>
          </table:table-cell>
          <table:table-cell office:value-type="float" office:value="0" table:style-name="ce1">
            <text:p>0</text:p>
          </table:table-cell>
          <table:table-cell office:value-type="float" office:value="2.3500000000000001E-3" table:style-name="ce1">
            <text:p>0.0023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1"/>
          <table:table-cell office:value-type="float" table:style-name="ce1" office:value="282"/>
          <table:table-cell office:value-type="float" office:value="90.220844937826072" table:style-name="ce1">
            <text:p>90.22084494</text:p>
          </table:table-cell>
          <table:table-cell office:value-type="float" office:value="-619.7779782685443" table:style-name="ce1">
            <text:p>-619.7779783</text:p>
          </table:table-cell>
          <table:table-cell office:value-type="float" office:value="0" table:style-name="ce1">
            <text:p>0</text:p>
          </table:table-cell>
          <table:table-cell office:value-type="float" office:value="7.3999999999999999E-4" table:style-name="ce1">
            <text:p>0.00074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2"/>
          <table:table-cell office:value-type="float" table:style-name="ce1" office:value="283"/>
          <table:table-cell office:value-type="float" office:value="512.82051282051282" table:style-name="ce1">
            <text:p>512.8205128</text:p>
          </table:table-cell>
          <table:table-cell office:value-type="float" office:value="-4102.5641025641025" table:style-name="ce1">
            <text:p>-4102.564103</text:p>
          </table:table-cell>
          <table:table-cell office:value-type="float" office:value="0" table:style-name="ce1">
            <text:p>0</text:p>
          </table:table-cell>
          <table:table-cell office:value-type="float" office:value="1.1E-4" table:style-name="ce1">
            <text:p>0.00011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3"/>
          <table:table-cell office:value-type="float" table:style-name="ce1" office:value="284"/>
          <table:table-cell office:value-type="float" office:value="31.599859596078385" table:style-name="ce1">
            <text:p>31.5998596</text:p>
          </table:table-cell>
          <table:table-cell office:value-type="float" office:value="-89.323466755960212" table:style-name="ce1">
            <text:p>-89.32346676</text:p>
          </table:table-cell>
          <table:table-cell office:value-type="float" office:value="0" table:style-name="ce1">
            <text:p>0</text:p>
          </table:table-cell>
          <table:table-cell office:value-type="float" office:value="0.25805" table:style-name="ce1">
            <text:p>0.2580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5"/>
          <table:table-cell office:value-type="float" table:style-name="ce1" office:value="286"/>
          <table:table-cell office:value-type="float" office:value="2.1383280811404899" table:style-name="ce1">
            <text:p>2.138328081</text:p>
          </table:table-cell>
          <table:table-cell office:value-type="float" office:value="-5.7263701155965663" table:style-name="ce1">
            <text:p>-5.726370116</text:p>
          </table:table-cell>
          <table:table-cell office:value-type="float" office:value="0" table:style-name="ce1">
            <text:p>0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6"/>
          <table:table-cell office:value-type="float" table:style-name="ce1" office:value="287"/>
          <table:table-cell office:value-type="float" office:value="11.006243728919117" table:style-name="ce1">
            <text:p>11.00624373</text:p>
          </table:table-cell>
          <table:table-cell office:value-type="float" office:value="-28.530203582780139" table:style-name="ce1">
            <text:p>-28.53020358</text:p>
          </table:table-cell>
          <table:table-cell office:value-type="float" office:value="0" table:style-name="ce1">
            <text:p>0</text:p>
          </table:table-cell>
          <table:table-cell office:value-type="float" office:value="3.8999999999999999E-4" table:style-name="ce1">
            <text:p>0.00039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7"/>
          <table:table-cell office:value-type="float" table:style-name="ce1" office:value="288"/>
          <table:table-cell office:value-type="float" office:value="29.63111769580393" table:style-name="ce1">
            <text:p>29.6311177</text:p>
          </table:table-cell>
          <table:table-cell office:value-type="float" office:value="-79.351128744695274" table:style-name="ce1">
            <text:p>-79.35112874</text:p>
          </table:table-cell>
          <table:table-cell office:value-type="float" office:value="0" table:style-name="ce1">
            <text:p>0</text:p>
          </table:table-cell>
          <table:table-cell office:value-type="float" office:value="1.3999999999999999E-4" table:style-name="ce1">
            <text:p>0.00014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9"/>
          <table:table-cell office:value-type="float" table:style-name="ce1" office:value="290"/>
          <table:table-cell office:value-type="float" office:value="369.1275167785235" table:style-name="ce1">
            <text:p>369.1275168</text:p>
          </table:table-cell>
          <table:table-cell office:value-type="float" office:value="-1241.6107382550335" table:style-name="ce1">
            <text:p>-1241.610738</text:p>
          </table:table-cell>
          <table:table-cell office:value-type="float" office:value="0" table:style-name="ce1">
            <text:p>0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0"/>
          <table:table-cell office:value-type="float" table:style-name="ce1" office:value="291"/>
          <table:table-cell office:value-type="float" office:value="119.48309773717396" table:style-name="ce1">
            <text:p>119.4830977</text:p>
          </table:table-cell>
          <table:table-cell office:value-type="float" office:value="-411.75713681733794" table:style-name="ce1">
            <text:p>-411.7571368</text:p>
          </table:table-cell>
          <table:table-cell office:value-type="float" office:value="0" table:style-name="ce1">
            <text:p>0</text:p>
          </table:table-cell>
          <table:table-cell office:value-type="float" office:value="3.0699999999999998E-3" table:style-name="ce1">
            <text:p>0.00307</text:p>
          </table:table-cell>
          <table:table-cell office:value-type="float" office:value="0.753" table:style-name="ce1">
            <text:p>0.75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0"/>
          <table:table-cell office:value-type="float" table:style-name="ce1" office:value="292"/>
          <table:table-cell office:value-type="float" office:value="1.6501080178373868" table:style-name="ce1">
            <text:p>1.650108018</text:p>
          </table:table-cell>
          <table:table-cell office:value-type="float" office:value="-5.5438543908283648" table:style-name="ce1">
            <text:p>-5.543854391</text:p>
          </table:table-cell>
          <table:table-cell office:value-type="float" office:value="0" table:style-name="ce1">
            <text:p>0</text:p>
          </table:table-cell>
          <table:table-cell office:value-type="float" office:value="2.2699999999999999E-3" table:style-name="ce1">
            <text:p>0.00227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2"/>
          <table:table-cell office:value-type="float" table:style-name="ce1" office:value="293"/>
          <table:table-cell office:value-type="float" office:value="1.7560858110441213" table:style-name="ce1">
            <text:p>1.756085811</text:p>
          </table:table-cell>
          <table:table-cell office:value-type="float" office:value="-5.8994632500038859" table:style-name="ce1">
            <text:p>-5.89946325</text:p>
          </table:table-cell>
          <table:table-cell office:value-type="float" office:value="0" table:style-name="ce1">
            <text:p>0</text:p>
          </table:table-cell>
          <table:table-cell office:value-type="float" office:value="2.1299999999999999E-3" table:style-name="ce1">
            <text:p>0.00213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3"/>
          <table:table-cell office:value-type="float" table:style-name="ce1" office:value="294"/>
          <table:table-cell office:value-type="float" office:value="1.5281511859705619" table:style-name="ce1">
            <text:p>1.528151186</text:p>
          </table:table-cell>
          <table:table-cell office:value-type="float" office:value="-5.1339108468965948" table:style-name="ce1">
            <text:p>-5.133910847</text:p>
          </table:table-cell>
          <table:table-cell office:value-type="float" office:value="0" table:style-name="ce1">
            <text:p>0</text:p>
          </table:table-cell>
          <table:table-cell office:value-type="float" office:value="2.4499999999999999E-3" table:style-name="ce1">
            <text:p>0.00245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4"/>
          <table:table-cell office:value-type="float" table:style-name="ce1" office:value="295"/>
          <table:table-cell office:value-type="float" office:value="1511.3350125944582" table:style-name="ce1">
            <text:p>1511.335013</text:p>
          </table:table-cell>
          <table:table-cell office:value-type="float" office:value="-4785.8942065491183" table:style-name="ce1">
            <text:p>-4785.894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7"/>
          <table:table-cell office:value-type="float" table:style-name="ce1" office:value="298"/>
          <table:table-cell office:value-type="float" office:value="53.627637663700298" table:style-name="ce1">
            <text:p>53.62763766</text:p>
          </table:table-cell>
          <table:table-cell office:value-type="float" office:value="-273.57867329887694" table:style-name="ce1">
            <text:p>-273.5786733</text:p>
          </table:table-cell>
          <table:table-cell office:value-type="float" office:value="0" table:style-name="ce1">
            <text:p>0</text:p>
          </table:table-cell>
          <table:table-cell office:value-type="float" office:value="1.31E-3" table:style-name="ce1">
            <text:p>0.00131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1"/>
          <table:table-cell office:value-type="float" table:style-name="ce1" office:value="309"/>
          <table:table-cell office:value-type="float" office:value="3.4582324380755742" table:style-name="ce1">
            <text:p>3.458232438</text:p>
          </table:table-cell>
          <table:table-cell office:value-type="float" office:value="-37.881391309129086" table:style-name="ce1">
            <text:p>-37.88139131</text:p>
          </table:table-cell>
          <table:table-cell office:value-type="float" office:value="0" table:style-name="ce1">
            <text:p>0</text:p>
          </table:table-cell>
          <table:table-cell office:value-type="float" office:value="0.73707" table:style-name="ce1">
            <text:p>0.7370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3"/>
          <table:table-cell office:value-type="float" table:style-name="ce1" office:value="296"/>
          <table:table-cell office:value-type="float" office:value="7.2081625426140281" table:style-name="ce1">
            <text:p>7.208162543</text:p>
          </table:table-cell>
          <table:table-cell office:value-type="float" office:value="-69.179009637168193" table:style-name="ce1">
            <text:p>-69.17900964</text:p>
          </table:table-cell>
          <table:table-cell office:value-type="float" office:value="0" table:style-name="ce1">
            <text:p>0</text:p>
          </table:table-cell>
          <table:table-cell office:value-type="float" office:value="0.42681999999999998" table:style-name="ce1">
            <text:p>0.42682</text:p>
          </table:table-cell>
          <table:table-cell office:value-type="float" office:value="12.8" table:style-name="ce1">
            <text:p>12.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4"/>
          <table:table-cell office:value-type="float" table:style-name="ce1" office:value="307"/>
          <table:table-cell office:value-type="float" office:value="8.2327707606646889" table:style-name="ce1">
            <text:p>8.232770761</text:p>
          </table:table-cell>
          <table:table-cell office:value-type="float" office:value="-92.726996988539128" table:style-name="ce1">
            <text:p>-92.72699699</text:p>
          </table:table-cell>
          <table:table-cell office:value-type="float" office:value="0" table:style-name="ce1">
            <text:p>0</text:p>
          </table:table-cell>
          <table:table-cell office:value-type="float" office:value="0.28447" table:style-name="ce1">
            <text:p>0.2844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4"/>
          <table:table-cell office:value-type="float" table:style-name="ce1" office:value="306"/>
          <table:table-cell office:value-type="float" office:value="6.5754538858998508" table:style-name="ce1">
            <text:p>6.575453886</text:p>
          </table:table-cell>
          <table:table-cell office:value-type="float" office:value="-74.042926110132768" table:style-name="ce1">
            <text:p>-74.04292611</text:p>
          </table:table-cell>
          <table:table-cell office:value-type="float" office:value="0" table:style-name="ce1">
            <text:p>0</text:p>
          </table:table-cell>
          <table:table-cell office:value-type="float" office:value="0.35627999999999999" table:style-name="ce1">
            <text:p>0.3562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ens" table:style-name="ta1">
        <table:table-column table:style-name="co1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/>
        </table:table-row>
        <table:table-row table:style-name="ro1">
          <table:table-cell office:value-type="float" table:style-name="ce1" office:value="1"/>
          <table:table-cell office:value-type="float" table:style-name="ce1" office:value="8.74358"/>
          <table:table-cell office:value-type="float" office:value="-0.9224" table:style-name="ce1">
            <text:p>-0.9224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95000000000001" table:style-name="ce1">
            <text:p>1.0495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"/>
          <table:table-cell office:value-type="float" table:style-name="ce1" office:value="1.0407"/>
          <table:table-cell office:value-type="float" office:value="-0.68171000000000004" table:style-name="ce1">
            <text:p>-0.68171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87" table:style-name="ce1">
            <text:p>1.0487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"/>
          <table:table-cell office:value-type="float" table:style-name="ce1" office:value="0.31808"/>
          <table:table-cell office:value-type="float" office:value="-0.71143000000000001" table:style-name="ce1">
            <text:p>-0.71143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"/>
          <table:table-cell office:value-type="float" table:style-name="ce1" office:value="0.48862"/>
          <table:table-cell office:value-type="float" office:value="-0.49773000000000001" table:style-name="ce1">
            <text:p>-0.49773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04" table:style-name="ce1">
            <text:p>1.0404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"/>
          <table:table-cell office:value-type="float" table:style-name="ce1" office:value="2.7477"/>
          <table:table-cell office:value-type="float" office:value="-0.40606000000000003" table:style-name="ce1">
            <text:p>-0.40606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94000000000001" table:style-name="ce1">
            <text:p>1.0494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"/>
          <table:table-cell office:value-type="float" table:style-name="ce1" office:value="1.76887"/>
          <table:table-cell office:value-type="float" office:value="-0.25938" table:style-name="ce1">
            <text:p>-0.25938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91999999999999" table:style-name="ce1">
            <text:p>1.0492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"/>
          <table:table-cell office:value-type="float" table:style-name="ce1" office:value="0"/>
          <table:table-cell office:value-type="float" office:value="0.23830999999999999" table:style-name="ce1">
            <text:p>0.23831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90304000000000006" table:style-name="ce1">
            <text:p>0.90304</text:p>
          </table:table-cell>
          <table:table-cell office:value-type="float" office:value="-0.90304000000000006" table:style-name="ce1">
            <text:p>-0.90304</text:p>
          </table:table-cell>
          <table:table-cell office:value-type="float" office:value="1.0405" table:style-name="ce1">
            <text:p>1.0405</text:p>
          </table:table-cell>
          <table:table-cell office:value-type="float" office:value="2.2576100000000001" table:style-name="ce1">
            <text:p>2.25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04036" table:style-name="ce1">
            <text:p>1.04036</text:p>
          </table:table-cell>
          <table:table-cell office:value-type="float" office:value="-1.04036" table:style-name="ce1">
            <text:p>-1.04036</text:p>
          </table:table-cell>
          <table:table-cell office:value-type="float" office:value="1.0358000000000001" table:style-name="ce1">
            <text:p>1.0358</text:p>
          </table:table-cell>
          <table:table-cell office:value-type="float" office:value="2.6009100000000003" table:style-name="ce1">
            <text:p>2.600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88214000000000004" table:style-name="ce1">
            <text:p>0.88214</text:p>
          </table:table-cell>
          <table:table-cell office:value-type="float" office:value="-0.88214000000000004" table:style-name="ce1">
            <text:p>-0.88214</text:p>
          </table:table-cell>
          <table:table-cell office:value-type="float" office:value="1.034" table:style-name="ce1">
            <text:p>1.034</text:p>
          </table:table-cell>
          <table:table-cell office:value-type="float" office:value="2.2053600000000002" table:style-name="ce1">
            <text:p>2.205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65486" table:style-name="ce1">
            <text:p>0.65486</text:p>
          </table:table-cell>
          <table:table-cell office:value-type="float" office:value="-0.65486" table:style-name="ce1">
            <text:p>-0.65486</text:p>
          </table:table-cell>
          <table:table-cell office:value-type="float" office:value="1.034" table:style-name="ce1">
            <text:p>1.034</text:p>
          </table:table-cell>
          <table:table-cell office:value-type="float" office:value="1.6371500000000001" table:style-name="ce1">
            <text:p>1.637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04036" table:style-name="ce1">
            <text:p>1.04036</text:p>
          </table:table-cell>
          <table:table-cell office:value-type="float" office:value="-1.04036" table:style-name="ce1">
            <text:p>-1.04036</text:p>
          </table:table-cell>
          <table:table-cell office:value-type="float" office:value="1.0266999999999999" table:style-name="ce1">
            <text:p>1.0267</text:p>
          </table:table-cell>
          <table:table-cell office:value-type="float" office:value="2.6009100000000003" table:style-name="ce1">
            <text:p>2.600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9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67727999999999999" table:style-name="ce1">
            <text:p>0.67728</text:p>
          </table:table-cell>
          <table:table-cell office:value-type="float" office:value="-0.67727999999999999" table:style-name="ce1">
            <text:p>-0.67728</text:p>
          </table:table-cell>
          <table:table-cell office:value-type="float" office:value="1.0314000000000001" table:style-name="ce1">
            <text:p>1.0314</text:p>
          </table:table-cell>
          <table:table-cell office:value-type="float" office:value="1.6932099999999999" table:style-name="ce1">
            <text:p>1.693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0.31"/>
          <table:table-cell office:value-type="float" office:value="2.6789999999999998E-2" table:style-name="ce1">
            <text:p>0.02679</text:p>
          </table:table-cell>
          <table:table-cell office:value-type="float" office:value="0.155" table:style-name="ce1">
            <text:p>0.155</text:p>
          </table:table-cell>
          <table:table-cell office:value-type="float" office:value="-0.124" table:style-name="ce1">
            <text:p>-0.124</text:p>
          </table:table-cell>
          <table:table-cell office:value-type="float" office:value="1.0354000000000001" table:style-name="ce1">
            <text:p>1.0354</text:p>
          </table:table-cell>
          <table:table-cell office:value-type="float" office:value="0.31" table:style-name="ce1">
            <text:p>0.31</text:p>
          </table:table-cell>
          <table:table-cell office:value-type="float" office:value="0.155" table:style-name="ce1">
            <text:p>0.15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55" table:style-name="ce1">
            <text:p>0.155</text:p>
          </table:table-cell>
          <table:table-cell office:value-type="float" office:value="-0.124" table:style-name="ce1">
            <text:p>-0.124</text:p>
          </table:table-cell>
          <table:table-cell office:value-type="float" office:value="1.0354000000000001" table:style-name="ce1">
            <text:p>1.0354</text:p>
          </table:table-cell>
          <table:table-cell office:value-type="float" office:value="0.31" table:style-name="ce1">
            <text:p>0.31</text:p>
          </table:table-cell>
          <table:table-cell office:value-type="float" office:value="0.155" table:style-name="ce1">
            <text:p>0.15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1288" table:style-name="ce1">
            <text:p>1.1288</text:p>
          </table:table-cell>
          <table:table-cell office:value-type="float" office:value="-1.1288" table:style-name="ce1">
            <text:p>-1.1288</text:p>
          </table:table-cell>
          <table:table-cell office:value-type="float" office:value="1.0377000000000001" table:style-name="ce1">
            <text:p>1.0377</text:p>
          </table:table-cell>
          <table:table-cell office:value-type="float" office:value="2.8220100000000001" table:style-name="ce1">
            <text:p>2.822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0"/>
          <table:table-cell office:value-type="float" table:style-name="ce1" office:value="0.6"/>
          <table:table-cell office:value-type="float" office:value="5.3859999999999998E-2" table:style-name="ce1">
            <text:p>0.05386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361" table:style-name="ce1">
            <text:p>1.0361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0"/>
          <table:table-cell office:value-type="float" table:style-name="ce1" office:value="0.6"/>
          <table:table-cell office:value-type="float" office:value="5.3859999999999998E-2" table:style-name="ce1">
            <text:p>0.05386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361" table:style-name="ce1">
            <text:p>1.0361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0"/>
          <table:table-cell office:value-type="float" table:style-name="ce1" office:value="0.6"/>
          <table:table-cell office:value-type="float" office:value="5.3859999999999998E-2" table:style-name="ce1">
            <text:p>0.05386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361" table:style-name="ce1">
            <text:p>1.0361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3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72045000000000003" table:style-name="ce1">
            <text:p>0.72045</text:p>
          </table:table-cell>
          <table:table-cell office:value-type="float" office:value="-0.72045000000000003" table:style-name="ce1">
            <text:p>-0.72045</text:p>
          </table:table-cell>
          <table:table-cell office:value-type="float" office:value="1.0258" table:style-name="ce1">
            <text:p>1.0258</text:p>
          </table:table-cell>
          <table:table-cell office:value-type="float" office:value="1.8011299999999999" table:style-name="ce1">
            <text:p>1.801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0.0318"/>
          <table:table-cell office:value-type="float" office:value="0.30388999999999999" table:style-name="ce1">
            <text:p>0.30389</text:p>
          </table:table-cell>
          <table:table-cell office:value-type="float" office:value="0.57161000000000006" table:style-name="ce1">
            <text:p>0.57161</text:p>
          </table:table-cell>
          <table:table-cell office:value-type="float" office:value="-0.57161000000000006" table:style-name="ce1">
            <text:p>-0.57161</text:p>
          </table:table-cell>
          <table:table-cell office:value-type="float" office:value="1.0411999999999999" table:style-name="ce1">
            <text:p>1.0412</text:p>
          </table:table-cell>
          <table:table-cell office:value-type="float" office:value="1.42903" table:style-name="ce1">
            <text:p>1.429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0.04276"/>
          <table:table-cell office:value-type="float" office:value="0.12884999999999999" table:style-name="ce1">
            <text:p>0.12885</text:p>
          </table:table-cell>
          <table:table-cell office:value-type="float" office:value="0.76846999999999999" table:style-name="ce1">
            <text:p>0.76847</text:p>
          </table:table-cell>
          <table:table-cell office:value-type="float" office:value="-0.76846999999999999" table:style-name="ce1">
            <text:p>-0.76847</text:p>
          </table:table-cell>
          <table:table-cell office:value-type="float" office:value="1.0313000000000001" table:style-name="ce1">
            <text:p>1.0313</text:p>
          </table:table-cell>
          <table:table-cell office:value-type="float" office:value="1.92119" table:style-name="ce1">
            <text:p>1.921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04036" table:style-name="ce1">
            <text:p>1.04036</text:p>
          </table:table-cell>
          <table:table-cell office:value-type="float" office:value="-1.04036" table:style-name="ce1">
            <text:p>-1.04036</text:p>
          </table:table-cell>
          <table:table-cell office:value-type="float" office:value="1.0424" table:style-name="ce1">
            <text:p>1.0424</text:p>
          </table:table-cell>
          <table:table-cell office:value-type="float" office:value="2.6009100000000003" table:style-name="ce1">
            <text:p>2.600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8060900000000002" table:style-name="ce1">
            <text:p>1.80609</text:p>
          </table:table-cell>
          <table:table-cell office:value-type="float" office:value="-1.8060900000000002" table:style-name="ce1">
            <text:p>-1.80609</text:p>
          </table:table-cell>
          <table:table-cell office:value-type="float" office:value="1.0323" table:style-name="ce1">
            <text:p>1.0323</text:p>
          </table:table-cell>
          <table:table-cell office:value-type="float" office:value="4.5152200000000002" table:style-name="ce1">
            <text:p>4.515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6"/>
          <table:table-cell office:value-type="float" table:style-name="ce1" office:value="0.033929999999999995"/>
          <table:table-cell office:value-type="float" office:value="0.34430999999999995" table:style-name="ce1">
            <text:p>0.34431</text:p>
          </table:table-cell>
          <table:table-cell office:value-type="float" office:value="0.60977999999999999" table:style-name="ce1">
            <text:p>0.60978</text:p>
          </table:table-cell>
          <table:table-cell office:value-type="float" office:value="-0.60977999999999999" table:style-name="ce1">
            <text:p>-0.60978</text:p>
          </table:table-cell>
          <table:table-cell office:value-type="float" office:value="1.0295000000000001" table:style-name="ce1">
            <text:p>1.0295</text:p>
          </table:table-cell>
          <table:table-cell office:value-type="float" office:value="1.5244499999999999" table:style-name="ce1">
            <text:p>1.524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6"/>
          <table:table-cell office:value-type="float" table:style-name="ce1" office:value="0.10794000000000001"/>
          <table:table-cell office:value-type="float" office:value="5.2430000000000004E-2" table:style-name="ce1">
            <text:p>0.05243</text:p>
          </table:table-cell>
          <table:table-cell office:value-type="float" office:value="9.2850000000000002E-2" table:style-name="ce1">
            <text:p>0.09285</text:p>
          </table:table-cell>
          <table:table-cell office:value-type="float" office:value="-9.2850000000000002E-2" table:style-name="ce1">
            <text:p>-0.09285</text:p>
          </table:table-cell>
          <table:table-cell office:value-type="float" office:value="1.0295000000000001" table:style-name="ce1">
            <text:p>1.0295</text:p>
          </table:table-cell>
          <table:table-cell office:value-type="float" office:value="0.23211999999999999" table:style-name="ce1">
            <text:p>0.232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0.45893"/>
          <table:table-cell office:value-type="float" office:value="0.10634" table:style-name="ce1">
            <text:p>0.10634</text:p>
          </table:table-cell>
          <table:table-cell office:value-type="float" office:value="0.24902999999999997" table:style-name="ce1">
            <text:p>0.24903</text:p>
          </table:table-cell>
          <table:table-cell office:value-type="float" office:value="-0.24902999999999997" table:style-name="ce1">
            <text:p>-0.24903</text:p>
          </table:table-cell>
          <table:table-cell office:value-type="float" office:value="1.0283" table:style-name="ce1">
            <text:p>1.0283</text:p>
          </table:table-cell>
          <table:table-cell office:value-type="float" office:value="0.62258000000000002" table:style-name="ce1">
            <text:p>0.622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0.06779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3" table:style-name="ce1">
            <text:p>1.0283</text:p>
          </table:table-cell>
          <table:table-cell office:value-type="float" office:value="0.157" table:style-name="ce1">
            <text:p>0.1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0.3"/>
          <table:table-cell office:value-type="float" office:value="6.8900000000000003E-2" table:style-name="ce1">
            <text:p>0.0689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283" table:style-name="ce1">
            <text:p>1.0283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1555" table:style-name="ce1">
            <text:p>0.11555</text:p>
          </table:table-cell>
          <table:table-cell office:value-type="float" office:value="-0.11555" table:style-name="ce1">
            <text:p>-0.11555</text:p>
          </table:table-cell>
          <table:table-cell office:value-type="float" office:value="1.0283" table:style-name="ce1">
            <text:p>1.0283</text:p>
          </table:table-cell>
          <table:table-cell office:value-type="float" office:value="0.28888000000000003" table:style-name="ce1">
            <text:p>0.288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0.155"/>
          <table:table-cell office:value-type="float" office:value="3.56E-2" table:style-name="ce1">
            <text:p>0.0356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-6.2E-2" table:style-name="ce1">
            <text:p>-0.062</text:p>
          </table:table-cell>
          <table:table-cell office:value-type="float" office:value="1.0283" table:style-name="ce1">
            <text:p>1.0283</text:p>
          </table:table-cell>
          <table:table-cell office:value-type="float" office:value="0.155" table:style-name="ce1">
            <text:p>0.155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0.0394"/>
          <table:table-cell office:value-type="float" office:value="0.30241000000000001" table:style-name="ce1">
            <text:p>0.30241</text:p>
          </table:table-cell>
          <table:table-cell office:value-type="float" office:value="0.70819999999999994" table:style-name="ce1">
            <text:p>0.7082</text:p>
          </table:table-cell>
          <table:table-cell office:value-type="float" office:value="-0.70819999999999994" table:style-name="ce1">
            <text:p>-0.7082</text:p>
          </table:table-cell>
          <table:table-cell office:value-type="float" office:value="1.0283" table:style-name="ce1">
            <text:p>1.0283</text:p>
          </table:table-cell>
          <table:table-cell office:value-type="float" office:value="1.7704900000000001" table:style-name="ce1">
            <text:p>1.770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8"/>
          <table:table-cell office:value-type="float" table:style-name="ce1" office:value="0.14409"/>
          <table:table-cell office:value-type="float" office:value="-2.0699999999999998E-3" table:style-name="ce1">
            <text:p>-0.00207</text:p>
          </table:table-cell>
          <table:table-cell office:value-type="float" office:value="7.8189999999999996E-2" table:style-name="ce1">
            <text:p>0.07819</text:p>
          </table:table-cell>
          <table:table-cell office:value-type="float" office:value="-7.8189999999999996E-2" table:style-name="ce1">
            <text:p>-0.07819</text:p>
          </table:table-cell>
          <table:table-cell office:value-type="float" office:value="1.0313000000000001" table:style-name="ce1">
            <text:p>1.0313</text:p>
          </table:table-cell>
          <table:table-cell office:value-type="float" office:value="0.19547999999999999" table:style-name="ce1">
            <text:p>0.195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9.3100000000000002E-2" table:style-name="ce1">
            <text:p>0.0931</text:p>
          </table:table-cell>
          <table:table-cell office:value-type="float" office:value="-9.3100000000000002E-2" table:style-name="ce1">
            <text:p>-0.0931</text:p>
          </table:table-cell>
          <table:table-cell office:value-type="float" office:value="1.0313000000000001" table:style-name="ce1">
            <text:p>1.0313</text:p>
          </table:table-cell>
          <table:table-cell office:value-type="float" office:value="0.23274" table:style-name="ce1">
            <text:p>0.232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9"/>
          <table:table-cell office:value-type="float" table:style-name="ce1" office:value="0.06402000000000001"/>
          <table:table-cell office:value-type="float" office:value="8.1899999999999994E-3" table:style-name="ce1">
            <text:p>0.00819</text:p>
          </table:table-cell>
          <table:table-cell office:value-type="float" office:value="3.474E-2" table:style-name="ce1">
            <text:p>0.03474</text:p>
          </table:table-cell>
          <table:table-cell office:value-type="float" office:value="-3.474E-2" table:style-name="ce1">
            <text:p>-0.03474</text:p>
          </table:table-cell>
          <table:table-cell office:value-type="float" office:value="1.0287999999999999" table:style-name="ce1">
            <text:p>1.0288</text:p>
          </table:table-cell>
          <table:table-cell office:value-type="float" office:value="8.6850000000000011E-2" table:style-name="ce1">
            <text:p>0.086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0"/>
          <table:table-cell office:value-type="float" table:style-name="ce1" office:value="1.45133"/>
          <table:table-cell office:value-type="float" office:value="0.37661" table:style-name="ce1">
            <text:p>0.37661</text:p>
          </table:table-cell>
          <table:table-cell office:value-type="float" office:value="0.78754999999999997" table:style-name="ce1">
            <text:p>0.78755</text:p>
          </table:table-cell>
          <table:table-cell office:value-type="float" office:value="-0.78754999999999997" table:style-name="ce1">
            <text:p>-0.78755</text:p>
          </table:table-cell>
          <table:table-cell office:value-type="float" office:value="1.0324" table:style-name="ce1">
            <text:p>1.0324</text:p>
          </table:table-cell>
          <table:table-cell office:value-type="float" office:value="1.9688699999999999" table:style-name="ce1">
            <text:p>1.968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5331999999999999" table:style-name="ce1">
            <text:p>0.25332</text:p>
          </table:table-cell>
          <table:table-cell office:value-type="float" office:value="-0.25331999999999999" table:style-name="ce1">
            <text:p>-0.25332</text:p>
          </table:table-cell>
          <table:table-cell office:value-type="float" office:value="1.0324" table:style-name="ce1">
            <text:p>1.0324</text:p>
          </table:table-cell>
          <table:table-cell office:value-type="float" office:value="0.63329000000000002" table:style-name="ce1">
            <text:p>0.633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1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64776" table:style-name="ce1">
            <text:p>0.64776</text:p>
          </table:table-cell>
          <table:table-cell office:value-type="float" office:value="-0.64776" table:style-name="ce1">
            <text:p>-0.64776</text:p>
          </table:table-cell>
          <table:table-cell office:value-type="float" office:value="1.0338000000000001" table:style-name="ce1">
            <text:p>1.0338</text:p>
          </table:table-cell>
          <table:table-cell office:value-type="float" office:value="1.6193899999999999" table:style-name="ce1">
            <text:p>1.619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1"/>
          <table:table-cell office:value-type="float" table:style-name="ce1" office:value="0.02911"/>
          <table:table-cell office:value-type="float" office:value="1.3900000000000002E-3" table:style-name="ce1">
            <text:p>0.00139</text:p>
          </table:table-cell>
          <table:table-cell office:value-type="float" office:value="1.5800000000000002E-2" table:style-name="ce1">
            <text:p>0.0158</text:p>
          </table:table-cell>
          <table:table-cell office:value-type="float" office:value="-1.5800000000000002E-2" table:style-name="ce1">
            <text:p>-0.0158</text:p>
          </table:table-cell>
          <table:table-cell office:value-type="float" office:value="1.0338000000000001" table:style-name="ce1">
            <text:p>1.0338</text:p>
          </table:table-cell>
          <table:table-cell office:value-type="float" office:value="3.9489999999999997E-2" table:style-name="ce1">
            <text:p>0.039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1"/>
          <table:table-cell office:value-type="float" table:style-name="ce1" office:value="0.028929999999999997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38000000000001" table:style-name="ce1">
            <text:p>1.0338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0.057210000000000004"/>
          <table:table-cell office:value-type="float" office:value="0.52219000000000004" table:style-name="ce1">
            <text:p>0.52219</text:p>
          </table:table-cell>
          <table:table-cell office:value-type="float" office:value="1.02834" table:style-name="ce1">
            <text:p>1.02834</text:p>
          </table:table-cell>
          <table:table-cell office:value-type="float" office:value="-1.02834" table:style-name="ce1">
            <text:p>-1.02834</text:p>
          </table:table-cell>
          <table:table-cell office:value-type="float" office:value="1.0412999999999999" table:style-name="ce1">
            <text:p>1.0413</text:p>
          </table:table-cell>
          <table:table-cell office:value-type="float" office:value="2.57084" table:style-name="ce1">
            <text:p>2.570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0.11657999999999999"/>
          <table:table-cell office:value-type="float" office:value="5.0919999999999993E-2" table:style-name="ce1">
            <text:p>0.05092</text:p>
          </table:table-cell>
          <table:table-cell office:value-type="float" office:value="0.10028000000000001" table:style-name="ce1">
            <text:p>0.10028</text:p>
          </table:table-cell>
          <table:table-cell office:value-type="float" office:value="-0.10028000000000001" table:style-name="ce1">
            <text:p>-0.10028</text:p>
          </table:table-cell>
          <table:table-cell office:value-type="float" office:value="1.0412999999999999" table:style-name="ce1">
            <text:p>1.0413</text:p>
          </table:table-cell>
          <table:table-cell office:value-type="float" office:value="0.25068999999999997" table:style-name="ce1">
            <text:p>0.250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1801" table:style-name="ce1">
            <text:p>0.11801</text:p>
          </table:table-cell>
          <table:table-cell office:value-type="float" office:value="-0.11801" table:style-name="ce1">
            <text:p>-0.11801</text:p>
          </table:table-cell>
          <table:table-cell office:value-type="float" office:value="1.0412999999999999" table:style-name="ce1">
            <text:p>1.0413</text:p>
          </table:table-cell>
          <table:table-cell office:value-type="float" office:value="0.29503000000000001" table:style-name="ce1">
            <text:p>0.295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0.21596"/>
          <table:table-cell office:value-type="float" office:value="5.9509999999999993E-2" table:style-name="ce1">
            <text:p>0.05951</text:p>
          </table:table-cell>
          <table:table-cell office:value-type="float" office:value="0.11718999999999999" table:style-name="ce1">
            <text:p>0.11719</text:p>
          </table:table-cell>
          <table:table-cell office:value-type="float" office:value="-0.11718999999999999" table:style-name="ce1">
            <text:p>-0.11719</text:p>
          </table:table-cell>
          <table:table-cell office:value-type="float" office:value="1.0412999999999999" table:style-name="ce1">
            <text:p>1.0413</text:p>
          </table:table-cell>
          <table:table-cell office:value-type="float" office:value="0.29297000000000001" table:style-name="ce1">
            <text:p>0.292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0.058289999999999995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412999999999999" table:style-name="ce1">
            <text:p>1.0413</text:p>
          </table:table-cell>
          <table:table-cell office:value-type="float" office:value="0.13500000000000001" table:style-name="ce1">
            <text:p>0.1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0.03265"/>
          <table:table-cell office:value-type="float" office:value="9.2550000000000007E-2" table:style-name="ce1">
            <text:p>0.09255</text:p>
          </table:table-cell>
          <table:table-cell office:value-type="float" office:value="0.58674999999999999" table:style-name="ce1">
            <text:p>0.58675</text:p>
          </table:table-cell>
          <table:table-cell office:value-type="float" office:value="-0.58674999999999999" table:style-name="ce1">
            <text:p>-0.58675</text:p>
          </table:table-cell>
          <table:table-cell office:value-type="float" office:value="1.0244" table:style-name="ce1">
            <text:p>1.0244</text:p>
          </table:table-cell>
          <table:table-cell office:value-type="float" office:value="1.46688" table:style-name="ce1">
            <text:p>1.466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0.15"/>
          <table:table-cell office:value-type="float" office:value="1.9530000000000002E-2" table:style-name="ce1">
            <text:p>0.01953</text:p>
          </table:table-cell>
          <table:table-cell office:value-type="float" office:value="0.09" table:style-name="ce1">
            <text:p>0.09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1.0244" table:style-name="ce1">
            <text:p>1.0244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0.044039999999999996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44" table:style-name="ce1">
            <text:p>1.0244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0.03185"/>
          <table:table-cell office:value-type="float" office:value="2.7300000000000002E-3" table:style-name="ce1">
            <text:p>0.00273</text:p>
          </table:table-cell>
          <table:table-cell office:value-type="float" office:value="1.728E-2" table:style-name="ce1">
            <text:p>0.01728</text:p>
          </table:table-cell>
          <table:table-cell office:value-type="float" office:value="-1.728E-2" table:style-name="ce1">
            <text:p>-0.01728</text:p>
          </table:table-cell>
          <table:table-cell office:value-type="float" office:value="1.0244" table:style-name="ce1">
            <text:p>1.0244</text:p>
          </table:table-cell>
          <table:table-cell office:value-type="float" office:value="4.3209999999999998E-2" table:style-name="ce1">
            <text:p>0.043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0.16"/>
          <table:table-cell office:value-type="float" office:value="1.9530000000000002E-2" table:style-name="ce1">
            <text:p>0.01953</text:p>
          </table:table-cell>
          <table:table-cell office:value-type="float" office:value="0.09" table:style-name="ce1">
            <text:p>0.09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1.0244" table:style-name="ce1">
            <text:p>1.0244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0509" table:style-name="ce1">
            <text:p>0.10509</text:p>
          </table:table-cell>
          <table:table-cell office:value-type="float" office:value="-0.10509" table:style-name="ce1">
            <text:p>-0.10509</text:p>
          </table:table-cell>
          <table:table-cell office:value-type="float" office:value="1.0207999999999999" table:style-name="ce1">
            <text:p>1.0208</text:p>
          </table:table-cell>
          <table:table-cell office:value-type="float" office:value="0.26274000000000003" table:style-name="ce1">
            <text:p>0.262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4"/>
          <table:table-cell office:value-type="float" table:style-name="ce1" office:value="0.00777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7999999999999" table:style-name="ce1">
            <text:p>1.0208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4"/>
          <table:table-cell office:value-type="float" table:style-name="ce1" office:value="0.49451999999999996"/>
          <table:table-cell office:value-type="float" office:value="0.17033999999999999" table:style-name="ce1">
            <text:p>0.17034</text:p>
          </table:table-cell>
          <table:table-cell office:value-type="float" office:value="0.26834000000000002" table:style-name="ce1">
            <text:p>0.26834</text:p>
          </table:table-cell>
          <table:table-cell office:value-type="float" office:value="-0.26834000000000002" table:style-name="ce1">
            <text:p>-0.26834</text:p>
          </table:table-cell>
          <table:table-cell office:value-type="float" office:value="1.0207999999999999" table:style-name="ce1">
            <text:p>1.0208</text:p>
          </table:table-cell>
          <table:table-cell office:value-type="float" office:value="0.67086000000000001" table:style-name="ce1">
            <text:p>0.670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5"/>
          <table:table-cell office:value-type="float" table:style-name="ce1" office:value="0.025009999999999998"/>
          <table:table-cell office:value-type="float" office:value="2.0300000000000001E-3" table:style-name="ce1">
            <text:p>0.00203</text:p>
          </table:table-cell>
          <table:table-cell office:value-type="float" office:value="1.357E-2" table:style-name="ce1">
            <text:p>0.01357</text:p>
          </table:table-cell>
          <table:table-cell office:value-type="float" office:value="-1.357E-2" table:style-name="ce1">
            <text:p>-0.01357</text:p>
          </table:table-cell>
          <table:table-cell office:value-type="float" office:value="1.0193000000000001" table:style-name="ce1">
            <text:p>1.0193</text:p>
          </table:table-cell>
          <table:table-cell office:value-type="float" office:value="3.3919999999999999E-2" table:style-name="ce1">
            <text:p>0.033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9181000000000001" table:style-name="ce1">
            <text:p>0.19181</text:p>
          </table:table-cell>
          <table:table-cell office:value-type="float" office:value="-0.19181000000000001" table:style-name="ce1">
            <text:p>-0.19181</text:p>
          </table:table-cell>
          <table:table-cell office:value-type="float" office:value="1.0193000000000001" table:style-name="ce1">
            <text:p>1.0193</text:p>
          </table:table-cell>
          <table:table-cell office:value-type="float" office:value="0.47953000000000001" table:style-name="ce1">
            <text:p>0.479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6"/>
          <table:table-cell office:value-type="float" table:style-name="ce1" office:value="0.10578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19" table:style-name="ce1">
            <text:p>1.0319</text:p>
          </table:table-cell>
          <table:table-cell office:value-type="float" office:value="0.245" table:style-name="ce1">
            <text:p>0.2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6"/>
          <table:table-cell office:value-type="float" table:style-name="ce1" office:value="0.28987999999999997"/>
          <table:table-cell office:value-type="float" office:value="7.4870000000000006E-2" table:style-name="ce1">
            <text:p>0.07487</text:p>
          </table:table-cell>
          <table:table-cell office:value-type="float" office:value="0.1573" table:style-name="ce1">
            <text:p>0.1573</text:p>
          </table:table-cell>
          <table:table-cell office:value-type="float" office:value="-0.1573" table:style-name="ce1">
            <text:p>-0.1573</text:p>
          </table:table-cell>
          <table:table-cell office:value-type="float" office:value="1.0319" table:style-name="ce1">
            <text:p>1.0319</text:p>
          </table:table-cell>
          <table:table-cell office:value-type="float" office:value="0.39323999999999998" table:style-name="ce1">
            <text:p>0.393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6"/>
          <table:table-cell office:value-type="float" table:style-name="ce1" office:value="0.031200000000000002"/>
          <table:table-cell office:value-type="float" office:value="0.26690999999999998" table:style-name="ce1">
            <text:p>0.26691</text:p>
          </table:table-cell>
          <table:table-cell office:value-type="float" office:value="0.56076000000000004" table:style-name="ce1">
            <text:p>0.56076</text:p>
          </table:table-cell>
          <table:table-cell office:value-type="float" office:value="-0.56076000000000004" table:style-name="ce1">
            <text:p>-0.56076</text:p>
          </table:table-cell>
          <table:table-cell office:value-type="float" office:value="1.0319" table:style-name="ce1">
            <text:p>1.0319</text:p>
          </table:table-cell>
          <table:table-cell office:value-type="float" office:value="1.4018899999999999" table:style-name="ce1">
            <text:p>1.401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6"/>
          <table:table-cell office:value-type="float" table:style-name="ce1" office:value="0.34325000000000006"/>
          <table:table-cell office:value-type="float" office:value="0.14053000000000002" table:style-name="ce1">
            <text:p>0.14053</text:p>
          </table:table-cell>
          <table:table-cell office:value-type="float" office:value="0.29526000000000002" table:style-name="ce1">
            <text:p>0.29526</text:p>
          </table:table-cell>
          <table:table-cell office:value-type="float" office:value="-0.29526000000000002" table:style-name="ce1">
            <text:p>-0.29526</text:p>
          </table:table-cell>
          <table:table-cell office:value-type="float" office:value="1.0319" table:style-name="ce1">
            <text:p>1.0319</text:p>
          </table:table-cell>
          <table:table-cell office:value-type="float" office:value="0.73813999999999991" table:style-name="ce1">
            <text:p>0.738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0509" table:style-name="ce1">
            <text:p>0.10509</text:p>
          </table:table-cell>
          <table:table-cell office:value-type="float" office:value="-0.10509" table:style-name="ce1">
            <text:p>-0.10509</text:p>
          </table:table-cell>
          <table:table-cell office:value-type="float" office:value="1.0439000000000001" table:style-name="ce1">
            <text:p>1.0439</text:p>
          </table:table-cell>
          <table:table-cell office:value-type="float" office:value="0.26274000000000003" table:style-name="ce1">
            <text:p>0.262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7"/>
          <table:table-cell office:value-type="float" table:style-name="ce1" office:value="0.060599999999999994"/>
          <table:table-cell office:value-type="float" office:value="1.925E-2" table:style-name="ce1">
            <text:p>0.01925</text:p>
          </table:table-cell>
          <table:table-cell office:value-type="float" office:value="3.288E-2" table:style-name="ce1">
            <text:p>0.03288</text:p>
          </table:table-cell>
          <table:table-cell office:value-type="float" office:value="-3.288E-2" table:style-name="ce1">
            <text:p>-0.03288</text:p>
          </table:table-cell>
          <table:table-cell office:value-type="float" office:value="1.0439000000000001" table:style-name="ce1">
            <text:p>1.0439</text:p>
          </table:table-cell>
          <table:table-cell office:value-type="float" office:value="8.2200000000000009E-2" table:style-name="ce1">
            <text:p>0.08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7"/>
          <table:table-cell office:value-type="float" table:style-name="ce1" office:value="0.038450000000000005"/>
          <table:table-cell office:value-type="float" office:value="0.40459000000000001" table:style-name="ce1">
            <text:p>0.40459</text:p>
          </table:table-cell>
          <table:table-cell office:value-type="float" office:value="0.69111" table:style-name="ce1">
            <text:p>0.69111</text:p>
          </table:table-cell>
          <table:table-cell office:value-type="float" office:value="-0.69111" table:style-name="ce1">
            <text:p>-0.69111</text:p>
          </table:table-cell>
          <table:table-cell office:value-type="float" office:value="1.0439000000000001" table:style-name="ce1">
            <text:p>1.0439</text:p>
          </table:table-cell>
          <table:table-cell office:value-type="float" office:value="1.7277799999999999" table:style-name="ce1">
            <text:p>1.727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8"/>
          <table:table-cell office:value-type="float" table:style-name="ce1" office:value="0.04"/>
          <table:table-cell office:value-type="float" office:value="0.47683999999999999" table:style-name="ce1">
            <text:p>0.47684</text:p>
          </table:table-cell>
          <table:table-cell office:value-type="float" office:value="0.71897000000000011" table:style-name="ce1">
            <text:p>0.71897</text:p>
          </table:table-cell>
          <table:table-cell office:value-type="float" office:value="-0.71897000000000011" table:style-name="ce1">
            <text:p>-0.71897</text:p>
          </table:table-cell>
          <table:table-cell office:value-type="float" office:value="1.0355000000000001" table:style-name="ce1">
            <text:p>1.0355</text:p>
          </table:table-cell>
          <table:table-cell office:value-type="float" office:value="1.7974199999999998" table:style-name="ce1">
            <text:p>1.797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1986000000000001" table:style-name="ce1">
            <text:p>0.11986</text:p>
          </table:table-cell>
          <table:table-cell office:value-type="float" office:value="-0.11986000000000001" table:style-name="ce1">
            <text:p>-0.11986</text:p>
          </table:table-cell>
          <table:table-cell office:value-type="float" office:value="1.0355000000000001" table:style-name="ce1">
            <text:p>1.0355</text:p>
          </table:table-cell>
          <table:table-cell office:value-type="float" office:value="0.29963999999999996" table:style-name="ce1">
            <text:p>0.299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8"/>
          <table:table-cell office:value-type="float" table:style-name="ce1" office:value="0.08635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55000000000001" table:style-name="ce1">
            <text:p>1.035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8"/>
          <table:table-cell office:value-type="float" table:style-name="ce1" office:value="0.21322"/>
          <table:table-cell office:value-type="float" office:value="7.6740000000000003E-2" table:style-name="ce1">
            <text:p>0.07674</text:p>
          </table:table-cell>
          <table:table-cell office:value-type="float" office:value="0.1157" table:style-name="ce1">
            <text:p>0.1157</text:p>
          </table:table-cell>
          <table:table-cell office:value-type="float" office:value="-0.1157" table:style-name="ce1">
            <text:p>-0.1157</text:p>
          </table:table-cell>
          <table:table-cell office:value-type="float" office:value="1.0355000000000001" table:style-name="ce1">
            <text:p>1.0355</text:p>
          </table:table-cell>
          <table:table-cell office:value-type="float" office:value="0.28925000000000001" table:style-name="ce1">
            <text:p>0.289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9"/>
          <table:table-cell office:value-type="float" table:style-name="ce1" office:value="0.03227"/>
          <table:table-cell office:value-type="float" office:value="0.40051999999999999" table:style-name="ce1">
            <text:p>0.40052</text:p>
          </table:table-cell>
          <table:table-cell office:value-type="float" office:value="0.58006999999999997" table:style-name="ce1">
            <text:p>0.58007</text:p>
          </table:table-cell>
          <table:table-cell office:value-type="float" office:value="-0.58006999999999997" table:style-name="ce1">
            <text:p>-0.58007</text:p>
          </table:table-cell>
          <table:table-cell office:value-type="float" office:value="1.032" table:style-name="ce1">
            <text:p>1.032</text:p>
          </table:table-cell>
          <table:table-cell office:value-type="float" office:value="1.45017" table:style-name="ce1">
            <text:p>1.45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9"/>
          <table:table-cell office:value-type="float" table:style-name="ce1" office:value="0.0043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2" table:style-name="ce1">
            <text:p>1.032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9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8410000000000002" table:style-name="ce1">
            <text:p>0.2841</text:p>
          </table:table-cell>
          <table:table-cell office:value-type="float" office:value="-0.28410000000000002" table:style-name="ce1">
            <text:p>-0.2841</text:p>
          </table:table-cell>
          <table:table-cell office:value-type="float" office:value="1.032" table:style-name="ce1">
            <text:p>1.032</text:p>
          </table:table-cell>
          <table:table-cell office:value-type="float" office:value="0.71026" table:style-name="ce1">
            <text:p>0.71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0"/>
          <table:table-cell office:value-type="float" table:style-name="ce1" office:value="0.17079"/>
          <table:table-cell office:value-type="float" office:value="6.1280000000000001E-2" table:style-name="ce1">
            <text:p>0.06128</text:p>
          </table:table-cell>
          <table:table-cell office:value-type="float" office:value="9.2680000000000012E-2" table:style-name="ce1">
            <text:p>0.09268</text:p>
          </table:table-cell>
          <table:table-cell office:value-type="float" office:value="-9.2680000000000012E-2" table:style-name="ce1">
            <text:p>-0.09268</text:p>
          </table:table-cell>
          <table:table-cell office:value-type="float" office:value="1.0396000000000001" table:style-name="ce1">
            <text:p>1.0396</text:p>
          </table:table-cell>
          <table:table-cell office:value-type="float" office:value="0.23169000000000001" table:style-name="ce1">
            <text:p>0.231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9.3409999999999993E-2" table:style-name="ce1">
            <text:p>0.09341</text:p>
          </table:table-cell>
          <table:table-cell office:value-type="float" office:value="-9.3409999999999993E-2" table:style-name="ce1">
            <text:p>-0.09341</text:p>
          </table:table-cell>
          <table:table-cell office:value-type="float" office:value="1.0396000000000001" table:style-name="ce1">
            <text:p>1.0396</text:p>
          </table:table-cell>
          <table:table-cell office:value-type="float" office:value="0.23352000000000001" table:style-name="ce1">
            <text:p>0.233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0"/>
          <table:table-cell office:value-type="float" table:style-name="ce1" office:value="0.060579999999999995"/>
          <table:table-cell office:value-type="float" office:value="0.72001000000000004" table:style-name="ce1">
            <text:p>0.72001</text:p>
          </table:table-cell>
          <table:table-cell office:value-type="float" office:value="1.08887" table:style-name="ce1">
            <text:p>1.08887</text:p>
          </table:table-cell>
          <table:table-cell office:value-type="float" office:value="-1.08887" table:style-name="ce1">
            <text:p>-1.08887</text:p>
          </table:table-cell>
          <table:table-cell office:value-type="float" office:value="1.0396000000000001" table:style-name="ce1">
            <text:p>1.0396</text:p>
          </table:table-cell>
          <table:table-cell office:value-type="float" office:value="2.7221800000000003" table:style-name="ce1">
            <text:p>2.722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1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0965" table:style-name="ce1">
            <text:p>0.20965</text:p>
          </table:table-cell>
          <table:table-cell office:value-type="float" office:value="-0.20965" table:style-name="ce1">
            <text:p>-0.20965</text:p>
          </table:table-cell>
          <table:table-cell office:value-type="float" office:value="1.0365" table:style-name="ce1">
            <text:p>1.0365</text:p>
          </table:table-cell>
          <table:table-cell office:value-type="float" office:value="0.52412000000000003" table:style-name="ce1">
            <text:p>0.524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1"/>
          <table:table-cell office:value-type="float" table:style-name="ce1" office:value="0.32889"/>
          <table:table-cell office:value-type="float" office:value="6.9980000000000001E-2" table:style-name="ce1">
            <text:p>0.06998</text:p>
          </table:table-cell>
          <table:table-cell office:value-type="float" office:value="0.17847000000000002" table:style-name="ce1">
            <text:p>0.17847</text:p>
          </table:table-cell>
          <table:table-cell office:value-type="float" office:value="-0.17847000000000002" table:style-name="ce1">
            <text:p>-0.17847</text:p>
          </table:table-cell>
          <table:table-cell office:value-type="float" office:value="1.0365" table:style-name="ce1">
            <text:p>1.0365</text:p>
          </table:table-cell>
          <table:table-cell office:value-type="float" office:value="0.44616999999999996" table:style-name="ce1">
            <text:p>0.446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2"/>
          <table:table-cell office:value-type="float" table:style-name="ce1" office:value="0.07606"/>
          <table:table-cell office:value-type="float" office:value="0.95062999999999998" table:style-name="ce1">
            <text:p>0.95063</text:p>
          </table:table-cell>
          <table:table-cell office:value-type="float" office:value="1.36704" table:style-name="ce1">
            <text:p>1.36704</text:p>
          </table:table-cell>
          <table:table-cell office:value-type="float" office:value="-1.36704" table:style-name="ce1">
            <text:p>-1.36704</text:p>
          </table:table-cell>
          <table:table-cell office:value-type="float" office:value="1.0347" table:style-name="ce1">
            <text:p>1.0347</text:p>
          </table:table-cell>
          <table:table-cell office:value-type="float" office:value="3.4176100000000003" table:style-name="ce1">
            <text:p>3.41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2"/>
          <table:table-cell office:value-type="float" table:style-name="ce1" office:value="0.02569"/>
          <table:table-cell office:value-type="float" office:value="9.7000000000000003E-3" table:style-name="ce1">
            <text:p>0.0097</text:p>
          </table:table-cell>
          <table:table-cell office:value-type="float" office:value="1.3939999999999999E-2" table:style-name="ce1">
            <text:p>0.01394</text:p>
          </table:table-cell>
          <table:table-cell office:value-type="float" office:value="-1.3939999999999999E-2" table:style-name="ce1">
            <text:p>-0.01394</text:p>
          </table:table-cell>
          <table:table-cell office:value-type="float" office:value="1.0347" table:style-name="ce1">
            <text:p>1.0347</text:p>
          </table:table-cell>
          <table:table-cell office:value-type="float" office:value="3.4849999999999999E-2" table:style-name="ce1">
            <text:p>0.034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2"/>
          <table:table-cell office:value-type="float" table:style-name="ce1" office:value="0.0056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47" table:style-name="ce1">
            <text:p>1.0347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3"/>
          <table:table-cell office:value-type="float" table:style-name="ce1" office:value="0.034460000000000005"/>
          <table:table-cell office:value-type="float" office:value="0.20861000000000002" table:style-name="ce1">
            <text:p>0.20861</text:p>
          </table:table-cell>
          <table:table-cell office:value-type="float" office:value="0.61943999999999999" table:style-name="ce1">
            <text:p>0.61944</text:p>
          </table:table-cell>
          <table:table-cell office:value-type="float" office:value="-0.61943999999999999" table:style-name="ce1">
            <text:p>-0.61944</text:p>
          </table:table-cell>
          <table:table-cell office:value-type="float" office:value="1.0291999999999999" table:style-name="ce1">
            <text:p>1.0292</text:p>
          </table:table-cell>
          <table:table-cell office:value-type="float" office:value="1.5485900000000001" table:style-name="ce1">
            <text:p>1.548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4"/>
          <table:table-cell office:value-type="float" table:style-name="ce1" office:value="0.03513"/>
          <table:table-cell office:value-type="float" office:value="3.9169999999999996E-2" table:style-name="ce1">
            <text:p>0.03917</text:p>
          </table:table-cell>
          <table:table-cell office:value-type="float" office:value="0.63131999999999999" table:style-name="ce1">
            <text:p>0.63132</text:p>
          </table:table-cell>
          <table:table-cell office:value-type="float" office:value="-0.63131999999999999" table:style-name="ce1">
            <text:p>-0.63132</text:p>
          </table:table-cell>
          <table:table-cell office:value-type="float" office:value="1.0357000000000001" table:style-name="ce1">
            <text:p>1.0357</text:p>
          </table:table-cell>
          <table:table-cell office:value-type="float" office:value="1.5783" table:style-name="ce1">
            <text:p>1.57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4"/>
          <table:table-cell office:value-type="float" table:style-name="ce1" office:value="0.27071"/>
          <table:table-cell office:value-type="float" office:value="9.11E-3" table:style-name="ce1">
            <text:p>0.00911</text:p>
          </table:table-cell>
          <table:table-cell office:value-type="float" office:value="0.1469" table:style-name="ce1">
            <text:p>0.1469</text:p>
          </table:table-cell>
          <table:table-cell office:value-type="float" office:value="-0.1469" table:style-name="ce1">
            <text:p>-0.1469</text:p>
          </table:table-cell>
          <table:table-cell office:value-type="float" office:value="1.0357000000000001" table:style-name="ce1">
            <text:p>1.0357</text:p>
          </table:table-cell>
          <table:table-cell office:value-type="float" office:value="0.36725000000000002" table:style-name="ce1">
            <text:p>0.367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6422000000000001" table:style-name="ce1">
            <text:p>0.26422</text:p>
          </table:table-cell>
          <table:table-cell office:value-type="float" office:value="-0.26422000000000001" table:style-name="ce1">
            <text:p>-0.26422</text:p>
          </table:table-cell>
          <table:table-cell office:value-type="float" office:value="1.0357000000000001" table:style-name="ce1">
            <text:p>1.0357</text:p>
          </table:table-cell>
          <table:table-cell office:value-type="float" office:value="0.66054000000000002" table:style-name="ce1">
            <text:p>0.660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0.03117"/>
          <table:table-cell office:value-type="float" office:value="5.1600000000000005E-3" table:style-name="ce1">
            <text:p>0.00516</text:p>
          </table:table-cell>
          <table:table-cell office:value-type="float" office:value="1.6910000000000001E-2" table:style-name="ce1">
            <text:p>0.01691</text:p>
          </table:table-cell>
          <table:table-cell office:value-type="float" office:value="-1.6910000000000001E-2" table:style-name="ce1">
            <text:p>-0.01691</text:p>
          </table:table-cell>
          <table:table-cell office:value-type="float" office:value="1.0338000000000001" table:style-name="ce1">
            <text:p>1.0338</text:p>
          </table:table-cell>
          <table:table-cell office:value-type="float" office:value="4.2279999999999998E-2" table:style-name="ce1">
            <text:p>0.042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0.1981800000000000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38000000000001" table:style-name="ce1">
            <text:p>1.0338</text:p>
          </table:table-cell>
          <table:table-cell office:value-type="float" office:value="0.45899999999999996" table:style-name="ce1">
            <text:p>0.4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9.3100000000000002E-2" table:style-name="ce1">
            <text:p>0.0931</text:p>
          </table:table-cell>
          <table:table-cell office:value-type="float" office:value="-9.3100000000000002E-2" table:style-name="ce1">
            <text:p>-0.0931</text:p>
          </table:table-cell>
          <table:table-cell office:value-type="float" office:value="1.0338000000000001" table:style-name="ce1">
            <text:p>1.0338</text:p>
          </table:table-cell>
          <table:table-cell office:value-type="float" office:value="0.23274" table:style-name="ce1">
            <text:p>0.232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0.13277"/>
          <table:table-cell office:value-type="float" office:value="3.4840000000000003E-2" table:style-name="ce1">
            <text:p>0.03484</text:p>
          </table:table-cell>
          <table:table-cell office:value-type="float" office:value="0.1142" table:style-name="ce1">
            <text:p>0.1142</text:p>
          </table:table-cell>
          <table:table-cell office:value-type="float" office:value="-0.1142" table:style-name="ce1">
            <text:p>-0.1142</text:p>
          </table:table-cell>
          <table:table-cell office:value-type="float" office:value="1.0338000000000001" table:style-name="ce1">
            <text:p>1.0338</text:p>
          </table:table-cell>
          <table:table-cell office:value-type="float" office:value="0.28550999999999999" table:style-name="ce1">
            <text:p>0.285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0.10093999999999999"/>
          <table:table-cell office:value-type="float" office:value="0.55342000000000002" table:style-name="ce1">
            <text:p>0.55342</text:p>
          </table:table-cell>
          <table:table-cell office:value-type="float" office:value="1.8141999999999998" table:style-name="ce1">
            <text:p>1.8142</text:p>
          </table:table-cell>
          <table:table-cell office:value-type="float" office:value="-1.8141999999999998" table:style-name="ce1">
            <text:p>-1.8142</text:p>
          </table:table-cell>
          <table:table-cell office:value-type="float" office:value="1.0338000000000001" table:style-name="ce1">
            <text:p>1.0338</text:p>
          </table:table-cell>
          <table:table-cell office:value-type="float" office:value="4.5354999999999999" table:style-name="ce1">
            <text:p>4.53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6"/>
          <table:table-cell office:value-type="float" table:style-name="ce1" office:value="1.13103"/>
          <table:table-cell office:value-type="float" office:value="0.4073" table:style-name="ce1">
            <text:p>0.4073</text:p>
          </table:table-cell>
          <table:table-cell office:value-type="float" office:value="0.61374000000000006" table:style-name="ce1">
            <text:p>0.61374</text:p>
          </table:table-cell>
          <table:table-cell office:value-type="float" office:value="-0.61374000000000006" table:style-name="ce1">
            <text:p>-0.61374</text:p>
          </table:table-cell>
          <table:table-cell office:value-type="float" office:value="1.0377000000000001" table:style-name="ce1">
            <text:p>1.0377</text:p>
          </table:table-cell>
          <table:table-cell office:value-type="float" office:value="1.53434" table:style-name="ce1">
            <text:p>1.534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6"/>
          <table:table-cell office:value-type="float" table:style-name="ce1" office:value="0.03139"/>
          <table:table-cell office:value-type="float" office:value="0.37436000000000003" table:style-name="ce1">
            <text:p>0.37436</text:p>
          </table:table-cell>
          <table:table-cell office:value-type="float" office:value="0.56409999999999993" table:style-name="ce1">
            <text:p>0.5641</text:p>
          </table:table-cell>
          <table:table-cell office:value-type="float" office:value="-0.56409999999999993" table:style-name="ce1">
            <text:p>-0.5641</text:p>
          </table:table-cell>
          <table:table-cell office:value-type="float" office:value="1.0377000000000001" table:style-name="ce1">
            <text:p>1.0377</text:p>
          </table:table-cell>
          <table:table-cell office:value-type="float" office:value="1.41025" table:style-name="ce1">
            <text:p>1.41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6"/>
          <table:table-cell office:value-type="float" table:style-name="ce1" office:value="0.19644999999999999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77000000000001" table:style-name="ce1">
            <text:p>1.0377</text:p>
          </table:table-cell>
          <table:table-cell office:value-type="float" office:value="0.45500000000000002" table:style-name="ce1">
            <text:p>0.4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6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0878" table:style-name="ce1">
            <text:p>0.10878</text:p>
          </table:table-cell>
          <table:table-cell office:value-type="float" office:value="-0.10878" table:style-name="ce1">
            <text:p>-0.10878</text:p>
          </table:table-cell>
          <table:table-cell office:value-type="float" office:value="1.0377000000000001" table:style-name="ce1">
            <text:p>1.0377</text:p>
          </table:table-cell>
          <table:table-cell office:value-type="float" office:value="0.27196000000000004" table:style-name="ce1">
            <text:p>0.271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7"/>
          <table:table-cell office:value-type="float" table:style-name="ce1" office:value="0.59"/>
          <table:table-cell office:value-type="float" office:value="0.21294000000000002" table:style-name="ce1">
            <text:p>0.21294</text:p>
          </table:table-cell>
          <table:table-cell office:value-type="float" office:value="0.375" table:style-name="ce1">
            <text:p>0.375</text:p>
          </table:table-cell>
          <table:table-cell office:value-type="float" office:value="-0.3" table:style-name="ce1">
            <text:p>-0.3</text:p>
          </table:table-cell>
          <table:table-cell office:value-type="float" office:value="1.0368999999999999" table:style-name="ce1">
            <text:p>1.0369</text:p>
          </table:table-cell>
          <table:table-cell office:value-type="float" office:value="0.75" table:style-name="ce1">
            <text:p>0.75</text:p>
          </table:table-cell>
          <table:table-cell office:value-type="float" office:value="0.375" table:style-name="ce1">
            <text:p>0.3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7"/>
          <table:table-cell office:value-type="float" table:style-name="ce1" office:value="0.513"/>
          <table:table-cell office:value-type="float" office:value="0.15243999999999999" table:style-name="ce1">
            <text:p>0.15244</text:p>
          </table:table-cell>
          <table:table-cell office:value-type="float" office:value="0.27837000000000001" table:style-name="ce1">
            <text:p>0.27837</text:p>
          </table:table-cell>
          <table:table-cell office:value-type="float" office:value="-0.27837000000000001" table:style-name="ce1">
            <text:p>-0.27837</text:p>
          </table:table-cell>
          <table:table-cell office:value-type="float" office:value="1.0368999999999999" table:style-name="ce1">
            <text:p>1.0369</text:p>
          </table:table-cell>
          <table:table-cell office:value-type="float" office:value="0.69593000000000005" table:style-name="ce1">
            <text:p>0.695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7"/>
          <table:table-cell office:value-type="float" table:style-name="ce1" office:value="0.03804"/>
          <table:table-cell office:value-type="float" office:value="0.37438000000000005" table:style-name="ce1">
            <text:p>0.37438</text:p>
          </table:table-cell>
          <table:table-cell office:value-type="float" office:value="0.68369000000000002" table:style-name="ce1">
            <text:p>0.68369</text:p>
          </table:table-cell>
          <table:table-cell office:value-type="float" office:value="-0.68369000000000002" table:style-name="ce1">
            <text:p>-0.68369</text:p>
          </table:table-cell>
          <table:table-cell office:value-type="float" office:value="1.0368999999999999" table:style-name="ce1">
            <text:p>1.0369</text:p>
          </table:table-cell>
          <table:table-cell office:value-type="float" office:value="1.70922" table:style-name="ce1">
            <text:p>1.709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7"/>
          <table:table-cell office:value-type="float" table:style-name="ce1" office:value="0.0790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68999999999999" table:style-name="ce1">
            <text:p>1.0369</text:p>
          </table:table-cell>
          <table:table-cell office:value-type="float" office:value="0.183" table:style-name="ce1">
            <text:p>0.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8"/>
          <table:table-cell office:value-type="float" table:style-name="ce1" office:value="0.08387"/>
          <table:table-cell office:value-type="float" office:value="2.1179999999999997E-2" table:style-name="ce1">
            <text:p>0.02118</text:p>
          </table:table-cell>
          <table:table-cell office:value-type="float" office:value="4.5510000000000002E-2" table:style-name="ce1">
            <text:p>0.04551</text:p>
          </table:table-cell>
          <table:table-cell office:value-type="float" office:value="-4.5510000000000002E-2" table:style-name="ce1">
            <text:p>-0.04551</text:p>
          </table:table-cell>
          <table:table-cell office:value-type="float" office:value="1.018" table:style-name="ce1">
            <text:p>1.018</text:p>
          </table:table-cell>
          <table:table-cell office:value-type="float" office:value="0.11377000000000001" table:style-name="ce1">
            <text:p>0.113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9"/>
          <table:table-cell office:value-type="float" table:style-name="ce1" office:value="0.04308"/>
          <table:table-cell office:value-type="float" office:value="0.22314000000000001" table:style-name="ce1">
            <text:p>0.22314</text:p>
          </table:table-cell>
          <table:table-cell office:value-type="float" office:value="0.77430999999999994" table:style-name="ce1">
            <text:p>0.77431</text:p>
          </table:table-cell>
          <table:table-cell office:value-type="float" office:value="-0.77430999999999994" table:style-name="ce1">
            <text:p>-0.77431</text:p>
          </table:table-cell>
          <table:table-cell office:value-type="float" office:value="1.0353000000000001" table:style-name="ce1">
            <text:p>1.0353</text:p>
          </table:table-cell>
          <table:table-cell office:value-type="float" office:value="1.9357599999999999" table:style-name="ce1">
            <text:p>1.935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9"/>
          <table:table-cell office:value-type="float" table:style-name="ce1" office:value="0.60265"/>
          <table:table-cell office:value-type="float" office:value="9.423999999999999E-2" table:style-name="ce1">
            <text:p>0.09424</text:p>
          </table:table-cell>
          <table:table-cell office:value-type="float" office:value="0.32701999999999998" table:style-name="ce1">
            <text:p>0.32702</text:p>
          </table:table-cell>
          <table:table-cell office:value-type="float" office:value="-0.32701999999999998" table:style-name="ce1">
            <text:p>-0.32702</text:p>
          </table:table-cell>
          <table:table-cell office:value-type="float" office:value="1.0353000000000001" table:style-name="ce1">
            <text:p>1.0353</text:p>
          </table:table-cell>
          <table:table-cell office:value-type="float" office:value="0.81755999999999995" table:style-name="ce1">
            <text:p>0.817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9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0533999999999999" table:style-name="ce1">
            <text:p>0.20534</text:p>
          </table:table-cell>
          <table:table-cell office:value-type="float" office:value="-0.20533999999999999" table:style-name="ce1">
            <text:p>-0.20534</text:p>
          </table:table-cell>
          <table:table-cell office:value-type="float" office:value="1.0353000000000001" table:style-name="ce1">
            <text:p>1.0353</text:p>
          </table:table-cell>
          <table:table-cell office:value-type="float" office:value="0.51336000000000004" table:style-name="ce1">
            <text:p>0.513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0"/>
          <table:table-cell office:value-type="float" table:style-name="ce1" office:value="0.03537"/>
          <table:table-cell office:value-type="float" office:value="0.19048999999999999" table:style-name="ce1">
            <text:p>0.19049</text:p>
          </table:table-cell>
          <table:table-cell office:value-type="float" office:value="0.63578000000000001" table:style-name="ce1">
            <text:p>0.63578</text:p>
          </table:table-cell>
          <table:table-cell office:value-type="float" office:value="-0.63578000000000001" table:style-name="ce1">
            <text:p>-0.63578</text:p>
          </table:table-cell>
          <table:table-cell office:value-type="float" office:value="1.0155000000000001" table:style-name="ce1">
            <text:p>1.0155</text:p>
          </table:table-cell>
          <table:table-cell office:value-type="float" office:value="1.58944" table:style-name="ce1">
            <text:p>1.589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0"/>
          <table:table-cell office:value-type="float" table:style-name="ce1" office:value="0.25223"/>
          <table:table-cell office:value-type="float" office:value="4.1009999999999998E-2" table:style-name="ce1">
            <text:p>0.04101</text:p>
          </table:table-cell>
          <table:table-cell office:value-type="float" office:value="0.13686999999999999" table:style-name="ce1">
            <text:p>0.13687</text:p>
          </table:table-cell>
          <table:table-cell office:value-type="float" office:value="-0.13686999999999999" table:style-name="ce1">
            <text:p>-0.13687</text:p>
          </table:table-cell>
          <table:table-cell office:value-type="float" office:value="1.0155000000000001" table:style-name="ce1">
            <text:p>1.0155</text:p>
          </table:table-cell>
          <table:table-cell office:value-type="float" office:value="0.34218000000000004" table:style-name="ce1">
            <text:p>0.342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9.3100000000000002E-2" table:style-name="ce1">
            <text:p>0.0931</text:p>
          </table:table-cell>
          <table:table-cell office:value-type="float" office:value="-9.3100000000000002E-2" table:style-name="ce1">
            <text:p>-0.0931</text:p>
          </table:table-cell>
          <table:table-cell office:value-type="float" office:value="1.0155000000000001" table:style-name="ce1">
            <text:p>1.0155</text:p>
          </table:table-cell>
          <table:table-cell office:value-type="float" office:value="0.23274" table:style-name="ce1">
            <text:p>0.232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1"/>
          <table:table-cell office:value-type="float" table:style-name="ce1" office:value="0.072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42" table:style-name="ce1">
            <text:p>1.0342</text:p>
          </table:table-cell>
          <table:table-cell office:value-type="float" office:value="0.16699999999999998" table:style-name="ce1">
            <text:p>0.1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1"/>
          <table:table-cell office:value-type="float" table:style-name="ce1" office:value="0.9633400000000001"/>
          <table:table-cell office:value-type="float" office:value="0.29661999999999999" table:style-name="ce1">
            <text:p>0.29662</text:p>
          </table:table-cell>
          <table:table-cell office:value-type="float" office:value="0.52274999999999994" table:style-name="ce1">
            <text:p>0.52275</text:p>
          </table:table-cell>
          <table:table-cell office:value-type="float" office:value="-0.52274999999999994" table:style-name="ce1">
            <text:p>-0.52275</text:p>
          </table:table-cell>
          <table:table-cell office:value-type="float" office:value="1.0342" table:style-name="ce1">
            <text:p>1.0342</text:p>
          </table:table-cell>
          <table:table-cell office:value-type="float" office:value="1.3068600000000001" table:style-name="ce1">
            <text:p>1.306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1"/>
          <table:table-cell office:value-type="float" table:style-name="ce1" office:value="0.056900000000000006"/>
          <table:table-cell office:value-type="float" office:value="0.58033999999999997" table:style-name="ce1">
            <text:p>0.58034</text:p>
          </table:table-cell>
          <table:table-cell office:value-type="float" office:value="1.02277" table:style-name="ce1">
            <text:p>1.02277</text:p>
          </table:table-cell>
          <table:table-cell office:value-type="float" office:value="-1.02277" table:style-name="ce1">
            <text:p>-1.02277</text:p>
          </table:table-cell>
          <table:table-cell office:value-type="float" office:value="1.0342" table:style-name="ce1">
            <text:p>1.0342</text:p>
          </table:table-cell>
          <table:table-cell office:value-type="float" office:value="2.5569100000000002" table:style-name="ce1">
            <text:p>2.556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2"/>
          <table:table-cell office:value-type="float" table:style-name="ce1" office:value="1.29529"/>
          <table:table-cell office:value-type="float" office:value="0.49475999999999998" table:style-name="ce1">
            <text:p>0.49476</text:p>
          </table:table-cell>
          <table:table-cell office:value-type="float" office:value="0.70287000000000011" table:style-name="ce1">
            <text:p>0.70287</text:p>
          </table:table-cell>
          <table:table-cell office:value-type="float" office:value="-0.70287000000000011" table:style-name="ce1">
            <text:p>-0.70287</text:p>
          </table:table-cell>
          <table:table-cell office:value-type="float" office:value="1.0235000000000001" table:style-name="ce1">
            <text:p>1.0235</text:p>
          </table:table-cell>
          <table:table-cell office:value-type="float" office:value="1.75718" table:style-name="ce1">
            <text:p>1.757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0017" table:style-name="ce1">
            <text:p>0.10017</text:p>
          </table:table-cell>
          <table:table-cell office:value-type="float" office:value="-0.10017" table:style-name="ce1">
            <text:p>-0.10017</text:p>
          </table:table-cell>
          <table:table-cell office:value-type="float" office:value="1.0235000000000001" table:style-name="ce1">
            <text:p>1.0235</text:p>
          </table:table-cell>
          <table:table-cell office:value-type="float" office:value="0.25044" table:style-name="ce1">
            <text:p>0.250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3"/>
          <table:table-cell office:value-type="float" table:style-name="ce1" office:value="0.017689999999999997"/>
          <table:table-cell office:value-type="float" office:value="0.13041" table:style-name="ce1">
            <text:p>0.13041</text:p>
          </table:table-cell>
          <table:table-cell office:value-type="float" office:value="0.31792000000000004" table:style-name="ce1">
            <text:p>0.31792</text:p>
          </table:table-cell>
          <table:table-cell office:value-type="float" office:value="-0.31792000000000004" table:style-name="ce1">
            <text:p>-0.31792</text:p>
          </table:table-cell>
          <table:table-cell office:value-type="float" office:value="1.0347" table:style-name="ce1">
            <text:p>1.0347</text:p>
          </table:table-cell>
          <table:table-cell office:value-type="float" office:value="0.79480999999999991" table:style-name="ce1">
            <text:p>0.794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174" table:style-name="ce1">
            <text:p>0.1174</text:p>
          </table:table-cell>
          <table:table-cell office:value-type="float" office:value="-0.1174" table:style-name="ce1">
            <text:p>-0.1174</text:p>
          </table:table-cell>
          <table:table-cell office:value-type="float" office:value="1.0359" table:style-name="ce1">
            <text:p>1.0359</text:p>
          </table:table-cell>
          <table:table-cell office:value-type="float" office:value="0.29349000000000003" table:style-name="ce1">
            <text:p>0.293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4"/>
          <table:table-cell office:value-type="float" table:style-name="ce1" office:value="0.061959999999999994"/>
          <table:table-cell office:value-type="float" office:value="1.67E-3" table:style-name="ce1">
            <text:p>0.00167</text:p>
          </table:table-cell>
          <table:table-cell office:value-type="float" office:value="3.3620000000000004E-2" table:style-name="ce1">
            <text:p>0.03362</text:p>
          </table:table-cell>
          <table:table-cell office:value-type="float" office:value="-3.3620000000000004E-2" table:style-name="ce1">
            <text:p>-0.03362</text:p>
          </table:table-cell>
          <table:table-cell office:value-type="float" office:value="1.0359" table:style-name="ce1">
            <text:p>1.0359</text:p>
          </table:table-cell>
          <table:table-cell office:value-type="float" office:value="8.406000000000001E-2" table:style-name="ce1">
            <text:p>0.084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5"/>
          <table:table-cell office:value-type="float" table:style-name="ce1" office:value="0.03986"/>
          <table:table-cell office:value-type="float" office:value="0.47249999999999998" table:style-name="ce1">
            <text:p>0.4725</text:p>
          </table:table-cell>
          <table:table-cell office:value-type="float" office:value="0.71636999999999995" table:style-name="ce1">
            <text:p>0.71637</text:p>
          </table:table-cell>
          <table:table-cell office:value-type="float" office:value="-0.71636999999999995" table:style-name="ce1">
            <text:p>-0.71637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1.7909200000000001" table:style-name="ce1">
            <text:p>1.790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5"/>
          <table:table-cell office:value-type="float" table:style-name="ce1" office:value="0.02116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5"/>
          <table:table-cell office:value-type="float" table:style-name="ce1" office:value="0.21800999999999998"/>
          <table:table-cell office:value-type="float" office:value="7.8030000000000002E-2" table:style-name="ce1">
            <text:p>0.07803</text:p>
          </table:table-cell>
          <table:table-cell office:value-type="float" office:value="0.1183" table:style-name="ce1">
            <text:p>0.1183</text:p>
          </table:table-cell>
          <table:table-cell office:value-type="float" office:value="-0.1183" table:style-name="ce1">
            <text:p>-0.1183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29575000000000001" table:style-name="ce1">
            <text:p>0.295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6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2847" table:style-name="ce1">
            <text:p>0.12847</text:p>
          </table:table-cell>
          <table:table-cell office:value-type="float" office:value="-0.12847" table:style-name="ce1">
            <text:p>-0.12847</text:p>
          </table:table-cell>
          <table:table-cell office:value-type="float" office:value="1.028" table:style-name="ce1">
            <text:p>1.028</text:p>
          </table:table-cell>
          <table:table-cell office:value-type="float" office:value="0.32116" table:style-name="ce1">
            <text:p>0.321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6"/>
          <table:table-cell office:value-type="float" table:style-name="ce1" office:value="0.0285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" table:style-name="ce1">
            <text:p>1.028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6"/>
          <table:table-cell office:value-type="float" table:style-name="ce1" office:value="0.061959999999999994"/>
          <table:table-cell office:value-type="float" office:value="1.0549999999999999E-2" table:style-name="ce1">
            <text:p>0.01055</text:p>
          </table:table-cell>
          <table:table-cell office:value-type="float" office:value="3.3620000000000004E-2" table:style-name="ce1">
            <text:p>0.03362</text:p>
          </table:table-cell>
          <table:table-cell office:value-type="float" office:value="-3.3620000000000004E-2" table:style-name="ce1">
            <text:p>-0.03362</text:p>
          </table:table-cell>
          <table:table-cell office:value-type="float" office:value="1.028" table:style-name="ce1">
            <text:p>1.028</text:p>
          </table:table-cell>
          <table:table-cell office:value-type="float" office:value="8.406000000000001E-2" table:style-name="ce1">
            <text:p>0.084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7"/>
          <table:table-cell office:value-type="float" table:style-name="ce1" office:value="0.08455"/>
          <table:table-cell office:value-type="float" office:value="4.2300000000000003E-3" table:style-name="ce1">
            <text:p>0.00423</text:p>
          </table:table-cell>
          <table:table-cell office:value-type="float" office:value="4.5880000000000004E-2" table:style-name="ce1">
            <text:p>0.04588</text:p>
          </table:table-cell>
          <table:table-cell office:value-type="float" office:value="-4.5880000000000004E-2" table:style-name="ce1">
            <text:p>-0.04588</text:p>
          </table:table-cell>
          <table:table-cell office:value-type="float" office:value="1.0319" table:style-name="ce1">
            <text:p>1.0319</text:p>
          </table:table-cell>
          <table:table-cell office:value-type="float" office:value="0.11470000000000001" table:style-name="ce1">
            <text:p>0.11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9.3100000000000002E-2" table:style-name="ce1">
            <text:p>0.0931</text:p>
          </table:table-cell>
          <table:table-cell office:value-type="float" office:value="-9.3100000000000002E-2" table:style-name="ce1">
            <text:p>-0.0931</text:p>
          </table:table-cell>
          <table:table-cell office:value-type="float" office:value="1.0319" table:style-name="ce1">
            <text:p>1.0319</text:p>
          </table:table-cell>
          <table:table-cell office:value-type="float" office:value="0.23274" table:style-name="ce1">
            <text:p>0.232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70659000000000005" table:style-name="ce1">
            <text:p>0.70659</text:p>
          </table:table-cell>
          <table:table-cell office:value-type="float" office:value="-0.70659000000000005" table:style-name="ce1">
            <text:p>-0.70659</text:p>
          </table:table-cell>
          <table:table-cell office:value-type="float" office:value="1.0196000000000001" table:style-name="ce1">
            <text:p>1.0196</text:p>
          </table:table-cell>
          <table:table-cell office:value-type="float" office:value="1.76647" table:style-name="ce1">
            <text:p>1.766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8"/>
          <table:table-cell office:value-type="float" table:style-name="ce1" office:value="0.02979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96000000000001" table:style-name="ce1">
            <text:p>1.0196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9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9.3100000000000002E-2" table:style-name="ce1">
            <text:p>0.0931</text:p>
          </table:table-cell>
          <table:table-cell office:value-type="float" office:value="-9.3100000000000002E-2" table:style-name="ce1">
            <text:p>-0.0931</text:p>
          </table:table-cell>
          <table:table-cell office:value-type="float" office:value="1.0248999999999999" table:style-name="ce1">
            <text:p>1.0249</text:p>
          </table:table-cell>
          <table:table-cell office:value-type="float" office:value="0.23274" table:style-name="ce1">
            <text:p>0.232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9"/>
          <table:table-cell office:value-type="float" table:style-name="ce1" office:value="0.10851000000000001"/>
          <table:table-cell office:value-type="float" office:value="1.6E-2" table:style-name="ce1">
            <text:p>0.016</text:p>
          </table:table-cell>
          <table:table-cell office:value-type="float" office:value="5.8880000000000002E-2" table:style-name="ce1">
            <text:p>0.05888</text:p>
          </table:table-cell>
          <table:table-cell office:value-type="float" office:value="-5.8880000000000002E-2" table:style-name="ce1">
            <text:p>-0.05888</text:p>
          </table:table-cell>
          <table:table-cell office:value-type="float" office:value="1.0248999999999999" table:style-name="ce1">
            <text:p>1.0249</text:p>
          </table:table-cell>
          <table:table-cell office:value-type="float" office:value="0.1472" table:style-name="ce1">
            <text:p>0.14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0"/>
          <table:table-cell office:value-type="float" table:style-name="ce1" office:value="0.15299"/>
          <table:table-cell office:value-type="float" office:value="4.5119999999999993E-2" table:style-name="ce1">
            <text:p>0.04512</text:p>
          </table:table-cell>
          <table:table-cell office:value-type="float" office:value="8.3019999999999997E-2" table:style-name="ce1">
            <text:p>0.08302</text:p>
          </table:table-cell>
          <table:table-cell office:value-type="float" office:value="-8.3019999999999997E-2" table:style-name="ce1">
            <text:p>-0.08302</text:p>
          </table:table-cell>
          <table:table-cell office:value-type="float" office:value="1.0378000000000001" table:style-name="ce1">
            <text:p>1.0378</text:p>
          </table:table-cell>
          <table:table-cell office:value-type="float" office:value="0.20754999999999998" table:style-name="ce1">
            <text:p>0.207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9.3409999999999993E-2" table:style-name="ce1">
            <text:p>0.09341</text:p>
          </table:table-cell>
          <table:table-cell office:value-type="float" office:value="-9.3409999999999993E-2" table:style-name="ce1">
            <text:p>-0.09341</text:p>
          </table:table-cell>
          <table:table-cell office:value-type="float" office:value="1.0378000000000001" table:style-name="ce1">
            <text:p>1.0378</text:p>
          </table:table-cell>
          <table:table-cell office:value-type="float" office:value="0.23352000000000001" table:style-name="ce1">
            <text:p>0.233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0"/>
          <table:table-cell office:value-type="float" table:style-name="ce1" office:value="0.11917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78000000000001" table:style-name="ce1">
            <text:p>1.0378</text:p>
          </table:table-cell>
          <table:table-cell office:value-type="float" office:value="0.27600000000000002" table:style-name="ce1">
            <text:p>0.2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0"/>
          <table:table-cell office:value-type="float" table:style-name="ce1" office:value="0.05409"/>
          <table:table-cell office:value-type="float" office:value="0.52849999999999997" table:style-name="ce1">
            <text:p>0.5285</text:p>
          </table:table-cell>
          <table:table-cell office:value-type="float" office:value="0.97226000000000001" table:style-name="ce1">
            <text:p>0.97226</text:p>
          </table:table-cell>
          <table:table-cell office:value-type="float" office:value="-0.97226000000000001" table:style-name="ce1">
            <text:p>-0.97226</text:p>
          </table:table-cell>
          <table:table-cell office:value-type="float" office:value="1.0378000000000001" table:style-name="ce1">
            <text:p>1.0378</text:p>
          </table:table-cell>
          <table:table-cell office:value-type="float" office:value="2.4306399999999999" table:style-name="ce1">
            <text:p>2.430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2"/>
          <table:table-cell office:value-type="float" table:style-name="ce1" office:value="0.03185"/>
          <table:table-cell office:value-type="float" office:value="4.9100000000000003E-3" table:style-name="ce1">
            <text:p>0.00491</text:p>
          </table:table-cell>
          <table:table-cell office:value-type="float" office:value="1.728E-2" table:style-name="ce1">
            <text:p>0.01728</text:p>
          </table:table-cell>
          <table:table-cell office:value-type="float" office:value="-1.728E-2" table:style-name="ce1">
            <text:p>-0.01728</text:p>
          </table:table-cell>
          <table:table-cell office:value-type="float" office:value="1.0333000000000001" table:style-name="ce1">
            <text:p>1.0333</text:p>
          </table:table-cell>
          <table:table-cell office:value-type="float" office:value="4.3209999999999998E-2" table:style-name="ce1">
            <text:p>0.043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2"/>
          <table:table-cell office:value-type="float" table:style-name="ce1" office:value="0.053680000000000005"/>
          <table:table-cell office:value-type="float" office:value="0.27418999999999999" table:style-name="ce1">
            <text:p>0.27419</text:p>
          </table:table-cell>
          <table:table-cell office:value-type="float" office:value="0.96483000000000008" table:style-name="ce1">
            <text:p>0.96483</text:p>
          </table:table-cell>
          <table:table-cell office:value-type="float" office:value="-0.96483000000000008" table:style-name="ce1">
            <text:p>-0.96483</text:p>
          </table:table-cell>
          <table:table-cell office:value-type="float" office:value="1.0333000000000001" table:style-name="ce1">
            <text:p>1.0333</text:p>
          </table:table-cell>
          <table:table-cell office:value-type="float" office:value="2.4120699999999999" table:style-name="ce1">
            <text:p>2.41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3"/>
          <table:table-cell office:value-type="float" table:style-name="ce1" office:value="0.03265"/>
          <table:table-cell office:value-type="float" office:value="0.22867999999999999" table:style-name="ce1">
            <text:p>0.22868</text:p>
          </table:table-cell>
          <table:table-cell office:value-type="float" office:value="0.58674999999999999" table:style-name="ce1">
            <text:p>0.58675</text:p>
          </table:table-cell>
          <table:table-cell office:value-type="float" office:value="-0.58674999999999999" table:style-name="ce1">
            <text:p>-0.58675</text:p>
          </table:table-cell>
          <table:table-cell office:value-type="float" office:value="1.0304" table:style-name="ce1">
            <text:p>1.0304</text:p>
          </table:table-cell>
          <table:table-cell office:value-type="float" office:value="1.46688" table:style-name="ce1">
            <text:p>1.466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3"/>
          <table:table-cell office:value-type="float" table:style-name="ce1" office:value="2.78458"/>
          <table:table-cell office:value-type="float" office:value="0.58889999999999998" table:style-name="ce1">
            <text:p>0.5889</text:p>
          </table:table-cell>
          <table:table-cell office:value-type="float" office:value="1.51102" table:style-name="ce1">
            <text:p>1.51102</text:p>
          </table:table-cell>
          <table:table-cell office:value-type="float" office:value="-1.51102" table:style-name="ce1">
            <text:p>-1.51102</text:p>
          </table:table-cell>
          <table:table-cell office:value-type="float" office:value="1.0304" table:style-name="ce1">
            <text:p>1.0304</text:p>
          </table:table-cell>
          <table:table-cell office:value-type="float" office:value="3.7775400000000001" table:style-name="ce1">
            <text:p>3.777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0171" table:style-name="ce1">
            <text:p>0.20171</text:p>
          </table:table-cell>
          <table:table-cell office:value-type="float" office:value="-0.20171" table:style-name="ce1">
            <text:p>-0.20171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0.50427999999999995" table:style-name="ce1">
            <text:p>0.504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174" table:style-name="ce1">
            <text:p>0.1174</text:p>
          </table:table-cell>
          <table:table-cell office:value-type="float" office:value="-0.1174" table:style-name="ce1">
            <text:p>-0.1174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0.29349000000000003" table:style-name="ce1">
            <text:p>0.293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5"/>
          <table:table-cell office:value-type="float" table:style-name="ce1" office:value="0.05854"/>
          <table:table-cell office:value-type="float" office:value="6.4000000000000005E-4" table:style-name="ce1">
            <text:p>0.00064</text:p>
          </table:table-cell>
          <table:table-cell office:value-type="float" office:value="3.177E-2" table:style-name="ce1">
            <text:p>0.03177</text:p>
          </table:table-cell>
          <table:table-cell office:value-type="float" office:value="-3.177E-2" table:style-name="ce1">
            <text:p>-0.03177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7.9420000000000004E-2" table:style-name="ce1">
            <text:p>0.079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8467" table:style-name="ce1">
            <text:p>0.18467</text:p>
          </table:table-cell>
          <table:table-cell office:value-type="float" office:value="-0.18467" table:style-name="ce1">
            <text:p>-0.18467</text:p>
          </table:table-cell>
          <table:table-cell office:value-type="float" office:value="1.0290999999999999" table:style-name="ce1">
            <text:p>1.0291</text:p>
          </table:table-cell>
          <table:table-cell office:value-type="float" office:value="0.46167000000000002" table:style-name="ce1">
            <text:p>0.461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7"/>
          <table:table-cell office:value-type="float" table:style-name="ce1" office:value="0.03253"/>
          <table:table-cell office:value-type="float" office:value="5.4400000000000004E-3" table:style-name="ce1">
            <text:p>0.00544</text:p>
          </table:table-cell>
          <table:table-cell office:value-type="float" office:value="1.7649999999999999E-2" table:style-name="ce1">
            <text:p>0.01765</text:p>
          </table:table-cell>
          <table:table-cell office:value-type="float" office:value="-1.7649999999999999E-2" table:style-name="ce1">
            <text:p>-0.01765</text:p>
          </table:table-cell>
          <table:table-cell office:value-type="float" office:value="1.0290999999999999" table:style-name="ce1">
            <text:p>1.0291</text:p>
          </table:table-cell>
          <table:table-cell office:value-type="float" office:value="4.4139999999999999E-2" table:style-name="ce1">
            <text:p>0.044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38500999999999996"/>
          <table:table-cell office:value-type="float" office:value="1.057E-2" table:style-name="ce1">
            <text:p>0.01057</text:p>
          </table:table-cell>
          <table:table-cell office:value-type="float" office:value="0.20891999999999999" table:style-name="ce1">
            <text:p>0.20892</text:p>
          </table:table-cell>
          <table:table-cell office:value-type="float" office:value="-0.20891999999999999" table:style-name="ce1">
            <text:p>-0.20892</text:p>
          </table:table-cell>
          <table:table-cell office:value-type="float" office:value="1.0198" table:style-name="ce1">
            <text:p>1.0198</text:p>
          </table:table-cell>
          <table:table-cell office:value-type="float" office:value="0.52229999999999999" table:style-name="ce1">
            <text:p>0.52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08800000000000001"/>
          <table:table-cell office:value-type="float" office:value="5.3E-3" table:style-name="ce1">
            <text:p>0.0053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198" table:style-name="ce1">
            <text:p>1.0198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08800000000000001"/>
          <table:table-cell office:value-type="float" office:value="5.3E-3" table:style-name="ce1">
            <text:p>0.0053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198" table:style-name="ce1">
            <text:p>1.0198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404" table:style-name="ce1">
            <text:p>0.2404</text:p>
          </table:table-cell>
          <table:table-cell office:value-type="float" office:value="-0.2404" table:style-name="ce1">
            <text:p>-0.2404</text:p>
          </table:table-cell>
          <table:table-cell office:value-type="float" office:value="1.0198" table:style-name="ce1">
            <text:p>1.0198</text:p>
          </table:table-cell>
          <table:table-cell office:value-type="float" office:value="0.60099999999999998" table:style-name="ce1">
            <text:p>0.6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25" table:style-name="ce1">
            <text:p>0.125</text:p>
          </table:table-cell>
          <table:table-cell office:value-type="float" office:value="-0.1" table:style-name="ce1">
            <text:p>-0.1</text:p>
          </table:table-cell>
          <table:table-cell office:value-type="float" office:value="1.0198" table:style-name="ce1">
            <text:p>1.0198</text:p>
          </table:table-cell>
          <table:table-cell office:value-type="float" office:value="0.25" table:style-name="ce1">
            <text:p>0.25</text:p>
          </table:table-cell>
          <table:table-cell office:value-type="float" office:value="0.125" table:style-name="ce1">
            <text:p>0.12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-3.2000000000000001E-2" table:style-name="ce1">
            <text:p>-0.032</text:p>
          </table:table-cell>
          <table:table-cell office:value-type="float" office:value="1.0198" table:style-name="ce1">
            <text:p>1.0198</text:p>
          </table:table-cell>
          <table:table-cell office:value-type="float" office:value="0.08" table:style-name="ce1">
            <text:p>0.08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08800000000000001"/>
          <table:table-cell office:value-type="float" office:value="5.3E-3" table:style-name="ce1">
            <text:p>0.0053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198" table:style-name="ce1">
            <text:p>1.0198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-3.2000000000000001E-2" table:style-name="ce1">
            <text:p>-0.032</text:p>
          </table:table-cell>
          <table:table-cell office:value-type="float" office:value="1.0198" table:style-name="ce1">
            <text:p>1.0198</text:p>
          </table:table-cell>
          <table:table-cell office:value-type="float" office:value="0.08" table:style-name="ce1">
            <text:p>0.08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0436"/>
          <table:table-cell office:value-type="float" office:value="3.9640000000000002E-2" table:style-name="ce1">
            <text:p>0.03964</text:p>
          </table:table-cell>
          <table:table-cell office:value-type="float" office:value="0.7835899999999999" table:style-name="ce1">
            <text:p>0.78359</text:p>
          </table:table-cell>
          <table:table-cell office:value-type="float" office:value="-0.7835899999999999" table:style-name="ce1">
            <text:p>-0.78359</text:p>
          </table:table-cell>
          <table:table-cell office:value-type="float" office:value="1.0198" table:style-name="ce1">
            <text:p>1.0198</text:p>
          </table:table-cell>
          <table:table-cell office:value-type="float" office:value="1.9589799999999999" table:style-name="ce1">
            <text:p>1.958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02418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98" table:style-name="ce1">
            <text:p>1.0198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08800000000000001"/>
          <table:table-cell office:value-type="float" office:value="5.3E-3" table:style-name="ce1">
            <text:p>0.0053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198" table:style-name="ce1">
            <text:p>1.0198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9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9.3100000000000002E-2" table:style-name="ce1">
            <text:p>0.0931</text:p>
          </table:table-cell>
          <table:table-cell office:value-type="float" office:value="-9.3100000000000002E-2" table:style-name="ce1">
            <text:p>-0.0931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0.23274" table:style-name="ce1">
            <text:p>0.232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9"/>
          <table:table-cell office:value-type="float" table:style-name="ce1" office:value="0.20980000000000001"/>
          <table:table-cell office:value-type="float" office:value="6.7919999999999994E-2" table:style-name="ce1">
            <text:p>0.06792</text:p>
          </table:table-cell>
          <table:table-cell office:value-type="float" office:value="0.11384" table:style-name="ce1">
            <text:p>0.11384</text:p>
          </table:table-cell>
          <table:table-cell office:value-type="float" office:value="-0.11384" table:style-name="ce1">
            <text:p>-0.11384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0.28460999999999997" table:style-name="ce1">
            <text:p>0.284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9"/>
          <table:table-cell office:value-type="float" table:style-name="ce1" office:value="0.04836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0.05097"/>
          <table:table-cell office:value-type="float" office:value="0.10587999999999999" table:style-name="ce1">
            <text:p>0.10588</text:p>
          </table:table-cell>
          <table:table-cell office:value-type="float" office:value="0.91617999999999999" table:style-name="ce1">
            <text:p>0.91618</text:p>
          </table:table-cell>
          <table:table-cell office:value-type="float" office:value="-0.91617999999999999" table:style-name="ce1">
            <text:p>-0.91618</text:p>
          </table:table-cell>
          <table:table-cell office:value-type="float" office:value="1.0255000000000001" table:style-name="ce1">
            <text:p>1.0255</text:p>
          </table:table-cell>
          <table:table-cell office:value-type="float" office:value="2.2904400000000003" table:style-name="ce1">
            <text:p>2.290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9.3409999999999993E-2" table:style-name="ce1">
            <text:p>0.09341</text:p>
          </table:table-cell>
          <table:table-cell office:value-type="float" office:value="-9.3409999999999993E-2" table:style-name="ce1">
            <text:p>-0.09341</text:p>
          </table:table-cell>
          <table:table-cell office:value-type="float" office:value="1.0255000000000001" table:style-name="ce1">
            <text:p>1.0255</text:p>
          </table:table-cell>
          <table:table-cell office:value-type="float" office:value="0.23352000000000001" table:style-name="ce1">
            <text:p>0.233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0.1157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55000000000001" table:style-name="ce1">
            <text:p>1.0255</text:p>
          </table:table-cell>
          <table:table-cell office:value-type="float" office:value="0.26800000000000002" table:style-name="ce1">
            <text:p>0.2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0.19952999999999999"/>
          <table:table-cell office:value-type="float" office:value="1.2509999999999999E-2" table:style-name="ce1">
            <text:p>0.01251</text:p>
          </table:table-cell>
          <table:table-cell office:value-type="float" office:value="0.10827000000000001" table:style-name="ce1">
            <text:p>0.10827</text:p>
          </table:table-cell>
          <table:table-cell office:value-type="float" office:value="-0.10827000000000001" table:style-name="ce1">
            <text:p>-0.10827</text:p>
          </table:table-cell>
          <table:table-cell office:value-type="float" office:value="1.0255000000000001" table:style-name="ce1">
            <text:p>1.0255</text:p>
          </table:table-cell>
          <table:table-cell office:value-type="float" office:value="0.27068000000000003" table:style-name="ce1">
            <text:p>0.270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0.14248"/>
          <table:table-cell office:value-type="float" office:value="1.4159999999999999E-2" table:style-name="ce1">
            <text:p>0.01416</text:p>
          </table:table-cell>
          <table:table-cell office:value-type="float" office:value="0.12256" table:style-name="ce1">
            <text:p>0.12256</text:p>
          </table:table-cell>
          <table:table-cell office:value-type="float" office:value="-0.12256" table:style-name="ce1">
            <text:p>-0.12256</text:p>
          </table:table-cell>
          <table:table-cell office:value-type="float" office:value="1.0255000000000001" table:style-name="ce1">
            <text:p>1.0255</text:p>
          </table:table-cell>
          <table:table-cell office:value-type="float" office:value="0.30640000000000001" table:style-name="ce1">
            <text:p>0.30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1"/>
          <table:table-cell office:value-type="float" table:style-name="ce1" office:value="0.03182"/>
          <table:table-cell office:value-type="float" office:value="3.4680000000000002E-2" table:style-name="ce1">
            <text:p>0.03468</text:p>
          </table:table-cell>
          <table:table-cell office:value-type="float" office:value="0.57189999999999996" table:style-name="ce1">
            <text:p>0.5719</text:p>
          </table:table-cell>
          <table:table-cell office:value-type="float" office:value="-0.57189999999999996" table:style-name="ce1">
            <text:p>-0.5719</text:p>
          </table:table-cell>
          <table:table-cell office:value-type="float" office:value="1.0294000000000001" table:style-name="ce1">
            <text:p>1.0294</text:p>
          </table:table-cell>
          <table:table-cell office:value-type="float" office:value="1.4297399999999998" table:style-name="ce1">
            <text:p>1.429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1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9.3409999999999993E-2" table:style-name="ce1">
            <text:p>0.09341</text:p>
          </table:table-cell>
          <table:table-cell office:value-type="float" office:value="-9.3409999999999993E-2" table:style-name="ce1">
            <text:p>-0.09341</text:p>
          </table:table-cell>
          <table:table-cell office:value-type="float" office:value="1.0294000000000001" table:style-name="ce1">
            <text:p>1.0294</text:p>
          </table:table-cell>
          <table:table-cell office:value-type="float" office:value="0.23352000000000001" table:style-name="ce1">
            <text:p>0.233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2"/>
          <table:table-cell office:value-type="float" table:style-name="ce1" office:value="0.053070000000000006"/>
          <table:table-cell office:value-type="float" office:value="1.4099999999999998E-3" table:style-name="ce1">
            <text:p>0.00141</text:p>
          </table:table-cell>
          <table:table-cell office:value-type="float" office:value="2.8799999999999999E-2" table:style-name="ce1">
            <text:p>0.0288</text:p>
          </table:table-cell>
          <table:table-cell office:value-type="float" office:value="-2.8799999999999999E-2" table:style-name="ce1">
            <text:p>-0.0288</text:p>
          </table:table-cell>
          <table:table-cell office:value-type="float" office:value="1.0257000000000001" table:style-name="ce1">
            <text:p>1.0257</text:p>
          </table:table-cell>
          <table:table-cell office:value-type="float" office:value="7.1989999999999998E-2" table:style-name="ce1">
            <text:p>0.071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0324999999999999" table:style-name="ce1">
            <text:p>0.10325</text:p>
          </table:table-cell>
          <table:table-cell office:value-type="float" office:value="-0.10324999999999999" table:style-name="ce1">
            <text:p>-0.10325</text:p>
          </table:table-cell>
          <table:table-cell office:value-type="float" office:value="1.0257000000000001" table:style-name="ce1">
            <text:p>1.0257</text:p>
          </table:table-cell>
          <table:table-cell office:value-type="float" office:value="0.25812000000000002" table:style-name="ce1">
            <text:p>0.258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3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-0.16" table:style-name="ce1">
            <text:p>-0.16</text:p>
          </table:table-cell>
          <table:table-cell office:value-type="float" office:value="1.038" table:style-name="ce1">
            <text:p>1.038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3"/>
          <table:table-cell office:value-type="float" table:style-name="ce1" office:value="0.02706"/>
          <table:table-cell office:value-type="float" office:value="6.0799999999999995E-3" table:style-name="ce1">
            <text:p>0.00608</text:p>
          </table:table-cell>
          <table:table-cell office:value-type="float" office:value="1.468E-2" table:style-name="ce1">
            <text:p>0.01468</text:p>
          </table:table-cell>
          <table:table-cell office:value-type="float" office:value="-1.468E-2" table:style-name="ce1">
            <text:p>-0.01468</text:p>
          </table:table-cell>
          <table:table-cell office:value-type="float" office:value="1.038" table:style-name="ce1">
            <text:p>1.038</text:p>
          </table:table-cell>
          <table:table-cell office:value-type="float" office:value="3.671E-2" table:style-name="ce1">
            <text:p>0.036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3"/>
          <table:table-cell office:value-type="float" table:style-name="ce1" office:value="0.08721999999999999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8" table:style-name="ce1">
            <text:p>1.038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3"/>
          <table:table-cell office:value-type="float" table:style-name="ce1" office:value="0.08426"/>
          <table:table-cell office:value-type="float" office:value="0.62773000000000001" table:style-name="ce1">
            <text:p>0.62773</text:p>
          </table:table-cell>
          <table:table-cell office:value-type="float" office:value="1.5144900000000001" table:style-name="ce1">
            <text:p>1.51449</text:p>
          </table:table-cell>
          <table:table-cell office:value-type="float" office:value="-1.5144900000000001" table:style-name="ce1">
            <text:p>-1.51449</text:p>
          </table:table-cell>
          <table:table-cell office:value-type="float" office:value="1.038" table:style-name="ce1">
            <text:p>1.038</text:p>
          </table:table-cell>
          <table:table-cell office:value-type="float" office:value="3.7862200000000001" table:style-name="ce1">
            <text:p>3.786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4"/>
          <table:table-cell office:value-type="float" table:style-name="ce1" office:value="0.04188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4"/>
          <table:table-cell office:value-type="float" table:style-name="ce1" office:value="0.07862"/>
          <table:table-cell office:value-type="float" office:value="0.32682" table:style-name="ce1">
            <text:p>0.32682</text:p>
          </table:table-cell>
          <table:table-cell office:value-type="float" office:value="1.4131" table:style-name="ce1">
            <text:p>1.4131</text:p>
          </table:table-cell>
          <table:table-cell office:value-type="float" office:value="-1.4131" table:style-name="ce1">
            <text:p>-1.4131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3.53274" table:style-name="ce1">
            <text:p>3.532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5"/>
          <table:table-cell office:value-type="float" table:style-name="ce1" office:value="0.14683"/>
          <table:table-cell office:value-type="float" office:value="3.8740000000000004E-2" table:style-name="ce1">
            <text:p>0.03874</text:p>
          </table:table-cell>
          <table:table-cell office:value-type="float" office:value="7.9680000000000001E-2" table:style-name="ce1">
            <text:p>0.07968</text:p>
          </table:table-cell>
          <table:table-cell office:value-type="float" office:value="-7.9680000000000001E-2" table:style-name="ce1">
            <text:p>-0.07968</text:p>
          </table:table-cell>
          <table:table-cell office:value-type="float" office:value="1.0247999999999999" table:style-name="ce1">
            <text:p>1.0248</text:p>
          </table:table-cell>
          <table:table-cell office:value-type="float" office:value="0.19919000000000001" table:style-name="ce1">
            <text:p>0.199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6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9.3100000000000002E-2" table:style-name="ce1">
            <text:p>0.0931</text:p>
          </table:table-cell>
          <table:table-cell office:value-type="float" office:value="-9.3100000000000002E-2" table:style-name="ce1">
            <text:p>-0.0931</text:p>
          </table:table-cell>
          <table:table-cell office:value-type="float" office:value="1.0356000000000001" table:style-name="ce1">
            <text:p>1.0356</text:p>
          </table:table-cell>
          <table:table-cell office:value-type="float" office:value="0.23274" table:style-name="ce1">
            <text:p>0.232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6"/>
          <table:table-cell office:value-type="float" table:style-name="ce1" office:value="0.04386999999999999"/>
          <table:table-cell office:value-type="float" office:value="0.50773000000000001" table:style-name="ce1">
            <text:p>0.50773</text:p>
          </table:table-cell>
          <table:table-cell office:value-type="float" office:value="0.78842000000000001" table:style-name="ce1">
            <text:p>0.78842</text:p>
          </table:table-cell>
          <table:table-cell office:value-type="float" office:value="-0.78842000000000001" table:style-name="ce1">
            <text:p>-0.78842</text:p>
          </table:table-cell>
          <table:table-cell office:value-type="float" office:value="1.0356000000000001" table:style-name="ce1">
            <text:p>1.0356</text:p>
          </table:table-cell>
          <table:table-cell office:value-type="float" office:value="1.97105" table:style-name="ce1">
            <text:p>1.971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6"/>
          <table:table-cell office:value-type="float" table:style-name="ce1" office:value="0.04417"/>
          <table:table-cell office:value-type="float" office:value="1.5440000000000001E-2" table:style-name="ce1">
            <text:p>0.01544</text:p>
          </table:table-cell>
          <table:table-cell office:value-type="float" office:value="2.3969999999999998E-2" table:style-name="ce1">
            <text:p>0.02397</text:p>
          </table:table-cell>
          <table:table-cell office:value-type="float" office:value="-2.3969999999999998E-2" table:style-name="ce1">
            <text:p>-0.02397</text:p>
          </table:table-cell>
          <table:table-cell office:value-type="float" office:value="1.0356000000000001" table:style-name="ce1">
            <text:p>1.0356</text:p>
          </table:table-cell>
          <table:table-cell office:value-type="float" office:value="5.9920000000000001E-2" table:style-name="ce1">
            <text:p>0.05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6.25E-2" table:style-name="ce1">
            <text:p>0.0625</text:p>
          </table:table-cell>
          <table:table-cell office:value-type="float" office:value="-6.25E-2" table:style-name="ce1">
            <text:p>-0.0625</text:p>
          </table:table-cell>
          <table:table-cell office:value-type="float" office:value="1.0374000000000001" table:style-name="ce1">
            <text:p>1.0374</text:p>
          </table:table-cell>
          <table:table-cell office:value-type="float" office:value="0.15625999999999998" table:style-name="ce1">
            <text:p>0.156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7"/>
          <table:table-cell office:value-type="float" table:style-name="ce1" office:value="0.011659999999999998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74000000000001" table:style-name="ce1">
            <text:p>1.037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7"/>
          <table:table-cell office:value-type="float" table:style-name="ce1" office:value="0.06556000000000001"/>
          <table:table-cell office:value-type="float" office:value="0.77278000000000002" table:style-name="ce1">
            <text:p>0.77278</text:p>
          </table:table-cell>
          <table:table-cell office:value-type="float" office:value="1.17838" table:style-name="ce1">
            <text:p>1.17838</text:p>
          </table:table-cell>
          <table:table-cell office:value-type="float" office:value="-1.17838" table:style-name="ce1">
            <text:p>-1.17838</text:p>
          </table:table-cell>
          <table:table-cell office:value-type="float" office:value="1.0374000000000001" table:style-name="ce1">
            <text:p>1.0374</text:p>
          </table:table-cell>
          <table:table-cell office:value-type="float" office:value="2.9459500000000003" table:style-name="ce1">
            <text:p>2.945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7"/>
          <table:table-cell office:value-type="float" table:style-name="ce1" office:value="0.0736"/>
          <table:table-cell office:value-type="float" office:value="2.6190000000000001E-2" table:style-name="ce1">
            <text:p>0.02619</text:p>
          </table:table-cell>
          <table:table-cell office:value-type="float" office:value="3.9940000000000003E-2" table:style-name="ce1">
            <text:p>0.03994</text:p>
          </table:table-cell>
          <table:table-cell office:value-type="float" office:value="-3.9940000000000003E-2" table:style-name="ce1">
            <text:p>-0.03994</text:p>
          </table:table-cell>
          <table:table-cell office:value-type="float" office:value="1.0374000000000001" table:style-name="ce1">
            <text:p>1.0374</text:p>
          </table:table-cell>
          <table:table-cell office:value-type="float" office:value="9.9849999999999994E-2" table:style-name="ce1">
            <text:p>0.099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8"/>
          <table:table-cell office:value-type="float" table:style-name="ce1" office:value="0.23876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424" table:style-name="ce1">
            <text:p>1.0424</text:p>
          </table:table-cell>
          <table:table-cell office:value-type="float" office:value="0.55299999999999994" table:style-name="ce1">
            <text:p>0.5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8"/>
          <table:table-cell office:value-type="float" table:style-name="ce1" office:value="0.20501000000000003"/>
          <table:table-cell office:value-type="float" office:value="4.6920000000000003E-2" table:style-name="ce1">
            <text:p>0.04692</text:p>
          </table:table-cell>
          <table:table-cell office:value-type="float" office:value="0.11124000000000001" table:style-name="ce1">
            <text:p>0.11124</text:p>
          </table:table-cell>
          <table:table-cell office:value-type="float" office:value="-0.11124000000000001" table:style-name="ce1">
            <text:p>-0.11124</text:p>
          </table:table-cell>
          <table:table-cell office:value-type="float" office:value="1.0424" table:style-name="ce1">
            <text:p>1.0424</text:p>
          </table:table-cell>
          <table:table-cell office:value-type="float" office:value="0.27811000000000002" table:style-name="ce1">
            <text:p>0.278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8"/>
          <table:table-cell office:value-type="float" table:style-name="ce1" office:value="0.07077"/>
          <table:table-cell office:value-type="float" office:value="0.53654999999999997" table:style-name="ce1">
            <text:p>0.53655</text:p>
          </table:table-cell>
          <table:table-cell office:value-type="float" office:value="1.27197" table:style-name="ce1">
            <text:p>1.27197</text:p>
          </table:table-cell>
          <table:table-cell office:value-type="float" office:value="-1.27197" table:style-name="ce1">
            <text:p>-1.27197</text:p>
          </table:table-cell>
          <table:table-cell office:value-type="float" office:value="1.0424" table:style-name="ce1">
            <text:p>1.0424</text:p>
          </table:table-cell>
          <table:table-cell office:value-type="float" office:value="3.1799200000000001" table:style-name="ce1">
            <text:p>3.17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9"/>
          <table:table-cell office:value-type="float" table:style-name="ce1" office:value="0.07713"/>
          <table:table-cell office:value-type="float" office:value="0.27018999999999999" table:style-name="ce1">
            <text:p>0.27019</text:p>
          </table:table-cell>
          <table:table-cell office:value-type="float" office:value="1.38636" table:style-name="ce1">
            <text:p>1.38636</text:p>
          </table:table-cell>
          <table:table-cell office:value-type="float" office:value="-1.38636" table:style-name="ce1">
            <text:p>-1.38636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3.4658899999999999" table:style-name="ce1">
            <text:p>3.465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0"/>
          <table:table-cell office:value-type="float" table:style-name="ce1" office:value="0.42676000000000003"/>
          <table:table-cell office:value-type="float" office:value="7.8850000000000003E-2" table:style-name="ce1">
            <text:p>0.07885</text:p>
          </table:table-cell>
          <table:table-cell office:value-type="float" office:value="0.23158000000000001" table:style-name="ce1">
            <text:p>0.23158</text:p>
          </table:table-cell>
          <table:table-cell office:value-type="float" office:value="-0.23158000000000001" table:style-name="ce1">
            <text:p>-0.23158</text:p>
          </table:table-cell>
          <table:table-cell office:value-type="float" office:value="1.0244" table:style-name="ce1">
            <text:p>1.0244</text:p>
          </table:table-cell>
          <table:table-cell office:value-type="float" office:value="0.57894000000000001" table:style-name="ce1">
            <text:p>0.578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0"/>
          <table:table-cell office:value-type="float" table:style-name="ce1" office:value="0.013819999999999999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44" table:style-name="ce1">
            <text:p>1.0244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0"/>
          <table:table-cell office:value-type="float" table:style-name="ce1" office:value="0.039670000000000004"/>
          <table:table-cell office:value-type="float" office:value="0.24278" table:style-name="ce1">
            <text:p>0.24278</text:p>
          </table:table-cell>
          <table:table-cell office:value-type="float" office:value="0.71302999999999994" table:style-name="ce1">
            <text:p>0.71303</text:p>
          </table:table-cell>
          <table:table-cell office:value-type="float" office:value="-0.71302999999999994" table:style-name="ce1">
            <text:p>-0.71303</text:p>
          </table:table-cell>
          <table:table-cell office:value-type="float" office:value="1.0244" table:style-name="ce1">
            <text:p>1.0244</text:p>
          </table:table-cell>
          <table:table-cell office:value-type="float" office:value="1.7825599999999999" table:style-name="ce1">
            <text:p>1.78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1"/>
          <table:table-cell office:value-type="float" table:style-name="ce1" office:value="0.03109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59" table:style-name="ce1">
            <text:p>1.0259</text:p>
          </table:table-cell>
          <table:table-cell office:value-type="float" office:value="7.2000000000000008E-2" table:style-name="ce1">
            <text:p>0.0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1"/>
          <table:table-cell office:value-type="float" table:style-name="ce1" office:value="0.07551999999999999"/>
          <table:table-cell office:value-type="float" office:value="0.13802" table:style-name="ce1">
            <text:p>0.13802</text:p>
          </table:table-cell>
          <table:table-cell office:value-type="float" office:value="1.3573900000000001" table:style-name="ce1">
            <text:p>1.35739</text:p>
          </table:table-cell>
          <table:table-cell office:value-type="float" office:value="-1.3573900000000001" table:style-name="ce1">
            <text:p>-1.35739</text:p>
          </table:table-cell>
          <table:table-cell office:value-type="float" office:value="1.0259" table:style-name="ce1">
            <text:p>1.0259</text:p>
          </table:table-cell>
          <table:table-cell office:value-type="float" office:value="3.3934699999999998" table:style-name="ce1">
            <text:p>3.393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2"/>
          <table:table-cell office:value-type="float" table:style-name="ce1" office:value="0.058289999999999995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67999999999999" table:style-name="ce1">
            <text:p>1.0268</text:p>
          </table:table-cell>
          <table:table-cell office:value-type="float" office:value="0.13500000000000001" table:style-name="ce1">
            <text:p>0.1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65343999999999991" table:style-name="ce1">
            <text:p>0.65344</text:p>
          </table:table-cell>
          <table:table-cell office:value-type="float" office:value="-0.65343999999999991" table:style-name="ce1">
            <text:p>-0.65344</text:p>
          </table:table-cell>
          <table:table-cell office:value-type="float" office:value="1.0267999999999999" table:style-name="ce1">
            <text:p>1.0268</text:p>
          </table:table-cell>
          <table:table-cell office:value-type="float" office:value="1.6336000000000002" table:style-name="ce1">
            <text:p>1.63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0.046349999999999995"/>
          <table:table-cell office:value-type="float" office:value="9.461E-2" table:style-name="ce1">
            <text:p>0.09461</text:p>
          </table:table-cell>
          <table:table-cell office:value-type="float" office:value="0.83298000000000005" table:style-name="ce1">
            <text:p>0.83298</text:p>
          </table:table-cell>
          <table:table-cell office:value-type="float" office:value="-0.83298000000000005" table:style-name="ce1">
            <text:p>-0.83298</text:p>
          </table:table-cell>
          <table:table-cell office:value-type="float" office:value="1.0081" table:style-name="ce1">
            <text:p>1.0081</text:p>
          </table:table-cell>
          <table:table-cell office:value-type="float" office:value="2.0824600000000002" table:style-name="ce1">
            <text:p>2.082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0.091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81" table:style-name="ce1">
            <text:p>1.0081</text:p>
          </table:table-cell>
          <table:table-cell office:value-type="float" office:value="0.21100000000000002" table:style-name="ce1">
            <text:p>0.2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4"/>
          <table:table-cell office:value-type="float" table:style-name="ce1" office:value="0.15573"/>
          <table:table-cell office:value-type="float" office:value="3.295E-2" table:style-name="ce1">
            <text:p>0.03295</text:p>
          </table:table-cell>
          <table:table-cell office:value-type="float" office:value="8.4499999999999992E-2" table:style-name="ce1">
            <text:p>0.0845</text:p>
          </table:table-cell>
          <table:table-cell office:value-type="float" office:value="-8.4499999999999992E-2" table:style-name="ce1">
            <text:p>-0.0845</text:p>
          </table:table-cell>
          <table:table-cell office:value-type="float" office:value="1.0374000000000001" table:style-name="ce1">
            <text:p>1.0374</text:p>
          </table:table-cell>
          <table:table-cell office:value-type="float" office:value="0.21126" table:style-name="ce1">
            <text:p>0.211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4"/>
          <table:table-cell office:value-type="float" table:style-name="ce1" office:value="0.07934000000000001"/>
          <table:table-cell office:value-type="float" office:value="0.55608999999999997" table:style-name="ce1">
            <text:p>0.55609</text:p>
          </table:table-cell>
          <table:table-cell office:value-type="float" office:value="1.4261000000000001" table:style-name="ce1">
            <text:p>1.4261</text:p>
          </table:table-cell>
          <table:table-cell office:value-type="float" office:value="-1.4261000000000001" table:style-name="ce1">
            <text:p>-1.4261</text:p>
          </table:table-cell>
          <table:table-cell office:value-type="float" office:value="1.0374000000000001" table:style-name="ce1">
            <text:p>1.0374</text:p>
          </table:table-cell>
          <table:table-cell office:value-type="float" office:value="3.5652400000000002" table:style-name="ce1">
            <text:p>3.565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9.4019999999999992E-2" table:style-name="ce1">
            <text:p>0.09402</text:p>
          </table:table-cell>
          <table:table-cell office:value-type="float" office:value="-9.4019999999999992E-2" table:style-name="ce1">
            <text:p>-0.09402</text:p>
          </table:table-cell>
          <table:table-cell office:value-type="float" office:value="1.0374000000000001" table:style-name="ce1">
            <text:p>1.0374</text:p>
          </table:table-cell>
          <table:table-cell office:value-type="float" office:value="0.23505999999999999" table:style-name="ce1">
            <text:p>0.235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5"/>
          <table:table-cell office:value-type="float" table:style-name="ce1" office:value="0.05498"/>
          <table:table-cell office:value-type="float" office:value="-2.589E-2" table:style-name="ce1">
            <text:p>-0.02589</text:p>
          </table:table-cell>
          <table:table-cell office:value-type="float" office:value="0.98822999999999994" table:style-name="ce1">
            <text:p>0.98823</text:p>
          </table:table-cell>
          <table:table-cell office:value-type="float" office:value="-0.98822999999999994" table:style-name="ce1">
            <text:p>-0.98823</text:p>
          </table:table-cell>
          <table:table-cell office:value-type="float" office:value="1.0086999999999999" table:style-name="ce1">
            <text:p>1.0087</text:p>
          </table:table-cell>
          <table:table-cell office:value-type="float" office:value="2.4705699999999999" table:style-name="ce1">
            <text:p>2.470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5"/>
          <table:table-cell office:value-type="float" table:style-name="ce1" office:value="0.03117"/>
          <table:table-cell office:value-type="float" office:value="-4.3999999999999996E-4" table:style-name="ce1">
            <text:p>-0.00044</text:p>
          </table:table-cell>
          <table:table-cell office:value-type="float" office:value="1.6910000000000001E-2" table:style-name="ce1">
            <text:p>0.01691</text:p>
          </table:table-cell>
          <table:table-cell office:value-type="float" office:value="-1.6910000000000001E-2" table:style-name="ce1">
            <text:p>-0.01691</text:p>
          </table:table-cell>
          <table:table-cell office:value-type="float" office:value="1.0086999999999999" table:style-name="ce1">
            <text:p>1.0087</text:p>
          </table:table-cell>
          <table:table-cell office:value-type="float" office:value="4.2279999999999998E-2" table:style-name="ce1">
            <text:p>0.042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5"/>
          <table:table-cell office:value-type="float" table:style-name="ce1" office:value="0.16105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86999999999999" table:style-name="ce1">
            <text:p>1.0087</text:p>
          </table:table-cell>
          <table:table-cell office:value-type="float" office:value="0.373" table:style-name="ce1">
            <text:p>0.3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6"/>
          <table:table-cell office:value-type="float" table:style-name="ce1" office:value="0.05649"/>
          <table:table-cell office:value-type="float" office:value="5.1600000000000005E-3" table:style-name="ce1">
            <text:p>0.00516</text:p>
          </table:table-cell>
          <table:table-cell office:value-type="float" office:value="3.065E-2" table:style-name="ce1">
            <text:p>0.03065</text:p>
          </table:table-cell>
          <table:table-cell office:value-type="float" office:value="-3.065E-2" table:style-name="ce1">
            <text:p>-0.03065</text:p>
          </table:table-cell>
          <table:table-cell office:value-type="float" office:value="1.0347999999999999" table:style-name="ce1">
            <text:p>1.0348</text:p>
          </table:table-cell>
          <table:table-cell office:value-type="float" office:value="7.6630000000000004E-2" table:style-name="ce1">
            <text:p>0.076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6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9.3100000000000002E-2" table:style-name="ce1">
            <text:p>0.0931</text:p>
          </table:table-cell>
          <table:table-cell office:value-type="float" office:value="-9.3100000000000002E-2" table:style-name="ce1">
            <text:p>-0.0931</text:p>
          </table:table-cell>
          <table:table-cell office:value-type="float" office:value="1.0347999999999999" table:style-name="ce1">
            <text:p>1.0348</text:p>
          </table:table-cell>
          <table:table-cell office:value-type="float" office:value="0.23274" table:style-name="ce1">
            <text:p>0.232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9.375E-2" table:style-name="ce1">
            <text:p>0.09375</text:p>
          </table:table-cell>
          <table:table-cell office:value-type="float" office:value="-9.375E-2" table:style-name="ce1">
            <text:p>-0.09375</text:p>
          </table:table-cell>
          <table:table-cell office:value-type="float" office:value="1.0374000000000001" table:style-name="ce1">
            <text:p>1.0374</text:p>
          </table:table-cell>
          <table:table-cell office:value-type="float" office:value="0.23438999999999999" table:style-name="ce1">
            <text:p>0.234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7"/>
          <table:table-cell office:value-type="float" table:style-name="ce1" office:value="0.06246"/>
          <table:table-cell office:value-type="float" office:value="0.69322000000000006" table:style-name="ce1">
            <text:p>0.69322</text:p>
          </table:table-cell>
          <table:table-cell office:value-type="float" office:value="1.1226700000000001" table:style-name="ce1">
            <text:p>1.12267</text:p>
          </table:table-cell>
          <table:table-cell office:value-type="float" office:value="-1.1226700000000001" table:style-name="ce1">
            <text:p>-1.12267</text:p>
          </table:table-cell>
          <table:table-cell office:value-type="float" office:value="1.0374000000000001" table:style-name="ce1">
            <text:p>1.0374</text:p>
          </table:table-cell>
          <table:table-cell office:value-type="float" office:value="2.8066699999999996" table:style-name="ce1">
            <text:p>2.806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8"/>
          <table:table-cell office:value-type="float" table:style-name="ce1" office:value="0.01727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8"/>
          <table:table-cell office:value-type="float" table:style-name="ce1" office:value="0.05019"/>
          <table:table-cell office:value-type="float" office:value="0.46057999999999999" table:style-name="ce1">
            <text:p>0.46058</text:p>
          </table:table-cell>
          <table:table-cell office:value-type="float" office:value="0.90206000000000008" table:style-name="ce1">
            <text:p>0.90206</text:p>
          </table:table-cell>
          <table:table-cell office:value-type="float" office:value="-0.90206000000000008" table:style-name="ce1">
            <text:p>-0.90206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2.2551600000000001" table:style-name="ce1">
            <text:p>2.255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9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666" table:style-name="ce1">
            <text:p>0.1666</text:p>
          </table:table-cell>
          <table:table-cell office:value-type="float" office:value="-0.1666" table:style-name="ce1">
            <text:p>-0.1666</text:p>
          </table:table-cell>
          <table:table-cell office:value-type="float" office:value="1.026" table:style-name="ce1">
            <text:p>1.026</text:p>
          </table:table-cell>
          <table:table-cell office:value-type="float" office:value="0.41649000000000003" table:style-name="ce1">
            <text:p>0.416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9"/>
          <table:table-cell office:value-type="float" table:style-name="ce1" office:value="0.00458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6" table:style-name="ce1">
            <text:p>1.026</text:p>
          </table:table-cell>
          <table:table-cell office:value-type="float" office:value="1.06E-2" table:style-name="ce1">
            <text:p>0.01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0"/>
          <table:table-cell office:value-type="float" table:style-name="ce1" office:value="0.04201"/>
          <table:table-cell office:value-type="float" office:value="4.2679999999999996E-2" table:style-name="ce1">
            <text:p>0.04268</text:p>
          </table:table-cell>
          <table:table-cell office:value-type="float" office:value="0.75498999999999994" table:style-name="ce1">
            <text:p>0.75499</text:p>
          </table:table-cell>
          <table:table-cell office:value-type="float" office:value="-0.75498999999999994" table:style-name="ce1">
            <text:p>-0.75499</text:p>
          </table:table-cell>
          <table:table-cell office:value-type="float" office:value="1.0085" table:style-name="ce1">
            <text:p>1.0085</text:p>
          </table:table-cell>
          <table:table-cell office:value-type="float" office:value="1.8874799999999998" table:style-name="ce1">
            <text:p>1.887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0"/>
          <table:table-cell office:value-type="float" table:style-name="ce1" office:value="0.1442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85" table:style-name="ce1">
            <text:p>1.0085</text:p>
          </table:table-cell>
          <table:table-cell office:value-type="float" office:value="0.33399999999999996" table:style-name="ce1">
            <text:p>0.3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1"/>
          <table:table-cell office:value-type="float" table:style-name="ce1" office:value="0.25"/>
          <table:table-cell office:value-type="float" office:value="1.1270000000000001E-2" table:style-name="ce1">
            <text:p>0.01127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388999999999999" table:style-name="ce1">
            <text:p>1.0389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1"/>
          <table:table-cell office:value-type="float" table:style-name="ce1" office:value="0.26"/>
          <table:table-cell office:value-type="float" office:value="1.1270000000000001E-2" table:style-name="ce1">
            <text:p>0.01127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388999999999999" table:style-name="ce1">
            <text:p>1.0389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1"/>
          <table:table-cell office:value-type="float" table:style-name="ce1" office:value="0.24"/>
          <table:table-cell office:value-type="float" office:value="1.1270000000000001E-2" table:style-name="ce1">
            <text:p>0.01127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388999999999999" table:style-name="ce1">
            <text:p>1.0389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1"/>
          <table:table-cell office:value-type="float" table:style-name="ce1" office:value="0.48"/>
          <table:table-cell office:value-type="float" office:value="2.0279999999999999E-2" table:style-name="ce1">
            <text:p>0.02028</text:p>
          </table:table-cell>
          <table:table-cell office:value-type="float" office:value="0.27" table:style-name="ce1">
            <text:p>0.27</text:p>
          </table:table-cell>
          <table:table-cell office:value-type="float" office:value="-0.21600000000000003" table:style-name="ce1">
            <text:p>-0.216</text:p>
          </table:table-cell>
          <table:table-cell office:value-type="float" office:value="1.0388999999999999" table:style-name="ce1">
            <text:p>1.0389</text:p>
          </table:table-cell>
          <table:table-cell office:value-type="float" office:value="0.54" table:style-name="ce1">
            <text:p>0.54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2"/>
          <table:table-cell office:value-type="float" table:style-name="ce1" office:value="0.16"/>
          <table:table-cell office:value-type="float" office:value="8.0400000000000003E-3" table:style-name="ce1">
            <text:p>0.00804</text:p>
          </table:table-cell>
          <table:table-cell office:value-type="float" office:value="0.105" table:style-name="ce1">
            <text:p>0.105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379" table:style-name="ce1">
            <text:p>1.0379</text:p>
          </table:table-cell>
          <table:table-cell office:value-type="float" office:value="0.21" table:style-name="ce1">
            <text:p>0.21</text:p>
          </table:table-cell>
          <table:table-cell office:value-type="float" office:value="0.105" table:style-name="ce1">
            <text:p>0.10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05" table:style-name="ce1">
            <text:p>0.105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379" table:style-name="ce1">
            <text:p>1.0379</text:p>
          </table:table-cell>
          <table:table-cell office:value-type="float" office:value="0.21" table:style-name="ce1">
            <text:p>0.21</text:p>
          </table:table-cell>
          <table:table-cell office:value-type="float" office:value="0.105" table:style-name="ce1">
            <text:p>0.10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3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office:value-type="float" office:value="-0.21600000000000003" table:style-name="ce1">
            <text:p>-0.216</text:p>
          </table:table-cell>
          <table:table-cell office:value-type="float" office:value="1.0125" table:style-name="ce1">
            <text:p>1.0125</text:p>
          </table:table-cell>
          <table:table-cell office:value-type="float" office:value="0.54" table:style-name="ce1">
            <text:p>0.54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3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office:value-type="float" office:value="-0.21600000000000003" table:style-name="ce1">
            <text:p>-0.216</text:p>
          </table:table-cell>
          <table:table-cell office:value-type="float" office:value="1.0125" table:style-name="ce1">
            <text:p>1.0125</text:p>
          </table:table-cell>
          <table:table-cell office:value-type="float" office:value="0.54" table:style-name="ce1">
            <text:p>0.54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4"/>
          <table:table-cell office:value-type="float" table:style-name="ce1" office:value="0.16"/>
          <table:table-cell office:value-type="float" office:value="1.1299999999999999E-3" table:style-name="ce1">
            <text:p>0.00113</text:p>
          </table:table-cell>
          <table:table-cell office:value-type="float" office:value="0.11" table:style-name="ce1">
            <text:p>0.11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1.0124" table:style-name="ce1">
            <text:p>1.0124</text:p>
          </table:table-cell>
          <table:table-cell office:value-type="float" office:value="0.22" table:style-name="ce1">
            <text:p>0.22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1" table:style-name="ce1">
            <text:p>0.11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1.0124" table:style-name="ce1">
            <text:p>1.0124</text:p>
          </table:table-cell>
          <table:table-cell office:value-type="float" office:value="0.22" table:style-name="ce1">
            <text:p>0.22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7" table:style-name="ce1">
            <text:p>0.17</text:p>
          </table:table-cell>
          <table:table-cell office:value-type="float" office:value="-0.13600000000000001" table:style-name="ce1">
            <text:p>-0.136</text:p>
          </table:table-cell>
          <table:table-cell office:value-type="float" office:value="1.0402" table:style-name="ce1">
            <text:p>1.0402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5"/>
          <table:table-cell office:value-type="float" table:style-name="ce1" office:value="0.26"/>
          <table:table-cell office:value-type="float" office:value="-1.1100000000000001E-3" table:style-name="ce1">
            <text:p>-0.00111</text:p>
          </table:table-cell>
          <table:table-cell office:value-type="float" office:value="0.17" table:style-name="ce1">
            <text:p>0.17</text:p>
          </table:table-cell>
          <table:table-cell office:value-type="float" office:value="-0.13600000000000001" table:style-name="ce1">
            <text:p>-0.136</text:p>
          </table:table-cell>
          <table:table-cell office:value-type="float" office:value="1.0402" table:style-name="ce1">
            <text:p>1.0402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6"/>
          <table:table-cell office:value-type="float" table:style-name="ce1" office:value="0.26"/>
          <table:table-cell office:value-type="float" office:value="5.6299999999999996E-3" table:style-name="ce1">
            <text:p>0.0056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-0.11599999999999999" table:style-name="ce1">
            <text:p>-0.116</text:p>
          </table:table-cell>
          <table:table-cell office:value-type="float" office:value="1.0283" table:style-name="ce1">
            <text:p>1.0283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6"/>
          <table:table-cell office:value-type="float" table:style-name="ce1" office:value="0.26"/>
          <table:table-cell office:value-type="float" office:value="5.6299999999999996E-3" table:style-name="ce1">
            <text:p>0.0056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-0.11599999999999999" table:style-name="ce1">
            <text:p>-0.116</text:p>
          </table:table-cell>
          <table:table-cell office:value-type="float" office:value="1.0283" table:style-name="ce1">
            <text:p>1.0283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3125" table:style-name="ce1">
            <text:p>0.3125</text:p>
          </table:table-cell>
          <table:table-cell office:value-type="float" office:value="-0.25" table:style-name="ce1">
            <text:p>-0.25</text:p>
          </table:table-cell>
          <table:table-cell office:value-type="float" office:value="1.0379" table:style-name="ce1">
            <text:p>1.0379</text:p>
          </table:table-cell>
          <table:table-cell office:value-type="float" office:value="0.625" table:style-name="ce1">
            <text:p>0.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7"/>
          <table:table-cell office:value-type="float" table:style-name="ce1" office:value="0.52"/>
          <table:table-cell office:value-type="float" office:value="3.5709999999999999E-2" table:style-name="ce1">
            <text:p>0.03571</text:p>
          </table:table-cell>
          <table:table-cell office:value-type="float" office:value="0.3125" table:style-name="ce1">
            <text:p>0.3125</text:p>
          </table:table-cell>
          <table:table-cell office:value-type="float" office:value="-0.25" table:style-name="ce1">
            <text:p>-0.25</text:p>
          </table:table-cell>
          <table:table-cell office:value-type="float" office:value="1.0379" table:style-name="ce1">
            <text:p>1.0379</text:p>
          </table:table-cell>
          <table:table-cell office:value-type="float" office:value="0.625" table:style-name="ce1">
            <text:p>0.625</text:p>
          </table:table-cell>
          <table:table-cell office:value-type="float" office:value="0.3125" table:style-name="ce1">
            <text:p>0.312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9"/>
          <table:table-cell office:value-type="float" table:style-name="ce1" office:value="0.44"/>
          <table:table-cell office:value-type="float" office:value="-1.6800000000000001E-3" table:style-name="ce1">
            <text:p>-0.00168</text:p>
          </table:table-cell>
          <table:table-cell office:value-type="float" office:value="0.22" table:style-name="ce1">
            <text:p>0.22</text:p>
          </table:table-cell>
          <table:table-cell office:value-type="float" office:value="-0.17600000000000002" table:style-name="ce1">
            <text:p>-0.176</text:p>
          </table:table-cell>
          <table:table-cell office:value-type="float" office:value="1.0321" table:style-name="ce1">
            <text:p>1.0321</text:p>
          </table:table-cell>
          <table:table-cell office:value-type="float" office:value="0.44" table:style-name="ce1">
            <text:p>0.44</text:p>
          </table:table-cell>
          <table:table-cell office:value-type="float" office:value="0.22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9"/>
          <table:table-cell office:value-type="float" table:style-name="ce1" office:value="0.44"/>
          <table:table-cell office:value-type="float" office:value="-1.6800000000000001E-3" table:style-name="ce1">
            <text:p>-0.00168</text:p>
          </table:table-cell>
          <table:table-cell office:value-type="float" office:value="0.22" table:style-name="ce1">
            <text:p>0.22</text:p>
          </table:table-cell>
          <table:table-cell office:value-type="float" office:value="-0.17600000000000002" table:style-name="ce1">
            <text:p>-0.176</text:p>
          </table:table-cell>
          <table:table-cell office:value-type="float" office:value="1.0321" table:style-name="ce1">
            <text:p>1.0321</text:p>
          </table:table-cell>
          <table:table-cell office:value-type="float" office:value="0.44" table:style-name="ce1">
            <text:p>0.44</text:p>
          </table:table-cell>
          <table:table-cell office:value-type="float" office:value="0.22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9"/>
          <table:table-cell office:value-type="float" table:style-name="ce1" office:value="0.44"/>
          <table:table-cell office:value-type="float" office:value="-1.6800000000000001E-3" table:style-name="ce1">
            <text:p>-0.00168</text:p>
          </table:table-cell>
          <table:table-cell office:value-type="float" office:value="0.22" table:style-name="ce1">
            <text:p>0.22</text:p>
          </table:table-cell>
          <table:table-cell office:value-type="float" office:value="-0.17600000000000002" table:style-name="ce1">
            <text:p>-0.176</text:p>
          </table:table-cell>
          <table:table-cell office:value-type="float" office:value="1.0321" table:style-name="ce1">
            <text:p>1.0321</text:p>
          </table:table-cell>
          <table:table-cell office:value-type="float" office:value="0.44" table:style-name="ce1">
            <text:p>0.44</text:p>
          </table:table-cell>
          <table:table-cell office:value-type="float" office:value="0.22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47749999999999998" table:style-name="ce1">
            <text:p>0.4775</text:p>
          </table:table-cell>
          <table:table-cell office:value-type="float" office:value="-0.38200000000000001" table:style-name="ce1">
            <text:p>-0.382</text:p>
          </table:table-cell>
          <table:table-cell office:value-type="float" office:value="1.0383" table:style-name="ce1">
            <text:p>1.0383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0"/>
          <table:table-cell office:value-type="float" table:style-name="ce1" office:value="0.89"/>
          <table:table-cell office:value-type="float" office:value="4.054E-2" table:style-name="ce1">
            <text:p>0.04054</text:p>
          </table:table-cell>
          <table:table-cell office:value-type="float" office:value="0.47749999999999998" table:style-name="ce1">
            <text:p>0.4775</text:p>
          </table:table-cell>
          <table:table-cell office:value-type="float" office:value="-0.38200000000000001" table:style-name="ce1">
            <text:p>-0.382</text:p>
          </table:table-cell>
          <table:table-cell office:value-type="float" office:value="1.0383" table:style-name="ce1">
            <text:p>1.0383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4"/>
          <table:table-cell office:value-type="float" table:style-name="ce1" office:value="0.5"/>
          <table:table-cell office:value-type="float" office:value="9.0399999999999994E-2" table:style-name="ce1">
            <text:p>0.0904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0.53" table:style-name="ce1">
            <text:p>0.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1.0268999999999999" table:style-name="ce1">
            <text:p>1.0269</text:p>
          </table:table-cell>
          <table:table-cell office:value-type="float" office:value="0.53" table:style-name="ce1">
            <text:p>0.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6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1.0268999999999999" table:style-name="ce1">
            <text:p>1.0269</text:p>
          </table:table-cell>
          <table:table-cell office:value-type="float" office:value="0.53" table:style-name="ce1">
            <text:p>0.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8"/>
          <table:table-cell office:value-type="float" table:style-name="ce1" office:value="0.6"/>
          <table:table-cell office:value-type="float" office:value="-4.6920000000000003E-2" table:style-name="ce1">
            <text:p>-0.04692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89999999999999" table:style-name="ce1">
            <text:p>1.049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8"/>
          <table:table-cell office:value-type="float" table:style-name="ce1" office:value="0.6"/>
          <table:table-cell office:value-type="float" office:value="-4.6920000000000003E-2" table:style-name="ce1">
            <text:p>-0.04692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89999999999999" table:style-name="ce1">
            <text:p>1.049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8"/>
          <table:table-cell office:value-type="float" table:style-name="ce1" office:value="0.6"/>
          <table:table-cell office:value-type="float" office:value="-4.6920000000000003E-2" table:style-name="ce1">
            <text:p>-0.04692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89999999999999" table:style-name="ce1">
            <text:p>1.049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8"/>
          <table:table-cell office:value-type="float" table:style-name="ce1" office:value="1.89"/>
          <table:table-cell office:value-type="float" office:value="-0.14777999999999999" table:style-name="ce1">
            <text:p>-0.14778</text:p>
          </table:table-cell>
          <table:table-cell office:value-type="float" office:value="0.94499999999999995" table:style-name="ce1">
            <text:p>0.945</text:p>
          </table:table-cell>
          <table:table-cell office:value-type="float" office:value="-0.75599999999999989" table:style-name="ce1">
            <text:p>-0.756</text:p>
          </table:table-cell>
          <table:table-cell office:value-type="float" office:value="1.0489999999999999" table:style-name="ce1">
            <text:p>1.049</text:p>
          </table:table-cell>
          <table:table-cell office:value-type="float" office:value="1.89" table:style-name="ce1">
            <text:p>1.89</text:p>
          </table:table-cell>
          <table:table-cell office:value-type="float" office:value="0.94499999999999995" table:style-name="ce1">
            <text:p>0.94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9"/>
          <table:table-cell office:value-type="float" table:style-name="ce1" office:value="0.8"/>
          <table:table-cell office:value-type="float" office:value="7.7539999999999998E-2" table:style-name="ce1">
            <text:p>0.07754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42" table:style-name="ce1">
            <text:p>1.0442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9"/>
          <table:table-cell office:value-type="float" table:style-name="ce1" office:value="0.8"/>
          <table:table-cell office:value-type="float" office:value="7.7539999999999998E-2" table:style-name="ce1">
            <text:p>0.07754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42" table:style-name="ce1">
            <text:p>1.0442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9"/>
          <table:table-cell office:value-type="float" table:style-name="ce1" office:value="0.8"/>
          <table:table-cell office:value-type="float" office:value="7.7539999999999998E-2" table:style-name="ce1">
            <text:p>0.07754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42" table:style-name="ce1">
            <text:p>1.0442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1"/>
          <table:table-cell office:value-type="float" table:style-name="ce1" office:value="0.8"/>
          <table:table-cell office:value-type="float" office:value="8.8789999999999994E-2" table:style-name="ce1">
            <text:p>0.08879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76000000000001" table:style-name="ce1">
            <text:p>1.0476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1"/>
          <table:table-cell office:value-type="float" table:style-name="ce1" office:value="0.8"/>
          <table:table-cell office:value-type="float" office:value="8.8789999999999994E-2" table:style-name="ce1">
            <text:p>0.08879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76000000000001" table:style-name="ce1">
            <text:p>1.0476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1"/>
          <table:table-cell office:value-type="float" table:style-name="ce1" office:value="0.8"/>
          <table:table-cell office:value-type="float" office:value="8.8789999999999994E-2" table:style-name="ce1">
            <text:p>0.08879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76000000000001" table:style-name="ce1">
            <text:p>1.0476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2"/>
          <table:table-cell office:value-type="float" table:style-name="ce1" office:value="0.7"/>
          <table:table-cell office:value-type="float" office:value="5.1340000000000004E-2" table:style-name="ce1">
            <text:p>0.05134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394000000000001" table:style-name="ce1">
            <text:p>1.0394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2"/>
          <table:table-cell office:value-type="float" table:style-name="ce1" office:value="0.7"/>
          <table:table-cell office:value-type="float" office:value="5.1340000000000004E-2" table:style-name="ce1">
            <text:p>0.05134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394000000000001" table:style-name="ce1">
            <text:p>1.0394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2"/>
          <table:table-cell office:value-type="float" table:style-name="ce1" office:value="0.7"/>
          <table:table-cell office:value-type="float" office:value="5.1340000000000004E-2" table:style-name="ce1">
            <text:p>0.05134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394000000000001" table:style-name="ce1">
            <text:p>1.0394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3"/>
          <table:table-cell office:value-type="float" table:style-name="ce1" office:value="0.62"/>
          <table:table-cell office:value-type="float" office:value="9.4049999999999995E-2" table:style-name="ce1">
            <text:p>0.09405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487" table:style-name="ce1">
            <text:p>1.0487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3"/>
          <table:table-cell office:value-type="float" table:style-name="ce1" office:value="0.62"/>
          <table:table-cell office:value-type="float" office:value="9.4049999999999995E-2" table:style-name="ce1">
            <text:p>0.09405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487" table:style-name="ce1">
            <text:p>1.0487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3"/>
          <table:table-cell office:value-type="float" table:style-name="ce1" office:value="0.62"/>
          <table:table-cell office:value-type="float" office:value="9.4049999999999995E-2" table:style-name="ce1">
            <text:p>0.09405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487" table:style-name="ce1">
            <text:p>1.0487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4"/>
          <table:table-cell office:value-type="float" table:style-name="ce1" office:value="0.67"/>
          <table:table-cell office:value-type="float" office:value="-6.8570000000000006E-2" table:style-name="ce1">
            <text:p>-0.06857</text:p>
          </table:table-cell>
          <table:table-cell office:value-type="float" office:value="0.38250000000000001" table:style-name="ce1">
            <text:p>0.3825</text:p>
          </table:table-cell>
          <table:table-cell office:value-type="float" office:value="-0.30599999999999999" table:style-name="ce1">
            <text:p>-0.306</text:p>
          </table:table-cell>
          <table:table-cell office:value-type="float" office:value="1.0488999999999999" table:style-name="ce1">
            <text:p>1.0489</text:p>
          </table:table-cell>
          <table:table-cell office:value-type="float" office:value="0.76500000000000001" table:style-name="ce1">
            <text:p>0.7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4"/>
          <table:table-cell office:value-type="float" table:style-name="ce1" office:value="0.68"/>
          <table:table-cell office:value-type="float" office:value="-6.8570000000000006E-2" table:style-name="ce1">
            <text:p>-0.06857</text:p>
          </table:table-cell>
          <table:table-cell office:value-type="float" office:value="0.38250000000000001" table:style-name="ce1">
            <text:p>0.3825</text:p>
          </table:table-cell>
          <table:table-cell office:value-type="float" office:value="-0.30599999999999999" table:style-name="ce1">
            <text:p>-0.306</text:p>
          </table:table-cell>
          <table:table-cell office:value-type="float" office:value="1.0488999999999999" table:style-name="ce1">
            <text:p>1.0489</text:p>
          </table:table-cell>
          <table:table-cell office:value-type="float" office:value="0.76500000000000001" table:style-name="ce1">
            <text:p>0.7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6"/>
          <table:table-cell office:value-type="float" table:style-name="ce1" office:value="0.65"/>
          <table:table-cell office:value-type="float" office:value="-3.1190000000000002E-2" table:style-name="ce1">
            <text:p>-0.03119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71999999999999" table:style-name="ce1">
            <text:p>1.0472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7"/>
          <table:table-cell office:value-type="float" table:style-name="ce1" office:value="0.65"/>
          <table:table-cell office:value-type="float" office:value="-3.1190000000000002E-2" table:style-name="ce1">
            <text:p>-0.03119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71999999999999" table:style-name="ce1">
            <text:p>1.0472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8"/>
          <table:table-cell office:value-type="float" table:style-name="ce1" office:value="0.65"/>
          <table:table-cell office:value-type="float" office:value="-3.1190000000000002E-2" table:style-name="ce1">
            <text:p>-0.03119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71999999999999" table:style-name="ce1">
            <text:p>1.0472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9"/>
          <table:table-cell office:value-type="float" table:style-name="ce1" office:value="2.45"/>
          <table:table-cell office:value-type="float" office:value="3.1210000000000002E-2" table:style-name="ce1">
            <text:p>0.03121</text:p>
          </table:table-cell>
          <table:table-cell office:value-type="float" office:value="1.2250000000000001" table:style-name="ce1">
            <text:p>1.225</text:p>
          </table:table-cell>
          <table:table-cell office:value-type="float" office:value="-0.98" table:style-name="ce1">
            <text:p>-0.98</text:p>
          </table:table-cell>
          <table:table-cell office:value-type="float" office:value="1.0472999999999999" table:style-name="ce1">
            <text:p>1.0473</text:p>
          </table:table-cell>
          <table:table-cell office:value-type="float" office:value="2.4500000000000002" table:style-name="ce1">
            <text:p>2.45</text:p>
          </table:table-cell>
          <table:table-cell office:value-type="float" office:value="1.2250000000000001" table:style-name="ce1">
            <text:p>1.2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02"/>
          <table:table-cell office:value-type="float" table:style-name="ce1" office:value="0.7"/>
          <table:table-cell office:value-type="float" office:value="0.12389" table:style-name="ce1">
            <text:p>0.12389</text:p>
          </table:table-cell>
          <table:table-cell office:value-type="float" office:value="0.35" table:style-name="ce1">
            <text:p>0.35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1.0358000000000001" table:style-name="ce1">
            <text:p>1.0358</text:p>
          </table:table-cell>
          <table:table-cell office:value-type="float" office:value="0.7" table:style-name="ce1">
            <text:p>0.7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03"/>
          <table:table-cell office:value-type="float" table:style-name="ce1" office:value="0.7"/>
          <table:table-cell office:value-type="float" office:value="0.10321" table:style-name="ce1">
            <text:p>0.10321</text:p>
          </table:table-cell>
          <table:table-cell office:value-type="float" office:value="0.35" table:style-name="ce1">
            <text:p>0.35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1.0358000000000001" table:style-name="ce1">
            <text:p>1.0358</text:p>
          </table:table-cell>
          <table:table-cell office:value-type="float" office:value="0.7" table:style-name="ce1">
            <text:p>0.7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4"/>
          <table:table-cell office:value-type="float" table:style-name="ce1" office:value="0.67"/>
          <table:table-cell office:value-type="float" office:value="0.11813000000000001" table:style-name="ce1">
            <text:p>0.11813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370999999999999" table:style-name="ce1">
            <text:p>1.0371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4"/>
          <table:table-cell office:value-type="float" table:style-name="ce1" office:value="0.67"/>
          <table:table-cell office:value-type="float" office:value="0.11813000000000001" table:style-name="ce1">
            <text:p>0.11813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370999999999999" table:style-name="ce1">
            <text:p>1.0371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4"/>
          <table:table-cell office:value-type="float" table:style-name="ce1" office:value="0.67"/>
          <table:table-cell office:value-type="float" office:value="0.11813000000000001" table:style-name="ce1">
            <text:p>0.11813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370999999999999" table:style-name="ce1">
            <text:p>1.0371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8"/>
          <table:table-cell office:value-type="float" table:style-name="ce1" office:value="2.71"/>
          <table:table-cell office:value-type="float" office:value="0.98314999999999997" table:style-name="ce1">
            <text:p>0.98315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306" table:style-name="ce1">
            <text:p>1.0306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1"/>
          <table:table-cell office:value-type="float" table:style-name="ce1" office:value="1.91"/>
          <table:table-cell office:value-type="float" office:value="-0.33066000000000001" table:style-name="ce1">
            <text:p>-0.33066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-0.76400000000000001" table:style-name="ce1">
            <text:p>-0.764</text:p>
          </table:table-cell>
          <table:table-cell office:value-type="float" office:value="1.0489999999999999" table:style-name="ce1">
            <text:p>1.049</text:p>
          </table:table-cell>
          <table:table-cell office:value-type="float" office:value="1.91" table:style-name="ce1">
            <text:p>1.91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3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-0.48" table:style-name="ce1">
            <text:p>-0.48</text:p>
          </table:table-cell>
          <table:table-cell office:value-type="float" office:value="1.0432999999999999" table:style-name="ce1">
            <text:p>1.0433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3"/>
          <table:table-cell office:value-type="float" table:style-name="ce1" office:value="1"/>
          <table:table-cell office:value-type="float" office:value="-0.23666000000000001" table:style-name="ce1">
            <text:p>-0.23666</text:p>
          </table:table-cell>
          <table:table-cell office:value-type="float" office:value="0.6" table:style-name="ce1">
            <text:p>0.6</text:p>
          </table:table-cell>
          <table:table-cell office:value-type="float" office:value="-0.48" table:style-name="ce1">
            <text:p>-0.48</text:p>
          </table:table-cell>
          <table:table-cell office:value-type="float" office:value="1.0432999999999999" table:style-name="ce1">
            <text:p>1.0433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4"/>
          <table:table-cell office:value-type="float" table:style-name="ce1" office:value="1.01"/>
          <table:table-cell office:value-type="float" office:value="-0.24742999999999998" table:style-name="ce1">
            <text:p>-0.24743</text:p>
          </table:table-cell>
          <table:table-cell office:value-type="float" office:value="0.64" table:style-name="ce1">
            <text:p>0.64</text:p>
          </table:table-cell>
          <table:table-cell office:value-type="float" office:value="-0.51200000000000001" table:style-name="ce1">
            <text:p>-0.512</text:p>
          </table:table-cell>
          <table:table-cell office:value-type="float" office:value="1.0432999999999999" table:style-name="ce1">
            <text:p>1.0433</text:p>
          </table:table-cell>
          <table:table-cell office:value-type="float" office:value="1.28" table:style-name="ce1">
            <text:p>1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4"/>
          <table:table-cell office:value-type="float" table:style-name="ce1" office:value="1.02"/>
          <table:table-cell office:value-type="float" office:value="-0.24742999999999998" table:style-name="ce1">
            <text:p>-0.24743</text:p>
          </table:table-cell>
          <table:table-cell office:value-type="float" office:value="0.64" table:style-name="ce1">
            <text:p>0.64</text:p>
          </table:table-cell>
          <table:table-cell office:value-type="float" office:value="-0.51200000000000001" table:style-name="ce1">
            <text:p>-0.512</text:p>
          </table:table-cell>
          <table:table-cell office:value-type="float" office:value="1.0432999999999999" table:style-name="ce1">
            <text:p>1.0433</text:p>
          </table:table-cell>
          <table:table-cell office:value-type="float" office:value="1.28" table:style-name="ce1">
            <text:p>1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95" table:style-name="ce1">
            <text:p>1.95</text:p>
          </table:table-cell>
          <table:table-cell office:value-type="float" office:value="-1.56" table:style-name="ce1">
            <text:p>-1.56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3.9" table:style-name="ce1">
            <text:p>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95" table:style-name="ce1">
            <text:p>1.95</text:p>
          </table:table-cell>
          <table:table-cell office:value-type="float" office:value="-1.56" table:style-name="ce1">
            <text:p>-1.56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3.9" table:style-name="ce1">
            <text:p>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6"/>
          <table:table-cell office:value-type="float" table:style-name="ce1" office:value="1.8"/>
          <table:table-cell office:value-type="float" office:value="0.59316999999999998" table:style-name="ce1">
            <text:p>0.5931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466" table:style-name="ce1">
            <text:p>1.046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7"/>
          <table:table-cell office:value-type="float" table:style-name="ce1" office:value="1.17"/>
          <table:table-cell office:value-type="float" office:value="-0.12789" table:style-name="ce1">
            <text:p>-0.12789</text:p>
          </table:table-cell>
          <table:table-cell office:value-type="float" office:value="0.65249999999999997" table:style-name="ce1">
            <text:p>0.6525</text:p>
          </table:table-cell>
          <table:table-cell office:value-type="float" office:value="-0.52200000000000002" table:style-name="ce1">
            <text:p>-0.522</text:p>
          </table:table-cell>
          <table:table-cell office:value-type="float" office:value="1.0488999999999999" table:style-name="ce1">
            <text:p>1.0489</text:p>
          </table:table-cell>
          <table:table-cell office:value-type="float" office:value="1.3049999999999999" table:style-name="ce1">
            <text:p>1.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7"/>
          <table:table-cell office:value-type="float" table:style-name="ce1" office:value="1.18"/>
          <table:table-cell office:value-type="float" office:value="-0.12789" table:style-name="ce1">
            <text:p>-0.12789</text:p>
          </table:table-cell>
          <table:table-cell office:value-type="float" office:value="0.65249999999999997" table:style-name="ce1">
            <text:p>0.6525</text:p>
          </table:table-cell>
          <table:table-cell office:value-type="float" office:value="-0.52200000000000002" table:style-name="ce1">
            <text:p>-0.522</text:p>
          </table:table-cell>
          <table:table-cell office:value-type="float" office:value="1.0488999999999999" table:style-name="ce1">
            <text:p>1.0489</text:p>
          </table:table-cell>
          <table:table-cell office:value-type="float" office:value="1.3049999999999999" table:style-name="ce1">
            <text:p>1.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8"/>
          <table:table-cell office:value-type="float" table:style-name="ce1" office:value="2.46"/>
          <table:table-cell office:value-type="float" office:value="0.51763999999999999" table:style-name="ce1">
            <text:p>0.51764</text:p>
          </table:table-cell>
          <table:table-cell office:value-type="float" office:value="1.575" table:style-name="ce1">
            <text:p>1.575</text:p>
          </table:table-cell>
          <table:table-cell office:value-type="float" office:value="-1.26" table:style-name="ce1">
            <text:p>-1.26</text:p>
          </table:table-cell>
          <table:table-cell office:value-type="float" office:value="1.0492999999999999" table:style-name="ce1">
            <text:p>1.0493</text:p>
          </table:table-cell>
          <table:table-cell office:value-type="float" office:value="3.15" table:style-name="ce1">
            <text:p>3.15</text:p>
          </table:table-cell>
          <table:table-cell office:value-type="float" office:value="1.575" table:style-name="ce1">
            <text:p>1.5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9"/>
          <table:table-cell office:value-type="float" table:style-name="ce1" office:value="2.44"/>
          <table:table-cell office:value-type="float" office:value="0.58252000000000004" table:style-name="ce1">
            <text:p>0.58252</text:p>
          </table:table-cell>
          <table:table-cell office:value-type="float" office:value="1.575" table:style-name="ce1">
            <text:p>1.575</text:p>
          </table:table-cell>
          <table:table-cell office:value-type="float" office:value="-1.26" table:style-name="ce1">
            <text:p>-1.26</text:p>
          </table:table-cell>
          <table:table-cell office:value-type="float" office:value="1.0492999999999999" table:style-name="ce1">
            <text:p>1.0493</text:p>
          </table:table-cell>
          <table:table-cell office:value-type="float" office:value="3.15" table:style-name="ce1">
            <text:p>3.15</text:p>
          </table:table-cell>
          <table:table-cell office:value-type="float" office:value="1.575" table:style-name="ce1">
            <text:p>1.5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0"/>
          <table:table-cell office:value-type="float" table:style-name="ce1" office:value="2.73068"/>
          <table:table-cell office:value-type="float" office:value="0.20908000000000002" table:style-name="ce1">
            <text:p>0.20908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476000000000001" table:style-name="ce1">
            <text:p>1.0476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1"/>
          <table:table-cell office:value-type="float" table:style-name="ce1" office:value="2.71"/>
          <table:table-cell office:value-type="float" office:value="0.7974" table:style-name="ce1">
            <text:p>0.7974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476000000000001" table:style-name="ce1">
            <text:p>1.0476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2"/>
          <table:table-cell office:value-type="float" table:style-name="ce1" office:value="4"/>
          <table:table-cell office:value-type="float" office:value="0.21224000000000001" table:style-name="ce1">
            <text:p>0.21224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-1.2390000000000001" table:style-name="ce1">
            <text:p>-1.239</text:p>
          </table:table-cell>
          <table:table-cell office:value-type="float" office:value="1.0494000000000001" table:style-name="ce1">
            <text:p>1.0494</text:p>
          </table:table-cell>
          <table:table-cell office:value-type="float" office:value="4.13" table:style-name="ce1">
            <text:p>4.1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3"/>
          <table:table-cell office:value-type="float" table:style-name="ce1" office:value="4"/>
          <table:table-cell office:value-type="float" office:value="0.35973999999999995" table:style-name="ce1">
            <text:p>0.35974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-1.2390000000000001" table:style-name="ce1">
            <text:p>-1.239</text:p>
          </table:table-cell>
          <table:table-cell office:value-type="float" office:value="1.0494000000000001" table:style-name="ce1">
            <text:p>1.0494</text:p>
          </table:table-cell>
          <table:table-cell office:value-type="float" office:value="4.13" table:style-name="ce1">
            <text:p>4.1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4"/>
          <table:table-cell office:value-type="float" table:style-name="ce1" office:value="4"/>
          <table:table-cell office:value-type="float" office:value="-0.1996" table:style-name="ce1">
            <text:p>-0.1996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-1.2555000000000001" table:style-name="ce1">
            <text:p>-1.2555</text:p>
          </table:table-cell>
          <table:table-cell office:value-type="float" office:value="1.0495000000000001" table:style-name="ce1">
            <text:p>1.0495</text:p>
          </table:table-cell>
          <table:table-cell office:value-type="float" office:value="4.1849999999999996" table:style-name="ce1">
            <text:p>4.185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5"/>
          <table:table-cell office:value-type="float" table:style-name="ce1" office:value="4"/>
          <table:table-cell office:value-type="float" office:value="-0.14984" table:style-name="ce1">
            <text:p>-0.14984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-1.2555000000000001" table:style-name="ce1">
            <text:p>-1.2555</text:p>
          </table:table-cell>
          <table:table-cell office:value-type="float" office:value="1.0495000000000001" table:style-name="ce1">
            <text:p>1.0495</text:p>
          </table:table-cell>
          <table:table-cell office:value-type="float" office:value="4.1849999999999996" table:style-name="ce1">
            <text:p>4.185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1"/>
          <table:table-cell office:value-type="float" table:style-name="ce1" office:value="0.36995"/>
          <table:table-cell office:value-type="float" office:value="-1.7059999999999999E-2" table:style-name="ce1">
            <text:p>-0.01706</text:p>
          </table:table-cell>
          <table:table-cell office:value-type="float" office:value="0.20074999999999998" table:style-name="ce1">
            <text:p>0.20075</text:p>
          </table:table-cell>
          <table:table-cell office:value-type="float" office:value="-0.20074999999999998" table:style-name="ce1">
            <text:p>-0.20075</text:p>
          </table:table-cell>
          <table:table-cell office:value-type="float" office:value="1.0427999999999999" table:style-name="ce1">
            <text:p>1.0428</text:p>
          </table:table-cell>
          <table:table-cell office:value-type="float" office:value="0.50187999999999999" table:style-name="ce1">
            <text:p>0.501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2"/>
          <table:table-cell office:value-type="float" table:style-name="ce1" office:value="0.05449"/>
          <table:table-cell office:value-type="float" office:value="3.3959999999999997E-2" table:style-name="ce1">
            <text:p>0.03396</text:p>
          </table:table-cell>
          <table:table-cell office:value-type="float" office:value="0.97931000000000001" table:style-name="ce1">
            <text:p>0.97931</text:p>
          </table:table-cell>
          <table:table-cell office:value-type="float" office:value="-0.97931000000000001" table:style-name="ce1">
            <text:p>-0.97931</text:p>
          </table:table-cell>
          <table:table-cell office:value-type="float" office:value="1.0306" table:style-name="ce1">
            <text:p>1.0306</text:p>
          </table:table-cell>
          <table:table-cell office:value-type="float" office:value="2.44828" table:style-name="ce1">
            <text:p>2.448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3"/>
          <table:table-cell office:value-type="float" table:style-name="ce1" office:value="0.06825"/>
          <table:table-cell office:value-type="float" office:value="-3.1809999999999998E-2" table:style-name="ce1">
            <text:p>-0.03181</text:p>
          </table:table-cell>
          <table:table-cell office:value-type="float" office:value="1.2266599999999999" table:style-name="ce1">
            <text:p>1.22666</text:p>
          </table:table-cell>
          <table:table-cell office:value-type="float" office:value="-1.2266599999999999" table:style-name="ce1">
            <text:p>-1.22666</text:p>
          </table:table-cell>
          <table:table-cell office:value-type="float" office:value="1.0263" table:style-name="ce1">
            <text:p>1.0263</text:p>
          </table:table-cell>
          <table:table-cell office:value-type="float" office:value="3.0666500000000001" table:style-name="ce1">
            <text:p>3.066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4"/>
          <table:table-cell office:value-type="float" table:style-name="ce1" office:value="0.056260000000000004"/>
          <table:table-cell office:value-type="float" office:value="1.8749999999999999E-2" table:style-name="ce1">
            <text:p>0.01875</text:p>
          </table:table-cell>
          <table:table-cell office:value-type="float" office:value="1.01125" table:style-name="ce1">
            <text:p>1.01125</text:p>
          </table:table-cell>
          <table:table-cell office:value-type="float" office:value="-1.01125" table:style-name="ce1">
            <text:p>-1.01125</text:p>
          </table:table-cell>
          <table:table-cell office:value-type="float" office:value="1.0267999999999999" table:style-name="ce1">
            <text:p>1.0268</text:p>
          </table:table-cell>
          <table:table-cell office:value-type="float" office:value="2.52813" table:style-name="ce1">
            <text:p>2.528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5"/>
          <table:table-cell office:value-type="float" table:style-name="ce1" office:value="0.08424"/>
          <table:table-cell office:value-type="float" office:value="1.644E-2" table:style-name="ce1">
            <text:p>0.01644</text:p>
          </table:table-cell>
          <table:table-cell office:value-type="float" office:value="1.5141200000000001" table:style-name="ce1">
            <text:p>1.51412</text:p>
          </table:table-cell>
          <table:table-cell office:value-type="float" office:value="-1.5141200000000001" table:style-name="ce1">
            <text:p>-1.51412</text:p>
          </table:table-cell>
          <table:table-cell office:value-type="float" office:value="1.034" table:style-name="ce1">
            <text:p>1.034</text:p>
          </table:table-cell>
          <table:table-cell office:value-type="float" office:value="3.7852899999999998" table:style-name="ce1">
            <text:p>3.785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6"/>
          <table:table-cell office:value-type="float" table:style-name="ce1" office:value="1.4130099999999999"/>
          <table:table-cell office:value-type="float" office:value="1.617E-2" table:style-name="ce1">
            <text:p>0.01617</text:p>
          </table:table-cell>
          <table:table-cell office:value-type="float" office:value="0.76674999999999993" table:style-name="ce1">
            <text:p>0.76675</text:p>
          </table:table-cell>
          <table:table-cell office:value-type="float" office:value="-0.76674999999999993" table:style-name="ce1">
            <text:p>-0.76675</text:p>
          </table:table-cell>
          <table:table-cell office:value-type="float" office:value="1.0448999999999999" table:style-name="ce1">
            <text:p>1.0449</text:p>
          </table:table-cell>
          <table:table-cell office:value-type="float" office:value="1.9168700000000001" table:style-name="ce1">
            <text:p>1.916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3"/>
          <table:table-cell office:value-type="float" table:style-name="ce1" office:value="0.08021"/>
          <table:table-cell office:value-type="float" office:value="-4.8799999999999998E-3" table:style-name="ce1">
            <text:p>-0.00488</text:p>
          </table:table-cell>
          <table:table-cell office:value-type="float" office:value="1.4416900000000001" table:style-name="ce1">
            <text:p>1.44169</text:p>
          </table:table-cell>
          <table:table-cell office:value-type="float" office:value="-1.4416900000000001" table:style-name="ce1">
            <text:p>-1.44169</text:p>
          </table:table-cell>
          <table:table-cell office:value-type="float" office:value="1.0365" table:style-name="ce1">
            <text:p>1.0365</text:p>
          </table:table-cell>
          <table:table-cell office:value-type="float" office:value="3.6042399999999999" table:style-name="ce1">
            <text:p>3.604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4"/>
          <table:table-cell office:value-type="float" table:style-name="ce1" office:value="0.058410000000000004"/>
          <table:table-cell office:value-type="float" office:value="-4.0129999999999999E-2" table:style-name="ce1">
            <text:p>-0.04013</text:p>
          </table:table-cell>
          <table:table-cell office:value-type="float" office:value="1.0498799999999999" table:style-name="ce1">
            <text:p>1.04988</text:p>
          </table:table-cell>
          <table:table-cell office:value-type="float" office:value="-1.0498799999999999" table:style-name="ce1">
            <text:p>-1.04988</text:p>
          </table:table-cell>
          <table:table-cell office:value-type="float" office:value="1.0341" table:style-name="ce1">
            <text:p>1.0341</text:p>
          </table:table-cell>
          <table:table-cell office:value-type="float" office:value="2.6246899999999997" table:style-name="ce1">
            <text:p>2.624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5"/>
          <table:table-cell office:value-type="float" table:style-name="ce1" office:value="0.08776999999999999"/>
          <table:table-cell office:value-type="float" office:value="0.10461000000000001" table:style-name="ce1">
            <text:p>0.10461</text:p>
          </table:table-cell>
          <table:table-cell office:value-type="float" office:value="1.57762" table:style-name="ce1">
            <text:p>1.57762</text:p>
          </table:table-cell>
          <table:table-cell office:value-type="float" office:value="-1.57762" table:style-name="ce1">
            <text:p>-1.57762</text:p>
          </table:table-cell>
          <table:table-cell office:value-type="float" office:value="1.0361" table:style-name="ce1">
            <text:p>1.0361</text:p>
          </table:table-cell>
          <table:table-cell office:value-type="float" office:value="3.9440599999999999" table:style-name="ce1">
            <text:p>3.944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6"/>
          <table:table-cell office:value-type="float" table:style-name="ce1" office:value="0.053540000000000004"/>
          <table:table-cell office:value-type="float" office:value="0.17537" table:style-name="ce1">
            <text:p>0.17537</text:p>
          </table:table-cell>
          <table:table-cell office:value-type="float" office:value="0.96223000000000003" table:style-name="ce1">
            <text:p>0.96223</text:p>
          </table:table-cell>
          <table:table-cell office:value-type="float" office:value="-0.96223000000000003" table:style-name="ce1">
            <text:p>-0.96223</text:p>
          </table:table-cell>
          <table:table-cell office:value-type="float" office:value="1.0363" table:style-name="ce1">
            <text:p>1.0363</text:p>
          </table:table-cell>
          <table:table-cell office:value-type="float" office:value="2.40557" table:style-name="ce1">
            <text:p>2.405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7"/>
          <table:table-cell office:value-type="float" table:style-name="ce1" office:value="0.05986"/>
          <table:table-cell office:value-type="float" office:value="-0.15939" table:style-name="ce1">
            <text:p>-0.15939</text:p>
          </table:table-cell>
          <table:table-cell office:value-type="float" office:value="1.0758700000000001" table:style-name="ce1">
            <text:p>1.07587</text:p>
          </table:table-cell>
          <table:table-cell office:value-type="float" office:value="-1.0758700000000001" table:style-name="ce1">
            <text:p>-1.07587</text:p>
          </table:table-cell>
          <table:table-cell office:value-type="float" office:value="1.0343" table:style-name="ce1">
            <text:p>1.0343</text:p>
          </table:table-cell>
          <table:table-cell office:value-type="float" office:value="2.6896900000000001" table:style-name="ce1">
            <text:p>2.689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8"/>
          <table:table-cell office:value-type="float" table:style-name="ce1" office:value="0.06812"/>
          <table:table-cell office:value-type="float" office:value="0.13320000000000001" table:style-name="ce1">
            <text:p>0.1332</text:p>
          </table:table-cell>
          <table:table-cell office:value-type="float" office:value="1.2244299999999999" table:style-name="ce1">
            <text:p>1.22443</text:p>
          </table:table-cell>
          <table:table-cell office:value-type="float" office:value="-1.2244299999999999" table:style-name="ce1">
            <text:p>-1.22443</text:p>
          </table:table-cell>
          <table:table-cell office:value-type="float" office:value="1.0362" table:style-name="ce1">
            <text:p>1.0362</text:p>
          </table:table-cell>
          <table:table-cell office:value-type="float" office:value="3.06108" table:style-name="ce1">
            <text:p>3.06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9"/>
          <table:table-cell office:value-type="float" table:style-name="ce1" office:value="0.06325"/>
          <table:table-cell office:value-type="float" office:value="0.38441000000000003" table:style-name="ce1">
            <text:p>0.38441</text:p>
          </table:table-cell>
          <table:table-cell office:value-type="float" office:value="1.1367799999999999" table:style-name="ce1">
            <text:p>1.13678</text:p>
          </table:table-cell>
          <table:table-cell office:value-type="float" office:value="-1.1367799999999999" table:style-name="ce1">
            <text:p>-1.13678</text:p>
          </table:table-cell>
          <table:table-cell office:value-type="float" office:value="1.0486" table:style-name="ce1">
            <text:p>1.0486</text:p>
          </table:table-cell>
          <table:table-cell office:value-type="float" office:value="2.8419600000000003" table:style-name="ce1">
            <text:p>2.841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4"/>
          <table:table-cell office:value-type="float" table:style-name="ce1" office:value="0.39"/>
          <table:table-cell office:value-type="float" office:value="5.6559999999999999E-2" table:style-name="ce1">
            <text:p>0.05656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67" table:style-name="ce1">
            <text:p>1.0367</text:p>
          </table:table-cell>
          <table:table-cell office:value-type="float" office:value="0.39" table:style-name="ce1">
            <text:p>0.39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4"/>
          <table:table-cell office:value-type="float" table:style-name="ce1" office:value="0.39"/>
          <table:table-cell office:value-type="float" office:value="5.6559999999999999E-2" table:style-name="ce1">
            <text:p>0.05656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67" table:style-name="ce1">
            <text:p>1.0367</text:p>
          </table:table-cell>
          <table:table-cell office:value-type="float" office:value="0.39" table:style-name="ce1">
            <text:p>0.39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4"/>
          <table:table-cell office:value-type="float" table:style-name="ce1" office:value="0.39"/>
          <table:table-cell office:value-type="float" office:value="5.6559999999999999E-2" table:style-name="ce1">
            <text:p>0.05656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67" table:style-name="ce1">
            <text:p>1.0367</text:p>
          </table:table-cell>
          <table:table-cell office:value-type="float" office:value="0.39" table:style-name="ce1">
            <text:p>0.39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84"/>
          <table:table-cell office:value-type="float" table:style-name="ce1" office:value="0.0960200000000000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471999999999999" table:style-name="ce1">
            <text:p>1.0472</text:p>
          </table:table-cell>
          <table:table-cell office:value-type="float" office:value="1.4798" table:style-name="ce1">
            <text:p>1.47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84"/>
          <table:table-cell office:value-type="float" table:style-name="ce1" office:value="2.24939"/>
          <table:table-cell office:value-type="float" office:value="-0.1215" table:style-name="ce1">
            <text:p>-0.1215</text:p>
          </table:table-cell>
          <table:table-cell office:value-type="float" office:value="2.1122399999999999" table:style-name="ce1">
            <text:p>2.11224</text:p>
          </table:table-cell>
          <table:table-cell office:value-type="float" office:value="-2.1122399999999999" table:style-name="ce1">
            <text:p>-2.11224</text:p>
          </table:table-cell>
          <table:table-cell office:value-type="float" office:value="1.0471999999999999" table:style-name="ce1">
            <text:p>1.0472</text:p>
          </table:table-cell>
          <table:table-cell office:value-type="float" office:value="5.2805999999999997" table:style-name="ce1">
            <text:p>5.28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96"/>
          <table:table-cell office:value-type="float" table:style-name="ce1" office:value="2.6660399999999997"/>
          <table:table-cell office:value-type="float" office:value="-6.1420000000000002E-2" table:style-name="ce1">
            <text:p>-0.06142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84" table:style-name="ce1">
            <text:p>1.0484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3004599999999999" table:style-name="ce1">
            <text:p>1.30046</text:p>
          </table:table-cell>
          <table:table-cell office:value-type="float" office:value="-1.3004599999999999" table:style-name="ce1">
            <text:p>-1.30046</text:p>
          </table:table-cell>
          <table:table-cell office:value-type="float" office:value="1.0350999999999999" table:style-name="ce1">
            <text:p>1.0351</text:p>
          </table:table-cell>
          <table:table-cell office:value-type="float" office:value="3.2511399999999999" table:style-name="ce1">
            <text:p>3.251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3875" table:style-name="ce1">
            <text:p>1.3875</text:p>
          </table:table-cell>
          <table:table-cell office:value-type="float" office:value="-1.1100000000000001" table:style-name="ce1">
            <text:p>-1.11</text:p>
          </table:table-cell>
          <table:table-cell office:value-type="float" office:value="1.0488" table:style-name="ce1">
            <text:p>1.0488</text:p>
          </table:table-cell>
          <table:table-cell office:value-type="float" office:value="2.7749999999999999" table:style-name="ce1">
            <text:p>2.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2"/>
          <table:table-cell office:value-type="float" table:style-name="ce1" office:value="1.64"/>
          <table:table-cell office:value-type="float" office:value="0.38179999999999997" table:style-name="ce1">
            <text:p>0.3818</text:p>
          </table:table-cell>
          <table:table-cell office:value-type="float" office:value="1.3875" table:style-name="ce1">
            <text:p>1.3875</text:p>
          </table:table-cell>
          <table:table-cell office:value-type="float" office:value="-1.1100000000000001" table:style-name="ce1">
            <text:p>-1.11</text:p>
          </table:table-cell>
          <table:table-cell office:value-type="float" office:value="1.0488" table:style-name="ce1">
            <text:p>1.0488</text:p>
          </table:table-cell>
          <table:table-cell office:value-type="float" office:value="2.7749999999999999" table:style-name="ce1">
            <text:p>2.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5605500000000001" table:style-name="ce1">
            <text:p>1.56055</text:p>
          </table:table-cell>
          <table:table-cell office:value-type="float" office:value="-1.5605500000000001" table:style-name="ce1">
            <text:p>-1.56055</text:p>
          </table:table-cell>
          <table:table-cell office:value-type="float" office:value="1.0490999999999999" table:style-name="ce1">
            <text:p>1.0491</text:p>
          </table:table-cell>
          <table:table-cell office:value-type="float" office:value="3.90137" table:style-name="ce1">
            <text:p>3.90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8060900000000002" table:style-name="ce1">
            <text:p>1.80609</text:p>
          </table:table-cell>
          <table:table-cell office:value-type="float" office:value="-1.8060900000000002" table:style-name="ce1">
            <text:p>-1.80609</text:p>
          </table:table-cell>
          <table:table-cell office:value-type="float" office:value="1.0387999999999999" table:style-name="ce1">
            <text:p>1.0388</text:p>
          </table:table-cell>
          <table:table-cell office:value-type="float" office:value="4.5152200000000002" table:style-name="ce1">
            <text:p>4.515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6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04036" table:style-name="ce1">
            <text:p>1.04036</text:p>
          </table:table-cell>
          <table:table-cell office:value-type="float" office:value="-1.04036" table:style-name="ce1">
            <text:p>-1.04036</text:p>
          </table:table-cell>
          <table:table-cell office:value-type="float" office:value="1.0485" table:style-name="ce1">
            <text:p>1.0485</text:p>
          </table:table-cell>
          <table:table-cell office:value-type="float" office:value="2.6009100000000003" table:style-name="ce1">
            <text:p>2.600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5605500000000001" table:style-name="ce1">
            <text:p>1.56055</text:p>
          </table:table-cell>
          <table:table-cell office:value-type="float" office:value="-1.5605500000000001" table:style-name="ce1">
            <text:p>-1.56055</text:p>
          </table:table-cell>
          <table:table-cell office:value-type="float" office:value="1.0491999999999999" table:style-name="ce1">
            <text:p>1.0492</text:p>
          </table:table-cell>
          <table:table-cell office:value-type="float" office:value="3.90137" table:style-name="ce1">
            <text:p>3.90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1.85"/>
          <table:table-cell office:value-type="float" office:value="-6.7960000000000007E-2" table:style-name="ce1">
            <text:p>-0.0679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496000000000001" table:style-name="ce1">
            <text:p>1.049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0.38"/>
          <table:table-cell office:value-type="float" office:value="-1.7610000000000001E-2" table:style-name="ce1">
            <text:p>-0.01761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-0.22800000000000001" table:style-name="ce1">
            <text:p>-0.228</text:p>
          </table:table-cell>
          <table:table-cell office:value-type="float" office:value="1.0496000000000001" table:style-name="ce1">
            <text:p>1.0496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1.84"/>
          <table:table-cell office:value-type="float" office:value="-6.7960000000000007E-2" table:style-name="ce1">
            <text:p>-0.0679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496000000000001" table:style-name="ce1">
            <text:p>1.049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1.83"/>
          <table:table-cell office:value-type="float" office:value="-6.7960000000000007E-2" table:style-name="ce1">
            <text:p>-0.0679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496000000000001" table:style-name="ce1">
            <text:p>1.049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0.55"/>
          <table:table-cell office:value-type="float" office:value="-2.4709999999999999E-2" table:style-name="ce1">
            <text:p>-0.02471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96000000000001" table:style-name="ce1">
            <text:p>1.0496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-0.22800000000000001" table:style-name="ce1">
            <text:p>-0.228</text:p>
          </table:table-cell>
          <table:table-cell office:value-type="float" office:value="1.0496000000000001" table:style-name="ce1">
            <text:p>1.0496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1.85"/>
          <table:table-cell office:value-type="float" office:value="-6.7960000000000007E-2" table:style-name="ce1">
            <text:p>-0.0679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496000000000001" table:style-name="ce1">
            <text:p>1.049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96000000000001" table:style-name="ce1">
            <text:p>1.0496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10"/>
          <table:table-cell office:value-type="float" table:style-name="ce1" office:value="0.02529"/>
          <table:table-cell office:value-type="float" office:value="0.29803000000000002" table:style-name="ce1">
            <text:p>0.29803</text:p>
          </table:table-cell>
          <table:table-cell office:value-type="float" office:value="0.45457999999999998" table:style-name="ce1">
            <text:p>0.45458</text:p>
          </table:table-cell>
          <table:table-cell office:value-type="float" office:value="-0.45457999999999998" table:style-name="ce1">
            <text:p>-0.45458</text:p>
          </table:table-cell>
          <table:table-cell office:value-type="float" office:value="1.0314000000000001" table:style-name="ce1">
            <text:p>1.0314</text:p>
          </table:table-cell>
          <table:table-cell office:value-type="float" office:value="1.1364400000000001" table:style-name="ce1">
            <text:p>1.136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11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65788000000000002" table:style-name="ce1">
            <text:p>0.65788</text:p>
          </table:table-cell>
          <table:table-cell office:value-type="float" office:value="-0.65788000000000002" table:style-name="ce1">
            <text:p>-0.65788</text:p>
          </table:table-cell>
          <table:table-cell office:value-type="float" office:value="1.0306999999999999" table:style-name="ce1">
            <text:p>1.0307</text:p>
          </table:table-cell>
          <table:table-cell office:value-type="float" office:value="1.64469" table:style-name="ce1">
            <text:p>1.644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1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36412999999999995" table:style-name="ce1">
            <text:p>0.36413</text:p>
          </table:table-cell>
          <table:table-cell office:value-type="float" office:value="-0.36412999999999995" table:style-name="ce1">
            <text:p>-0.36413</text:p>
          </table:table-cell>
          <table:table-cell office:value-type="float" office:value="1.0259" table:style-name="ce1">
            <text:p>1.0259</text:p>
          </table:table-cell>
          <table:table-cell office:value-type="float" office:value="0.91032000000000002" table:style-name="ce1">
            <text:p>0.91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Loads" table:style-name="ta1">
        <table:table-column table:style-name="co1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/>
        </table:table-row>
        <table:table-row table:style-name="ro1">
          <table:table-cell office:value-type="float" table:style-name="ce1" office:value="11"/>
          <table:table-cell office:value-type="float" table:style-name="ce1" office:value="0.053079999999999995"/>
          <table:table-cell office:value-type="float" office:value="-3.98E-3" table:style-name="ce1">
            <text:p>-0.00398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0.07962"/>
          <table:table-cell office:value-type="float" office:value="2.7869999999999999E-2" table:style-name="ce1">
            <text:p>0.02787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0.0929"/>
          <table:table-cell office:value-type="float" office:value="-1.1939999999999999E-2" table:style-name="ce1">
            <text:p>-0.01194</text:p>
          </table:table-cell>
          <table:table-cell/>
        </table:table-row>
        <table:table-row table:style-name="ro1">
          <table:table-cell office:value-type="float" table:style-name="ce1" office:value="26"/>
          <table:table-cell office:value-type="float" table:style-name="ce1" office:value="0.053079999999999995"/>
          <table:table-cell office:value-type="float" office:value="1.33E-3" table:style-name="ce1">
            <text:p>0.00133</text:p>
          </table:table-cell>
          <table:table-cell/>
        </table:table-row>
        <table:table-row table:style-name="ro1">
          <table:table-cell office:value-type="float" table:style-name="ce1" office:value="27"/>
          <table:table-cell office:value-type="float" table:style-name="ce1" office:value="0.03981"/>
          <table:table-cell office:value-type="float" office:value="-2.65E-3" table:style-name="ce1">
            <text:p>-0.00265</text:p>
          </table:table-cell>
          <table:table-cell/>
        </table:table-row>
        <table:table-row table:style-name="ro1">
          <table:table-cell office:value-type="float" table:style-name="ce1" office:value="28"/>
          <table:table-cell office:value-type="float" table:style-name="ce1" office:value="0.026539999999999998"/>
          <table:table-cell office:value-type="float" office:value="-2.65E-3" table:style-name="ce1">
            <text:p>-0.00265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0.53083"/>
          <table:table-cell office:value-type="float" office:value="0.10617000000000001" table:style-name="ce1">
            <text:p>0.10617</text:p>
          </table:table-cell>
          <table:table-cell/>
        </table:table-row>
        <table:table-row table:style-name="ro1">
          <table:table-cell office:value-type="float" table:style-name="ce1" office:value="66"/>
          <table:table-cell office:value-type="float" table:style-name="ce1" office:value="0.026539999999999998"/>
          <table:table-cell office:value-type="float" office:value="-2.65E-3" table:style-name="ce1">
            <text:p>-0.00265</text:p>
          </table:table-cell>
          <table:table-cell/>
        </table:table-row>
        <table:table-row table:style-name="ro1">
          <table:table-cell office:value-type="float" table:style-name="ce1" office:value="106"/>
          <table:table-cell office:value-type="float" table:style-name="ce1" office:value="0.61178"/>
          <table:table-cell office:value-type="float" office:value="0.17251999999999998" table:style-name="ce1">
            <text:p>0.17252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3.14518"/>
          <table:table-cell office:value-type="float" office:value="0.45783999999999997" table:style-name="ce1">
            <text:p>0.45784</text:p>
          </table:table-cell>
          <table:table-cell/>
        </table:table-row>
        <table:table-row table:style-name="ro1">
          <table:table-cell office:value-type="float" table:style-name="ce1" office:value="108"/>
          <table:table-cell office:value-type="float" table:style-name="ce1" office:value="2.46041"/>
          <table:table-cell office:value-type="float" office:value="0.13933999999999999" table:style-name="ce1">
            <text:p>0.13934</text:p>
          </table:table-cell>
          <table:table-cell/>
        </table:table-row>
        <table:table-row table:style-name="ro1">
          <table:table-cell office:value-type="float" table:style-name="ce1" office:value="109"/>
          <table:table-cell office:value-type="float" table:style-name="ce1" office:value="2.35822"/>
          <table:table-cell office:value-type="float" office:value="0.28266999999999998" table:style-name="ce1">
            <text:p>0.28267</text:p>
          </table:table-cell>
          <table:table-cell/>
        </table:table-row>
        <table:table-row table:style-name="ro1">
          <table:table-cell office:value-type="float" table:style-name="ce1" office:value="110"/>
          <table:table-cell office:value-type="float" table:style-name="ce1" office:value="2.98461"/>
          <table:table-cell office:value-type="float" office:value="0.41537999999999997" table:style-name="ce1">
            <text:p>0.41538</text:p>
          </table:table-cell>
          <table:table-cell/>
        </table:table-row>
        <table:table-row table:style-name="ro1">
          <table:table-cell office:value-type="float" table:style-name="ce1" office:value="111"/>
          <table:table-cell office:value-type="float" table:style-name="ce1" office:value="1.6256700000000002"/>
          <table:table-cell office:value-type="float" office:value="0.23357" table:style-name="ce1">
            <text:p>0.23357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2.82536"/>
          <table:table-cell office:value-type="float" office:value="0.38484999999999997" table:style-name="ce1">
            <text:p>0.38485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0.44988"/>
          <table:table-cell office:value-type="float" office:value="8.3610000000000004E-2" table:style-name="ce1">
            <text:p>0.08361</text:p>
          </table:table-cell>
          <table:table-cell/>
        </table:table-row>
        <table:table-row table:style-name="ro1">
          <table:table-cell office:value-type="float" table:style-name="ce1" office:value="114"/>
          <table:table-cell office:value-type="float" table:style-name="ce1" office:value="3.5738299999999996"/>
          <table:table-cell office:value-type="float" office:value="0.7099899999999999" table:style-name="ce1">
            <text:p>0.70999</text:p>
          </table:table-cell>
          <table:table-cell/>
        </table:table-row>
        <table:table-row table:style-name="ro1">
          <table:table-cell office:value-type="float" table:style-name="ce1" office:value="115"/>
          <table:table-cell office:value-type="float" table:style-name="ce1" office:value="0.90507"/>
          <table:table-cell office:value-type="float" office:value="0.11015000000000001" table:style-name="ce1">
            <text:p>0.11015</text:p>
          </table:table-cell>
          <table:table-cell/>
        </table:table-row>
        <table:table-row table:style-name="ro1">
          <table:table-cell office:value-type="float" table:style-name="ce1" office:value="116"/>
          <table:table-cell office:value-type="float" table:style-name="ce1" office:value="1.3085"/>
          <table:table-cell office:value-type="float" office:value="0.33177000000000001" table:style-name="ce1">
            <text:p>0.33177</text:p>
          </table:table-cell>
          <table:table-cell/>
        </table:table-row>
        <table:table-row table:style-name="ro1">
          <table:table-cell office:value-type="float" table:style-name="ce1" office:value="117"/>
          <table:table-cell office:value-type="float" table:style-name="ce1" office:value="3.75962"/>
          <table:table-cell office:value-type="float" office:value="0.65159999999999996" table:style-name="ce1">
            <text:p>0.6516</text:p>
          </table:table-cell>
          <table:table-cell/>
        </table:table-row>
        <table:table-row table:style-name="ro1">
          <table:table-cell office:value-type="float" table:style-name="ce1" office:value="118"/>
          <table:table-cell office:value-type="float" table:style-name="ce1" office:value="3.26197"/>
          <table:table-cell office:value-type="float" office:value="0.60780000000000001" table:style-name="ce1">
            <text:p>0.6078</text:p>
          </table:table-cell>
          <table:table-cell/>
        </table:table-row>
        <table:table-row table:style-name="ro1">
          <table:table-cell office:value-type="float" table:style-name="ce1" office:value="119"/>
          <table:table-cell office:value-type="float" table:style-name="ce1" office:value="1.92427"/>
          <table:table-cell office:value-type="float" office:value="0.36495" table:style-name="ce1">
            <text:p>0.36495</text:p>
          </table:table-cell>
          <table:table-cell/>
        </table:table-row>
        <table:table-row table:style-name="ro1">
          <table:table-cell office:value-type="float" table:style-name="ce1" office:value="120"/>
          <table:table-cell office:value-type="float" table:style-name="ce1" office:value="3.19694"/>
          <table:table-cell office:value-type="float" office:value="0.64629000000000003" table:style-name="ce1">
            <text:p>0.64629</text:p>
          </table:table-cell>
          <table:table-cell/>
        </table:table-row>
        <table:table-row table:style-name="ro1">
          <table:table-cell office:value-type="float" table:style-name="ce1" office:value="121"/>
          <table:table-cell office:value-type="float" table:style-name="ce1" office:value="2.76166"/>
          <table:table-cell office:value-type="float" office:value="0.11678000000000001" table:style-name="ce1">
            <text:p>0.11678</text:p>
          </table:table-cell>
          <table:table-cell/>
        </table:table-row>
        <table:table-row table:style-name="ro1">
          <table:table-cell office:value-type="float" table:style-name="ce1" office:value="122"/>
          <table:table-cell office:value-type="float" table:style-name="ce1" office:value="1.97072"/>
          <table:table-cell office:value-type="float" office:value="0.51622999999999997" table:style-name="ce1">
            <text:p>0.51623</text:p>
          </table:table-cell>
          <table:table-cell/>
        </table:table-row>
        <table:table-row table:style-name="ro1">
          <table:table-cell office:value-type="float" table:style-name="ce1" office:value="123"/>
          <table:table-cell office:value-type="float" table:style-name="ce1" office:value="1.8061600000000002"/>
          <table:table-cell office:value-type="float" office:value="0.15925" table:style-name="ce1">
            <text:p>0.15925</text:p>
          </table:table-cell>
          <table:table-cell/>
        </table:table-row>
        <table:table-row table:style-name="ro1">
          <table:table-cell office:value-type="float" table:style-name="ce1" office:value="124"/>
          <table:table-cell office:value-type="float" table:style-name="ce1" office:value="1.4770400000000001"/>
          <table:table-cell office:value-type="float" office:value="0.19508" table:style-name="ce1">
            <text:p>0.19508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1.80218"/>
          <table:table-cell office:value-type="float" office:value="0.33707999999999999" table:style-name="ce1">
            <text:p>0.33708</text:p>
          </table:table-cell>
          <table:table-cell/>
        </table:table-row>
        <table:table-row table:style-name="ro1">
          <table:table-cell office:value-type="float" table:style-name="ce1" office:value="126"/>
          <table:table-cell office:value-type="float" table:style-name="ce1" office:value="3.83394"/>
          <table:table-cell office:value-type="float" office:value="0.85994999999999999" table:style-name="ce1">
            <text:p>0.85995</text:p>
          </table:table-cell>
          <table:table-cell/>
        </table:table-row>
        <table:table-row table:style-name="ro1">
          <table:table-cell office:value-type="float" table:style-name="ce1" office:value="127"/>
          <table:table-cell office:value-type="float" table:style-name="ce1" office:value="2.7245"/>
          <table:table-cell office:value-type="float" office:value="0.38353000000000004" table:style-name="ce1">
            <text:p>0.38353</text:p>
          </table:table-cell>
          <table:table-cell/>
        </table:table-row>
        <table:table-row table:style-name="ro1">
          <table:table-cell office:value-type="float" table:style-name="ce1" office:value="128"/>
          <table:table-cell office:value-type="float" table:style-name="ce1" office:value="4.0728100000000005"/>
          <table:table-cell office:value-type="float" office:value="0.81084999999999996" table:style-name="ce1">
            <text:p>0.81085</text:p>
          </table:table-cell>
          <table:table-cell/>
        </table:table-row>
        <table:table-row table:style-name="ro1">
          <table:table-cell office:value-type="float" table:style-name="ce1" office:value="129"/>
          <table:table-cell office:value-type="float" table:style-name="ce1" office:value="2.26267"/>
          <table:table-cell office:value-type="float" office:value="0.36759999999999998" table:style-name="ce1">
            <text:p>0.3676</text:p>
          </table:table-cell>
          <table:table-cell/>
        </table:table-row>
        <table:table-row table:style-name="ro1">
          <table:table-cell office:value-type="float" table:style-name="ce1" office:value="130"/>
          <table:table-cell office:value-type="float" table:style-name="ce1" office:value="0.8081900000000001"/>
          <table:table-cell office:value-type="float" office:value="0.15792" table:style-name="ce1">
            <text:p>0.15792</text:p>
          </table:table-cell>
          <table:table-cell/>
        </table:table-row>
        <table:table-row table:style-name="ro1">
          <table:table-cell office:value-type="float" table:style-name="ce1" office:value="131"/>
          <table:table-cell office:value-type="float" table:style-name="ce1" office:value="2.80545"/>
          <table:table-cell office:value-type="float" office:value="0.66885000000000006" table:style-name="ce1">
            <text:p>0.66885</text:p>
          </table:table-cell>
          <table:table-cell/>
        </table:table-row>
        <table:table-row table:style-name="ro1">
          <table:table-cell office:value-type="float" table:style-name="ce1" office:value="132"/>
          <table:table-cell office:value-type="float" table:style-name="ce1" office:value="2.64487"/>
          <table:table-cell office:value-type="float" office:value="0.44325000000000003" table:style-name="ce1">
            <text:p>0.44325</text:p>
          </table:table-cell>
          <table:table-cell/>
        </table:table-row>
        <table:table-row table:style-name="ro1">
          <table:table-cell office:value-type="float" table:style-name="ce1" office:value="133"/>
          <table:table-cell office:value-type="float" table:style-name="ce1" office:value="2.65549"/>
          <table:table-cell office:value-type="float" office:value="0.27471000000000001" table:style-name="ce1">
            <text:p>0.27471</text:p>
          </table:table-cell>
          <table:table-cell/>
        </table:table-row>
        <table:table-row table:style-name="ro1">
          <table:table-cell office:value-type="float" table:style-name="ce1" office:value="134"/>
          <table:table-cell office:value-type="float" table:style-name="ce1" office:value="3.4530700000000003"/>
          <table:table-cell office:value-type="float" office:value="0.40874000000000005" table:style-name="ce1">
            <text:p>0.40874</text:p>
          </table:table-cell>
          <table:table-cell/>
        </table:table-row>
        <table:table-row table:style-name="ro1">
          <table:table-cell office:value-type="float" table:style-name="ce1" office:value="135"/>
          <table:table-cell office:value-type="float" table:style-name="ce1" office:value="1.9481600000000001"/>
          <table:table-cell office:value-type="float" office:value="0.49235000000000001" table:style-name="ce1">
            <text:p>0.49235</text:p>
          </table:table-cell>
          <table:table-cell/>
        </table:table-row>
        <table:table-row table:style-name="ro1">
          <table:table-cell office:value-type="float" table:style-name="ce1" office:value="136"/>
          <table:table-cell office:value-type="float" table:style-name="ce1" office:value="2.0821899999999998"/>
          <table:table-cell office:value-type="float" office:value="0.37955" table:style-name="ce1">
            <text:p>0.37955</text:p>
          </table:table-cell>
          <table:table-cell/>
        </table:table-row>
        <table:table-row table:style-name="ro1">
          <table:table-cell office:value-type="float" table:style-name="ce1" office:value="137"/>
          <table:table-cell office:value-type="float" table:style-name="ce1" office:value="2.55463"/>
          <table:table-cell office:value-type="float" office:value="0.28797999999999996" table:style-name="ce1">
            <text:p>0.28798</text:p>
          </table:table-cell>
          <table:table-cell/>
        </table:table-row>
        <table:table-row table:style-name="ro1">
          <table:table-cell office:value-type="float" table:style-name="ce1" office:value="138"/>
          <table:table-cell office:value-type="float" table:style-name="ce1" office:value="0.68743"/>
          <table:table-cell office:value-type="float" office:value="0.11810999999999999" table:style-name="ce1">
            <text:p>0.11811</text:p>
          </table:table-cell>
          <table:table-cell/>
        </table:table-row>
        <table:table-row table:style-name="ro1">
          <table:table-cell office:value-type="float" table:style-name="ce1" office:value="139"/>
          <table:table-cell office:value-type="float" table:style-name="ce1" office:value="1.44519"/>
          <table:table-cell office:value-type="float" office:value="0.12208999999999999" table:style-name="ce1">
            <text:p>0.12209</text:p>
          </table:table-cell>
          <table:table-cell/>
        </table:table-row>
        <table:table-row table:style-name="ro1">
          <table:table-cell office:value-type="float" table:style-name="ce1" office:value="140"/>
          <table:table-cell office:value-type="float" table:style-name="ce1" office:value="2.11404"/>
          <table:table-cell office:value-type="float" office:value="0.36229" table:style-name="ce1">
            <text:p>0.36229</text:p>
          </table:table-cell>
          <table:table-cell/>
        </table:table-row>
        <table:table-row table:style-name="ro1">
          <table:table-cell office:value-type="float" table:style-name="ce1" office:value="141"/>
          <table:table-cell office:value-type="float" table:style-name="ce1" office:value="1.26736"/>
          <table:table-cell office:value-type="float" office:value="0.13403999999999999" table:style-name="ce1">
            <text:p>0.13404</text:p>
          </table:table-cell>
          <table:table-cell/>
        </table:table-row>
        <table:table-row table:style-name="ro1">
          <table:table-cell office:value-type="float" table:style-name="ce1" office:value="142"/>
          <table:table-cell office:value-type="float" table:style-name="ce1" office:value="1.03512"/>
          <table:table-cell office:value-type="float" office:value="0.11015000000000001" table:style-name="ce1">
            <text:p>0.11015</text:p>
          </table:table-cell>
          <table:table-cell/>
        </table:table-row>
        <table:table-row table:style-name="ro1">
          <table:table-cell office:value-type="float" table:style-name="ce1" office:value="143"/>
          <table:table-cell office:value-type="float" table:style-name="ce1" office:value="2.6939800000000003"/>
          <table:table-cell office:value-type="float" office:value="0.53215999999999997" table:style-name="ce1">
            <text:p>0.53216</text:p>
          </table:table-cell>
          <table:table-cell/>
        </table:table-row>
        <table:table-row table:style-name="ro1">
          <table:table-cell office:value-type="float" table:style-name="ce1" office:value="144"/>
          <table:table-cell office:value-type="float" table:style-name="ce1" office:value="0.25215"/>
          <table:table-cell office:value-type="float" office:value="3.8490000000000003E-2" table:style-name="ce1">
            <text:p>0.03849</text:p>
          </table:table-cell>
          <table:table-cell/>
        </table:table-row>
        <table:table-row table:style-name="ro1">
          <table:table-cell office:value-type="float" table:style-name="ce1" office:value="145"/>
          <table:table-cell office:value-type="float" table:style-name="ce1" office:value="0.9701000000000001"/>
          <table:table-cell office:value-type="float" office:value="0.13403999999999999" table:style-name="ce1">
            <text:p>0.13404</text:p>
          </table:table-cell>
          <table:table-cell/>
        </table:table-row>
        <table:table-row table:style-name="ro1">
          <table:table-cell office:value-type="float" table:style-name="ce1" office:value="147"/>
          <table:table-cell office:value-type="float" table:style-name="ce1" office:value="2.50155"/>
          <table:table-cell office:value-type="float" office:value="0.43130000000000002" table:style-name="ce1">
            <text:p>0.4313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62904"/>
          <table:table-cell office:value-type="float" office:value="0.13403999999999999" table:style-name="ce1">
            <text:p>0.13404</text:p>
          </table:table-cell>
          <table:table-cell/>
        </table:table-row>
        <table:table-row table:style-name="ro1">
          <table:table-cell office:value-type="float" table:style-name="ce1" office:value="149"/>
          <table:table-cell office:value-type="float" table:style-name="ce1" office:value="3.07485"/>
          <table:table-cell office:value-type="float" office:value="0.77634000000000003" table:style-name="ce1">
            <text:p>0.77634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1.06034"/>
          <table:table-cell office:value-type="float" office:value="0.25612999999999997" table:style-name="ce1">
            <text:p>0.25613</text:p>
          </table:table-cell>
          <table:table-cell/>
        </table:table-row>
        <table:table-row table:style-name="ro1">
          <table:table-cell office:value-type="float" table:style-name="ce1" office:value="151"/>
          <table:table-cell office:value-type="float" table:style-name="ce1" office:value="0.16058"/>
          <table:table-cell office:value-type="float" office:value="4.1139999999999996E-2" table:style-name="ce1">
            <text:p>0.04114</text:p>
          </table:table-cell>
          <table:table-cell/>
        </table:table-row>
        <table:table-row table:style-name="ro1">
          <table:table-cell office:value-type="float" table:style-name="ce1" office:value="152"/>
          <table:table-cell office:value-type="float" table:style-name="ce1" office:value="1.2886000000000002"/>
          <table:table-cell office:value-type="float" office:value="0.13005" table:style-name="ce1">
            <text:p>0.13005</text:p>
          </table:table-cell>
          <table:table-cell/>
        </table:table-row>
        <table:table-row table:style-name="ro1">
          <table:table-cell office:value-type="float" table:style-name="ce1" office:value="153"/>
          <table:table-cell office:value-type="float" table:style-name="ce1" office:value="0.7935899999999999"/>
          <table:table-cell office:value-type="float" office:value="0.20039000000000001" table:style-name="ce1">
            <text:p>0.20039</text:p>
          </table:table-cell>
          <table:table-cell/>
        </table:table-row>
        <table:table-row table:style-name="ro1">
          <table:table-cell office:value-type="float" table:style-name="ce1" office:value="154"/>
          <table:table-cell office:value-type="float" table:style-name="ce1" office:value="0.43528"/>
          <table:table-cell office:value-type="float" office:value="8.7590000000000001E-2" table:style-name="ce1">
            <text:p>0.08759</text:p>
          </table:table-cell>
          <table:table-cell/>
        </table:table-row>
        <table:table-row table:style-name="ro1">
          <table:table-cell office:value-type="float" table:style-name="ce1" office:value="155"/>
          <table:table-cell office:value-type="float" table:style-name="ce1" office:value="1.79156"/>
          <table:table-cell office:value-type="float" office:value="0.28797999999999996" table:style-name="ce1">
            <text:p>0.28798</text:p>
          </table:table-cell>
          <table:table-cell/>
        </table:table-row>
        <table:table-row table:style-name="ro1">
          <table:table-cell office:value-type="float" table:style-name="ce1" office:value="156"/>
          <table:table-cell office:value-type="float" table:style-name="ce1" office:value="1.2965600000000002"/>
          <table:table-cell office:value-type="float" office:value="0.24286000000000002" table:style-name="ce1">
            <text:p>0.24286</text:p>
          </table:table-cell>
          <table:table-cell/>
        </table:table-row>
        <table:table-row table:style-name="ro1">
          <table:table-cell office:value-type="float" table:style-name="ce1" office:value="157"/>
          <table:table-cell office:value-type="float" table:style-name="ce1" office:value="1.40538"/>
          <table:table-cell office:value-type="float" office:value="0.23357" table:style-name="ce1">
            <text:p>0.23357</text:p>
          </table:table-cell>
          <table:table-cell/>
        </table:table-row>
        <table:table-row table:style-name="ro1">
          <table:table-cell office:value-type="float" table:style-name="ce1" office:value="158"/>
          <table:table-cell office:value-type="float" table:style-name="ce1" office:value="1.46244"/>
          <table:table-cell office:value-type="float" office:value="0.17251999999999998" table:style-name="ce1">
            <text:p>0.17252</text:p>
          </table:table-cell>
          <table:table-cell/>
        </table:table-row>
        <table:table-row table:style-name="ro1">
          <table:table-cell office:value-type="float" table:style-name="ce1" office:value="159"/>
          <table:table-cell office:value-type="float" table:style-name="ce1" office:value="0.23754999999999998"/>
          <table:table-cell office:value-type="float" office:value="6.7680000000000004E-2" table:style-name="ce1">
            <text:p>0.06768</text:p>
          </table:table-cell>
          <table:table-cell/>
        </table:table-row>
        <table:table-row table:style-name="ro1">
          <table:table-cell office:value-type="float" table:style-name="ce1" office:value="160"/>
          <table:table-cell office:value-type="float" table:style-name="ce1" office:value="0.91834"/>
          <table:table-cell office:value-type="float" office:value="0.16323000000000001" table:style-name="ce1">
            <text:p>0.16323</text:p>
          </table:table-cell>
          <table:table-cell/>
        </table:table-row>
        <table:table-row table:style-name="ro1">
          <table:table-cell office:value-type="float" table:style-name="ce1" office:value="161"/>
          <table:table-cell office:value-type="float" table:style-name="ce1" office:value="0.18047999999999997"/>
          <table:table-cell office:value-type="float" office:value="0.12208999999999999" table:style-name="ce1">
            <text:p>0.12209</text:p>
          </table:table-cell>
          <table:table-cell/>
        </table:table-row>
        <table:table-row table:style-name="ro1">
          <table:table-cell office:value-type="float" table:style-name="ce1" office:value="162"/>
          <table:table-cell office:value-type="float" table:style-name="ce1" office:value="0.56268"/>
          <table:table-cell office:value-type="float" office:value="6.7680000000000004E-2" table:style-name="ce1">
            <text:p>0.06768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0.6953900000000001"/>
          <table:table-cell office:value-type="float" office:value="0.17119000000000001" table:style-name="ce1">
            <text:p>0.17119</text:p>
          </table:table-cell>
          <table:table-cell/>
        </table:table-row>
        <table:table-row table:style-name="ro1">
          <table:table-cell office:value-type="float" table:style-name="ce1" office:value="164"/>
          <table:table-cell office:value-type="float" table:style-name="ce1" office:value="1.79156"/>
          <table:table-cell office:value-type="float" office:value="0.24815999999999999" table:style-name="ce1">
            <text:p>0.24816</text:p>
          </table:table-cell>
          <table:table-cell/>
        </table:table-row>
        <table:table-row table:style-name="ro1">
          <table:table-cell office:value-type="float" table:style-name="ce1" office:value="165"/>
          <table:table-cell office:value-type="float" table:style-name="ce1" office:value="0.5188900000000001"/>
          <table:table-cell office:value-type="float" office:value="9.5549999999999996E-2" table:style-name="ce1">
            <text:p>0.09555</text:p>
          </table:table-cell>
          <table:table-cell/>
        </table:table-row>
        <table:table-row table:style-name="ro1">
          <table:table-cell office:value-type="float" table:style-name="ce1" office:value="166"/>
          <table:table-cell office:value-type="float" table:style-name="ce1" office:value="1.99328"/>
          <table:table-cell office:value-type="float" office:value="0.35432999999999998" table:style-name="ce1">
            <text:p>0.35433</text:p>
          </table:table-cell>
          <table:table-cell/>
        </table:table-row>
        <table:table-row table:style-name="ro1">
          <table:table-cell office:value-type="float" table:style-name="ce1" office:value="167"/>
          <table:table-cell office:value-type="float" table:style-name="ce1" office:value="0.26011"/>
          <table:table-cell office:value-type="float" office:value="0.15526999999999999" table:style-name="ce1">
            <text:p>0.15527</text:p>
          </table:table-cell>
          <table:table-cell/>
        </table:table-row>
        <table:table-row table:style-name="ro1">
          <table:table-cell office:value-type="float" table:style-name="ce1" office:value="168"/>
          <table:table-cell office:value-type="float" table:style-name="ce1" office:value="0.52154"/>
          <table:table-cell office:value-type="float" office:value="0.14862999999999998" table:style-name="ce1">
            <text:p>0.14863</text:p>
          </table:table-cell>
          <table:table-cell/>
        </table:table-row>
        <table:table-row table:style-name="ro1">
          <table:table-cell office:value-type="float" table:style-name="ce1" office:value="169"/>
          <table:table-cell office:value-type="float" table:style-name="ce1" office:value="0.8984300000000001"/>
          <table:table-cell office:value-type="float" office:value="0.10086000000000001" table:style-name="ce1">
            <text:p>0.10086</text:p>
          </table:table-cell>
          <table:table-cell/>
        </table:table-row>
        <table:table-row table:style-name="ro1">
          <table:table-cell office:value-type="float" table:style-name="ce1" office:value="170"/>
          <table:table-cell office:value-type="float" table:style-name="ce1" office:value="0.54808"/>
          <table:table-cell office:value-type="float" office:value="0.10086000000000001" table:style-name="ce1">
            <text:p>0.10086</text:p>
          </table:table-cell>
          <table:table-cell/>
        </table:table-row>
        <table:table-row table:style-name="ro1">
          <table:table-cell office:value-type="float" table:style-name="ce1" office:value="236"/>
          <table:table-cell office:value-type="float" table:style-name="ce1" office:value="0.45121"/>
          <table:table-cell office:value-type="float" office:value="0.12208999999999999" table:style-name="ce1">
            <text:p>0.12209</text:p>
          </table:table-cell>
          <table:table-cell/>
        </table:table-row>
        <table:table-row table:style-name="ro1">
          <table:table-cell office:value-type="float" table:style-name="ce1" office:value="237"/>
          <table:table-cell office:value-type="float" table:style-name="ce1" office:value="0.19906"/>
          <table:table-cell office:value-type="float" office:value="4.1139999999999996E-2" table:style-name="ce1">
            <text:p>0.04114</text:p>
          </table:table-cell>
          <table:table-cell/>
        </table:table-row>
        <table:table-row table:style-name="ro1">
          <table:table-cell office:value-type="float" table:style-name="ce1" office:value="238"/>
          <table:table-cell office:value-type="float" table:style-name="ce1" office:value="0.05972"/>
          <table:table-cell office:value-type="float" office:value="-5.3100000000000005E-3" table:style-name="ce1">
            <text:p>-0.00531</text:p>
          </table:table-cell>
          <table:table-cell/>
        </table:table-row>
        <table:table-row table:style-name="ro1">
          <table:table-cell office:value-type="float" table:style-name="ce1" office:value="239"/>
          <table:table-cell office:value-type="float" table:style-name="ce1" office:value="0.013269999999999999"/>
          <table:table-cell office:value-type="float" office:value="-7.9600000000000001E-3" table:style-name="ce1">
            <text:p>-0.00796</text:p>
          </table:table-cell>
          <table:table-cell/>
        </table:table-row>
        <table:table-row table:style-name="ro1">
          <table:table-cell office:value-type="float" table:style-name="ce1" office:value="240"/>
          <table:table-cell office:value-type="float" table:style-name="ce1" office:value="0.07299"/>
          <table:table-cell office:value-type="float" office:value="-2.65E-3" table:style-name="ce1">
            <text:p>-0.00265</text:p>
          </table:table-cell>
          <table:table-cell/>
        </table:table-row>
        <table:table-row table:style-name="ro1">
          <table:table-cell office:value-type="float" table:style-name="ce1" office:value="241"/>
          <table:table-cell office:value-type="float" table:style-name="ce1" office:value="0.21233000000000002"/>
          <table:table-cell office:value-type="float" office:value="7.034E-2" table:style-name="ce1">
            <text:p>0.07034</text:p>
          </table:table-cell>
          <table:table-cell/>
        </table:table-row>
        <table:table-row table:style-name="ro1">
          <table:table-cell office:value-type="float" table:style-name="ce1" office:value="246"/>
          <table:table-cell office:value-type="float" table:style-name="ce1" office:value="0.33177"/>
          <table:table-cell office:value-type="float" office:value="0.12076000000000001" table:style-name="ce1">
            <text:p>0.12076</text:p>
          </table:table-cell>
          <table:table-cell/>
        </table:table-row>
        <table:table-row table:style-name="ro1">
          <table:table-cell office:value-type="float" table:style-name="ce1" office:value="247"/>
          <table:table-cell office:value-type="float" table:style-name="ce1" office:value="1.26073"/>
          <table:table-cell office:value-type="float" office:value="0.36229" table:style-name="ce1">
            <text:p>0.36229</text:p>
          </table:table-cell>
          <table:table-cell/>
        </table:table-row>
        <table:table-row table:style-name="ro1">
          <table:table-cell office:value-type="float" table:style-name="ce1" office:value="248"/>
          <table:table-cell office:value-type="float" table:style-name="ce1" office:value="0.03981"/>
          <table:table-cell office:value-type="float" office:value="-3.1850000000000003E-2" table:style-name="ce1">
            <text:p>-0.03185</text:p>
          </table:table-cell>
          <table:table-cell/>
        </table:table-row>
        <table:table-row table:style-name="ro1">
          <table:table-cell office:value-type="float" table:style-name="ce1" office:value="249"/>
          <table:table-cell office:value-type="float" table:style-name="ce1" office:value="0.03981"/>
          <table:table-cell office:value-type="float" office:value="-3.0520000000000002E-2" table:style-name="ce1">
            <text:p>-0.03052</text:p>
          </table:table-cell>
          <table:table-cell/>
        </table:table-row>
        <table:table-row table:style-name="ro1">
          <table:table-cell office:value-type="float" table:style-name="ce1" office:value="250"/>
          <table:table-cell office:value-type="float" table:style-name="ce1" office:value="0.03318"/>
          <table:table-cell office:value-type="float" office:value="-3.3180000000000001E-2" table:style-name="ce1">
            <text:p>-0.03318</text:p>
          </table:table-cell>
          <table:table-cell/>
        </table:table-row>
        <table:table-row table:style-name="ro1">
          <table:table-cell office:value-type="float" table:style-name="ce1" office:value="251"/>
          <table:table-cell office:value-type="float" table:style-name="ce1" office:value="1.65885"/>
          <table:table-cell office:value-type="float" office:value="0.42997000000000002" table:style-name="ce1">
            <text:p>0.42997</text:p>
          </table:table-cell>
          <table:table-cell/>
        </table:table-row>
        <table:table-row table:style-name="ro1">
          <table:table-cell office:value-type="float" table:style-name="ce1" office:value="252"/>
          <table:table-cell office:value-type="float" table:style-name="ce1" office:value="0.013269999999999999"/>
          <table:table-cell office:value-type="float" office:value="-1.9910000000000001E-2" table:style-name="ce1">
            <text:p>-0.01991</text:p>
          </table:table-cell>
          <table:table-cell/>
        </table:table-row>
        <table:table-row table:style-name="ro1">
          <table:table-cell office:value-type="float" table:style-name="ce1" office:value="299"/>
          <table:table-cell office:value-type="float" table:style-name="ce1" office:value="0.26542"/>
          <table:table-cell office:value-type="float" office:value="5.3079999999999995E-2" table:style-name="ce1">
            <text:p>0.05308</text:p>
          </table:table-cell>
          <table:table-cell/>
        </table:table-row>
        <table:table-row table:style-name="ro1">
          <table:table-cell office:value-type="float" table:style-name="ce1" office:value="307"/>
          <table:table-cell office:value-type="float" table:style-name="ce1" office:value="0.2256"/>
          <table:table-cell office:value-type="float" office:value="-2.92E-2" table:style-name="ce1">
            <text:p>-0.0292</text:p>
          </table:table-cell>
          <table:table-cell/>
        </table:table-row>
        <table:table-row table:style-name="ro1">
          <table:table-cell office:value-type="float" table:style-name="ce1" office:value="310"/>
          <table:table-cell office:value-type="float" table:style-name="ce1" office:value="2.07025"/>
          <table:table-cell office:value-type="float" office:value="0.43926000000000004" table:style-name="ce1">
            <text:p>0.43926</text:p>
          </table:table-cell>
          <table:table-cell/>
        </table:table-row>
        <table:table-row table:style-name="ro1">
          <table:table-cell office:value-type="float" table:style-name="ce1" office:value="311"/>
          <table:table-cell office:value-type="float" table:style-name="ce1" office:value="0.5918800000000001"/>
          <table:table-cell office:value-type="float" office:value="9.9529999999999993E-2" table:style-name="ce1">
            <text:p>0.09953</text:p>
          </table:table-cell>
          <table:table-cell/>
        </table:table-row>
        <table:table-row table:style-name="ro1">
          <table:table-cell office:value-type="float" table:style-name="ce1" office:value="312"/>
          <table:table-cell office:value-type="float" table:style-name="ce1" office:value="0.33708"/>
          <table:table-cell office:value-type="float" office:value="4.777E-2" table:style-name="ce1">
            <text:p>0.04777</text:p>
          </table:table-cell>
          <table:table-cell/>
        </table:table-row>
        <table:table-row table:style-name="ro1">
          <table:table-cell/>
          <table:table-cell/>
          <table:table-cell/>
          <table:table-cell/>
        </table:table-row>
      </table:table>
      <table:table table:name="Transformers" table:style-name="ta1">
        <table:table-column table:style-name="co1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style-name="ce1"/>
          <table:table-cell/>
        </table:table-row>
        <table:table-row table:style-name="ro1">
          <table:table-cell office:value-type="float" table:style-name="ce1" office:value="8"/>
          <table:table-cell office:value-type="float" table:style-name="ce1" office:value="107"/>
          <table:table-cell office:value-type="float" office:value="0.17432324844995808" table:style-name="ce1">
            <text:p>0.174323248</text:p>
          </table:table-cell>
          <table:table-cell office:value-type="float" office:value="-10.308456484559107" table:style-name="ce1">
            <text:p>-10.30845648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"/>
          <table:table-cell office:value-type="float" table:style-name="ce1" office:value="35"/>
          <table:table-cell office:value-type="float" office:value="16.62104028157998" table:style-name="ce1">
            <text:p>16.62104028</text:p>
          </table:table-cell>
          <table:table-cell office:value-type="float" office:value="-155.45561204536568" table:style-name="ce1">
            <text:p>-155.455612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10"/>
          <table:table-cell office:value-type="float" office:value="0.31698171209896764" table:style-name="ce1">
            <text:p>0.316981712</text:p>
          </table:table-cell>
          <table:table-cell office:value-type="float" office:value="-9.9789431440967462" table:style-name="ce1">
            <text:p>-9.97894314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10"/>
          <table:table-cell office:value-type="float" office:value="0.25027233523198456" table:style-name="ce1">
            <text:p>0.250272335</text:p>
          </table:table-cell>
          <table:table-cell office:value-type="float" office:value="-10.543695402951029" table:style-name="ce1">
            <text:p>-10.543695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10"/>
          <table:table-cell office:value-type="float" office:value="0.24861745494573384" table:style-name="ce1">
            <text:p>0.248617455</text:p>
          </table:table-cell>
          <table:table-cell office:value-type="float" office:value="-10.700861885682738" table:style-name="ce1">
            <text:p>-10.7008618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10"/>
          <table:table-cell office:value-type="float" office:value="0.24431045513066532" table:style-name="ce1">
            <text:p>0.244310455</text:p>
          </table:table-cell>
          <table:table-cell office:value-type="float" office:value="-10.236922632792641" table:style-name="ce1">
            <text:p>-10.2369226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111"/>
          <table:table-cell office:value-type="float" office:value="0.16288805082466662" table:style-name="ce1">
            <text:p>0.162888051</text:p>
          </table:table-cell>
          <table:table-cell office:value-type="float" office:value="-9.6740523978281896" table:style-name="ce1">
            <text:p>-9.67405239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78"/>
          <table:table-cell office:value-type="float" office:value="0.39085895955452965" table:style-name="ce1">
            <text:p>0.39085896</text:p>
          </table:table-cell>
          <table:table-cell office:value-type="float" office:value="-20.952675236344508" table:style-name="ce1">
            <text:p>-20.95267524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111"/>
          <table:table-cell office:value-type="float" office:value="0.24986937593712458" table:style-name="ce1">
            <text:p>0.249869376</text:p>
          </table:table-cell>
          <table:table-cell office:value-type="float" office:value="-10.374964217251383" table:style-name="ce1">
            <text:p>-10.3749642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78"/>
          <table:table-cell office:value-type="float" office:value="0.38825142464279777" table:style-name="ce1">
            <text:p>0.388251425</text:p>
          </table:table-cell>
          <table:table-cell office:value-type="float" office:value="-20.882691795113182" table:style-name="ce1">
            <text:p>-20.8826918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111"/>
          <table:table-cell office:value-type="float" office:value="0.27245193002921492" table:style-name="ce1">
            <text:p>0.27245193</text:p>
          </table:table-cell>
          <table:table-cell office:value-type="float" office:value="-6.0905829815262162" table:style-name="ce1">
            <text:p>-6.09058298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"/>
          <table:table-cell office:value-type="float" table:style-name="ce1" office:value="115"/>
          <table:table-cell office:value-type="float" office:value="0.21186419702974316" table:style-name="ce1">
            <text:p>0.211864197</text:p>
          </table:table-cell>
          <table:table-cell office:value-type="float" office:value="-9.947717064275043" table:style-name="ce1">
            <text:p>-9.94771706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"/>
          <table:table-cell office:value-type="float" table:style-name="ce1" office:value="115"/>
          <table:table-cell office:value-type="float" office:value="0.25878787911078704" table:style-name="ce1">
            <text:p>0.258787879</text:p>
          </table:table-cell>
          <table:table-cell office:value-type="float" office:value="-10.424367214433255" table:style-name="ce1">
            <text:p>-10.4243672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119"/>
          <table:table-cell office:value-type="float" office:value="0.23030352902210488" table:style-name="ce1">
            <text:p>0.230303529</text:p>
          </table:table-cell>
          <table:table-cell office:value-type="float" office:value="-6.1101470370263966" table:style-name="ce1">
            <text:p>-6.110147037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119"/>
          <table:table-cell office:value-type="float" office:value="0.33991226971659327" table:style-name="ce1">
            <text:p>0.33991227</text:p>
          </table:table-cell>
          <table:table-cell office:value-type="float" office:value="-13.371075283483254" table:style-name="ce1">
            <text:p>-13.3710752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119"/>
          <table:table-cell office:value-type="float" office:value="0.22376832801190213" table:style-name="ce1">
            <text:p>0.223768328</text:p>
          </table:table-cell>
          <table:table-cell office:value-type="float" office:value="-10.082797434463572" table:style-name="ce1">
            <text:p>-10.08279743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119"/>
          <table:table-cell office:value-type="float" office:value="0.2146645412556385" table:style-name="ce1">
            <text:p>0.214664541</text:p>
          </table:table-cell>
          <table:table-cell office:value-type="float" office:value="-9.8310558150724159" table:style-name="ce1">
            <text:p>-9.831055815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82"/>
          <table:table-cell office:value-type="float" office:value="0.55403321006973838" table:style-name="ce1">
            <text:p>0.55403321</text:p>
          </table:table-cell>
          <table:table-cell office:value-type="float" office:value="-36.315557793380705" table:style-name="ce1">
            <text:p>-36.3155577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21"/>
          <table:table-cell office:value-type="float" office:value="0.24964537662686281" table:style-name="ce1">
            <text:p>0.249645377</text:p>
          </table:table-cell>
          <table:table-cell office:value-type="float" office:value="-10.282004494970788" table:style-name="ce1">
            <text:p>-10.2820044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21"/>
          <table:table-cell office:value-type="float" office:value="0.23846328914894738" table:style-name="ce1">
            <text:p>0.238463289</text:p>
          </table:table-cell>
          <table:table-cell office:value-type="float" office:value="-10.29207555966857" table:style-name="ce1">
            <text:p>-10.2920755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21"/>
          <table:table-cell office:value-type="float" office:value="0.33836917698334523" table:style-name="ce1">
            <text:p>0.338369177</text:p>
          </table:table-cell>
          <table:table-cell office:value-type="float" office:value="-10.425252263197473" table:style-name="ce1">
            <text:p>-10.4252522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21"/>
          <table:table-cell office:value-type="float" office:value="0.32831283695042057" table:style-name="ce1">
            <text:p>0.328312837</text:p>
          </table:table-cell>
          <table:table-cell office:value-type="float" office:value="-10.709197398288367" table:style-name="ce1">
            <text:p>-10.709197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84"/>
          <table:table-cell office:value-type="float" office:value="0.53375749262080274" table:style-name="ce1">
            <text:p>0.533757493</text:p>
          </table:table-cell>
          <table:table-cell office:value-type="float" office:value="-35.227994512972977" table:style-name="ce1">
            <text:p>-35.2279945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84"/>
          <table:table-cell office:value-type="float" office:value="0.53263108608433152" table:style-name="ce1">
            <text:p>0.532631086</text:p>
          </table:table-cell>
          <table:table-cell office:value-type="float" office:value="-35.190811989897348" table:style-name="ce1">
            <text:p>-35.1908119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124"/>
          <table:table-cell office:value-type="float" office:value="0.33992310722802965" table:style-name="ce1">
            <text:p>0.339923107</text:p>
          </table:table-cell>
          <table:table-cell office:value-type="float" office:value="-10.399048942778514" table:style-name="ce1">
            <text:p>-10.3990489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85"/>
          <table:table-cell office:value-type="float" office:value="0.45304978010306046" table:style-name="ce1">
            <text:p>0.45304978</text:p>
          </table:table-cell>
          <table:table-cell office:value-type="float" office:value="-28.961626683625273" table:style-name="ce1">
            <text:p>-28.96162668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124"/>
          <table:table-cell office:value-type="float" office:value="3.4601841801306943" table:style-name="ce1">
            <text:p>3.46018418</text:p>
          </table:table-cell>
          <table:table-cell office:value-type="float" office:value="-30.260377468059858" table:style-name="ce1">
            <text:p>-30.2603774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85"/>
          <table:table-cell office:value-type="float" office:value="0.48344440324615651" table:style-name="ce1">
            <text:p>0.483444403</text:p>
          </table:table-cell>
          <table:table-cell office:value-type="float" office:value="-29.377880432976262" table:style-name="ce1">
            <text:p>-29.3778804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124"/>
          <table:table-cell office:value-type="float" office:value="0.33410621806049295" table:style-name="ce1">
            <text:p>0.334106218</text:p>
          </table:table-cell>
          <table:table-cell office:value-type="float" office:value="-10.359441352917472" table:style-name="ce1">
            <text:p>-10.3594413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"/>
          <table:table-cell office:value-type="float" table:style-name="ce1" office:value="46"/>
          <table:table-cell office:value-type="float" office:value="0.27133141355591123" table:style-name="ce1">
            <text:p>0.271331414</text:p>
          </table:table-cell>
          <table:table-cell office:value-type="float" office:value="-11.363618010591615" table:style-name="ce1">
            <text:p>-11.3636180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126"/>
          <table:table-cell office:value-type="float" office:value="0.34229667376227535" table:style-name="ce1">
            <text:p>0.342296674</text:p>
          </table:table-cell>
          <table:table-cell office:value-type="float" office:value="-10.570926689717327" table:style-name="ce1">
            <text:p>-10.5709266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86"/>
          <table:table-cell office:value-type="float" office:value="0.30185088928290488" table:style-name="ce1">
            <text:p>0.301850889</text:p>
          </table:table-cell>
          <table:table-cell office:value-type="float" office:value="-22.427521073719834" table:style-name="ce1">
            <text:p>-22.4275210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126"/>
          <table:table-cell office:value-type="float" office:value="0.31509819247422977" table:style-name="ce1">
            <text:p>0.315098192</text:p>
          </table:table-cell>
          <table:table-cell office:value-type="float" office:value="-10.455133080846318" table:style-name="ce1">
            <text:p>-10.4551330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86"/>
          <table:table-cell office:value-type="float" office:value="0.30185088928290488" table:style-name="ce1">
            <text:p>0.301850889</text:p>
          </table:table-cell>
          <table:table-cell office:value-type="float" office:value="-22.427521073719834" table:style-name="ce1">
            <text:p>-22.4275210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131"/>
          <table:table-cell office:value-type="float" office:value="0.34676158239614485" table:style-name="ce1">
            <text:p>0.346761582</text:p>
          </table:table-cell>
          <table:table-cell office:value-type="float" office:value="-10.570635334334094" table:style-name="ce1">
            <text:p>-10.5706353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131"/>
          <table:table-cell office:value-type="float" office:value="0.20584554325861049" table:style-name="ce1">
            <text:p>0.205845543</text:p>
          </table:table-cell>
          <table:table-cell office:value-type="float" office:value="-10.812738905828716" table:style-name="ce1">
            <text:p>-10.8127389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131"/>
          <table:table-cell office:value-type="float" office:value="0.34348555039084061" table:style-name="ce1">
            <text:p>0.34348555</text:p>
          </table:table-cell>
          <table:table-cell office:value-type="float" office:value="-10.571970572127208" table:style-name="ce1">
            <text:p>-10.5719705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"/>
          <table:table-cell office:value-type="float" table:style-name="ce1" office:value="138"/>
          <table:table-cell office:value-type="float" office:value="0.26064749104046719" table:style-name="ce1">
            <text:p>0.260647491</text:p>
          </table:table-cell>
          <table:table-cell office:value-type="float" office:value="-6.2457703887553029" table:style-name="ce1">
            <text:p>-6.24577038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"/>
          <table:table-cell office:value-type="float" table:style-name="ce1" office:value="138"/>
          <table:table-cell office:value-type="float" office:value="0.23067538754146777" table:style-name="ce1">
            <text:p>0.230675388</text:p>
          </table:table-cell>
          <table:table-cell office:value-type="float" office:value="-5.2166448161269035" table:style-name="ce1">
            <text:p>-5.21664481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0"/>
          <table:table-cell office:value-type="float" table:style-name="ce1" office:value="139"/>
          <table:table-cell office:value-type="float" office:value="0.19441242903765815" table:style-name="ce1">
            <text:p>0.194412429</text:p>
          </table:table-cell>
          <table:table-cell office:value-type="float" office:value="-10.538264582007001" table:style-name="ce1">
            <text:p>-10.5382645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0"/>
          <table:table-cell office:value-type="float" table:style-name="ce1" office:value="139"/>
          <table:table-cell office:value-type="float" office:value="0.19016316130386879" table:style-name="ce1">
            <text:p>0.190163161</text:p>
          </table:table-cell>
          <table:table-cell office:value-type="float" office:value="-10.452416521322995" table:style-name="ce1">
            <text:p>-10.4524165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140"/>
          <table:table-cell office:value-type="float" office:value="0.19806904412977178" table:style-name="ce1">
            <text:p>0.198069044</text:p>
          </table:table-cell>
          <table:table-cell office:value-type="float" office:value="-10.6368735813234" table:style-name="ce1">
            <text:p>-10.6368735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140"/>
          <table:table-cell office:value-type="float" office:value="0.16288805082466662" table:style-name="ce1">
            <text:p>0.162888051</text:p>
          </table:table-cell>
          <table:table-cell office:value-type="float" office:value="-9.6740523978281896" table:style-name="ce1">
            <text:p>-9.67405239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144"/>
          <table:table-cell office:value-type="float" office:value="0.18828334746555897" table:style-name="ce1">
            <text:p>0.188283347</text:p>
          </table:table-cell>
          <table:table-cell office:value-type="float" office:value="-10.141578994360737" table:style-name="ce1">
            <text:p>-10.1415789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144"/>
          <table:table-cell office:value-type="float" office:value="0.18828334746555897" table:style-name="ce1">
            <text:p>0.188283347</text:p>
          </table:table-cell>
          <table:table-cell office:value-type="float" office:value="-10.141578994360737" table:style-name="ce1">
            <text:p>-10.1415789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147"/>
          <table:table-cell office:value-type="float" office:value="0.30642521154031993" table:style-name="ce1">
            <text:p>0.306425212</text:p>
          </table:table-cell>
          <table:table-cell office:value-type="float" office:value="-10.401132798785559" table:style-name="ce1">
            <text:p>-10.4011328</text:p>
          </table:table-cell>
          <table:table-cell office:value-type="float" office:value="0" table:style-name="ce1">
            <text:p>0</text:p>
          </table:table-cell>
          <table:table-cell office:value-type="float" office:value="0.97083333299999997" table:style-name="ce1">
            <text:p>0.97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147"/>
          <table:table-cell office:value-type="float" office:value="0.25074533765378626" table:style-name="ce1">
            <text:p>0.250745338</text:p>
          </table:table-cell>
          <table:table-cell office:value-type="float" office:value="-10.697322784015181" table:style-name="ce1">
            <text:p>-10.69732278</text:p>
          </table:table-cell>
          <table:table-cell office:value-type="float" office:value="0" table:style-name="ce1">
            <text:p>0</text:p>
          </table:table-cell>
          <table:table-cell office:value-type="float" office:value="0.97083333299999997" table:style-name="ce1">
            <text:p>0.97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147"/>
          <table:table-cell office:value-type="float" office:value="0.24057085846125509" table:style-name="ce1">
            <text:p>0.240570858</text:p>
          </table:table-cell>
          <table:table-cell office:value-type="float" office:value="-10.526360834514364" table:style-name="ce1">
            <text:p>-10.52636083</text:p>
          </table:table-cell>
          <table:table-cell office:value-type="float" office:value="0" table:style-name="ce1">
            <text:p>0</text:p>
          </table:table-cell>
          <table:table-cell office:value-type="float" office:value="0.97083333299999997" table:style-name="ce1">
            <text:p>0.97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148"/>
          <table:table-cell office:value-type="float" office:value="0.40432451664049696" table:style-name="ce1">
            <text:p>0.404324517</text:p>
          </table:table-cell>
          <table:table-cell office:value-type="float" office:value="-7.1745655609234547" table:style-name="ce1">
            <text:p>-7.17456556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96"/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148"/>
          <table:table-cell office:value-type="float" office:value="0.40432451664049696" table:style-name="ce1">
            <text:p>0.404324517</text:p>
          </table:table-cell>
          <table:table-cell office:value-type="float" office:value="-7.1745655609234547" table:style-name="ce1">
            <text:p>-7.17456556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148"/>
          <table:table-cell office:value-type="float" office:value="0.24730485026918955" table:style-name="ce1">
            <text:p>0.24730485</text:p>
          </table:table-cell>
          <table:table-cell office:value-type="float" office:value="-5.4365602772949027" table:style-name="ce1">
            <text:p>-5.43656027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96"/>
          <table:table-cell office:value-type="float" office:value="0.23807143095214287" table:style-name="ce1">
            <text:p>0.238071431</text:p>
          </table:table-cell>
          <table:table-cell office:value-type="float" office:value="-23.807143095214286" table:style-name="ce1">
            <text:p>-23.8071431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149"/>
          <table:table-cell office:value-type="float" office:value="0.22216880077408743" table:style-name="ce1">
            <text:p>0.222168801</text:p>
          </table:table-cell>
          <table:table-cell office:value-type="float" office:value="-9.9344013537248621" table:style-name="ce1">
            <text:p>-9.934401354</text:p>
          </table:table-cell>
          <table:table-cell office:value-type="float" office:value="0" table:style-name="ce1">
            <text:p>0</text:p>
          </table:table-cell>
          <table:table-cell office:value-type="float" office:value="0.97083333299999997" table:style-name="ce1">
            <text:p>0.97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149"/>
          <table:table-cell office:value-type="float" office:value="0.25617538911889354" table:style-name="ce1">
            <text:p>0.256175389</text:p>
          </table:table-cell>
          <table:table-cell office:value-type="float" office:value="-10.349914465824419" table:style-name="ce1">
            <text:p>-10.34991447</text:p>
          </table:table-cell>
          <table:table-cell office:value-type="float" office:value="0" table:style-name="ce1">
            <text:p>0</text:p>
          </table:table-cell>
          <table:table-cell office:value-type="float" office:value="0.97083333299999997" table:style-name="ce1">
            <text:p>0.97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149"/>
          <table:table-cell office:value-type="float" office:value="0.19693799893789304" table:style-name="ce1">
            <text:p>0.196937999</text:p>
          </table:table-cell>
          <table:table-cell office:value-type="float" office:value="-10.636915597806428" table:style-name="ce1">
            <text:p>-10.6369156</text:p>
          </table:table-cell>
          <table:table-cell office:value-type="float" office:value="0" table:style-name="ce1">
            <text:p>0</text:p>
          </table:table-cell>
          <table:table-cell office:value-type="float" office:value="0.96666666700000003" table:style-name="ce1">
            <text:p>0.96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9"/>
          <table:table-cell office:value-type="float" table:style-name="ce1" office:value="157"/>
          <table:table-cell office:value-type="float" office:value="0.20371772289588111" table:style-name="ce1">
            <text:p>0.203717723</text:p>
          </table:table-cell>
          <table:table-cell office:value-type="float" office:value="-10.881132094444533" table:style-name="ce1">
            <text:p>-10.88113209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9"/>
          <table:table-cell office:value-type="float" table:style-name="ce1" office:value="100"/>
          <table:table-cell office:value-type="float" office:value="0.35338613360477766" table:style-name="ce1">
            <text:p>0.353386134</text:p>
          </table:table-cell>
          <table:table-cell office:value-type="float" office:value="-28.66536823287127" table:style-name="ce1">
            <text:p>-28.66536823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9"/>
          <table:table-cell office:value-type="float" table:style-name="ce1" office:value="157"/>
          <table:table-cell office:value-type="float" office:value="0.19983014437727936" table:style-name="ce1">
            <text:p>0.199830144</text:p>
          </table:table-cell>
          <table:table-cell office:value-type="float" office:value="-10.391167507618526" table:style-name="ce1">
            <text:p>-10.3911675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160"/>
          <table:table-cell office:value-type="float" office:value="0.19154693091545139" table:style-name="ce1">
            <text:p>0.191546931</text:p>
          </table:table-cell>
          <table:table-cell office:value-type="float" office:value="-6.1741451974958546" table:style-name="ce1">
            <text:p>-6.17414519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70"/>
          <table:table-cell office:value-type="float" office:value="0.30629559975741388" table:style-name="ce1">
            <text:p>0.3062956</text:p>
          </table:table-cell>
          <table:table-cell office:value-type="float" office:value="-24.748684460399041" table:style-name="ce1">
            <text:p>-24.7486844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160"/>
          <table:table-cell office:value-type="float" office:value="0.27155683662227004" table:style-name="ce1">
            <text:p>0.271556837</text:p>
          </table:table-cell>
          <table:table-cell office:value-type="float" office:value="-10.315965005333057" table:style-name="ce1">
            <text:p>-10.3159650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70"/>
          <table:table-cell office:value-type="float" office:value="0.41486363676297033" table:style-name="ce1">
            <text:p>0.414863637</text:p>
          </table:table-cell>
          <table:table-cell office:value-type="float" office:value="-24.696588259066232" table:style-name="ce1">
            <text:p>-24.6965882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102"/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106"/>
          <table:table-cell office:value-type="float" office:value="0" table:style-name="ce1">
            <text:p>0</text:p>
          </table:table-cell>
          <table:table-cell office:value-type="float" office:value="-8.5888516705316498" table:style-name="ce1">
            <text:p>-8.588851671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102"/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61"/>
          <table:table-cell office:value-type="float" office:value="0.19133531153636366" table:style-name="ce1">
            <text:p>0.191335312</text:p>
          </table:table-cell>
          <table:table-cell office:value-type="float" office:value="-10.454561422346909" table:style-name="ce1">
            <text:p>-10.4545614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61"/>
          <table:table-cell office:value-type="float" office:value="0.18458638178471001" table:style-name="ce1">
            <text:p>0.184586382</text:p>
          </table:table-cell>
          <table:table-cell office:value-type="float" office:value="-10.44933677239243" table:style-name="ce1">
            <text:p>-10.4493367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105"/>
          <table:table-cell office:value-type="float" office:value="0.36368385293286232" table:style-name="ce1">
            <text:p>0.363683853</text:p>
          </table:table-cell>
          <table:table-cell office:value-type="float" office:value="-28.747555465920342" table:style-name="ce1">
            <text:p>-28.74755547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167"/>
          <table:table-cell office:value-type="float" office:value="0.26505595716695729" table:style-name="ce1">
            <text:p>0.265055957</text:p>
          </table:table-cell>
          <table:table-cell office:value-type="float" office:value="-10.272766339920958" table:style-name="ce1">
            <text:p>-10.27276634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167"/>
          <table:table-cell office:value-type="float" office:value="0.26434950243023059" table:style-name="ce1">
            <text:p>0.264349502</text:p>
          </table:table-cell>
          <table:table-cell office:value-type="float" office:value="-10.198270765015076" table:style-name="ce1">
            <text:p>-10.19827077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105"/>
          <table:table-cell office:value-type="float" office:value="0.63197117213605847" table:style-name="ce1">
            <text:p>0.631971172</text:p>
          </table:table-cell>
          <table:table-cell office:value-type="float" office:value="-28.829527023627822" table:style-name="ce1">
            <text:p>-28.82952702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107"/>
          <table:table-cell office:value-type="float" office:value="0.17288869149193842" table:style-name="ce1">
            <text:p>0.172888691</text:p>
          </table:table-cell>
          <table:table-cell office:value-type="float" office:value="-10.628699556687405" table:style-name="ce1">
            <text:p>-10.6286995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107"/>
          <table:table-cell office:value-type="float" office:value="0.20629983758258552" table:style-name="ce1">
            <text:p>0.206299838</text:p>
          </table:table-cell>
          <table:table-cell office:value-type="float" office:value="-10.794027095210872" table:style-name="ce1">
            <text:p>-10.794027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108"/>
          <table:table-cell office:value-type="float" office:value="0.21609130430500112" table:style-name="ce1">
            <text:p>0.216091304</text:p>
          </table:table-cell>
          <table:table-cell office:value-type="float" office:value="-11.206595548840756" table:style-name="ce1">
            <text:p>-11.20659555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108"/>
          <table:table-cell office:value-type="float" office:value="0.21626915815365802" table:style-name="ce1">
            <text:p>0.216269158</text:p>
          </table:table-cell>
          <table:table-cell office:value-type="float" office:value="-11.146562128287385" table:style-name="ce1">
            <text:p>-11.14656213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108"/>
          <table:table-cell office:value-type="float" office:value="0.15272882464074988" table:style-name="ce1">
            <text:p>0.152728825</text:p>
          </table:table-cell>
          <table:table-cell office:value-type="float" office:value="-9.7996193017920135" table:style-name="ce1">
            <text:p>-9.79961930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7"/>
          <table:table-cell office:value-type="float" table:style-name="ce1" office:value="109"/>
          <table:table-cell office:value-type="float" office:value="0.17462895076526466" table:style-name="ce1">
            <text:p>0.174628951</text:p>
          </table:table-cell>
          <table:table-cell office:value-type="float" office:value="-9.7140893639207491" table:style-name="ce1">
            <text:p>-9.714089364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7"/>
          <table:table-cell office:value-type="float" table:style-name="ce1" office:value="109"/>
          <table:table-cell office:value-type="float" office:value="0.17425634855203195" table:style-name="ce1">
            <text:p>0.174256349</text:p>
          </table:table-cell>
          <table:table-cell office:value-type="float" office:value="-9.7037237988272071" table:style-name="ce1">
            <text:p>-9.703723799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7"/>
          <table:table-cell office:value-type="float" table:style-name="ce1" office:value="109"/>
          <table:table-cell office:value-type="float" office:value="0.17368561546210518" table:style-name="ce1">
            <text:p>0.173685615</text:p>
          </table:table-cell>
          <table:table-cell office:value-type="float" office:value="-9.7141231995680677" table:style-name="ce1">
            <text:p>-9.7141232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112"/>
          <table:table-cell office:value-type="float" office:value="0.17532324086179554" table:style-name="ce1">
            <text:p>0.175323241</text:p>
          </table:table-cell>
          <table:table-cell office:value-type="float" office:value="-9.6297913406682518" table:style-name="ce1">
            <text:p>-9.62979134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112"/>
          <table:table-cell office:value-type="float" office:value="0.17532324086179554" table:style-name="ce1">
            <text:p>0.175323241</text:p>
          </table:table-cell>
          <table:table-cell office:value-type="float" office:value="-9.6297913406682518" table:style-name="ce1">
            <text:p>-9.62979134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112"/>
          <table:table-cell office:value-type="float" office:value="0.26345066654946325" table:style-name="ce1">
            <text:p>0.263450667</text:p>
          </table:table-cell>
          <table:table-cell office:value-type="float" office:value="-10.345257881576485" table:style-name="ce1">
            <text:p>-10.3452578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113"/>
          <table:table-cell office:value-type="float" office:value="0.45808452254355897" table:style-name="ce1">
            <text:p>0.458084523</text:p>
          </table:table-cell>
          <table:table-cell office:value-type="float" office:value="-12.186833044551696" table:style-name="ce1">
            <text:p>-12.18683304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113"/>
          <table:table-cell office:value-type="float" office:value="0.18093743665251102" table:style-name="ce1">
            <text:p>0.180937437</text:p>
          </table:table-cell>
          <table:table-cell office:value-type="float" office:value="-10.166616083452233" table:style-name="ce1">
            <text:p>-10.16661608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79"/>
          <table:table-cell office:value-type="float" office:value="0.30081473295567884" table:style-name="ce1">
            <text:p>0.300814733</text:p>
          </table:table-cell>
          <table:table-cell office:value-type="float" office:value="-28.134093708539019" table:style-name="ce1">
            <text:p>-28.1340937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114"/>
          <table:table-cell office:value-type="float" office:value="0.16942795983267511" table:style-name="ce1">
            <text:p>0.16942796</text:p>
          </table:table-cell>
          <table:table-cell office:value-type="float" office:value="-9.5426199312209921" table:style-name="ce1">
            <text:p>-9.54261993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79"/>
          <table:table-cell office:value-type="float" office:value="0.27459325873549806" table:style-name="ce1">
            <text:p>0.274593259</text:p>
          </table:table-cell>
          <table:table-cell office:value-type="float" office:value="-28.008512391020801" table:style-name="ce1">
            <text:p>-28.0085123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114"/>
          <table:table-cell office:value-type="float" office:value="0.1717989154107922" table:style-name="ce1">
            <text:p>0.171798915</text:p>
          </table:table-cell>
          <table:table-cell office:value-type="float" office:value="-9.7141903213871572" table:style-name="ce1">
            <text:p>-9.71419032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116"/>
          <table:table-cell office:value-type="float" office:value="0.20702657635854949" table:style-name="ce1">
            <text:p>0.207026576</text:p>
          </table:table-cell>
          <table:table-cell office:value-type="float" office:value="-5.5673698652823127" table:style-name="ce1">
            <text:p>-5.567369865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116"/>
          <table:table-cell office:value-type="float" office:value="0.28132530185663879" table:style-name="ce1">
            <text:p>0.281325302</text:p>
          </table:table-cell>
          <table:table-cell office:value-type="float" office:value="-10.398215964778073" table:style-name="ce1">
            <text:p>-10.39821596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116"/>
          <table:table-cell office:value-type="float" office:value="0.28214772093617863" table:style-name="ce1">
            <text:p>0.282147721</text:p>
          </table:table-cell>
          <table:table-cell office:value-type="float" office:value="-11.169803801840665" table:style-name="ce1">
            <text:p>-11.1698038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116"/>
          <table:table-cell office:value-type="float" office:value="0.20210890790010339" table:style-name="ce1">
            <text:p>0.202108908</text:p>
          </table:table-cell>
          <table:table-cell office:value-type="float" office:value="-5.4201666945436742" table:style-name="ce1">
            <text:p>-5.420166695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117"/>
          <table:table-cell office:value-type="float" office:value="0.15062550794663235" table:style-name="ce1">
            <text:p>0.150625508</text:p>
          </table:table-cell>
          <table:table-cell office:value-type="float" office:value="-9.731923541734302" table:style-name="ce1">
            <text:p>-9.731923542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80"/>
          <table:table-cell office:value-type="float" office:value="0.26809911498116562" table:style-name="ce1">
            <text:p>0.268099115</text:p>
          </table:table-cell>
          <table:table-cell office:value-type="float" office:value="-28.079439660233263" table:style-name="ce1">
            <text:p>-28.07943966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80"/>
          <table:table-cell office:value-type="float" office:value="0.49981856586059253" table:style-name="ce1">
            <text:p>0.499818566</text:p>
          </table:table-cell>
          <table:table-cell office:value-type="float" office:value="-37.786283579060793" table:style-name="ce1">
            <text:p>-37.78628358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118"/>
          <table:table-cell office:value-type="float" office:value="0.1458462961108544" table:style-name="ce1">
            <text:p>0.145846296</text:p>
          </table:table-cell>
          <table:table-cell office:value-type="float" office:value="-9.5763228389768553" table:style-name="ce1">
            <text:p>-9.576322839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118"/>
          <table:table-cell office:value-type="float" office:value="0.37884635483477275" table:style-name="ce1">
            <text:p>0.378846355</text:p>
          </table:table-cell>
          <table:table-cell office:value-type="float" office:value="-11.175342308624417" table:style-name="ce1">
            <text:p>-11.1753423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118"/>
          <table:table-cell office:value-type="float" office:value="0.26204482340264107" table:style-name="ce1">
            <text:p>0.262044823</text:p>
          </table:table-cell>
          <table:table-cell office:value-type="float" office:value="-10.556503587884267" table:style-name="ce1">
            <text:p>-10.5565035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118"/>
          <table:table-cell office:value-type="float" office:value="0.24284259086913224" table:style-name="ce1">
            <text:p>0.242842591</text:p>
          </table:table-cell>
          <table:table-cell office:value-type="float" office:value="-10.674813043698054" table:style-name="ce1">
            <text:p>-10.67481304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83"/>
          <table:table-cell office:value-type="float" office:value="0.53866678431833259" table:style-name="ce1">
            <text:p>0.538666784</text:p>
          </table:table-cell>
          <table:table-cell office:value-type="float" office:value="-35.808515757542487" table:style-name="ce1">
            <text:p>-35.80851576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122"/>
          <table:table-cell office:value-type="float" office:value="1.4534823703324427" table:style-name="ce1">
            <text:p>1.45348237</text:p>
          </table:table-cell>
          <table:table-cell office:value-type="float" office:value="-40.614922143721323" table:style-name="ce1">
            <text:p>-40.614922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122"/>
          <table:table-cell office:value-type="float" office:value="0.25624998457754722" table:style-name="ce1">
            <text:p>0.256249985</text:p>
          </table:table-cell>
          <table:table-cell office:value-type="float" office:value="-10.265817283384454" table:style-name="ce1">
            <text:p>-10.26581728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83"/>
          <table:table-cell office:value-type="float" office:value="0.53384568630550411" table:style-name="ce1">
            <text:p>0.533845686</text:p>
          </table:table-cell>
          <table:table-cell office:value-type="float" office:value="-36.08015601835492" table:style-name="ce1">
            <text:p>-36.08015602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122"/>
          <table:table-cell office:value-type="float" office:value="0.21540869643597427" table:style-name="ce1">
            <text:p>0.215408696</text:p>
          </table:table-cell>
          <table:table-cell office:value-type="float" office:value="-10.223547694439418" table:style-name="ce1">
            <text:p>-10.22354769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123"/>
          <table:table-cell office:value-type="float" office:value="0.13809668821386112" table:style-name="ce1">
            <text:p>0.138096688</text:p>
          </table:table-cell>
          <table:table-cell office:value-type="float" office:value="-9.318486590229659" table:style-name="ce1">
            <text:p>-9.3184865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123"/>
          <table:table-cell office:value-type="float" office:value="0.13809668821386112" table:style-name="ce1">
            <text:p>0.138096688</text:p>
          </table:table-cell>
          <table:table-cell office:value-type="float" office:value="-9.318486590229659" table:style-name="ce1">
            <text:p>-9.3184865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123"/>
          <table:table-cell office:value-type="float" office:value="0.13809668821386112" table:style-name="ce1">
            <text:p>0.138096688</text:p>
          </table:table-cell>
          <table:table-cell office:value-type="float" office:value="-9.318486590229659" table:style-name="ce1">
            <text:p>-9.3184865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125"/>
          <table:table-cell office:value-type="float" office:value="0.13952077404530916" table:style-name="ce1">
            <text:p>0.139520774</text:p>
          </table:table-cell>
          <table:table-cell office:value-type="float" office:value="-9.308028782737054" table:style-name="ce1">
            <text:p>-9.308028783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125"/>
          <table:table-cell office:value-type="float" office:value="0.13952077404530916" table:style-name="ce1">
            <text:p>0.139520774</text:p>
          </table:table-cell>
          <table:table-cell office:value-type="float" office:value="-9.308028782737054" table:style-name="ce1">
            <text:p>-9.308028783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125"/>
          <table:table-cell office:value-type="float" office:value="0.13952077404530916" table:style-name="ce1">
            <text:p>0.139520774</text:p>
          </table:table-cell>
          <table:table-cell office:value-type="float" office:value="-9.308028782737054" table:style-name="ce1">
            <text:p>-9.308028783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127"/>
          <table:table-cell office:value-type="float" office:value="0.37626729888906651" table:style-name="ce1">
            <text:p>0.376267299</text:p>
          </table:table-cell>
          <table:table-cell office:value-type="float" office:value="-11.1742637367753" table:style-name="ce1">
            <text:p>-11.1742637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127"/>
          <table:table-cell office:value-type="float" office:value="0.16507723519066894" table:style-name="ce1">
            <text:p>0.165077235</text:p>
          </table:table-cell>
          <table:table-cell office:value-type="float" office:value="-9.2468911380638428" table:style-name="ce1">
            <text:p>-9.246891138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127"/>
          <table:table-cell office:value-type="float" office:value="0.30248993202092955" table:style-name="ce1">
            <text:p>0.302489932</text:p>
          </table:table-cell>
          <table:table-cell office:value-type="float" office:value="-10.740701670193541" table:style-name="ce1">
            <text:p>-10.7407016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128"/>
          <table:table-cell office:value-type="float" office:value="0.28952645696091606" table:style-name="ce1">
            <text:p>0.289526457</text:p>
          </table:table-cell>
          <table:table-cell office:value-type="float" office:value="-10.528335643739672" table:style-name="ce1">
            <text:p>-10.52833564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128"/>
          <table:table-cell office:value-type="float" office:value="0.28506245166582217" table:style-name="ce1">
            <text:p>0.285062452</text:p>
          </table:table-cell>
          <table:table-cell office:value-type="float" office:value="-10.717428626339217" table:style-name="ce1">
            <text:p>-10.71742863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128"/>
          <table:table-cell office:value-type="float" office:value="0.25904022218893491" table:style-name="ce1">
            <text:p>0.259040222</text:p>
          </table:table-cell>
          <table:table-cell office:value-type="float" office:value="-10.609386491390293" table:style-name="ce1">
            <text:p>-10.60938649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128"/>
          <table:table-cell office:value-type="float" office:value="0.24956347469923812" table:style-name="ce1">
            <text:p>0.249563475</text:p>
          </table:table-cell>
          <table:table-cell office:value-type="float" office:value="-10.599702715941964" table:style-name="ce1">
            <text:p>-10.59970272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87"/>
          <table:table-cell office:value-type="float" office:value="0.55472154711839494" table:style-name="ce1">
            <text:p>0.554721547</text:p>
          </table:table-cell>
          <table:table-cell office:value-type="float" office:value="-37.235683850322253" table:style-name="ce1">
            <text:p>-37.23568385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87"/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87"/>
          <table:table-cell office:value-type="float" office:value="0.58660307107238807" table:style-name="ce1">
            <text:p>0.586603071</text:p>
          </table:table-cell>
          <table:table-cell office:value-type="float" office:value="-38.290515464250134" table:style-name="ce1">
            <text:p>-38.29051546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88"/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1"/>
          <table:table-cell office:value-type="float" table:style-name="ce1" office:value="130"/>
          <table:table-cell office:value-type="float" office:value="0.28482240991552915" table:style-name="ce1">
            <text:p>0.28482241</text:p>
          </table:table-cell>
          <table:table-cell office:value-type="float" office:value="-10.503102356342421" table:style-name="ce1">
            <text:p>-10.50310236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2"/>
          <table:table-cell office:value-type="float" table:style-name="ce1" office:value="132"/>
          <table:table-cell office:value-type="float" office:value="0.25394941847026065" table:style-name="ce1">
            <text:p>0.253949418</text:p>
          </table:table-cell>
          <table:table-cell office:value-type="float" office:value="-10.740906085753524" table:style-name="ce1">
            <text:p>-10.7409060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2"/>
          <table:table-cell office:value-type="float" table:style-name="ce1" office:value="132"/>
          <table:table-cell office:value-type="float" office:value="0.16784210231042535" table:style-name="ce1">
            <text:p>0.167842102</text:p>
          </table:table-cell>
          <table:table-cell office:value-type="float" office:value="-9.6282019242494279" table:style-name="ce1">
            <text:p>-9.62820192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2"/>
          <table:table-cell office:value-type="float" table:style-name="ce1" office:value="132"/>
          <table:table-cell office:value-type="float" office:value="0.17095802404215785" table:style-name="ce1">
            <text:p>0.170958024</text:p>
          </table:table-cell>
          <table:table-cell office:value-type="float" office:value="-9.5855980254605591" table:style-name="ce1">
            <text:p>-9.5855980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133"/>
          <table:table-cell office:value-type="float" office:value="0.35447778373644512" table:style-name="ce1">
            <text:p>0.354477784</text:p>
          </table:table-cell>
          <table:table-cell office:value-type="float" office:value="-14.268749409712999" table:style-name="ce1">
            <text:p>-14.2687494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133"/>
          <table:table-cell office:value-type="float" office:value="0.14342954163804661" table:style-name="ce1">
            <text:p>0.143429542</text:p>
          </table:table-cell>
          <table:table-cell office:value-type="float" office:value="-9.8433368541732378" table:style-name="ce1">
            <text:p>-9.843336854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133"/>
          <table:table-cell office:value-type="float" office:value="0.34331507519706744" table:style-name="ce1">
            <text:p>0.343315075</text:p>
          </table:table-cell>
          <table:table-cell office:value-type="float" office:value="-10.384741221133936" table:style-name="ce1">
            <text:p>-10.3847412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133"/>
          <table:table-cell office:value-type="float" office:value="0.32372315803669166" table:style-name="ce1">
            <text:p>0.323723158</text:p>
          </table:table-cell>
          <table:table-cell office:value-type="float" office:value="-10.164700310493949" table:style-name="ce1">
            <text:p>-10.1647003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134"/>
          <table:table-cell office:value-type="float" office:value="0.20784273529947203" table:style-name="ce1">
            <text:p>0.207842735</text:p>
          </table:table-cell>
          <table:table-cell office:value-type="float" office:value="-11.120823497660441" table:style-name="ce1">
            <text:p>-11.1208235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134"/>
          <table:table-cell office:value-type="float" office:value="0.21161295324708557" table:style-name="ce1">
            <text:p>0.211612953</text:p>
          </table:table-cell>
          <table:table-cell office:value-type="float" office:value="-11.187939273743842" table:style-name="ce1">
            <text:p>-11.18793927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134"/>
          <table:table-cell office:value-type="float" office:value="0.21643073430682452" table:style-name="ce1">
            <text:p>0.216430734</text:p>
          </table:table-cell>
          <table:table-cell office:value-type="float" office:value="-11.215390319050739" table:style-name="ce1">
            <text:p>-11.21539032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136"/>
          <table:table-cell office:value-type="float" office:value="0.33388138546653817" table:style-name="ce1">
            <text:p>0.333881385</text:p>
          </table:table-cell>
          <table:table-cell office:value-type="float" office:value="-10.934316197160429" table:style-name="ce1">
            <text:p>-10.934316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136"/>
          <table:table-cell office:value-type="float" office:value="1.4534823703324427" table:style-name="ce1">
            <text:p>1.45348237</text:p>
          </table:table-cell>
          <table:table-cell office:value-type="float" office:value="-40.614922143721323" table:style-name="ce1">
            <text:p>-40.6149221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91"/>
          <table:table-cell office:value-type="float" office:value="0.54554689970857473" table:style-name="ce1">
            <text:p>0.5455469</text:p>
          </table:table-cell>
          <table:table-cell office:value-type="float" office:value="-38.394706130841314" table:style-name="ce1">
            <text:p>-38.3947061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91"/>
          <table:table-cell office:value-type="float" office:value="0.52274886911994656" table:style-name="ce1">
            <text:p>0.522748869</text:p>
          </table:table-cell>
          <table:table-cell office:value-type="float" office:value="-38.102584238076098" table:style-name="ce1">
            <text:p>-38.1025842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136"/>
          <table:table-cell office:value-type="float" office:value="0.17027376831651064" table:style-name="ce1">
            <text:p>0.170273768</text:p>
          </table:table-cell>
          <table:table-cell office:value-type="float" office:value="-9.6709886982844537" table:style-name="ce1">
            <text:p>-9.67098869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7"/>
          <table:table-cell office:value-type="float" table:style-name="ce1" office:value="137"/>
          <table:table-cell office:value-type="float" office:value="0.21484041975238186" table:style-name="ce1">
            <text:p>0.21484042</text:p>
          </table:table-cell>
          <table:table-cell office:value-type="float" office:value="-11.340229342019438" table:style-name="ce1">
            <text:p>-11.34022934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7"/>
          <table:table-cell office:value-type="float" table:style-name="ce1" office:value="137"/>
          <table:table-cell office:value-type="float" office:value="0.21445394663837206" table:style-name="ce1">
            <text:p>0.214453947</text:p>
          </table:table-cell>
          <table:table-cell office:value-type="float" office:value="-11.16407347790688" table:style-name="ce1">
            <text:p>-11.16407348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7"/>
          <table:table-cell office:value-type="float" table:style-name="ce1" office:value="137"/>
          <table:table-cell office:value-type="float" office:value="0.218406243948327" table:style-name="ce1">
            <text:p>0.218406244</text:p>
          </table:table-cell>
          <table:table-cell office:value-type="float" office:value="-11.201478856292358" table:style-name="ce1">
            <text:p>-11.20147886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8"/>
          <table:table-cell office:value-type="float" table:style-name="ce1" office:value="141"/>
          <table:table-cell office:value-type="float" office:value="0.13713391780525064" table:style-name="ce1">
            <text:p>0.137133918</text:p>
          </table:table-cell>
          <table:table-cell office:value-type="float" office:value="-9.0880134323829047" table:style-name="ce1">
            <text:p>-9.08801343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8"/>
          <table:table-cell office:value-type="float" table:style-name="ce1" office:value="141"/>
          <table:table-cell office:value-type="float" office:value="0.13613491957301588" table:style-name="ce1">
            <text:p>0.13613492</text:p>
          </table:table-cell>
          <table:table-cell office:value-type="float" office:value="-9.0822617858167192" table:style-name="ce1">
            <text:p>-9.08226178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9"/>
          <table:table-cell office:value-type="float" table:style-name="ce1" office:value="142"/>
          <table:table-cell office:value-type="float" office:value="0.17108919826415109" table:style-name="ce1">
            <text:p>0.171089198</text:p>
          </table:table-cell>
          <table:table-cell office:value-type="float" office:value="-9.5892736123858864" table:style-name="ce1">
            <text:p>-9.589273612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9"/>
          <table:table-cell office:value-type="float" table:style-name="ce1" office:value="142"/>
          <table:table-cell office:value-type="float" office:value="0.25786057562002351" table:style-name="ce1">
            <text:p>0.257860576</text:p>
          </table:table-cell>
          <table:table-cell office:value-type="float" office:value="-10.608316519284898" table:style-name="ce1">
            <text:p>-10.60831652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150"/>
          <table:table-cell office:value-type="float" office:value="0.26128772581695647" table:style-name="ce1">
            <text:p>0.261287726</text:p>
          </table:table-cell>
          <table:table-cell office:value-type="float" office:value="-10.474563832015047" table:style-name="ce1">
            <text:p>-10.474563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150"/>
          <table:table-cell office:value-type="float" office:value="0.20104469290829621" table:style-name="ce1">
            <text:p>0.201044693</text:p>
          </table:table-cell>
          <table:table-cell office:value-type="float" office:value="-5.3941165214656346" table:style-name="ce1">
            <text:p>-5.39411652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150"/>
          <table:table-cell office:value-type="float" office:value="0.20767962300770612" table:style-name="ce1">
            <text:p>0.207679623</text:p>
          </table:table-cell>
          <table:table-cell office:value-type="float" office:value="-10.452843341172073" table:style-name="ce1">
            <text:p>-10.4528433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2"/>
          <table:table-cell office:value-type="float" table:style-name="ce1" office:value="151"/>
          <table:table-cell office:value-type="float" office:value="0.15120080730905194" table:style-name="ce1">
            <text:p>0.151200807</text:p>
          </table:table-cell>
          <table:table-cell office:value-type="float" office:value="-5.5415710516195631" table:style-name="ce1">
            <text:p>-5.54157105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2"/>
          <table:table-cell office:value-type="float" table:style-name="ce1" office:value="151"/>
          <table:table-cell office:value-type="float" office:value="0.2029890126224923" table:style-name="ce1">
            <text:p>0.202989013</text:p>
          </table:table-cell>
          <table:table-cell office:value-type="float" office:value="-5.4201008239953596" table:style-name="ce1">
            <text:p>-5.420100824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3"/>
          <table:table-cell office:value-type="float" table:style-name="ce1" office:value="152"/>
          <table:table-cell office:value-type="float" office:value="0.23933998133884568" table:style-name="ce1">
            <text:p>0.239339981</text:p>
          </table:table-cell>
          <table:table-cell office:value-type="float" office:value="-10.724272240759818" table:style-name="ce1">
            <text:p>-10.7242722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3"/>
          <table:table-cell office:value-type="float" table:style-name="ce1" office:value="152"/>
          <table:table-cell office:value-type="float" office:value="0.26635738984492618" table:style-name="ce1">
            <text:p>0.26635739</text:p>
          </table:table-cell>
          <table:table-cell office:value-type="float" office:value="-10.642961236782369" table:style-name="ce1">
            <text:p>-10.6429612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153"/>
          <table:table-cell office:value-type="float" office:value="0.16565406558926563" table:style-name="ce1">
            <text:p>0.165654066</text:p>
          </table:table-cell>
          <table:table-cell office:value-type="float" office:value="-8.3411694202594919" table:style-name="ce1">
            <text:p>-8.34116942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153"/>
          <table:table-cell office:value-type="float" office:value="0.21261725054374025" table:style-name="ce1">
            <text:p>0.212617251</text:p>
          </table:table-cell>
          <table:table-cell office:value-type="float" office:value="-10.157118265053144" table:style-name="ce1">
            <text:p>-10.15711827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153"/>
          <table:table-cell office:value-type="float" office:value="0.22173952890776127" table:style-name="ce1">
            <text:p>0.221739529</text:p>
          </table:table-cell>
          <table:table-cell office:value-type="float" office:value="-10.322614703912752" table:style-name="ce1">
            <text:p>-10.3226147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5"/>
          <table:table-cell office:value-type="float" table:style-name="ce1" office:value="154"/>
          <table:table-cell office:value-type="float" office:value="0.1735352482256656" table:style-name="ce1">
            <text:p>0.173535248</text:p>
          </table:table-cell>
          <table:table-cell office:value-type="float" office:value="-10.285137882643108" table:style-name="ce1">
            <text:p>-10.28513788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5"/>
          <table:table-cell office:value-type="float" table:style-name="ce1" office:value="154"/>
          <table:table-cell office:value-type="float" office:value="0.24671002272243359" table:style-name="ce1">
            <text:p>0.246710023</text:p>
          </table:table-cell>
          <table:table-cell office:value-type="float" office:value="-10.491784269883494" table:style-name="ce1">
            <text:p>-10.4917842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7"/>
          <table:table-cell office:value-type="float" table:style-name="ce1" office:value="155"/>
          <table:table-cell office:value-type="float" office:value="0.15803409143881578" table:style-name="ce1">
            <text:p>0.158034091</text:p>
          </table:table-cell>
          <table:table-cell office:value-type="float" office:value="-9.2411502766762652" table:style-name="ce1">
            <text:p>-9.241150277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7"/>
          <table:table-cell office:value-type="float" table:style-name="ce1" office:value="155"/>
          <table:table-cell office:value-type="float" office:value="0.15691961890811743" table:style-name="ce1">
            <text:p>0.156919619</text:p>
          </table:table-cell>
          <table:table-cell office:value-type="float" office:value="-9.2841233868275186" table:style-name="ce1">
            <text:p>-9.284123387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8"/>
          <table:table-cell office:value-type="float" table:style-name="ce1" office:value="99"/>
          <table:table-cell office:value-type="float" office:value="0.28180805795519592" table:style-name="ce1">
            <text:p>0.281808058</text:p>
          </table:table-cell>
          <table:table-cell office:value-type="float" office:value="-28.374045606688867" table:style-name="ce1">
            <text:p>-28.37404561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9"/>
          <table:table-cell office:value-type="float" table:style-name="ce1" office:value="159"/>
          <table:table-cell office:value-type="float" office:value="0.24216634836747067" table:style-name="ce1">
            <text:p>0.242166348</text:p>
          </table:table-cell>
          <table:table-cell office:value-type="float" office:value="-10.39477428371978" table:style-name="ce1">
            <text:p>-10.39477428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9"/>
          <table:table-cell office:value-type="float" table:style-name="ce1" office:value="159"/>
          <table:table-cell office:value-type="float" office:value="0.15685461333920275" table:style-name="ce1">
            <text:p>0.156854613</text:p>
          </table:table-cell>
          <table:table-cell office:value-type="float" office:value="-9.8691753610318251" table:style-name="ce1">
            <text:p>-9.86917536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163"/>
          <table:table-cell office:value-type="float" office:value="0.23197959789866826" table:style-name="ce1">
            <text:p>0.231979598</text:p>
          </table:table-cell>
          <table:table-cell office:value-type="float" office:value="-10.583648901231996" table:style-name="ce1">
            <text:p>-10.5836489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163"/>
          <table:table-cell office:value-type="float" office:value="0.22852061566661164" table:style-name="ce1">
            <text:p>0.228520616</text:p>
          </table:table-cell>
          <table:table-cell office:value-type="float" office:value="-10.008802052836772" table:style-name="ce1">
            <text:p>-10.00880205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2"/>
          <table:table-cell office:value-type="float" table:style-name="ce1" office:value="164"/>
          <table:table-cell office:value-type="float" office:value="0.15728896044375104" table:style-name="ce1">
            <text:p>0.15728896</text:p>
          </table:table-cell>
          <table:table-cell office:value-type="float" office:value="-9.8828268562048773" table:style-name="ce1">
            <text:p>-9.882826856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2"/>
          <table:table-cell office:value-type="float" table:style-name="ce1" office:value="164"/>
          <table:table-cell office:value-type="float" office:value="0.15568469864543191" table:style-name="ce1">
            <text:p>0.155684699</text:p>
          </table:table-cell>
          <table:table-cell office:value-type="float" office:value="-9.8323106573090158" table:style-name="ce1">
            <text:p>-9.83231065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3"/>
          <table:table-cell office:value-type="float" table:style-name="ce1" office:value="165"/>
          <table:table-cell office:value-type="float" office:value="0.1754760218783131" table:style-name="ce1">
            <text:p>0.175476022</text:p>
          </table:table-cell>
          <table:table-cell office:value-type="float" office:value="-9.6595816511630961" table:style-name="ce1">
            <text:p>-9.659581651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3"/>
          <table:table-cell office:value-type="float" table:style-name="ce1" office:value="165"/>
          <table:table-cell office:value-type="float" office:value="0.46181605471979226" table:style-name="ce1">
            <text:p>0.461816055</text:p>
          </table:table-cell>
          <table:table-cell office:value-type="float" office:value="-12.216454470160459" table:style-name="ce1">
            <text:p>-12.21645447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3"/>
          <table:table-cell office:value-type="float" table:style-name="ce1" office:value="165"/>
          <table:table-cell office:value-type="float" office:value="0.1754760218783131" table:style-name="ce1">
            <text:p>0.175476022</text:p>
          </table:table-cell>
          <table:table-cell office:value-type="float" office:value="-9.6595816511630961" table:style-name="ce1">
            <text:p>-9.659581651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4"/>
          <table:table-cell office:value-type="float" table:style-name="ce1" office:value="166"/>
          <table:table-cell office:value-type="float" office:value="9.8017710753542087" table:style-name="ce1">
            <text:p>9.801771075</text:p>
          </table:table-cell>
          <table:table-cell office:value-type="float" office:value="-68.279327636569363" table:style-name="ce1">
            <text:p>-68.27932764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4"/>
          <table:table-cell office:value-type="float" table:style-name="ce1" office:value="166"/>
          <table:table-cell office:value-type="float" office:value="0.16427769653735383" table:style-name="ce1">
            <text:p>0.164277697</text:p>
          </table:table-cell>
          <table:table-cell office:value-type="float" office:value="-9.3965075992521889" table:style-name="ce1">
            <text:p>-9.396507599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4"/>
          <table:table-cell office:value-type="float" table:style-name="ce1" office:value="166"/>
          <table:table-cell office:value-type="float" office:value="0.16367993084081248" table:style-name="ce1">
            <text:p>0.163679931</text:p>
          </table:table-cell>
          <table:table-cell office:value-type="float" office:value="-9.3046411479031175" table:style-name="ce1">
            <text:p>-9.304641148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5"/>
          <table:table-cell office:value-type="float" table:style-name="ce1" office:value="104"/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5"/>
          <table:table-cell office:value-type="float" table:style-name="ce1" office:value="104"/>
          <table:table-cell office:value-type="float" office:value="0.27033646617252771" table:style-name="ce1">
            <text:p>0.270336466</text:p>
          </table:table-cell>
          <table:table-cell office:value-type="float" office:value="-27.790588722535844" table:style-name="ce1">
            <text:p>-27.7905887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5"/>
          <table:table-cell office:value-type="float" table:style-name="ce1" office:value="104"/>
          <table:table-cell office:value-type="float" office:value="0.27169386218724745" table:style-name="ce1">
            <text:p>0.271693862</text:p>
          </table:table-cell>
          <table:table-cell office:value-type="float" office:value="-27.860264896858027" table:style-name="ce1">
            <text:p>-27.86026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6"/>
          <table:table-cell office:value-type="float" table:style-name="ce1" office:value="168"/>
          <table:table-cell office:value-type="float" office:value="0.24560915585526297" table:style-name="ce1">
            <text:p>0.245609156</text:p>
          </table:table-cell>
          <table:table-cell office:value-type="float" office:value="-10.155629003242195" table:style-name="ce1">
            <text:p>-10.155629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6"/>
          <table:table-cell office:value-type="float" table:style-name="ce1" office:value="168"/>
          <table:table-cell office:value-type="float" office:value="0.24551988922314141" table:style-name="ce1">
            <text:p>0.245519889</text:p>
          </table:table-cell>
          <table:table-cell office:value-type="float" office:value="-10.351504499779173" table:style-name="ce1">
            <text:p>-10.3515045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7"/>
          <table:table-cell office:value-type="float" table:style-name="ce1" office:value="170"/>
          <table:table-cell office:value-type="float" office:value="0.26748939755901874" table:style-name="ce1">
            <text:p>0.267489398</text:p>
          </table:table-cell>
          <table:table-cell office:value-type="float" office:value="-10.642904419827058" table:style-name="ce1">
            <text:p>-10.64290442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7"/>
          <table:table-cell office:value-type="float" table:style-name="ce1" office:value="170"/>
          <table:table-cell office:value-type="float" office:value="0.23196023798111895" table:style-name="ce1">
            <text:p>0.231960238</text:p>
          </table:table-cell>
          <table:table-cell office:value-type="float" office:value="-10.039844213487127" table:style-name="ce1">
            <text:p>-10.03984421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9"/>
          <table:table-cell office:value-type="float" table:style-name="ce1" office:value="114"/>
          <table:table-cell office:value-type="float" office:value="0.19500820775617289" table:style-name="ce1">
            <text:p>0.195008208</text:p>
          </table:table-cell>
          <table:table-cell office:value-type="float" office:value="-10.349364168774033" table:style-name="ce1">
            <text:p>-10.34936417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9"/>
          <table:table-cell office:value-type="float" table:style-name="ce1" office:value="114"/>
          <table:table-cell office:value-type="float" office:value="0.19573679874939243" table:style-name="ce1">
            <text:p>0.195736799</text:p>
          </table:table-cell>
          <table:table-cell office:value-type="float" office:value="-10.368672949136771" table:style-name="ce1">
            <text:p>-10.36867295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117"/>
          <table:table-cell office:value-type="float" office:value="0.17338313509363987" table:style-name="ce1">
            <text:p>0.173383135</text:p>
          </table:table-cell>
          <table:table-cell office:value-type="float" office:value="-10.714159162640751" table:style-name="ce1">
            <text:p>-10.7141591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117"/>
          <table:table-cell office:value-type="float" office:value="0.17927613303243656" table:style-name="ce1">
            <text:p>0.179276133</text:p>
          </table:table-cell>
          <table:table-cell office:value-type="float" office:value="-10.787999511763569" table:style-name="ce1">
            <text:p>-10.7879995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117"/>
          <table:table-cell office:value-type="float" office:value="0.17504118108108863" table:style-name="ce1">
            <text:p>0.175041181</text:p>
          </table:table-cell>
          <table:table-cell office:value-type="float" office:value="-10.837281177671427" table:style-name="ce1">
            <text:p>-10.8372811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120"/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120"/>
          <table:table-cell office:value-type="float" office:value="0.17821832502837914" table:style-name="ce1">
            <text:p>0.178218325</text:p>
          </table:table-cell>
          <table:table-cell office:value-type="float" office:value="-10.898644636568815" table:style-name="ce1">
            <text:p>-10.8986446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120"/>
          <table:table-cell office:value-type="float" office:value="0.17462459257826499" table:style-name="ce1">
            <text:p>0.174624593</text:p>
          </table:table-cell>
          <table:table-cell office:value-type="float" office:value="-10.824380785589632" table:style-name="ce1">
            <text:p>-10.82438079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126"/>
          <table:table-cell office:value-type="float" office:value="0.22362286871374329" table:style-name="ce1">
            <text:p>0.223622869</text:p>
          </table:table-cell>
          <table:table-cell office:value-type="float" office:value="-10.467523398762426" table:style-name="ce1">
            <text:p>-10.467523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126"/>
          <table:table-cell office:value-type="float" office:value="0.22248109181971112" table:style-name="ce1">
            <text:p>0.222481092</text:p>
          </table:table-cell>
          <table:table-cell office:value-type="float" office:value="-10.46647500925242" table:style-name="ce1">
            <text:p>-10.4664750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129"/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129"/>
          <table:table-cell office:value-type="float" office:value="0.17536914770071596" table:style-name="ce1">
            <text:p>0.175369148</text:p>
          </table:table-cell>
          <table:table-cell office:value-type="float" office:value="-10.77533081037909" table:style-name="ce1">
            <text:p>-10.7753308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129"/>
          <table:table-cell office:value-type="float" office:value="0.22362286871374329" table:style-name="ce1">
            <text:p>0.223622869</text:p>
          </table:table-cell>
          <table:table-cell office:value-type="float" office:value="-10.467523398762426" table:style-name="ce1">
            <text:p>-10.4675234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135"/>
          <table:table-cell office:value-type="float" office:value="0.17888995183852691" table:style-name="ce1">
            <text:p>0.178889952</text:p>
          </table:table-cell>
          <table:table-cell office:value-type="float" office:value="-10.776377163675418" table:style-name="ce1">
            <text:p>-10.77637716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135"/>
          <table:table-cell office:value-type="float" office:value="0.17579595368343856" table:style-name="ce1">
            <text:p>0.175795954</text:p>
          </table:table-cell>
          <table:table-cell office:value-type="float" office:value="-10.824342854801591" table:style-name="ce1">
            <text:p>-10.8243428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2"/>
          <table:table-cell office:value-type="float" table:style-name="ce1" office:value="310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2"/>
          <table:table-cell office:value-type="float" table:style-name="ce1" office:value="310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143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143"/>
          <table:table-cell office:value-type="float" office:value="0.18043961469553305" table:style-name="ce1">
            <text:p>0.180439615</text:p>
          </table:table-cell>
          <table:table-cell office:value-type="float" office:value="-10.78796070570003" table:style-name="ce1">
            <text:p>-10.78796071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143"/>
          <table:table-cell office:value-type="float" office:value="0.23284605973152514" table:style-name="ce1">
            <text:p>0.23284606</text:p>
          </table:table-cell>
          <table:table-cell office:value-type="float" office:value="-10.502350476137085" table:style-name="ce1">
            <text:p>-10.50235048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5"/>
          <table:table-cell office:value-type="float" table:style-name="ce1" office:value="145"/>
          <table:table-cell office:value-type="float" office:value="0.20918275477288106" table:style-name="ce1">
            <text:p>0.209182755</text:p>
          </table:table-cell>
          <table:table-cell office:value-type="float" office:value="-10.224853053298427" table:style-name="ce1">
            <text:p>-10.22485305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5"/>
          <table:table-cell office:value-type="float" table:style-name="ce1" office:value="145"/>
          <table:table-cell office:value-type="float" office:value="0.20918275477288106" table:style-name="ce1">
            <text:p>0.209182755</text:p>
          </table:table-cell>
          <table:table-cell office:value-type="float" office:value="-10.224853053298427" table:style-name="ce1">
            <text:p>-10.22485305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9"/>
          <table:table-cell office:value-type="float" table:style-name="ce1" office:value="156"/>
          <table:table-cell office:value-type="float" office:value="0.1768892260703272" table:style-name="ce1">
            <text:p>0.176889226</text:p>
          </table:table-cell>
          <table:table-cell office:value-type="float" office:value="-10.750934073385443" table:style-name="ce1">
            <text:p>-10.75093407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9"/>
          <table:table-cell office:value-type="float" table:style-name="ce1" office:value="156"/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1"/>
          <table:table-cell office:value-type="float" table:style-name="ce1" office:value="158"/>
          <table:table-cell office:value-type="float" office:value="0.1768892260703272" table:style-name="ce1">
            <text:p>0.176889226</text:p>
          </table:table-cell>
          <table:table-cell office:value-type="float" office:value="-10.750934073385443" table:style-name="ce1">
            <text:p>-10.75093407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1"/>
          <table:table-cell office:value-type="float" table:style-name="ce1" office:value="158"/>
          <table:table-cell office:value-type="float" office:value="0.17578561326303616" table:style-name="ce1">
            <text:p>0.175785613</text:p>
          </table:table-cell>
          <table:table-cell office:value-type="float" office:value="-10.788114424559973" table:style-name="ce1">
            <text:p>-10.78811442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162"/>
          <table:table-cell office:value-type="float" office:value="0.22519939674278519" table:style-name="ce1">
            <text:p>0.225199397</text:p>
          </table:table-cell>
          <table:table-cell office:value-type="float" office:value="-11.121385592989853" table:style-name="ce1">
            <text:p>-11.12138559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162"/>
          <table:table-cell office:value-type="float" office:value="0.22166608396997983" table:style-name="ce1">
            <text:p>0.221666084</text:p>
          </table:table-cell>
          <table:table-cell office:value-type="float" office:value="-10.973675863492099" table:style-name="ce1">
            <text:p>-10.97367586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9"/>
          <table:table-cell office:value-type="float" table:style-name="ce1" office:value="307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9"/>
          <table:table-cell office:value-type="float" table:style-name="ce1" office:value="307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97"/>
          <table:table-cell office:value-type="float" table:style-name="ce1" office:value="303"/>
          <table:table-cell office:value-type="float" office:value="0.63197117213605847" table:style-name="ce1">
            <text:p>0.631971172</text:p>
          </table:table-cell>
          <table:table-cell office:value-type="float" office:value="-28.829527023627822" table:style-name="ce1">
            <text:p>-28.8295270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0"/>
          <table:table-cell office:value-type="float" table:style-name="ce1" office:value="309"/>
          <table:table-cell office:value-type="float" office:value="0.30081473295567884" table:style-name="ce1">
            <text:p>0.300814733</text:p>
          </table:table-cell>
          <table:table-cell office:value-type="float" office:value="-28.134093708539019" table:style-name="ce1">
            <text:p>-28.1340937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4"/>
          <table:table-cell office:value-type="float" table:style-name="ce1" office:value="311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4"/>
          <table:table-cell office:value-type="float" table:style-name="ce1" office:value="311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6"/>
          <table:table-cell office:value-type="float" table:style-name="ce1" office:value="312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-0.75"/>
          <table:table-cell office:value-type="float" office:value="-0.75" table:style-name="ce1">
            <text:p>-0.75</text:p>
          </table:table-cell>
          <table:table-cell office:value-type="float" office:value="-0.75" table:style-name="ce1">
            <text:p>-0.75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0"/>
          <table:table-cell office:value-type="float" table:style-name="ce1" office:value="-0.7"/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/>
        </table:table-row>
        <table:table-row table:style-name="ro1">
          <table:table-cell office:value-type="float" table:style-name="ce1" office:value="76"/>
          <table:table-cell office:value-type="float" table:style-name="ce1" office:value="-0.7"/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/>
        </table:table-row>
        <table:table-row table:style-name="ro1">
          <table:table-cell office:value-type="float" table:style-name="ce1" office:value="83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 office:value-type="float" table:style-name="ce1" office:value="99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 office:value-type="float" table:style-name="ce1" office:value="100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 office:value-type="float" table:style-name="ce1" office:value="102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/>
          <table:table-cell/>
          <table:table-cell/>
          <table:table-cell/>
          <table:table-cell/>
        </table:table-row>
      </table:table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Buses.A2:Buses.I313">
          <table:sort>
            <table:sort-by table:field-number="0"/>
          </table:sort>
        </table:database-range>
        <table:database-range table:target-range-address="Lines.A2:Lines.H379">
          <table:sort>
            <table:sort-by table:field-number="0"/>
          </table:sort>
        </table:database-range>
        <table:database-range table:target-range-address="Gens.A2:Gens.K308">
          <table:sort>
            <table:sort-by table:field-number="0"/>
          </table:sort>
        </table:database-range>
        <table:database-range table:target-range-address="Loads.A2:Loads.C91">
          <table:sort>
            <table:sort-by table:field-number="0"/>
          </table:sort>
        </table:database-range>
        <table:database-range table:target-range-address="Transformers.A2:Transformers.K215">
          <table:sort>
            <table:sort-by table:field-number="0"/>
          </table:sort>
        </table:database-range>
        <table:database-range table:target-range-address="Sheet1.B1:Sheet1.O312" table:contains-header="false">
          <table:sort>
            <table:sort-by table:field-number="0"/>
          </table:sort>
        </table:database-range>
      </table:database-ranges>
      <text:variable-decls/>
      <text:user-field-decls/>
    </office:spreadsheet>
  </office:body>
  <office:scripts/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http://pypi.python.org/pypi/ezodf/0.1.0$Python3.8.3 (default, May 19 2020, 06:50:17) [MSC v.1916 64 bit (AMD64)]</meta:generator>
    <dc:creator>Mohammad Iman ALIZADEH</dc:creator>
    <meta:creation-date>2022-08-23T13:22:18Z</meta:creation-date>
    <dc:date>2022-08-30T10:05:17.787980</dc:date>
    <meta:editing-cycles>65</meta:editing-cycles>
    <meta:document-statistic/>
  </office:meta>
</office:document-meta>
</file>